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ACB9CA"/>
      <style:text-properties fo:color="#000000" fo:font-size="12pt" style:font-size-asian="12pt" style:font-size-complex="12pt"/>
    </style:style>
    <style:style style:name="ce4" style:family="table-cell" style:parent-style-name="Normal_32_2" style:data-style-name="N0">
      <style:table-cell-properties style:vertical-align="automatic" fo:background-color="#FFFF00"/>
      <style:text-properties fo:color="#000000"/>
    </style:style>
    <style:style style:name="ce5" style:family="table-cell" style:parent-style-name="Normal_32_2" style:data-style-name="N36">
      <style:table-cell-properties style:vertical-align="automatic" fo:background-color="#FFFF00"/>
      <style:text-properties fo:color="#000000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fo:color="#000000"/>
    </style:style>
    <style:style style:name="ce7" style:family="table-cell" style:parent-style-name="Normal_32_2" style:data-style-name="N36">
      <style:table-cell-properties style:vertical-align="automatic" fo:background-color="transparent"/>
      <style:text-properties fo:color="#000000"/>
    </style:style>
    <style:style style:name="ce8" style:family="table-cell" style:parent-style-name="Normal_32_2" style:data-style-name="N40">
      <style:table-cell-properties style:vertical-align="automatic" fo:background-color="#FFFF00"/>
      <style:text-properties fo:color="#000000"/>
    </style:style>
    <style:style style:name="ce9" style:family="table-cell" style:parent-style-name="Normal_32_2" style:data-style-name="N40">
      <style:table-cell-properties style:vertical-align="automatic" fo:background-color="transparent"/>
      <style:text-properties fo:color="#000000"/>
    </style:style>
    <style:style style:name="ce10" style:family="table-cell" style:parent-style-name="Default" style:data-style-name="N4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3.81cm" style:use-optimal-column-width="true"/>
    </style:style>
    <style:style style:name="co6" style:family="table-column">
      <style:table-column-properties fo:break-before="auto" style:column-width="5.13291666666667cm" style:use-optimal-column-width="true"/>
    </style:style>
    <style:style style:name="co7" style:family="table-column">
      <style:table-column-properties fo:break-before="auto" style:column-width="1.79916666666667cm" style:use-optimal-column-width="true"/>
    </style:style>
    <style:style style:name="co8" style:family="table-column">
      <style:table-column-properties fo:break-before="auto" style:column-width="0.820208333333333cm" style:use-optimal-column-width="true"/>
    </style:style>
    <style:style style:name="co9" style:family="table-column">
      <style:table-column-properties fo:break-before="auto" style:column-width="1.93145833333333cm" style:use-optimal-column-width="true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2.51354166666667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H$6:.$H$15])" table:base-cell-address="Sheet1.H8">
          <table:help-message table:display="true"/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4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5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6" table:condition="of:cell-content-is-in-list([.$H$6:.$H$15])" table:base-cell-address="Sheet2.H8">
          <table:help-message table:display="true"/>
          <table:error-message table:display="true"/>
        </table:content-validation>
        <table:content-validation table:name="val7" table:condition="of:cell-content-is-in-list([.$H$6:.$H$15])" table:base-cell-address="Sheet3.I11">
          <table:help-message table:display="true"/>
          <table:error-message table:display="true"/>
        </table:content-validation>
        <table:content-validation table:name="val8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9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10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11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12" table:condition="of:cell-content-is-in-list([.$H$6:.$H$15])" table:base-cell-address="Sheet5.J13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3"/>
          <table:table-cell table:style-name="ce1">
            <draw:frame draw:z-index="1" draw:id="id0" draw:style-name="a0" draw:name="Chart 1" svg:x="0.28125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3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2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1" table:style-name="ce3">
            <text:p>1000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2" table:style-name="ce1"/>
          <table:table-cell office:value-type="string" table:style-name="ce2">
            <text:p>mode</text:p>
          </table:table-cell>
          <table:table-cell office:value-type="string" table:style-name="ce2">
            <text:p>sales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4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5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1"/>
          <table:table-cell office:value-type="string" table:style-name="ce1">
            <text:p>online</text:p>
          </table:table-cell>
          <table:table-cell office:value-type="float" office:value="350000" table:formula="of:=SUMIF([.D2:.D8];[.K3];[.G2:.G8])" table:style-name="ce1">
            <text:p>350000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2" table:style-name="ce1"/>
          <table:table-cell office:value-type="string" table:style-name="ce1">
            <text:p>offline</text:p>
          </table:table-cell>
          <table:table-cell office:value-type="float" office:value="360000" table:formula="of:=SUMIF([.D2:.D8];[.K4];[.G2:.G8])" table:style-name="ce1">
            <text:p>360000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style-name="ce1">
            <draw:frame draw:z-index="1" draw:id="id1" draw:style-name="a1" draw:name="Chart 2" svg:x="0.27083in" svg:y="0.0885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6" table:style-name="ce3">
            <text:p>1000</text:p>
          </table:table-cell>
          <table:table-cell table:number-columns-repeated="16376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9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8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7" table:style-name="ce3">
            <text:p>100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0" table:formula="of:=MAX([.F6:.F11])" table:style-name="ce1">
            <text:p>10</text:p>
          </table:table-cell>
          <table:table-cell table:number-columns-repeated="16377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1" draw:id="id2" draw:style-name="a2" draw:name="Chart 1" svg:x="0.60417in" svg:y="0.1927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10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11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12" table:style-name="ce3">
            <text:p>1000</text:p>
          </table:table-cell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  <table:table table:name="Sheet4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0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4">
            <text:p>Emp Id</text:p>
          </table:table-cell>
          <table:table-cell office:value-type="string" table:style-name="ce4">
            <text:p>Full Name</text:p>
          </table:table-cell>
          <table:table-cell office:value-type="string" table:style-name="ce4">
            <text:p>Job Title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Business Unit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Ethnicity</text:p>
          </table:table-cell>
          <table:table-cell office:value-type="string" table:style-name="ce4">
            <text:p>Age</text:p>
          </table:table-cell>
          <table:table-cell office:value-type="string" table:style-name="ce5">
            <text:p>Hire Date</text:p>
          </table:table-cell>
          <table:table-cell office:value-type="string" table:style-name="ce8">
            <text:p>Annual Salary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Experience</text:p>
          </table:table-cell>
          <table:table-cell office:value-type="string" table:style-name="ce4">
            <text:p>hire_mont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1351</text:p>
          </table:table-cell>
          <table:table-cell office:value-type="string" table:style-name="ce6">
            <text:p>Leo Owens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7" table:style-name="ce6">
            <text:p>47</text:p>
          </table:table-cell>
          <table:table-cell office:value-type="date" office:date-value="2020-04-23T00:00:00" table:style-name="ce7">
            <text:p>23-04-2020</text:p>
          </table:table-cell>
          <table:table-cell office:value-type="currency" office:value="50069" table:style-name="ce9">
            <text:p>₹ 50,06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2])" table:style-name="ce1">
            <text:p>4</text:p>
          </table:table-cell>
          <table:table-cell office:value-type="string" office:string-value="2020-4" table:formula="of:=YEAR([.I2])&amp;&quot;-&quot;&amp;MONTH([.I2])" table:style-name="ce1">
            <text:p>2020-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E04567</text:p>
          </table:table-cell>
          <table:table-cell office:value-type="string" table:style-name="ce6">
            <text:p>Madeline Hoang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19-10-25T00:00:00" table:style-name="ce7">
            <text:p>25-10-2019</text:p>
          </table:table-cell>
          <table:table-cell office:value-type="currency" office:value="50111" table:style-name="ce9">
            <text:p>₹ 50,11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3])" table:style-name="ce1">
            <text:p>10</text:p>
          </table:table-cell>
          <table:table-cell table:style-name="ce1"/>
          <table:table-cell office:value-type="string" table:style-name="ce4">
            <text:p>hire_month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3300</text:p>
          </table:table-cell>
          <table:table-cell office:value-type="string" table:style-name="ce6">
            <text:p>Maria Chi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5" table:style-name="ce6">
            <text:p>65</text:p>
          </table:table-cell>
          <table:table-cell office:value-type="date" office:date-value="2013-09-26T00:00:00" table:style-name="ce7">
            <text:p>26-09-2013</text:p>
          </table:table-cell>
          <table:table-cell office:value-type="currency" office:value="50341" table:style-name="ce9">
            <text:p>₹ 50,34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2" table:style-name="ce6">
            <text:p>12</text:p>
          </table:table-cell>
          <table:table-cell office:value-type="float" office:value="9" table:formula="of:=MONTH([.I4])" table:style-name="ce1">
            <text:p>9</text:p>
          </table:table-cell>
          <table:table-cell table:style-name="ce1"/>
          <table:table-cell office:value-type="float" office:value="4" table:formula="of:=MONTH([.I2])" table:style-name="ce1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0941</text:p>
          </table:table-cell>
          <table:table-cell office:value-type="string" table:style-name="ce6">
            <text:p>Sophie Ali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2-03-28T00:00:00" table:style-name="ce7">
            <text:p>28-03-2002</text:p>
          </table:table-cell>
          <table:table-cell office:value-type="currency" office:value="50475" table:style-name="ce9">
            <text:p>₹ 50,4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3" table:style-name="ce6">
            <text:p>23</text:p>
          </table:table-cell>
          <table:table-cell office:value-type="float" office:value="3" table:formula="of:=MONTH([.I5])" table:style-name="ce1">
            <text:p>3</text:p>
          </table:table-cell>
          <table:table-cell table:style-name="ce1"/>
          <table:table-cell office:value-type="float" office:value="10" table:formula="of:=MONTH([.I3])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0972</text:p>
          </table:table-cell>
          <table:table-cell office:value-type="string" table:style-name="ce6">
            <text:p>Hazel Cortez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2021-04-18T00:00:00" table:style-name="ce7">
            <text:p>18-04-2021</text:p>
          </table:table-cell>
          <table:table-cell office:value-type="currency" office:value="50548" table:style-name="ce9">
            <text:p>₹ 50,54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6])" table:style-name="ce1">
            <text:p>4</text:p>
          </table:table-cell>
          <table:table-cell table:style-name="ce1"/>
          <table:table-cell office:value-type="float" office:value="9" table:formula="of:=MONTH([.I4])" table:style-name="ce1">
            <text:p>9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2628</text:p>
          </table:table-cell>
          <table:table-cell office:value-type="string" table:style-name="ce6">
            <text:p>Nora Nelson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07-01-09T00:00:00" table:style-name="ce7">
            <text:p>09-01-2007</text:p>
          </table:table-cell>
          <table:table-cell office:value-type="currency" office:value="50685" table:style-name="ce9">
            <text:p>₹ 50,6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8" table:style-name="ce6">
            <text:p>18</text:p>
          </table:table-cell>
          <table:table-cell office:value-type="float" office:value="1" table:formula="of:=MONTH([.I7])" table:style-name="ce1">
            <text:p>1</text:p>
          </table:table-cell>
          <table:table-cell table:style-name="ce1"/>
          <table:table-cell office:value-type="float" office:value="3" table:formula="of:=MONTH([.I5])" table:style-name="ce1">
            <text:p>3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1052</text:p>
          </table:table-cell>
          <table:table-cell office:value-type="string" table:style-name="ce6">
            <text:p>Parker Vang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6-12-17T00:00:00" table:style-name="ce7">
            <text:p>17-12-2016</text:p>
          </table:table-cell>
          <table:table-cell office:value-type="currency" office:value="50733" table:style-name="ce9">
            <text:p>₹ 50,7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8" table:style-name="ce6">
            <text:p>8</text:p>
          </table:table-cell>
          <table:table-cell office:value-type="float" office:value="12" table:formula="of:=MONTH([.I8])" table:style-name="ce1">
            <text:p>12</text:p>
          </table:table-cell>
          <table:table-cell table:style-name="ce1"/>
          <table:table-cell office:value-type="float" office:value="4" table:formula="of:=MONTH([.I6])" table:style-name="ce1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2803</text:p>
          </table:table-cell>
          <table:table-cell office:value-type="string" table:style-name="ce6">
            <text:p>Eli Soto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8" table:style-name="ce6">
            <text:p>38</text:p>
          </table:table-cell>
          <table:table-cell office:value-type="date" office:date-value="2016-05-02T00:00:00" table:style-name="ce7">
            <text:p>02-05-2016</text:p>
          </table:table-cell>
          <table:table-cell office:value-type="currency" office:value="50784" table:style-name="ce9">
            <text:p>₹ 50,78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9])" table:style-name="ce1">
            <text:p>5</text:p>
          </table:table-cell>
          <table:table-cell table:style-name="ce1"/>
          <table:table-cell office:value-type="float" office:value="1" table:formula="of:=MONTH([.I7])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2337</text:p>
          </table:table-cell>
          <table:table-cell office:value-type="string" table:style-name="ce6">
            <text:p>Emma Cao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19-08-24T00:00:00" table:style-name="ce7">
            <text:p>24-08-2019</text:p>
          </table:table-cell>
          <table:table-cell office:value-type="currency" office:value="50809" table:style-name="ce9">
            <text:p>₹ 50,80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6" table:style-name="ce6">
            <text:p>6</text:p>
          </table:table-cell>
          <table:table-cell office:value-type="float" office:value="8" table:formula="of:=MONTH([.I10])" table:style-name="ce1">
            <text:p>8</text:p>
          </table:table-cell>
          <table:table-cell table:style-name="ce1"/>
          <table:table-cell office:value-type="float" office:value="12" table:formula="of:=MONTH([.I8])" table:style-name="ce1">
            <text:p>12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3325</text:p>
          </table:table-cell>
          <table:table-cell office:value-type="string" table:style-name="ce6">
            <text:p>Robert Edwards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2" table:style-name="ce6">
            <text:p>62</text:p>
          </table:table-cell>
          <table:table-cell office:value-type="date" office:date-value="2004-10-11T00:00:00" table:style-name="ce7">
            <text:p>11-10-2004</text:p>
          </table:table-cell>
          <table:table-cell office:value-type="currency" office:value="50825" table:style-name="ce9">
            <text:p>₹ 50,82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0" table:style-name="ce6">
            <text:p>20</text:p>
          </table:table-cell>
          <table:table-cell office:value-type="float" office:value="10" table:formula="of:=MONTH([.I11])" table:style-name="ce1">
            <text:p>10</text:p>
          </table:table-cell>
          <table:table-cell table:style-name="ce1"/>
          <table:table-cell office:value-type="float" office:value="5" table:formula="of:=MONTH([.I9])" table:style-name="ce1">
            <text:p>5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2632</text:p>
          </table:table-cell>
          <table:table-cell office:value-type="string" table:style-name="ce6">
            <text:p>Alice Soto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6" table:style-name="ce6">
            <text:p>56</text:p>
          </table:table-cell>
          <table:table-cell office:value-type="date" office:date-value="1995-04-13T00:00:00" table:style-name="ce7">
            <text:p>13-04-1995</text:p>
          </table:table-cell>
          <table:table-cell office:value-type="currency" office:value="50857" table:style-name="ce9">
            <text:p>₹ 50,85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30" table:style-name="ce6">
            <text:p>30</text:p>
          </table:table-cell>
          <table:table-cell office:value-type="float" office:value="4" table:formula="of:=MONTH([.I12])" table:style-name="ce1">
            <text:p>4</text:p>
          </table:table-cell>
          <table:table-cell table:style-name="ce1"/>
          <table:table-cell office:value-type="float" office:value="8" table:formula="of:=MONTH([.I10])" table:style-name="ce1">
            <text:p>8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3305</text:p>
          </table:table-cell>
          <table:table-cell office:value-type="string" table:style-name="ce6">
            <text:p>Cooper Jiang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19-07-25T00:00:00" table:style-name="ce7">
            <text:p>25-07-2019</text:p>
          </table:table-cell>
          <table:table-cell office:value-type="currency" office:value="50883" table:style-name="ce9">
            <text:p>₹ 50,88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MONTH([.I13])" table:style-name="ce1">
            <text:p>7</text:p>
          </table:table-cell>
          <table:table-cell table:style-name="ce1"/>
          <table:table-cell office:value-type="float" office:value="10" table:formula="of:=MONTH([.I11])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0644</text:p>
          </table:table-cell>
          <table:table-cell office:value-type="string" table:style-name="ce6">
            <text:p>Joshua Gupta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17-01-24T00:00:00" table:style-name="ce7">
            <text:p>24-01-2017</text:p>
          </table:table-cell>
          <table:table-cell office:value-type="currency" office:value="50994" table:style-name="ce9">
            <text:p>₹ 50,99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14])" table:style-name="ce1">
            <text:p>1</text:p>
          </table:table-cell>
          <table:table-cell table:style-name="ce1"/>
          <table:table-cell office:value-type="float" office:value="4" table:formula="of:=MONTH([.I12])" table:style-name="ce1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3580</text:p>
          </table:table-cell>
          <table:table-cell office:value-type="string" table:style-name="ce6">
            <text:p>Maverick Medina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07-05-27T00:00:00" table:style-name="ce7">
            <text:p>27-05-2007</text:p>
          </table:table-cell>
          <table:table-cell office:value-type="currency" office:value="51234" table:style-name="ce9">
            <text:p>₹ 51,23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5" table:formula="of:=MONTH([.I15])" table:style-name="ce1">
            <text:p>5</text:p>
          </table:table-cell>
          <table:table-cell table:style-name="ce1"/>
          <table:table-cell office:value-type="float" office:value="7" table:formula="of:=MONTH([.I13])" table:style-name="ce1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0717</text:p>
          </table:table-cell>
          <table:table-cell office:value-type="string" table:style-name="ce6">
            <text:p>Kennedy Vargas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05-10-14T00:00:00" table:style-name="ce7">
            <text:p>14-10-2005</text:p>
          </table:table-cell>
          <table:table-cell office:value-type="currency" office:value="51404" table:style-name="ce9">
            <text:p>₹ 51,40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9" table:style-name="ce6">
            <text:p>19</text:p>
          </table:table-cell>
          <table:table-cell office:value-type="float" office:value="10" table:formula="of:=MONTH([.I16])" table:style-name="ce1">
            <text:p>10</text:p>
          </table:table-cell>
          <table:table-cell table:style-name="ce1"/>
          <table:table-cell office:value-type="float" office:value="1" table:formula="of:=MONTH([.I14])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4472</text:p>
          </table:table-cell>
          <table:table-cell office:value-type="string" table:style-name="ce6">
            <text:p>Alexander Foster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5" table:style-name="ce6">
            <text:p>35</text:p>
          </table:table-cell>
          <table:table-cell office:value-type="date" office:date-value="2020-07-03T00:00:00" table:style-name="ce7">
            <text:p>03-07-2020</text:p>
          </table:table-cell>
          <table:table-cell office:value-type="currency" office:value="51513" table:style-name="ce9">
            <text:p>₹ 51,5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17])" table:style-name="ce1">
            <text:p>7</text:p>
          </table:table-cell>
          <table:table-cell table:style-name="ce1"/>
          <table:table-cell office:value-type="float" office:value="5" table:formula="of:=MONTH([.I15])" table:style-name="ce1">
            <text:p>5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E01687</text:p>
          </table:table-cell>
          <table:table-cell office:value-type="string" table:style-name="ce6">
            <text:p>Luke Mai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07-10-24T00:00:00" table:style-name="ce7">
            <text:p>24-10-2007</text:p>
          </table:table-cell>
          <table:table-cell office:value-type="currency" office:value="51630" table:style-name="ce9">
            <text:p>₹ 51,63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7" table:style-name="ce6">
            <text:p>17</text:p>
          </table:table-cell>
          <table:table-cell office:value-type="float" office:value="10" table:formula="of:=MONTH([.I18])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4277</text:p>
          </table:table-cell>
          <table:table-cell office:value-type="string" table:style-name="ce6">
            <text:p>Zoe D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14-01-08T00:00:00" table:style-name="ce7">
            <text:p>08-01-2014</text:p>
          </table:table-cell>
          <table:table-cell office:value-type="currency" office:value="51877" table:style-name="ce9">
            <text:p>₹ 51,87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1" table:style-name="ce6">
            <text:p>11</text:p>
          </table:table-cell>
          <table:table-cell office:value-type="float" office:value="1" table:formula="of:=MONTH([.I19]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3097</text:p>
          </table:table-cell>
          <table:table-cell office:value-type="string" table:style-name="ce6">
            <text:p>Brooks Stewart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15-12-19T00:00:00" table:style-name="ce7">
            <text:p>19-12-2015</text:p>
          </table:table-cell>
          <table:table-cell office:value-type="currency" office:value="51983" table:style-name="ce9">
            <text:p>₹ 51,9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12" table:formula="of:=MONTH([.I20])" table:style-name="ce1">
            <text:p>1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3547</text:p>
          </table:table-cell>
          <table:table-cell office:value-type="string" table:style-name="ce6">
            <text:p>Owen Ha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17-05-12T00:00:00" table:style-name="ce7">
            <text:p>12-05-2017</text:p>
          </table:table-cell>
          <table:table-cell office:value-type="currency" office:value="52069" table:style-name="ce9">
            <text:p>₹ 52,06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5" table:formula="of:=MONTH([.I21])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4358</text:p>
          </table:table-cell>
          <table:table-cell office:value-type="string" table:style-name="ce6">
            <text:p>Grayson Soto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5-08-03T00:00:00" table:style-name="ce7">
            <text:p>03-08-2015</text:p>
          </table:table-cell>
          <table:table-cell office:value-type="currency" office:value="52200" table:style-name="ce9">
            <text:p>₹ 52,2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8" table:formula="of:=MONTH([.I22])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1261</text:p>
          </table:table-cell>
          <table:table-cell office:value-type="string" table:style-name="ce6">
            <text:p>Connor Simmon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7-04-05T00:00:00" table:style-name="ce7">
            <text:p>05-04-2007</text:p>
          </table:table-cell>
          <table:table-cell office:value-type="currency" office:value="52310" table:style-name="ce9">
            <text:p>₹ 52,3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8" table:style-name="ce6">
            <text:p>18</text:p>
          </table:table-cell>
          <table:table-cell office:value-type="float" office:value="4" table:formula="of:=MONTH([.I23])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3611</text:p>
          </table:table-cell>
          <table:table-cell office:value-type="string" table:style-name="ce6">
            <text:p>Alice Mehta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9-04-02T00:00:00" table:style-name="ce7">
            <text:p>02-04-2019</text:p>
          </table:table-cell>
          <table:table-cell office:value-type="currency" office:value="52621" table:style-name="ce9">
            <text:p>₹ 52,62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6" table:style-name="ce6">
            <text:p>6</text:p>
          </table:table-cell>
          <table:table-cell office:value-type="float" office:value="4" table:formula="of:=MONTH([.I24])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2221</text:p>
          </table:table-cell>
          <table:table-cell office:value-type="string" table:style-name="ce6">
            <text:p>Julian Delgado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6-05-19T00:00:00" table:style-name="ce7">
            <text:p>19-05-2016</text:p>
          </table:table-cell>
          <table:table-cell office:value-type="currency" office:value="52693" table:style-name="ce9">
            <text:p>₹ 52,69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25])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1947</text:p>
          </table:table-cell>
          <table:table-cell office:value-type="string" table:style-name="ce6">
            <text:p>Sophie Owen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5-03-05T00:00:00" table:style-name="ce7">
            <text:p>05-03-2015</text:p>
          </table:table-cell>
          <table:table-cell office:value-type="currency" office:value="52697" table:style-name="ce9">
            <text:p>₹ 52,69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3" table:formula="of:=MONTH([.I26])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3166</text:p>
          </table:table-cell>
          <table:table-cell office:value-type="string" table:style-name="ce6">
            <text:p>Austin Edwards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2" table:style-name="ce6">
            <text:p>42</text:p>
          </table:table-cell>
          <table:table-cell office:value-type="date" office:date-value="2006-09-24T00:00:00" table:style-name="ce7">
            <text:p>24-09-2006</text:p>
          </table:table-cell>
          <table:table-cell office:value-type="currency" office:value="52733" table:style-name="ce9">
            <text:p>₹ 52,7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9" table:style-name="ce6">
            <text:p>19</text:p>
          </table:table-cell>
          <table:table-cell office:value-type="float" office:value="9" table:formula="of:=MONTH([.I27])" table:style-name="ce1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0340</text:p>
          </table:table-cell>
          <table:table-cell office:value-type="string" table:style-name="ce6">
            <text:p>Eliana Allen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6" table:style-name="ce6">
            <text:p>56</text:p>
          </table:table-cell>
          <table:table-cell office:value-type="date" office:date-value="2009-08-20T00:00:00" table:style-name="ce7">
            <text:p>20-08-2009</text:p>
          </table:table-cell>
          <table:table-cell office:value-type="currency" office:value="52800" table:style-name="ce9">
            <text:p>₹ 52,8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6" table:style-name="ce6">
            <text:p>16</text:p>
          </table:table-cell>
          <table:table-cell office:value-type="float" office:value="8" table:formula="of:=MONTH([.I28])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0311</text:p>
          </table:table-cell>
          <table:table-cell office:value-type="string" table:style-name="ce6">
            <text:p>Scarlett Figueroa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6-10-21T00:00:00" table:style-name="ce7">
            <text:p>21-10-2016</text:p>
          </table:table-cell>
          <table:table-cell office:value-type="currency" office:value="52811" table:style-name="ce9">
            <text:p>₹ 52,81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8" table:style-name="ce6">
            <text:p>8</text:p>
          </table:table-cell>
          <table:table-cell office:value-type="float" office:value="10" table:formula="of:=MONTH([.I29])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1540</text:p>
          </table:table-cell>
          <table:table-cell office:value-type="string" table:style-name="ce6">
            <text:p>Miles Salazar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10-12-23T00:00:00" table:style-name="ce7">
            <text:p>23-12-2010</text:p>
          </table:table-cell>
          <table:table-cell office:value-type="currency" office:value="53215" table:style-name="ce9">
            <text:p>₹ 53,21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4" table:style-name="ce6">
            <text:p>14</text:p>
          </table:table-cell>
          <table:table-cell office:value-type="float" office:value="12" table:formula="of:=MONTH([.I30])" table:style-name="ce1">
            <text:p>1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1714</text:p>
          </table:table-cell>
          <table:table-cell office:value-type="string" table:style-name="ce6">
            <text:p>Savannah Park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4" table:style-name="ce6">
            <text:p>44</text:p>
          </table:table-cell>
          <table:table-cell office:value-type="date" office:date-value="2009-01-28T00:00:00" table:style-name="ce7">
            <text:p>28-01-2009</text:p>
          </table:table-cell>
          <table:table-cell office:value-type="currency" office:value="53301" table:style-name="ce9">
            <text:p>₹ 53,30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6" table:style-name="ce6">
            <text:p>16</text:p>
          </table:table-cell>
          <table:table-cell office:value-type="float" office:value="1" table:formula="of:=MONTH([.I31]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3864</text:p>
          </table:table-cell>
          <table:table-cell office:value-type="string" table:style-name="ce6">
            <text:p>Ella Hunter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2017-01-18T00:00:00" table:style-name="ce7">
            <text:p>18-01-2017</text:p>
          </table:table-cell>
          <table:table-cell office:value-type="currency" office:value="53799" table:style-name="ce9">
            <text:p>₹ 53,7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32]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E03042</text:p>
          </table:table-cell>
          <table:table-cell office:value-type="string" table:style-name="ce6">
            <text:p>Ava Nelson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3" table:style-name="ce6">
            <text:p>63</text:p>
          </table:table-cell>
          <table:table-cell office:value-type="date" office:date-value="1992-04-01T00:00:00" table:style-name="ce7">
            <text:p>01-04-1992</text:p>
          </table:table-cell>
          <table:table-cell office:value-type="currency" office:value="53809" table:style-name="ce9">
            <text:p>₹ 53,80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3" table:style-name="ce6">
            <text:p>33</text:p>
          </table:table-cell>
          <table:table-cell office:value-type="float" office:value="4" table:formula="of:=MONTH([.I3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94</text:p>
          </table:table-cell>
          <table:table-cell office:value-type="string" table:style-name="ce6">
            <text:p>Eli Reed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2014-02-27T00:00:00" table:style-name="ce7">
            <text:p>27-02-2014</text:p>
          </table:table-cell>
          <table:table-cell office:value-type="currency" office:value="53929" table:style-name="ce9">
            <text:p>₹ 53,92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3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45</text:p>
          </table:table-cell>
          <table:table-cell office:value-type="string" table:style-name="ce6">
            <text:p>Andrew Huynh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1997-04-28T00:00:00" table:style-name="ce7">
            <text:p>28-04-1997</text:p>
          </table:table-cell>
          <table:table-cell office:value-type="currency" office:value="54051" table:style-name="ce9">
            <text:p>₹ 54,05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8" table:style-name="ce6">
            <text:p>28</text:p>
          </table:table-cell>
          <table:table-cell office:value-type="float" office:value="4" table:formula="of:=MONTH([.I3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36</text:p>
          </table:table-cell>
          <table:table-cell office:value-type="string" table:style-name="ce6">
            <text:p>Everly Walker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09-10-23T00:00:00" table:style-name="ce7">
            <text:p>23-10-2009</text:p>
          </table:table-cell>
          <table:table-cell office:value-type="currency" office:value="54415" table:style-name="ce9">
            <text:p>₹ 54,41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5" table:style-name="ce6">
            <text:p>15</text:p>
          </table:table-cell>
          <table:table-cell office:value-type="float" office:value="10" table:formula="of:=MONTH([.I3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95</text:p>
          </table:table-cell>
          <table:table-cell office:value-type="string" table:style-name="ce6">
            <text:p>Axel Jorda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7" table:style-name="ce6">
            <text:p>47</text:p>
          </table:table-cell>
          <table:table-cell office:value-type="date" office:date-value="2013-02-28T00:00:00" table:style-name="ce7">
            <text:p>28-02-2013</text:p>
          </table:table-cell>
          <table:table-cell office:value-type="currency" office:value="54635" table:style-name="ce9">
            <text:p>₹ 54,63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2" table:style-name="ce6">
            <text:p>12</text:p>
          </table:table-cell>
          <table:table-cell office:value-type="float" office:value="2" table:formula="of:=MONTH([.I3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59</text:p>
          </table:table-cell>
          <table:table-cell office:value-type="string" table:style-name="ce6">
            <text:p>Jackson Jordan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8" table:style-name="ce6">
            <text:p>48</text:p>
          </table:table-cell>
          <table:table-cell office:value-type="date" office:date-value="2020-09-21T00:00:00" table:style-name="ce7">
            <text:p>21-09-2020</text:p>
          </table:table-cell>
          <table:table-cell office:value-type="currency" office:value="54654" table:style-name="ce9">
            <text:p>₹ 54,6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3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99</text:p>
          </table:table-cell>
          <table:table-cell office:value-type="string" table:style-name="ce6">
            <text:p>Connor Walker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9-03-18T00:00:00" table:style-name="ce7">
            <text:p>18-03-2019</text:p>
          </table:table-cell>
          <table:table-cell office:value-type="currency" office:value="54714" table:style-name="ce9">
            <text:p>₹ 54,71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3" table:formula="of:=MONTH([.I3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26</text:p>
          </table:table-cell>
          <table:table-cell office:value-type="string" table:style-name="ce6">
            <text:p>Rylee Bui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1-12-22T00:00:00" table:style-name="ce7">
            <text:p>22-12-2011</text:p>
          </table:table-cell>
          <table:table-cell office:value-type="currency" office:value="54733" table:style-name="ce9">
            <text:p>₹ 54,73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3" table:style-name="ce6">
            <text:p>13</text:p>
          </table:table-cell>
          <table:table-cell office:value-type="float" office:value="12" table:formula="of:=MONTH([.I4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94</text:p>
          </table:table-cell>
          <table:table-cell office:value-type="string" table:style-name="ce6">
            <text:p>Ezekiel Kumar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17-06-25T00:00:00" table:style-name="ce7">
            <text:p>25-06-2017</text:p>
          </table:table-cell>
          <table:table-cell office:value-type="currency" office:value="54775" table:style-name="ce9">
            <text:p>₹ 54,7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6" table:formula="of:=MONTH([.I4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80</text:p>
          </table:table-cell>
          <table:table-cell office:value-type="string" table:style-name="ce6">
            <text:p>Samantha Wood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6" table:style-name="ce6">
            <text:p>56</text:p>
          </table:table-cell>
          <table:table-cell office:value-type="date" office:date-value="2019-12-25T00:00:00" table:style-name="ce7">
            <text:p>25-12-2019</text:p>
          </table:table-cell>
          <table:table-cell office:value-type="currency" office:value="54829" table:style-name="ce9">
            <text:p>₹ 54,82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4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33</text:p>
          </table:table-cell>
          <table:table-cell office:value-type="string" table:style-name="ce6">
            <text:p>Adrian Fernandez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01-08-23T00:00:00" table:style-name="ce7">
            <text:p>23-08-2001</text:p>
          </table:table-cell>
          <table:table-cell office:value-type="currency" office:value="54994" table:style-name="ce9">
            <text:p>₹ 54,9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4" table:style-name="ce6">
            <text:p>24</text:p>
          </table:table-cell>
          <table:table-cell office:value-type="float" office:value="8" table:formula="of:=MONTH([.I4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16</text:p>
          </table:table-cell>
          <table:table-cell office:value-type="string" table:style-name="ce6">
            <text:p>Madelyn Meht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05-01-28T00:00:00" table:style-name="ce7">
            <text:p>28-01-2005</text:p>
          </table:table-cell>
          <table:table-cell office:value-type="currency" office:value="55369" table:style-name="ce9">
            <text:p>₹ 55,36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0" table:style-name="ce6">
            <text:p>20</text:p>
          </table:table-cell>
          <table:table-cell office:value-type="float" office:value="1" table:formula="of:=MONTH([.I4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87</text:p>
          </table:table-cell>
          <table:table-cell office:value-type="string" table:style-name="ce6">
            <text:p>Emery Do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8-03-16T00:00:00" table:style-name="ce7">
            <text:p>16-03-2018</text:p>
          </table:table-cell>
          <table:table-cell office:value-type="currency" office:value="55457" table:style-name="ce9">
            <text:p>₹ 55,45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4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28</text:p>
          </table:table-cell>
          <table:table-cell office:value-type="string" table:style-name="ce6">
            <text:p>Miles Dang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1" table:style-name="ce6">
            <text:p>61</text:p>
          </table:table-cell>
          <table:table-cell office:value-type="date" office:date-value="2000-09-24T00:00:00" table:style-name="ce7">
            <text:p>24-09-2000</text:p>
          </table:table-cell>
          <table:table-cell office:value-type="currency" office:value="40063" table:style-name="ce9">
            <text:p>₹ 40,06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5" table:style-name="ce6">
            <text:p>25</text:p>
          </table:table-cell>
          <table:table-cell office:value-type="float" office:value="9" table:formula="of:=MONTH([.I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02</text:p>
          </table:table-cell>
          <table:table-cell office:value-type="string" table:style-name="ce6">
            <text:p>Dominic Guzma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5" table:style-name="ce6">
            <text:p>65</text:p>
          </table:table-cell>
          <table:table-cell office:value-type="date" office:date-value="2004-05-16T00:00:00" table:style-name="ce7">
            <text:p>16-05-2004</text:p>
          </table:table-cell>
          <table:table-cell office:value-type="currency" office:value="55499" table:style-name="ce9">
            <text:p>₹ 55,49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21" table:style-name="ce6">
            <text:p>21</text:p>
          </table:table-cell>
          <table:table-cell office:value-type="float" office:value="5" table:formula="of:=MONTH([.I4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50</text:p>
          </table:table-cell>
          <table:table-cell office:value-type="string" table:style-name="ce6">
            <text:p>Natalia Vu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2006-12-29T00:00:00" table:style-name="ce7">
            <text:p>29-12-2006</text:p>
          </table:table-cell>
          <table:table-cell office:value-type="currency" office:value="55518" table:style-name="ce9">
            <text:p>₹ 55,51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8" table:style-name="ce6">
            <text:p>18</text:p>
          </table:table-cell>
          <table:table-cell office:value-type="float" office:value="12" table:formula="of:=MONTH([.I4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50</text:p>
          </table:table-cell>
          <table:table-cell office:value-type="string" table:style-name="ce6">
            <text:p>Emery Chang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0-08-17T00:00:00" table:style-name="ce7">
            <text:p>17-08-2000</text:p>
          </table:table-cell>
          <table:table-cell office:value-type="currency" office:value="55563" table:style-name="ce9">
            <text:p>₹ 55,56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5" table:style-name="ce6">
            <text:p>25</text:p>
          </table:table-cell>
          <table:table-cell office:value-type="float" office:value="8" table:formula="of:=MONTH([.I4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91</text:p>
          </table:table-cell>
          <table:table-cell office:value-type="string" table:style-name="ce6">
            <text:p>Emilia Chu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03-06-24T00:00:00" table:style-name="ce7">
            <text:p>24-06-2003</text:p>
          </table:table-cell>
          <table:table-cell office:value-type="currency" office:value="55760" table:style-name="ce9">
            <text:p>₹ 55,76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2" table:style-name="ce6">
            <text:p>22</text:p>
          </table:table-cell>
          <table:table-cell office:value-type="float" office:value="6" table:formula="of:=MONTH([.I5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53</text:p>
          </table:table-cell>
          <table:table-cell office:value-type="string" table:style-name="ce6">
            <text:p>Peyton Vasquez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6" table:style-name="ce6">
            <text:p>26</text:p>
          </table:table-cell>
          <table:table-cell office:value-type="date" office:date-value="2019-01-24T00:00:00" table:style-name="ce7">
            <text:p>24-01-2019</text:p>
          </table:table-cell>
          <table:table-cell office:value-type="currency" office:value="55767" table:style-name="ce9">
            <text:p>₹ 55,7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6" table:style-name="ce6">
            <text:p>6</text:p>
          </table:table-cell>
          <table:table-cell office:value-type="float" office:value="1" table:formula="of:=MONTH([.I5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62</text:p>
          </table:table-cell>
          <table:table-cell office:value-type="string" table:style-name="ce6">
            <text:p>Xavier Zheng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7-07-22T00:00:00" table:style-name="ce7">
            <text:p>22-07-2017</text:p>
          </table:table-cell>
          <table:table-cell office:value-type="currency" office:value="55854" table:style-name="ce9">
            <text:p>₹ 55,8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7" table:formula="of:=MONTH([.I5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13</text:p>
          </table:table-cell>
          <table:table-cell office:value-type="string" table:style-name="ce6">
            <text:p>Elena Vang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19-02-19T00:00:00" table:style-name="ce7">
            <text:p>19-02-2019</text:p>
          </table:table-cell>
          <table:table-cell office:value-type="currency" office:value="55859" table:style-name="ce9">
            <text:p>₹ 55,85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6" table:style-name="ce6">
            <text:p>6</text:p>
          </table:table-cell>
          <table:table-cell office:value-type="float" office:value="2" table:formula="of:=MONTH([.I5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44</text:p>
          </table:table-cell>
          <table:table-cell office:value-type="string" table:style-name="ce6">
            <text:p>Jayden Kang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11-04-24T00:00:00" table:style-name="ce7">
            <text:p>24-04-2011</text:p>
          </table:table-cell>
          <table:table-cell office:value-type="currency" office:value="55894" table:style-name="ce9">
            <text:p>₹ 55,8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4" table:formula="of:=MONTH([.I5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00</text:p>
          </table:table-cell>
          <table:table-cell office:value-type="string" table:style-name="ce6">
            <text:p>William Vu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3-11-14T00:00:00" table:style-name="ce7">
            <text:p>14-11-2013</text:p>
          </table:table-cell>
          <table:table-cell office:value-type="currency" office:value="56037" table:style-name="ce9">
            <text:p>₹ 56,03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MONTH([.I5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20</text:p>
          </table:table-cell>
          <table:table-cell office:value-type="string" table:style-name="ce6">
            <text:p>Nolan Pen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0" table:style-name="ce6">
            <text:p>30</text:p>
          </table:table-cell>
          <table:table-cell office:value-type="date" office:date-value="2018-06-21T00:00:00" table:style-name="ce7">
            <text:p>21-06-2018</text:p>
          </table:table-cell>
          <table:table-cell office:value-type="currency" office:value="56154" table:style-name="ce9">
            <text:p>₹ 56,15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7" table:style-name="ce6">
            <text:p>7</text:p>
          </table:table-cell>
          <table:table-cell office:value-type="float" office:value="6" table:formula="of:=MONTH([.I5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36</text:p>
          </table:table-cell>
          <table:table-cell office:value-type="string" table:style-name="ce6">
            <text:p>Hailey Yee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2021-03-16T00:00:00" table:style-name="ce7">
            <text:p>16-03-2021</text:p>
          </table:table-cell>
          <table:table-cell office:value-type="currency" office:value="56239" table:style-name="ce9">
            <text:p>₹ 56,23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5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84</text:p>
          </table:table-cell>
          <table:table-cell office:value-type="string" table:style-name="ce6">
            <text:p>Kayden Orteg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8" table:style-name="ce6">
            <text:p>58</text:p>
          </table:table-cell>
          <table:table-cell office:value-type="date" office:date-value="2010-04-19T00:00:00" table:style-name="ce7">
            <text:p>19-04-2010</text:p>
          </table:table-cell>
          <table:table-cell office:value-type="currency" office:value="56350" table:style-name="ce9">
            <text:p>₹ 56,35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5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00</text:p>
          </table:table-cell>
          <table:table-cell office:value-type="string" table:style-name="ce6">
            <text:p>Hailey Hong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21-01-22T00:00:00" table:style-name="ce7">
            <text:p>22-01-2021</text:p>
          </table:table-cell>
          <table:table-cell office:value-type="currency" office:value="56405" table:style-name="ce9">
            <text:p>₹ 56,4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5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89</text:p>
          </table:table-cell>
          <table:table-cell office:value-type="string" table:style-name="ce6">
            <text:p>Nicholas Brook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3" table:style-name="ce6">
            <text:p>43</text:p>
          </table:table-cell>
          <table:table-cell office:value-type="date" office:date-value="2017-10-20T00:00:00" table:style-name="ce7">
            <text:p>20-10-2017</text:p>
          </table:table-cell>
          <table:table-cell office:value-type="currency" office:value="56555" table:style-name="ce9">
            <text:p>₹ 56,5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7" table:style-name="ce6">
            <text:p>7</text:p>
          </table:table-cell>
          <table:table-cell office:value-type="float" office:value="10" table:formula="of:=MONTH([.I6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68</text:p>
          </table:table-cell>
          <table:table-cell office:value-type="string" table:style-name="ce6">
            <text:p>Caroline Santo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5" table:style-name="ce6">
            <text:p>25</text:p>
          </table:table-cell>
          <table:table-cell office:value-type="date" office:date-value="2020-07-12T00:00:00" table:style-name="ce7">
            <text:p>12-07-2020</text:p>
          </table:table-cell>
          <table:table-cell office:value-type="currency" office:value="56565" table:style-name="ce9">
            <text:p>₹ 56,56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6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39</text:p>
          </table:table-cell>
          <table:table-cell office:value-type="string" table:style-name="ce6">
            <text:p>Ruby Washingto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65" table:style-name="ce6">
            <text:p>65</text:p>
          </table:table-cell>
          <table:table-cell office:value-type="date" office:date-value="2011-06-17T00:00:00" table:style-name="ce7">
            <text:p>17-06-2011</text:p>
          </table:table-cell>
          <table:table-cell office:value-type="currency" office:value="56686" table:style-name="ce9">
            <text:p>₹ 56,6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6" table:formula="of:=MONTH([.I6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46</text:p>
          </table:table-cell>
          <table:table-cell office:value-type="string" table:style-name="ce6">
            <text:p>Charles Moore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9" table:style-name="ce6">
            <text:p>49</text:p>
          </table:table-cell>
          <table:table-cell office:value-type="date" office:date-value="2011-12-17T00:00:00" table:style-name="ce7">
            <text:p>17-12-2011</text:p>
          </table:table-cell>
          <table:table-cell office:value-type="currency" office:value="56878" table:style-name="ce9">
            <text:p>₹ 56,8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3" table:style-name="ce6">
            <text:p>13</text:p>
          </table:table-cell>
          <table:table-cell office:value-type="float" office:value="12" table:formula="of:=MONTH([.I6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54</text:p>
          </table:table-cell>
          <table:table-cell office:value-type="string" table:style-name="ce6">
            <text:p>Samuel Morale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5-06-27T00:00:00" table:style-name="ce7">
            <text:p>27-06-2015</text:p>
          </table:table-cell>
          <table:table-cell office:value-type="currency" office:value="57008" table:style-name="ce9">
            <text:p>₹ 57,00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6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38</text:p>
          </table:table-cell>
          <table:table-cell office:value-type="string" table:style-name="ce6">
            <text:p>Brooklyn Daniel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2003-02-10T00:00:00" table:style-name="ce7">
            <text:p>10-02-2003</text:p>
          </table:table-cell>
          <table:table-cell office:value-type="currency" office:value="57032" table:style-name="ce9">
            <text:p>₹ 57,03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2" table:style-name="ce6">
            <text:p>22</text:p>
          </table:table-cell>
          <table:table-cell office:value-type="float" office:value="2" table:formula="of:=MONTH([.I6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31</text:p>
          </table:table-cell>
          <table:table-cell office:value-type="string" table:style-name="ce6">
            <text:p>Ruby Choi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8-12-06T00:00:00" table:style-name="ce7">
            <text:p>06-12-2018</text:p>
          </table:table-cell>
          <table:table-cell office:value-type="currency" office:value="57225" table:style-name="ce9">
            <text:p>₹ 57,22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6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44</text:p>
          </table:table-cell>
          <table:table-cell office:value-type="string" table:style-name="ce6">
            <text:p>Brooklyn Ruiz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1" table:style-name="ce6">
            <text:p>61</text:p>
          </table:table-cell>
          <table:table-cell office:value-type="date" office:date-value="2014-08-10T00:00:00" table:style-name="ce7">
            <text:p>10-08-2014</text:p>
          </table:table-cell>
          <table:table-cell office:value-type="currency" office:value="57446" table:style-name="ce9">
            <text:p>₹ 57,4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1" table:style-name="ce6">
            <text:p>11</text:p>
          </table:table-cell>
          <table:table-cell office:value-type="float" office:value="8" table:formula="of:=MONTH([.I6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12</text:p>
          </table:table-cell>
          <table:table-cell office:value-type="string" table:style-name="ce6">
            <text:p>Ezra Bank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7" table:style-name="ce6">
            <text:p>37</text:p>
          </table:table-cell>
          <table:table-cell office:value-type="date" office:date-value="2010-04-23T00:00:00" table:style-name="ce7">
            <text:p>23-04-2010</text:p>
          </table:table-cell>
          <table:table-cell office:value-type="currency" office:value="57531" table:style-name="ce9">
            <text:p>₹ 57,5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6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90</text:p>
          </table:table-cell>
          <table:table-cell office:value-type="string" table:style-name="ce6">
            <text:p>Isaac Sanders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9" table:style-name="ce6">
            <text:p>49</text:p>
          </table:table-cell>
          <table:table-cell office:value-type="date" office:date-value="2001-03-29T00:00:00" table:style-name="ce7">
            <text:p>29-03-2001</text:p>
          </table:table-cell>
          <table:table-cell office:value-type="currency" office:value="57606" table:style-name="ce9">
            <text:p>₹ 57,6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4" table:style-name="ce6">
            <text:p>24</text:p>
          </table:table-cell>
          <table:table-cell office:value-type="float" office:value="3" table:formula="of:=MONTH([.I6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07</text:p>
          </table:table-cell>
          <table:table-cell office:value-type="string" table:style-name="ce6">
            <text:p>Isaac Joseph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1998-09-24T00:00:00" table:style-name="ce7">
            <text:p>24-09-1998</text:p>
          </table:table-cell>
          <table:table-cell office:value-type="currency" office:value="58006" table:style-name="ce9">
            <text:p>₹ 58,0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7" table:style-name="ce6">
            <text:p>27</text:p>
          </table:table-cell>
          <table:table-cell office:value-type="float" office:value="9" table:formula="of:=MONTH([.I7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77</text:p>
          </table:table-cell>
          <table:table-cell office:value-type="string" table:style-name="ce6">
            <text:p>Nora Nunez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2-08-06T00:00:00" table:style-name="ce7">
            <text:p>06-08-2012</text:p>
          </table:table-cell>
          <table:table-cell office:value-type="currency" office:value="58586" table:style-name="ce9">
            <text:p>₹ 58,58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3" table:style-name="ce6">
            <text:p>13</text:p>
          </table:table-cell>
          <table:table-cell office:value-type="float" office:value="8" table:formula="of:=MONTH([.I7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34</text:p>
          </table:table-cell>
          <table:table-cell office:value-type="string" table:style-name="ce6">
            <text:p>Vivian Guzman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02-02-09T00:00:00" table:style-name="ce7">
            <text:p>09-02-2002</text:p>
          </table:table-cell>
          <table:table-cell office:value-type="currency" office:value="58605" table:style-name="ce9">
            <text:p>₹ 58,6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3" table:style-name="ce6">
            <text:p>23</text:p>
          </table:table-cell>
          <table:table-cell office:value-type="float" office:value="2" table:formula="of:=MONTH([.I7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21</text:p>
          </table:table-cell>
          <table:table-cell office:value-type="string" table:style-name="ce6">
            <text:p>Roman King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0" table:style-name="ce6">
            <text:p>60</text:p>
          </table:table-cell>
          <table:table-cell office:value-type="date" office:date-value="2007-08-16T00:00:00" table:style-name="ce7">
            <text:p>16-08-2007</text:p>
          </table:table-cell>
          <table:table-cell office:value-type="currency" office:value="58671" table:style-name="ce9">
            <text:p>₹ 58,6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8" table:style-name="ce6">
            <text:p>18</text:p>
          </table:table-cell>
          <table:table-cell office:value-type="float" office:value="8" table:formula="of:=MONTH([.I7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49</text:p>
          </table:table-cell>
          <table:table-cell office:value-type="string" table:style-name="ce6">
            <text:p>Nathan Lee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16-08-20T00:00:00" table:style-name="ce7">
            <text:p>20-08-2016</text:p>
          </table:table-cell>
          <table:table-cell office:value-type="currency" office:value="58703" table:style-name="ce9">
            <text:p>₹ 58,7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8" table:formula="of:=MONTH([.I7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18</text:p>
          </table:table-cell>
          <table:table-cell office:value-type="string" table:style-name="ce6">
            <text:p>Emery Ford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9" table:style-name="ce6">
            <text:p>39</text:p>
          </table:table-cell>
          <table:table-cell office:value-type="date" office:date-value="2017-04-18T00:00:00" table:style-name="ce7">
            <text:p>18-04-2017</text:p>
          </table:table-cell>
          <table:table-cell office:value-type="currency" office:value="58745" table:style-name="ce9">
            <text:p>₹ 58,7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4" table:formula="of:=MONTH([.I7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96</text:p>
          </table:table-cell>
          <table:table-cell office:value-type="string" table:style-name="ce6">
            <text:p>Jack Vu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14-02-10T00:00:00" table:style-name="ce7">
            <text:p>10-02-2014</text:p>
          </table:table-cell>
          <table:table-cell office:value-type="currency" office:value="58875" table:style-name="ce9">
            <text:p>₹ 58,87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7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78</text:p>
          </table:table-cell>
          <table:table-cell office:value-type="string" table:style-name="ce6">
            <text:p>Maverick Li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8-03-10T00:00:00" table:style-name="ce7">
            <text:p>10-03-2018</text:p>
          </table:table-cell>
          <table:table-cell office:value-type="currency" office:value="58993" table:style-name="ce9">
            <text:p>₹ 58,99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7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48</text:p>
          </table:table-cell>
          <table:table-cell office:value-type="string" table:style-name="ce6">
            <text:p>Zoey Jackson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6" table:style-name="ce6">
            <text:p>46</text:p>
          </table:table-cell>
          <table:table-cell office:value-type="date" office:date-value="2008-08-21T00:00:00" table:style-name="ce7">
            <text:p>21-08-2008</text:p>
          </table:table-cell>
          <table:table-cell office:value-type="currency" office:value="59067" table:style-name="ce9">
            <text:p>₹ 59,0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7" table:style-name="ce6">
            <text:p>17</text:p>
          </table:table-cell>
          <table:table-cell office:value-type="float" office:value="8" table:formula="of:=MONTH([.I7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49</text:p>
          </table:table-cell>
          <table:table-cell office:value-type="string" table:style-name="ce6">
            <text:p>Mateo Vu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6-09-29T00:00:00" table:style-name="ce7">
            <text:p>29-09-2016</text:p>
          </table:table-cell>
          <table:table-cell office:value-type="currency" office:value="59100" table:style-name="ce9">
            <text:p>₹ 59,10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MONTH([.I7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88</text:p>
          </table:table-cell>
          <table:table-cell office:value-type="string" table:style-name="ce6">
            <text:p>Emily Contrera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6" table:style-name="ce6">
            <text:p>56</text:p>
          </table:table-cell>
          <table:table-cell office:value-type="date" office:date-value="1992-06-15T00:00:00" table:style-name="ce7">
            <text:p>15-06-1992</text:p>
          </table:table-cell>
          <table:table-cell office:value-type="currency" office:value="59591" table:style-name="ce9">
            <text:p>₹ 59,59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33" table:style-name="ce6">
            <text:p>33</text:p>
          </table:table-cell>
          <table:table-cell office:value-type="float" office:value="6" table:formula="of:=MONTH([.I8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58</text:p>
          </table:table-cell>
          <table:table-cell office:value-type="string" table:style-name="ce6">
            <text:p>Jonathan Khan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3-08-30T00:00:00" table:style-name="ce7">
            <text:p>30-08-2013</text:p>
          </table:table-cell>
          <table:table-cell office:value-type="currency" office:value="59646" table:style-name="ce9">
            <text:p>₹ 59,64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2" table:style-name="ce6">
            <text:p>12</text:p>
          </table:table-cell>
          <table:table-cell office:value-type="float" office:value="8" table:formula="of:=MONTH([.I8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72</text:p>
          </table:table-cell>
          <table:table-cell office:value-type="string" table:style-name="ce6">
            <text:p>Amelia Salazar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6" table:style-name="ce6">
            <text:p>26</text:p>
          </table:table-cell>
          <table:table-cell office:value-type="date" office:date-value="2019-04-23T00:00:00" table:style-name="ce7">
            <text:p>23-04-2019</text:p>
          </table:table-cell>
          <table:table-cell office:value-type="currency" office:value="59817" table:style-name="ce9">
            <text:p>₹ 59,81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6" table:style-name="ce6">
            <text:p>6</text:p>
          </table:table-cell>
          <table:table-cell office:value-type="float" office:value="4" table:formula="of:=MONTH([.I8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62</text:p>
          </table:table-cell>
          <table:table-cell office:value-type="string" table:style-name="ce6">
            <text:p>Logan Mitchell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5" table:style-name="ce6">
            <text:p>65</text:p>
          </table:table-cell>
          <table:table-cell office:value-type="date" office:date-value="2005-08-20T00:00:00" table:style-name="ce7">
            <text:p>20-08-2005</text:p>
          </table:table-cell>
          <table:table-cell office:value-type="currency" office:value="59833" table:style-name="ce9">
            <text:p>₹ 59,8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0" table:style-name="ce6">
            <text:p>20</text:p>
          </table:table-cell>
          <table:table-cell office:value-type="float" office:value="8" table:formula="of:=MONTH([.I8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12</text:p>
          </table:table-cell>
          <table:table-cell office:value-type="string" table:style-name="ce6">
            <text:p>Axel Chu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18-05-04T00:00:00" table:style-name="ce7">
            <text:p>04-05-2018</text:p>
          </table:table-cell>
          <table:table-cell office:value-type="currency" office:value="59888" table:style-name="ce9">
            <text:p>₹ 59,88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8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84</text:p>
          </table:table-cell>
          <table:table-cell office:value-type="string" table:style-name="ce6">
            <text:p>Vivian Thao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5-04-23T00:00:00" table:style-name="ce7">
            <text:p>23-04-2015</text:p>
          </table:table-cell>
          <table:table-cell office:value-type="currency" office:value="60017" table:style-name="ce9">
            <text:p>₹ 60,0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0" table:style-name="ce6">
            <text:p>10</text:p>
          </table:table-cell>
          <table:table-cell office:value-type="float" office:value="4" table:formula="of:=MONTH([.I8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63</text:p>
          </table:table-cell>
          <table:table-cell office:value-type="string" table:style-name="ce6">
            <text:p>Adam Espinoza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09-04-09T00:00:00" table:style-name="ce7">
            <text:p>09-04-2009</text:p>
          </table:table-cell>
          <table:table-cell office:value-type="currency" office:value="60055" table:style-name="ce9">
            <text:p>₹ 60,0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6" table:style-name="ce6">
            <text:p>16</text:p>
          </table:table-cell>
          <table:table-cell office:value-type="float" office:value="4" table:formula="of:=MONTH([.I8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80</text:p>
          </table:table-cell>
          <table:table-cell office:value-type="string" table:style-name="ce6">
            <text:p>Lydia Huynh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0-08-16T00:00:00" table:style-name="ce7">
            <text:p>16-08-2000</text:p>
          </table:table-cell>
          <table:table-cell office:value-type="currency" office:value="60113" table:style-name="ce9">
            <text:p>₹ 60,1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5" table:style-name="ce6">
            <text:p>25</text:p>
          </table:table-cell>
          <table:table-cell office:value-type="float" office:value="8" table:formula="of:=MONTH([.I8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47</text:p>
          </table:table-cell>
          <table:table-cell office:value-type="string" table:style-name="ce6">
            <text:p>Rylee Dinh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7-02-10T00:00:00" table:style-name="ce7">
            <text:p>10-02-2017</text:p>
          </table:table-cell>
          <table:table-cell office:value-type="currency" office:value="60132" table:style-name="ce9">
            <text:p>₹ 60,13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8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94</text:p>
          </table:table-cell>
          <table:table-cell office:value-type="string" table:style-name="ce6">
            <text:p>Charlotte Baker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6-11-17T00:00:00" table:style-name="ce7">
            <text:p>17-11-2016</text:p>
          </table:table-cell>
          <table:table-cell office:value-type="currency" office:value="60930" table:style-name="ce9">
            <text:p>₹ 60,93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8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36</text:p>
          </table:table-cell>
          <table:table-cell office:value-type="string" table:style-name="ce6">
            <text:p>Addison Roberts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5" table:style-name="ce6">
            <text:p>65</text:p>
          </table:table-cell>
          <table:table-cell office:value-type="date" office:date-value="2018-05-14T00:00:00" table:style-name="ce7">
            <text:p>14-05-2018</text:p>
          </table:table-cell>
          <table:table-cell office:value-type="currency" office:value="60985" table:style-name="ce9">
            <text:p>₹ 60,9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9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94</text:p>
          </table:table-cell>
          <table:table-cell office:value-type="string" table:style-name="ce6">
            <text:p>Ella Jenkin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19-12-20T00:00:00" table:style-name="ce7">
            <text:p>20-12-2019</text:p>
          </table:table-cell>
          <table:table-cell office:value-type="currency" office:value="61026" table:style-name="ce9">
            <text:p>₹ 61,0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9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21</text:p>
          </table:table-cell>
          <table:table-cell office:value-type="string" table:style-name="ce6">
            <text:p>Eva Figueroa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14-05-14T00:00:00" table:style-name="ce7">
            <text:p>14-05-2014</text:p>
          </table:table-cell>
          <table:table-cell office:value-type="currency" office:value="61216" table:style-name="ce9">
            <text:p>₹ 61,21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1" table:style-name="ce6">
            <text:p>11</text:p>
          </table:table-cell>
          <table:table-cell office:value-type="float" office:value="5" table:formula="of:=MONTH([.I9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74</text:p>
          </table:table-cell>
          <table:table-cell office:value-type="string" table:style-name="ce6">
            <text:p>Isabella Bailey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10-08-23T00:00:00" table:style-name="ce7">
            <text:p>23-08-2010</text:p>
          </table:table-cell>
          <table:table-cell office:value-type="currency" office:value="61310" table:style-name="ce9">
            <text:p>₹ 61,3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5" table:style-name="ce6">
            <text:p>15</text:p>
          </table:table-cell>
          <table:table-cell office:value-type="float" office:value="8" table:formula="of:=MONTH([.I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50</text:p>
          </table:table-cell>
          <table:table-cell office:value-type="string" table:style-name="ce6">
            <text:p>Jordan Ch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18-08-24T00:00:00" table:style-name="ce7">
            <text:p>24-08-2018</text:p>
          </table:table-cell>
          <table:table-cell office:value-type="currency" office:value="61410" table:style-name="ce9">
            <text:p>₹ 61,4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7" table:style-name="ce6">
            <text:p>7</text:p>
          </table:table-cell>
          <table:table-cell office:value-type="float" office:value="8" table:formula="of:=MONTH([.I9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02</text:p>
          </table:table-cell>
          <table:table-cell office:value-type="string" table:style-name="ce6">
            <text:p>Madison Hunter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0" table:style-name="ce6">
            <text:p>40</text:p>
          </table:table-cell>
          <table:table-cell office:value-type="date" office:date-value="2012-02-05T00:00:00" table:style-name="ce7">
            <text:p>05-02-2012</text:p>
          </table:table-cell>
          <table:table-cell office:value-type="currency" office:value="61523" table:style-name="ce9">
            <text:p>₹ 61,5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3" table:style-name="ce6">
            <text:p>13</text:p>
          </table:table-cell>
          <table:table-cell office:value-type="float" office:value="2" table:formula="of:=MONTH([.I9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94</text:p>
          </table:table-cell>
          <table:table-cell office:value-type="string" table:style-name="ce6">
            <text:p>Samantha Adams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3-04-22T00:00:00" table:style-name="ce7">
            <text:p>22-04-2013</text:p>
          </table:table-cell>
          <table:table-cell office:value-type="currency" office:value="61773" table:style-name="ce9">
            <text:p>₹ 61,77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4" table:formula="of:=MONTH([.I9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25</text:p>
          </table:table-cell>
          <table:table-cell office:value-type="string" table:style-name="ce6">
            <text:p>Charlotte Ruiz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17-10-02T00:00:00" table:style-name="ce7">
            <text:p>02-10-2017</text:p>
          </table:table-cell>
          <table:table-cell office:value-type="currency" office:value="61886" table:style-name="ce9">
            <text:p>₹ 61,88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7" table:style-name="ce6">
            <text:p>7</text:p>
          </table:table-cell>
          <table:table-cell office:value-type="float" office:value="10" table:formula="of:=MONTH([.I9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25</text:p>
          </table:table-cell>
          <table:table-cell office:value-type="string" table:style-name="ce6">
            <text:p>Joshua Yang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8-11-10T00:00:00" table:style-name="ce7">
            <text:p>10-11-2018</text:p>
          </table:table-cell>
          <table:table-cell office:value-type="currency" office:value="61944" table:style-name="ce9">
            <text:p>₹ 61,94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6" table:style-name="ce6">
            <text:p>6</text:p>
          </table:table-cell>
          <table:table-cell office:value-type="float" office:value="11" table:formula="of:=MONTH([.I9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85</text:p>
          </table:table-cell>
          <table:table-cell office:value-type="string" table:style-name="ce6">
            <text:p>Silas Hunter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5" table:style-name="ce6">
            <text:p>55</text:p>
          </table:table-cell>
          <table:table-cell office:value-type="date" office:date-value="1998-05-04T00:00:00" table:style-name="ce7">
            <text:p>04-05-1998</text:p>
          </table:table-cell>
          <table:table-cell office:value-type="currency" office:value="62174" table:style-name="ce9">
            <text:p>₹ 62,17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7" table:style-name="ce6">
            <text:p>27</text:p>
          </table:table-cell>
          <table:table-cell office:value-type="float" office:value="5" table:formula="of:=MONTH([.I9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09</text:p>
          </table:table-cell>
          <table:table-cell office:value-type="string" table:style-name="ce6">
            <text:p>Leah Bryant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4-04-30T00:00:00" table:style-name="ce7">
            <text:p>30-04-2004</text:p>
          </table:table-cell>
          <table:table-cell office:value-type="currency" office:value="40124" table:style-name="ce9">
            <text:p>₹ 40,12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1" table:style-name="ce6">
            <text:p>21</text:p>
          </table:table-cell>
          <table:table-cell office:value-type="float" office:value="4" table:formula="of:=MONTH([.I10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81</text:p>
          </table:table-cell>
          <table:table-cell office:value-type="string" table:style-name="ce6">
            <text:p>Greyson Dang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09-05-11T00:00:00" table:style-name="ce7">
            <text:p>11-05-2009</text:p>
          </table:table-cell>
          <table:table-cell office:value-type="currency" office:value="62239" table:style-name="ce9">
            <text:p>₹ 62,23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6" table:style-name="ce6">
            <text:p>16</text:p>
          </table:table-cell>
          <table:table-cell office:value-type="float" office:value="5" table:formula="of:=MONTH([.I10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35</text:p>
          </table:table-cell>
          <table:table-cell office:value-type="string" table:style-name="ce6">
            <text:p>Lillian Gonzales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3" table:style-name="ce6">
            <text:p>43</text:p>
          </table:table-cell>
          <table:table-cell office:value-type="date" office:date-value="2009-03-13T00:00:00" table:style-name="ce7">
            <text:p>13-03-2009</text:p>
          </table:table-cell>
          <table:table-cell office:value-type="currency" office:value="62335" table:style-name="ce9">
            <text:p>₹ 62,33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6" table:style-name="ce6">
            <text:p>16</text:p>
          </table:table-cell>
          <table:table-cell office:value-type="float" office:value="3" table:formula="of:=MONTH([.I10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63</text:p>
          </table:table-cell>
          <table:table-cell office:value-type="string" table:style-name="ce6">
            <text:p>Madeline Watson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0" table:style-name="ce6">
            <text:p>40</text:p>
          </table:table-cell>
          <table:table-cell office:value-type="date" office:date-value="2009-05-27T00:00:00" table:style-name="ce7">
            <text:p>27-05-2009</text:p>
          </table:table-cell>
          <table:table-cell office:value-type="currency" office:value="62411" table:style-name="ce9">
            <text:p>₹ 62,41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6" table:style-name="ce6">
            <text:p>16</text:p>
          </table:table-cell>
          <table:table-cell office:value-type="float" office:value="5" table:formula="of:=MONTH([.I10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59</text:p>
          </table:table-cell>
          <table:table-cell office:value-type="string" table:style-name="ce6">
            <text:p>Noah King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6" table:style-name="ce6">
            <text:p>56</text:p>
          </table:table-cell>
          <table:table-cell office:value-type="date" office:date-value="2015-01-27T00:00:00" table:style-name="ce7">
            <text:p>27-01-2015</text:p>
          </table:table-cell>
          <table:table-cell office:value-type="currency" office:value="62575" table:style-name="ce9">
            <text:p>₹ 62,5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0" table:style-name="ce6">
            <text:p>10</text:p>
          </table:table-cell>
          <table:table-cell office:value-type="float" office:value="1" table:formula="of:=MONTH([.I10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52</text:p>
          </table:table-cell>
          <table:table-cell office:value-type="string" table:style-name="ce6">
            <text:p>Jaxon Powell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9" table:style-name="ce6">
            <text:p>59</text:p>
          </table:table-cell>
          <table:table-cell office:value-type="date" office:date-value="1996-03-29T00:00:00" table:style-name="ce7">
            <text:p>29-03-1996</text:p>
          </table:table-cell>
          <table:table-cell office:value-type="currency" office:value="62605" table:style-name="ce9">
            <text:p>₹ 62,6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9" table:style-name="ce6">
            <text:p>29</text:p>
          </table:table-cell>
          <table:table-cell office:value-type="float" office:value="3" table:formula="of:=MONTH([.I10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53</text:p>
          </table:table-cell>
          <table:table-cell office:value-type="string" table:style-name="ce6">
            <text:p>Claire Jones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9" table:style-name="ce6">
            <text:p>39</text:p>
          </table:table-cell>
          <table:table-cell office:value-type="date" office:date-value="2019-03-12T00:00:00" table:style-name="ce7">
            <text:p>12-03-2019</text:p>
          </table:table-cell>
          <table:table-cell office:value-type="currency" office:value="62644" table:style-name="ce9">
            <text:p>₹ 62,64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6" table:style-name="ce6">
            <text:p>6</text:p>
          </table:table-cell>
          <table:table-cell office:value-type="float" office:value="3" table:formula="of:=MONTH([.I10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27</text:p>
          </table:table-cell>
          <table:table-cell office:value-type="string" table:style-name="ce6">
            <text:p>Parker Avila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2005-11-28T00:00:00" table:style-name="ce7">
            <text:p>28-11-2005</text:p>
          </table:table-cell>
          <table:table-cell office:value-type="currency" office:value="62749" table:style-name="ce9">
            <text:p>₹ 62,74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9" table:style-name="ce6">
            <text:p>19</text:p>
          </table:table-cell>
          <table:table-cell office:value-type="float" office:value="11" table:formula="of:=MONTH([.I10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84</text:p>
          </table:table-cell>
          <table:table-cell office:value-type="string" table:style-name="ce6">
            <text:p>Aaron Maldonad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08-09-17T00:00:00" table:style-name="ce7">
            <text:p>17-09-2008</text:p>
          </table:table-cell>
          <table:table-cell office:value-type="currency" office:value="62861" table:style-name="ce9">
            <text:p>₹ 62,8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7" table:style-name="ce6">
            <text:p>17</text:p>
          </table:table-cell>
          <table:table-cell office:value-type="float" office:value="9" table:formula="of:=MONTH([.I10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07</text:p>
          </table:table-cell>
          <table:table-cell office:value-type="string" table:style-name="ce6">
            <text:p>Cameron Evans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0" table:style-name="ce6">
            <text:p>50</text:p>
          </table:table-cell>
          <table:table-cell office:value-type="date" office:date-value="2018-12-13T00:00:00" table:style-name="ce7">
            <text:p>13-12-2018</text:p>
          </table:table-cell>
          <table:table-cell office:value-type="currency" office:value="63098" table:style-name="ce9">
            <text:p>₹ 63,0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1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69</text:p>
          </table:table-cell>
          <table:table-cell office:value-type="string" table:style-name="ce6">
            <text:p>Eliza Adams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21-11-21T00:00:00" table:style-name="ce7">
            <text:p>21-11-2021</text:p>
          </table:table-cell>
          <table:table-cell office:value-type="currency" office:value="63137" table:style-name="ce9">
            <text:p>₹ 63,1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" table:style-name="ce6">
            <text:p>3</text:p>
          </table:table-cell>
          <table:table-cell office:value-type="float" office:value="11" table:formula="of:=MONTH([.I11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40</text:p>
          </table:table-cell>
          <table:table-cell office:value-type="string" table:style-name="ce6">
            <text:p>Grayson Turner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1992-06-30T00:00:00" table:style-name="ce7">
            <text:p>30-06-1992</text:p>
          </table:table-cell>
          <table:table-cell office:value-type="currency" office:value="63196" table:style-name="ce9">
            <text:p>₹ 63,19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3" table:style-name="ce6">
            <text:p>33</text:p>
          </table:table-cell>
          <table:table-cell office:value-type="float" office:value="6" table:formula="of:=MONTH([.I11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81</text:p>
          </table:table-cell>
          <table:table-cell office:value-type="string" table:style-name="ce6">
            <text:p>Miles Thao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03-06-26T00:00:00" table:style-name="ce7">
            <text:p>26-06-2003</text:p>
          </table:table-cell>
          <table:table-cell office:value-type="currency" office:value="63318" table:style-name="ce9">
            <text:p>₹ 63,31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2" table:style-name="ce6">
            <text:p>22</text:p>
          </table:table-cell>
          <table:table-cell office:value-type="float" office:value="6" table:formula="of:=MONTH([.I11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27</text:p>
          </table:table-cell>
          <table:table-cell office:value-type="string" table:style-name="ce6">
            <text:p>Charles Moore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4" table:style-name="ce6">
            <text:p>34</text:p>
          </table:table-cell>
          <table:table-cell office:value-type="date" office:date-value="2016-02-16T00:00:00" table:style-name="ce7">
            <text:p>16-02-2016</text:p>
          </table:table-cell>
          <table:table-cell office:value-type="currency" office:value="63411" table:style-name="ce9">
            <text:p>₹ 63,41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9" table:style-name="ce6">
            <text:p>9</text:p>
          </table:table-cell>
          <table:table-cell office:value-type="float" office:value="2" table:formula="of:=MONTH([.I11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47</text:p>
          </table:table-cell>
          <table:table-cell office:value-type="string" table:style-name="ce6">
            <text:p>Emily Gupta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4" table:style-name="ce6">
            <text:p>44</text:p>
          </table:table-cell>
          <table:table-cell office:value-type="date" office:date-value="2006-02-23T00:00:00" table:style-name="ce7">
            <text:p>23-02-2006</text:p>
          </table:table-cell>
          <table:table-cell office:value-type="currency" office:value="63705" table:style-name="ce9">
            <text:p>₹ 63,7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9" table:style-name="ce6">
            <text:p>19</text:p>
          </table:table-cell>
          <table:table-cell office:value-type="float" office:value="2" table:formula="of:=MONTH([.I1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24</text:p>
          </table:table-cell>
          <table:table-cell office:value-type="string" table:style-name="ce6">
            <text:p>Ian Miller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1" table:style-name="ce6">
            <text:p>31</text:p>
          </table:table-cell>
          <table:table-cell office:value-type="date" office:date-value="2016-10-13T00:00:00" table:style-name="ce7">
            <text:p>13-10-2016</text:p>
          </table:table-cell>
          <table:table-cell office:value-type="currency" office:value="63744" table:style-name="ce9">
            <text:p>₹ 63,74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10" table:formula="of:=MONTH([.I11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19</text:p>
          </table:table-cell>
          <table:table-cell office:value-type="string" table:style-name="ce6">
            <text:p>Jade Yi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15-07-10T00:00:00" table:style-name="ce7">
            <text:p>10-07-2015</text:p>
          </table:table-cell>
          <table:table-cell office:value-type="currency" office:value="63880" table:style-name="ce9">
            <text:p>₹ 63,88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0" table:style-name="ce6">
            <text:p>10</text:p>
          </table:table-cell>
          <table:table-cell office:value-type="float" office:value="7" table:formula="of:=MONTH([.I11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62</text:p>
          </table:table-cell>
          <table:table-cell office:value-type="string" table:style-name="ce6">
            <text:p>Levi Moreno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4" table:style-name="ce6">
            <text:p>64</text:p>
          </table:table-cell>
          <table:table-cell office:value-type="date" office:date-value="2020-06-27T00:00:00" table:style-name="ce7">
            <text:p>27-06-2020</text:p>
          </table:table-cell>
          <table:table-cell office:value-type="currency" office:value="40316" table:style-name="ce9">
            <text:p>₹ 40,31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5" table:style-name="ce6">
            <text:p>5</text:p>
          </table:table-cell>
          <table:table-cell office:value-type="float" office:value="6" table:formula="of:=MONTH([.I11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65</text:p>
          </table:table-cell>
          <table:table-cell office:value-type="string" table:style-name="ce6">
            <text:p>Dominic Parker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2" table:style-name="ce6">
            <text:p>62</text:p>
          </table:table-cell>
          <table:table-cell office:value-type="date" office:date-value="2011-10-04T00:00:00" table:style-name="ce7">
            <text:p>04-10-2011</text:p>
          </table:table-cell>
          <table:table-cell office:value-type="currency" office:value="63959" table:style-name="ce9">
            <text:p>₹ 63,9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3" table:style-name="ce6">
            <text:p>13</text:p>
          </table:table-cell>
          <table:table-cell office:value-type="float" office:value="10" table:formula="of:=MONTH([.I11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72</text:p>
          </table:table-cell>
          <table:table-cell office:value-type="string" table:style-name="ce6">
            <text:p>Sophie Oh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17-11-09T00:00:00" table:style-name="ce7">
            <text:p>09-11-2017</text:p>
          </table:table-cell>
          <table:table-cell office:value-type="currency" office:value="63985" table:style-name="ce9">
            <text:p>₹ 63,9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11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17</text:p>
          </table:table-cell>
          <table:table-cell office:value-type="string" table:style-name="ce6">
            <text:p>Everleigh Washington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2001-10-20T00:00:00" table:style-name="ce7">
            <text:p>20-10-2001</text:p>
          </table:table-cell>
          <table:table-cell office:value-type="currency" office:value="64057" table:style-name="ce9">
            <text:p>₹ 64,05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3" table:style-name="ce6">
            <text:p>23</text:p>
          </table:table-cell>
          <table:table-cell office:value-type="float" office:value="10" table:formula="of:=MONTH([.I12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78</text:p>
          </table:table-cell>
          <table:table-cell office:value-type="string" table:style-name="ce6">
            <text:p>Genesis Xiong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1" table:style-name="ce6">
            <text:p>51</text:p>
          </table:table-cell>
          <table:table-cell office:value-type="date" office:date-value="2012-02-25T00:00:00" table:style-name="ce7">
            <text:p>25-02-2012</text:p>
          </table:table-cell>
          <table:table-cell office:value-type="currency" office:value="64170" table:style-name="ce9">
            <text:p>₹ 64,1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3" table:style-name="ce6">
            <text:p>13</text:p>
          </table:table-cell>
          <table:table-cell office:value-type="float" office:value="2" table:formula="of:=MONTH([.I12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82</text:p>
          </table:table-cell>
          <table:table-cell office:value-type="string" table:style-name="ce6">
            <text:p>Jeremiah Castill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8" table:style-name="ce6">
            <text:p>58</text:p>
          </table:table-cell>
          <table:table-cell office:value-type="date" office:date-value="2006-04-12T00:00:00" table:style-name="ce7">
            <text:p>12-04-2006</text:p>
          </table:table-cell>
          <table:table-cell office:value-type="currency" office:value="64202" table:style-name="ce9">
            <text:p>₹ 64,2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9" table:style-name="ce6">
            <text:p>19</text:p>
          </table:table-cell>
          <table:table-cell office:value-type="float" office:value="4" table:formula="of:=MONTH([.I12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49</text:p>
          </table:table-cell>
          <table:table-cell office:value-type="string" table:style-name="ce6">
            <text:p>Valentina Moua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5-11-10T00:00:00" table:style-name="ce7">
            <text:p>10-11-2015</text:p>
          </table:table-cell>
          <table:table-cell office:value-type="currency" office:value="64204" table:style-name="ce9">
            <text:p>₹ 64,20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11" table:formula="of:=MONTH([.I12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49</text:p>
          </table:table-cell>
          <table:table-cell office:value-type="string" table:style-name="ce6">
            <text:p>Charles Gonzalez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7" table:style-name="ce6">
            <text:p>27</text:p>
          </table:table-cell>
          <table:table-cell office:value-type="date" office:date-value="2018-09-28T00:00:00" table:style-name="ce7">
            <text:p>28-09-2018</text:p>
          </table:table-cell>
          <table:table-cell office:value-type="currency" office:value="64247" table:style-name="ce9">
            <text:p>₹ 64,24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7" table:style-name="ce6">
            <text:p>7</text:p>
          </table:table-cell>
          <table:table-cell office:value-type="float" office:value="9" table:formula="of:=MONTH([.I12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75</text:p>
          </table:table-cell>
          <table:table-cell office:value-type="string" table:style-name="ce6">
            <text:p>Joshua Juarez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5-05-05T00:00:00" table:style-name="ce7">
            <text:p>05-05-2015</text:p>
          </table:table-cell>
          <table:table-cell office:value-type="currency" office:value="64364" table:style-name="ce9">
            <text:p>₹ 64,36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0" table:style-name="ce6">
            <text:p>10</text:p>
          </table:table-cell>
          <table:table-cell office:value-type="float" office:value="5" table:formula="of:=MONTH([.I12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33</text:p>
          </table:table-cell>
          <table:table-cell office:value-type="string" table:style-name="ce6">
            <text:p>Jaxson Wright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4" table:style-name="ce6">
            <text:p>54</text:p>
          </table:table-cell>
          <table:table-cell office:value-type="date" office:date-value="2010-12-28T00:00:00" table:style-name="ce7">
            <text:p>28-12-2010</text:p>
          </table:table-cell>
          <table:table-cell office:value-type="currency" office:value="64417" table:style-name="ce9">
            <text:p>₹ 64,4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4" table:style-name="ce6">
            <text:p>14</text:p>
          </table:table-cell>
          <table:table-cell office:value-type="float" office:value="12" table:formula="of:=MONTH([.I12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97</text:p>
          </table:table-cell>
          <table:table-cell office:value-type="string" table:style-name="ce6">
            <text:p>Eleanor Williams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05-02-09T00:00:00" table:style-name="ce7">
            <text:p>09-02-2005</text:p>
          </table:table-cell>
          <table:table-cell office:value-type="currency" office:value="64462" table:style-name="ce9">
            <text:p>₹ 64,4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0" table:style-name="ce6">
            <text:p>20</text:p>
          </table:table-cell>
          <table:table-cell office:value-type="float" office:value="2" table:formula="of:=MONTH([.I12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16</text:p>
          </table:table-cell>
          <table:table-cell office:value-type="string" table:style-name="ce6">
            <text:p>Skylar Watson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10-08T00:00:00" table:style-name="ce7">
            <text:p>08-10-2021</text:p>
          </table:table-cell>
          <table:table-cell office:value-type="currency" office:value="64475" table:style-name="ce9">
            <text:p>₹ 64,4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12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01</text:p>
          </table:table-cell>
          <table:table-cell office:value-type="string" table:style-name="ce6">
            <text:p>Melody H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7-12-02T00:00:00" table:style-name="ce7">
            <text:p>02-12-2007</text:p>
          </table:table-cell>
          <table:table-cell office:value-type="currency" office:value="64494" table:style-name="ce9">
            <text:p>₹ 64,4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7" table:style-name="ce6">
            <text:p>17</text:p>
          </table:table-cell>
          <table:table-cell office:value-type="float" office:value="12" table:formula="of:=MONTH([.I12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78</text:p>
          </table:table-cell>
          <table:table-cell office:value-type="string" table:style-name="ce6">
            <text:p>Peyton Harris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09-04-05T00:00:00" table:style-name="ce7">
            <text:p>05-04-2009</text:p>
          </table:table-cell>
          <table:table-cell office:value-type="currency" office:value="64505" table:style-name="ce9">
            <text:p>₹ 64,5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6" table:style-name="ce6">
            <text:p>16</text:p>
          </table:table-cell>
          <table:table-cell office:value-type="float" office:value="4" table:formula="of:=MONTH([.I13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22</text:p>
          </table:table-cell>
          <table:table-cell office:value-type="string" table:style-name="ce6">
            <text:p>Elena Her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2" table:style-name="ce6">
            <text:p>62</text:p>
          </table:table-cell>
          <table:table-cell office:value-type="date" office:date-value="2006-09-17T00:00:00" table:style-name="ce7">
            <text:p>17-09-2006</text:p>
          </table:table-cell>
          <table:table-cell office:value-type="currency" office:value="64669" table:style-name="ce9">
            <text:p>₹ 64,66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9" table:style-name="ce6">
            <text:p>19</text:p>
          </table:table-cell>
          <table:table-cell office:value-type="float" office:value="9" table:formula="of:=MONTH([.I13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29</text:p>
          </table:table-cell>
          <table:table-cell office:value-type="string" table:style-name="ce6">
            <text:p>Gabriel Yu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14-06-23T00:00:00" table:style-name="ce7">
            <text:p>23-06-2014</text:p>
          </table:table-cell>
          <table:table-cell office:value-type="currency" office:value="64677" table:style-name="ce9">
            <text:p>₹ 64,67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1" table:style-name="ce6">
            <text:p>11</text:p>
          </table:table-cell>
          <table:table-cell office:value-type="float" office:value="6" table:formula="of:=MONTH([.I13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35</text:p>
          </table:table-cell>
          <table:table-cell office:value-type="string" table:style-name="ce6">
            <text:p>Joseph Martin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1" table:style-name="ce6">
            <text:p>41</text:p>
          </table:table-cell>
          <table:table-cell office:value-type="date" office:date-value="2016-09-13T00:00:00" table:style-name="ce7">
            <text:p>13-09-2016</text:p>
          </table:table-cell>
          <table:table-cell office:value-type="currency" office:value="64847" table:style-name="ce9">
            <text:p>₹ 64,84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MONTH([.I13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62</text:p>
          </table:table-cell>
          <table:table-cell office:value-type="string" table:style-name="ce6">
            <text:p>Lily Henderson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11-05-20T00:00:00" table:style-name="ce7">
            <text:p>20-05-2011</text:p>
          </table:table-cell>
          <table:table-cell office:value-type="currency" office:value="64937" table:style-name="ce9">
            <text:p>₹ 64,9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4" table:style-name="ce6">
            <text:p>14</text:p>
          </table:table-cell>
          <table:table-cell office:value-type="float" office:value="5" table:formula="of:=MONTH([.I13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25</text:p>
          </table:table-cell>
          <table:table-cell office:value-type="string" table:style-name="ce6">
            <text:p>Nova Herrera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4-05-10T00:00:00" table:style-name="ce7">
            <text:p>10-05-2014</text:p>
          </table:table-cell>
          <table:table-cell office:value-type="currency" office:value="65047" table:style-name="ce9">
            <text:p>₹ 65,04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1" table:style-name="ce6">
            <text:p>11</text:p>
          </table:table-cell>
          <table:table-cell office:value-type="float" office:value="5" table:formula="of:=MONTH([.I13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76</text:p>
          </table:table-cell>
          <table:table-cell office:value-type="string" table:style-name="ce6">
            <text:p>Hazel Griffin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15-11-09T00:00:00" table:style-name="ce7">
            <text:p>09-11-2015</text:p>
          </table:table-cell>
          <table:table-cell office:value-type="currency" office:value="65247" table:style-name="ce9">
            <text:p>₹ 65,24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9" table:style-name="ce6">
            <text:p>9</text:p>
          </table:table-cell>
          <table:table-cell office:value-type="float" office:value="11" table:formula="of:=MONTH([.I13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89</text:p>
          </table:table-cell>
          <table:table-cell office:value-type="string" table:style-name="ce6">
            <text:p>Isla Chavez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8-05-19T00:00:00" table:style-name="ce7">
            <text:p>19-05-2018</text:p>
          </table:table-cell>
          <table:table-cell office:value-type="currency" office:value="65334" table:style-name="ce9">
            <text:p>₹ 65,33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13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99</text:p>
          </table:table-cell>
          <table:table-cell office:value-type="string" table:style-name="ce6">
            <text:p>Ivy Tang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12-05-03T00:00:00" table:style-name="ce7">
            <text:p>03-05-2012</text:p>
          </table:table-cell>
          <table:table-cell office:value-type="currency" office:value="65340" table:style-name="ce9">
            <text:p>₹ 65,34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3" table:style-name="ce6">
            <text:p>13</text:p>
          </table:table-cell>
          <table:table-cell office:value-type="float" office:value="5" table:formula="of:=MONTH([.I13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81</text:p>
          </table:table-cell>
          <table:table-cell office:value-type="string" table:style-name="ce6">
            <text:p>Andrew Reed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28" table:style-name="ce6">
            <text:p>28</text:p>
          </table:table-cell>
          <table:table-cell office:value-type="date" office:date-value="2019-06-17T00:00:00" table:style-name="ce7">
            <text:p>17-06-2019</text:p>
          </table:table-cell>
          <table:table-cell office:value-type="currency" office:value="65341" table:style-name="ce9">
            <text:p>₹ 65,34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6" table:formula="of:=MONTH([.I13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19</text:p>
          </table:table-cell>
          <table:table-cell office:value-type="string" table:style-name="ce6">
            <text:p>Jack Brow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4-12-07T00:00:00" table:style-name="ce7">
            <text:p>07-12-2004</text:p>
          </table:table-cell>
          <table:table-cell office:value-type="currency" office:value="40752" table:style-name="ce9">
            <text:p>₹ 40,7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0" table:style-name="ce6">
            <text:p>20</text:p>
          </table:table-cell>
          <table:table-cell office:value-type="float" office:value="12" table:formula="of:=MONTH([.I14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04</text:p>
          </table:table-cell>
          <table:table-cell office:value-type="string" table:style-name="ce6">
            <text:p>Everleigh Nunez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21-02-05T00:00:00" table:style-name="ce7">
            <text:p>05-02-2021</text:p>
          </table:table-cell>
          <table:table-cell office:value-type="currency" office:value="65507" table:style-name="ce9">
            <text:p>₹ 65,50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14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08</text:p>
          </table:table-cell>
          <table:table-cell office:value-type="string" table:style-name="ce6">
            <text:p>Kai Flores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5" table:style-name="ce6">
            <text:p>35</text:p>
          </table:table-cell>
          <table:table-cell office:value-type="date" office:date-value="2017-05-23T00:00:00" table:style-name="ce7">
            <text:p>23-05-2017</text:p>
          </table:table-cell>
          <table:table-cell office:value-type="currency" office:value="65566" table:style-name="ce9">
            <text:p>₹ 65,56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5" table:formula="of:=MONTH([.I14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96</text:p>
          </table:table-cell>
          <table:table-cell office:value-type="string" table:style-name="ce6">
            <text:p>Ava Ortiz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04-07-20T00:00:00" table:style-name="ce7">
            <text:p>20-07-2004</text:p>
          </table:table-cell>
          <table:table-cell office:value-type="currency" office:value="65702" table:style-name="ce9">
            <text:p>₹ 65,7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1" table:style-name="ce6">
            <text:p>21</text:p>
          </table:table-cell>
          <table:table-cell office:value-type="float" office:value="7" table:formula="of:=MONTH([.I14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48</text:p>
          </table:table-cell>
          <table:table-cell office:value-type="string" table:style-name="ce6">
            <text:p>Vivian Hunter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26" table:style-name="ce6">
            <text:p>26</text:p>
          </table:table-cell>
          <table:table-cell office:value-type="date" office:date-value="2019-08-21T00:00:00" table:style-name="ce7">
            <text:p>21-08-2019</text:p>
          </table:table-cell>
          <table:table-cell office:value-type="currency" office:value="66084" table:style-name="ce9">
            <text:p>₹ 66,08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6" table:style-name="ce6">
            <text:p>6</text:p>
          </table:table-cell>
          <table:table-cell office:value-type="float" office:value="8" table:formula="of:=MONTH([.I14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94</text:p>
          </table:table-cell>
          <table:table-cell office:value-type="string" table:style-name="ce6">
            <text:p>Angel Powell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08-07-11T00:00:00" table:style-name="ce7">
            <text:p>11-07-2008</text:p>
          </table:table-cell>
          <table:table-cell office:value-type="currency" office:value="66521" table:style-name="ce9">
            <text:p>₹ 66,5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7" table:style-name="ce6">
            <text:p>17</text:p>
          </table:table-cell>
          <table:table-cell office:value-type="float" office:value="7" table:formula="of:=MONTH([.I14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17</text:p>
          </table:table-cell>
          <table:table-cell office:value-type="string" table:style-name="ce6">
            <text:p>Everett Morales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7" table:style-name="ce6">
            <text:p>57</text:p>
          </table:table-cell>
          <table:table-cell office:value-type="date" office:date-value="2014-07-10T00:00:00" table:style-name="ce7">
            <text:p>10-07-2014</text:p>
          </table:table-cell>
          <table:table-cell office:value-type="currency" office:value="66649" table:style-name="ce9">
            <text:p>₹ 66,64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1" table:style-name="ce6">
            <text:p>11</text:p>
          </table:table-cell>
          <table:table-cell office:value-type="float" office:value="7" table:formula="of:=MONTH([.I14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78</text:p>
          </table:table-cell>
          <table:table-cell office:value-type="string" table:style-name="ce6">
            <text:p>Nevaeh James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7-11-03T00:00:00" table:style-name="ce7">
            <text:p>03-11-2017</text:p>
          </table:table-cell>
          <table:table-cell office:value-type="currency" office:value="66660" table:style-name="ce9">
            <text:p>₹ 66,66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14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16</text:p>
          </table:table-cell>
          <table:table-cell office:value-type="string" table:style-name="ce6">
            <text:p>Caleb Marquez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9-10-15T00:00:00" table:style-name="ce7">
            <text:p>15-10-2019</text:p>
          </table:table-cell>
          <table:table-cell office:value-type="currency" office:value="66819" table:style-name="ce9">
            <text:p>₹ 66,81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14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07</text:p>
          </table:table-cell>
          <table:table-cell office:value-type="string" table:style-name="ce6">
            <text:p>John Contrera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5" table:style-name="ce6">
            <text:p>35</text:p>
          </table:table-cell>
          <table:table-cell office:value-type="date" office:date-value="2011-05-15T00:00:00" table:style-name="ce7">
            <text:p>15-05-2011</text:p>
          </table:table-cell>
          <table:table-cell office:value-type="currency" office:value="66889" table:style-name="ce9">
            <text:p>₹ 66,88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4" table:style-name="ce6">
            <text:p>14</text:p>
          </table:table-cell>
          <table:table-cell office:value-type="float" office:value="5" table:formula="of:=MONTH([.I14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29</text:p>
          </table:table-cell>
          <table:table-cell office:value-type="string" table:style-name="ce6">
            <text:p>Allison Espinoza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20-04-16T00:00:00" table:style-name="ce7">
            <text:p>16-04-2020</text:p>
          </table:table-cell>
          <table:table-cell office:value-type="currency" office:value="66958" table:style-name="ce9">
            <text:p>₹ 66,9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15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84</text:p>
          </table:table-cell>
          <table:table-cell office:value-type="string" table:style-name="ce6">
            <text:p>Jaxson Liang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19-03-03T00:00:00" table:style-name="ce7">
            <text:p>03-03-2019</text:p>
          </table:table-cell>
          <table:table-cell office:value-type="currency" office:value="67114" table:style-name="ce9">
            <text:p>₹ 67,11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6" table:style-name="ce6">
            <text:p>6</text:p>
          </table:table-cell>
          <table:table-cell office:value-type="float" office:value="3" table:formula="of:=MONTH([.I15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28</text:p>
          </table:table-cell>
          <table:table-cell office:value-type="string" table:style-name="ce6">
            <text:p>Jacob Doan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21-08-02T00:00:00" table:style-name="ce7">
            <text:p>02-08-2021</text:p>
          </table:table-cell>
          <table:table-cell office:value-type="currency" office:value="67130" table:style-name="ce9">
            <text:p>₹ 67,13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8" table:formula="of:=MONTH([.I15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64</text:p>
          </table:table-cell>
          <table:table-cell office:value-type="string" table:style-name="ce6">
            <text:p>Lincoln Fong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20-02-17T00:00:00" table:style-name="ce7">
            <text:p>17-02-2020</text:p>
          </table:table-cell>
          <table:table-cell office:value-type="currency" office:value="67171" table:style-name="ce9">
            <text:p>₹ 67,17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5" table:style-name="ce6">
            <text:p>5</text:p>
          </table:table-cell>
          <table:table-cell office:value-type="float" office:value="2" table:formula="of:=MONTH([.I15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96</text:p>
          </table:table-cell>
          <table:table-cell office:value-type="string" table:style-name="ce6">
            <text:p>Ryan Lu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7-08T00:00:00" table:style-name="ce7">
            <text:p>08-07-2021</text:p>
          </table:table-cell>
          <table:table-cell office:value-type="currency" office:value="67275" table:style-name="ce9">
            <text:p>₹ 67,2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15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37</text:p>
          </table:table-cell>
          <table:table-cell office:value-type="string" table:style-name="ce6">
            <text:p>Landon Thao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1-21T00:00:00" table:style-name="ce7">
            <text:p>21-01-2021</text:p>
          </table:table-cell>
          <table:table-cell office:value-type="currency" office:value="67299" table:style-name="ce9">
            <text:p>₹ 67,2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15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81</text:p>
          </table:table-cell>
          <table:table-cell office:value-type="string" table:style-name="ce6">
            <text:p>Isaac Mitchell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6" table:style-name="ce6">
            <text:p>46</text:p>
          </table:table-cell>
          <table:table-cell office:value-type="date" office:date-value="2005-06-10T00:00:00" table:style-name="ce7">
            <text:p>10-06-2005</text:p>
          </table:table-cell>
          <table:table-cell office:value-type="currency" office:value="67374" table:style-name="ce9">
            <text:p>₹ 67,37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0" table:style-name="ce6">
            <text:p>20</text:p>
          </table:table-cell>
          <table:table-cell office:value-type="float" office:value="6" table:formula="of:=MONTH([.I15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07</text:p>
          </table:table-cell>
          <table:table-cell office:value-type="string" table:style-name="ce6">
            <text:p>Kennedy Do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05-10-15T00:00:00" table:style-name="ce7">
            <text:p>15-10-2005</text:p>
          </table:table-cell>
          <table:table-cell office:value-type="currency" office:value="67398" table:style-name="ce9">
            <text:p>₹ 67,3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9" table:style-name="ce6">
            <text:p>19</text:p>
          </table:table-cell>
          <table:table-cell office:value-type="float" office:value="10" table:formula="of:=MONTH([.I1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32</text:p>
          </table:table-cell>
          <table:table-cell office:value-type="string" table:style-name="ce6">
            <text:p>Alice Tra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14-07-29T00:00:00" table:style-name="ce7">
            <text:p>29-07-2014</text:p>
          </table:table-cell>
          <table:table-cell office:value-type="currency" office:value="40897" table:style-name="ce9">
            <text:p>₹ 40,89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1" table:style-name="ce6">
            <text:p>11</text:p>
          </table:table-cell>
          <table:table-cell office:value-type="float" office:value="7" table:formula="of:=MONTH([.I15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79</text:p>
          </table:table-cell>
          <table:table-cell office:value-type="string" table:style-name="ce6">
            <text:p>Christopher Butler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17-10-05T00:00:00" table:style-name="ce7">
            <text:p>05-10-2017</text:p>
          </table:table-cell>
          <table:table-cell office:value-type="currency" office:value="67468" table:style-name="ce9">
            <text:p>₹ 67,4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10" table:formula="of:=MONTH([.I15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58</text:p>
          </table:table-cell>
          <table:table-cell office:value-type="string" table:style-name="ce6">
            <text:p>Robert Wright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5-06-14T00:00:00" table:style-name="ce7">
            <text:p>14-06-2015</text:p>
          </table:table-cell>
          <table:table-cell office:value-type="currency" office:value="67489" table:style-name="ce9">
            <text:p>₹ 67,48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16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94</text:p>
          </table:table-cell>
          <table:table-cell office:value-type="string" table:style-name="ce6">
            <text:p>Matthew Gupta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5-09-18T00:00:00" table:style-name="ce7">
            <text:p>18-09-2005</text:p>
          </table:table-cell>
          <table:table-cell office:value-type="currency" office:value="67686" table:style-name="ce9">
            <text:p>₹ 67,68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0" table:style-name="ce6">
            <text:p>20</text:p>
          </table:table-cell>
          <table:table-cell office:value-type="float" office:value="9" table:formula="of:=MONTH([.I16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41</text:p>
          </table:table-cell>
          <table:table-cell office:value-type="string" table:style-name="ce6">
            <text:p>Quinn Trinh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10-05-09T00:00:00" table:style-name="ce7">
            <text:p>09-05-2010</text:p>
          </table:table-cell>
          <table:table-cell office:value-type="currency" office:value="67743" table:style-name="ce9">
            <text:p>₹ 67,74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5" table:style-name="ce6">
            <text:p>15</text:p>
          </table:table-cell>
          <table:table-cell office:value-type="float" office:value="5" table:formula="of:=MONTH([.I16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16</text:p>
          </table:table-cell>
          <table:table-cell office:value-type="string" table:style-name="ce6">
            <text:p>Hudson Thompson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0" table:style-name="ce6">
            <text:p>30</text:p>
          </table:table-cell>
          <table:table-cell office:value-type="date" office:date-value="2020-10-20T00:00:00" table:style-name="ce7">
            <text:p>20-10-2020</text:p>
          </table:table-cell>
          <table:table-cell office:value-type="currency" office:value="67753" table:style-name="ce9">
            <text:p>₹ 67,7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10" table:formula="of:=MONTH([.I16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85</text:p>
          </table:table-cell>
          <table:table-cell office:value-type="string" table:style-name="ce6">
            <text:p>Eliana Turner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65" table:style-name="ce6">
            <text:p>65</text:p>
          </table:table-cell>
          <table:table-cell office:value-type="date" office:date-value="2000-09-29T00:00:00" table:style-name="ce7">
            <text:p>29-09-2000</text:p>
          </table:table-cell>
          <table:table-cell office:value-type="currency" office:value="67837" table:style-name="ce9">
            <text:p>₹ 67,8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5" table:style-name="ce6">
            <text:p>25</text:p>
          </table:table-cell>
          <table:table-cell office:value-type="float" office:value="9" table:formula="of:=MONTH([.I16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43</text:p>
          </table:table-cell>
          <table:table-cell office:value-type="string" table:style-name="ce6">
            <text:p>Nolan Bui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20-05-26T00:00:00" table:style-name="ce7">
            <text:p>26-05-2020</text:p>
          </table:table-cell>
          <table:table-cell office:value-type="currency" office:value="67925" table:style-name="ce9">
            <text:p>₹ 67,92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MONTH([.I16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55</text:p>
          </table:table-cell>
          <table:table-cell office:value-type="string" table:style-name="ce6">
            <text:p>Jose Brown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3" table:style-name="ce6">
            <text:p>43</text:p>
          </table:table-cell>
          <table:table-cell office:value-type="date" office:date-value="2016-04-07T00:00:00" table:style-name="ce7">
            <text:p>07-04-2016</text:p>
          </table:table-cell>
          <table:table-cell office:value-type="currency" office:value="67976" table:style-name="ce9">
            <text:p>₹ 67,97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9" table:style-name="ce6">
            <text:p>9</text:p>
          </table:table-cell>
          <table:table-cell office:value-type="float" office:value="4" table:formula="of:=MONTH([.I16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81</text:p>
          </table:table-cell>
          <table:table-cell office:value-type="string" table:style-name="ce6">
            <text:p>Eliana Li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8-05-07T00:00:00" table:style-name="ce7">
            <text:p>07-05-2018</text:p>
          </table:table-cell>
          <table:table-cell office:value-type="currency" office:value="67987" table:style-name="ce9">
            <text:p>₹ 67,98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16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40</text:p>
          </table:table-cell>
          <table:table-cell office:value-type="string" table:style-name="ce6">
            <text:p>Emma Perry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18-01-22T00:00:00" table:style-name="ce7">
            <text:p>22-01-2018</text:p>
          </table:table-cell>
          <table:table-cell office:value-type="currency" office:value="68176" table:style-name="ce9">
            <text:p>₹ 68,17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16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21</text:p>
          </table:table-cell>
          <table:table-cell office:value-type="string" table:style-name="ce6">
            <text:p>Lily Carter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1998-05-18T00:00:00" table:style-name="ce7">
            <text:p>18-05-1998</text:p>
          </table:table-cell>
          <table:table-cell office:value-type="currency" office:value="68268" table:style-name="ce9">
            <text:p>₹ 68,2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7" table:style-name="ce6">
            <text:p>27</text:p>
          </table:table-cell>
          <table:table-cell office:value-type="float" office:value="5" table:formula="of:=MONTH([.I16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55</text:p>
          </table:table-cell>
          <table:table-cell office:value-type="string" table:style-name="ce6">
            <text:p>Sofia Trinh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6-12-18T00:00:00" table:style-name="ce7">
            <text:p>18-12-2006</text:p>
          </table:table-cell>
          <table:table-cell office:value-type="currency" office:value="68337" table:style-name="ce9">
            <text:p>₹ 68,33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8" table:style-name="ce6">
            <text:p>18</text:p>
          </table:table-cell>
          <table:table-cell office:value-type="float" office:value="12" table:formula="of:=MONTH([.I17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54</text:p>
          </table:table-cell>
          <table:table-cell office:value-type="string" table:style-name="ce6">
            <text:p>Silas Estrada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9" table:style-name="ce6">
            <text:p>49</text:p>
          </table:table-cell>
          <table:table-cell office:value-type="date" office:date-value="2016-06-24T00:00:00" table:style-name="ce7">
            <text:p>24-06-2016</text:p>
          </table:table-cell>
          <table:table-cell office:value-type="currency" office:value="68426" table:style-name="ce9">
            <text:p>₹ 68,42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9" table:style-name="ce6">
            <text:p>9</text:p>
          </table:table-cell>
          <table:table-cell office:value-type="float" office:value="6" table:formula="of:=MONTH([.I17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22</text:p>
          </table:table-cell>
          <table:table-cell office:value-type="string" table:style-name="ce6">
            <text:p>Jade Acosta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2015-08-29T00:00:00" table:style-name="ce7">
            <text:p>29-08-2015</text:p>
          </table:table-cell>
          <table:table-cell office:value-type="currency" office:value="68488" table:style-name="ce9">
            <text:p>₹ 68,48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8" table:formula="of:=MONTH([.I17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15</text:p>
          </table:table-cell>
          <table:table-cell office:value-type="string" table:style-name="ce6">
            <text:p>Leilani Butler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27" table:style-name="ce6">
            <text:p>27</text:p>
          </table:table-cell>
          <table:table-cell office:value-type="date" office:date-value="2021-09-21T00:00:00" table:style-name="ce7">
            <text:p>21-09-2021</text:p>
          </table:table-cell>
          <table:table-cell office:value-type="currency" office:value="68728" table:style-name="ce9">
            <text:p>₹ 68,72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9" table:formula="of:=MONTH([.I17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32</text:p>
          </table:table-cell>
          <table:table-cell office:value-type="string" table:style-name="ce6">
            <text:p>Luke Marti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25" table:style-name="ce6">
            <text:p>25</text:p>
          </table:table-cell>
          <table:table-cell office:value-type="date" office:date-value="2020-05-16T00:00:00" table:style-name="ce7">
            <text:p>16-05-2020</text:p>
          </table:table-cell>
          <table:table-cell office:value-type="currency" office:value="41336" table:style-name="ce9">
            <text:p>₹ 41,3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MONTH([.I17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77</text:p>
          </table:table-cell>
          <table:table-cell office:value-type="string" table:style-name="ce6">
            <text:p>Nicholas Song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1999-05-23T00:00:00" table:style-name="ce7">
            <text:p>23-05-1999</text:p>
          </table:table-cell>
          <table:table-cell office:value-type="currency" office:value="68807" table:style-name="ce9">
            <text:p>₹ 68,80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6" table:style-name="ce6">
            <text:p>26</text:p>
          </table:table-cell>
          <table:table-cell office:value-type="float" office:value="5" table:formula="of:=MONTH([.I17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24</text:p>
          </table:table-cell>
          <table:table-cell office:value-type="string" table:style-name="ce6">
            <text:p>Everleigh Adam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20-03-14T00:00:00" table:style-name="ce7">
            <text:p>14-03-2020</text:p>
          </table:table-cell>
          <table:table-cell office:value-type="currency" office:value="68846" table:style-name="ce9">
            <text:p>₹ 68,8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3" table:formula="of:=MONTH([.I17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32</text:p>
          </table:table-cell>
          <table:table-cell office:value-type="string" table:style-name="ce6">
            <text:p>Benjamin Ramirez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05-07-27T00:00:00" table:style-name="ce7">
            <text:p>27-07-2005</text:p>
          </table:table-cell>
          <table:table-cell office:value-type="currency" office:value="68987" table:style-name="ce9">
            <text:p>₹ 68,98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0" table:style-name="ce6">
            <text:p>20</text:p>
          </table:table-cell>
          <table:table-cell office:value-type="float" office:value="7" table:formula="of:=MONTH([.I17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70</text:p>
          </table:table-cell>
          <table:table-cell office:value-type="string" table:style-name="ce6">
            <text:p>Evelyn Liang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3-06-26T00:00:00" table:style-name="ce7">
            <text:p>26-06-2013</text:p>
          </table:table-cell>
          <table:table-cell office:value-type="currency" office:value="69096" table:style-name="ce9">
            <text:p>₹ 69,09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6" table:formula="of:=MONTH([.I17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74</text:p>
          </table:table-cell>
          <table:table-cell office:value-type="string" table:style-name="ce6">
            <text:p>Maverick Henry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19-07-10T00:00:00" table:style-name="ce7">
            <text:p>10-07-2019</text:p>
          </table:table-cell>
          <table:table-cell office:value-type="currency" office:value="69110" table:style-name="ce9">
            <text:p>₹ 69,1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MONTH([.I17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23</text:p>
          </table:table-cell>
          <table:table-cell office:value-type="string" table:style-name="ce6">
            <text:p>Daniel Jordan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8" table:style-name="ce6">
            <text:p>58</text:p>
          </table:table-cell>
          <table:table-cell office:value-type="date" office:date-value="1993-07-26T00:00:00" table:style-name="ce7">
            <text:p>26-07-1993</text:p>
          </table:table-cell>
          <table:table-cell office:value-type="currency" office:value="69260" table:style-name="ce9">
            <text:p>₹ 69,26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2" table:style-name="ce6">
            <text:p>32</text:p>
          </table:table-cell>
          <table:table-cell office:value-type="float" office:value="7" table:formula="of:=MONTH([.I18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69</text:p>
          </table:table-cell>
          <table:table-cell office:value-type="string" table:style-name="ce6">
            <text:p>Nova Lin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17-10-21T00:00:00" table:style-name="ce7">
            <text:p>21-10-2017</text:p>
          </table:table-cell>
          <table:table-cell office:value-type="currency" office:value="69332" table:style-name="ce9">
            <text:p>₹ 69,33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10" table:formula="of:=MONTH([.I18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70</text:p>
          </table:table-cell>
          <table:table-cell office:value-type="string" table:style-name="ce6">
            <text:p>Ian Cortez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1" table:style-name="ce6">
            <text:p>61</text:p>
          </table:table-cell>
          <table:table-cell office:value-type="date" office:date-value="2008-04-30T00:00:00" table:style-name="ce7">
            <text:p>30-04-2008</text:p>
          </table:table-cell>
          <table:table-cell office:value-type="currency" office:value="69352" table:style-name="ce9">
            <text:p>₹ 69,35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7" table:style-name="ce6">
            <text:p>17</text:p>
          </table:table-cell>
          <table:table-cell office:value-type="float" office:value="4" table:formula="of:=MONTH([.I18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83</text:p>
          </table:table-cell>
          <table:table-cell office:value-type="string" table:style-name="ce6">
            <text:p>Sarah Ayal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2015-06-09T00:00:00" table:style-name="ce7">
            <text:p>09-06-2015</text:p>
          </table:table-cell>
          <table:table-cell office:value-type="currency" office:value="41429" table:style-name="ce9">
            <text:p>₹ 41,42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18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83</text:p>
          </table:table-cell>
          <table:table-cell office:value-type="string" table:style-name="ce6">
            <text:p>Jaxon Park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20-07-24T00:00:00" table:style-name="ce7">
            <text:p>24-07-2020</text:p>
          </table:table-cell>
          <table:table-cell office:value-type="currency" office:value="69453" table:style-name="ce9">
            <text:p>₹ 69,45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18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77</text:p>
          </table:table-cell>
          <table:table-cell office:value-type="string" table:style-name="ce6">
            <text:p>Samuel Vega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7" table:style-name="ce6">
            <text:p>37</text:p>
          </table:table-cell>
          <table:table-cell office:value-type="date" office:date-value="2013-03-30T00:00:00" table:style-name="ce7">
            <text:p>30-03-2013</text:p>
          </table:table-cell>
          <table:table-cell office:value-type="currency" office:value="69570" table:style-name="ce9">
            <text:p>₹ 69,5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2" table:style-name="ce6">
            <text:p>12</text:p>
          </table:table-cell>
          <table:table-cell office:value-type="float" office:value="3" table:formula="of:=MONTH([.I18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11</text:p>
          </table:table-cell>
          <table:table-cell office:value-type="string" table:style-name="ce6">
            <text:p>Athena Vasquez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9" table:style-name="ce6">
            <text:p>59</text:p>
          </table:table-cell>
          <table:table-cell office:value-type="date" office:date-value="2014-09-16T00:00:00" table:style-name="ce7">
            <text:p>16-09-2014</text:p>
          </table:table-cell>
          <table:table-cell office:value-type="currency" office:value="69578" table:style-name="ce9">
            <text:p>₹ 69,57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1" table:style-name="ce6">
            <text:p>11</text:p>
          </table:table-cell>
          <table:table-cell office:value-type="float" office:value="9" table:formula="of:=MONTH([.I18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42</text:p>
          </table:table-cell>
          <table:table-cell office:value-type="string" table:style-name="ce6">
            <text:p>Sebastian Rogers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19-11-29T00:00:00" table:style-name="ce7">
            <text:p>29-11-2019</text:p>
          </table:table-cell>
          <table:table-cell office:value-type="currency" office:value="69647" table:style-name="ce9">
            <text:p>₹ 69,64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11" table:formula="of:=MONTH([.I18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40</text:p>
          </table:table-cell>
          <table:table-cell office:value-type="string" table:style-name="ce6">
            <text:p>Genesis Navarro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1" table:style-name="ce6">
            <text:p>41</text:p>
          </table:table-cell>
          <table:table-cell office:value-type="date" office:date-value="2009-04-28T00:00:00" table:style-name="ce7">
            <text:p>28-04-2009</text:p>
          </table:table-cell>
          <table:table-cell office:value-type="currency" office:value="69803" table:style-name="ce9">
            <text:p>₹ 69,80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6" table:style-name="ce6">
            <text:p>16</text:p>
          </table:table-cell>
          <table:table-cell office:value-type="float" office:value="4" table:formula="of:=MONTH([.I18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95</text:p>
          </table:table-cell>
          <table:table-cell office:value-type="string" table:style-name="ce6">
            <text:p>Peyton Walker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3" table:style-name="ce6">
            <text:p>43</text:p>
          </table:table-cell>
          <table:table-cell office:value-type="date" office:date-value="2019-07-13T00:00:00" table:style-name="ce7">
            <text:p>13-07-2019</text:p>
          </table:table-cell>
          <table:table-cell office:value-type="currency" office:value="41545" table:style-name="ce9">
            <text:p>₹ 41,5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MONTH([.I18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20</text:p>
          </table:table-cell>
          <table:table-cell office:value-type="string" table:style-name="ce6">
            <text:p>Nathan Miller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27" table:style-name="ce6">
            <text:p>27</text:p>
          </table:table-cell>
          <table:table-cell office:value-type="date" office:date-value="2019-05-28T00:00:00" table:style-name="ce7">
            <text:p>28-05-2019</text:p>
          </table:table-cell>
          <table:table-cell office:value-type="currency" office:value="70110" table:style-name="ce9">
            <text:p>₹ 70,1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5" table:formula="of:=MONTH([.I19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32</text:p>
          </table:table-cell>
          <table:table-cell office:value-type="string" table:style-name="ce6">
            <text:p>Aiden Bryant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7" table:style-name="ce6">
            <text:p>47</text:p>
          </table:table-cell>
          <table:table-cell office:value-type="date" office:date-value="2002-10-21T00:00:00" table:style-name="ce7">
            <text:p>21-10-2002</text:p>
          </table:table-cell>
          <table:table-cell office:value-type="currency" office:value="70122" table:style-name="ce9">
            <text:p>₹ 70,12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2" table:style-name="ce6">
            <text:p>22</text:p>
          </table:table-cell>
          <table:table-cell office:value-type="float" office:value="10" table:formula="of:=MONTH([.I19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24</text:p>
          </table:table-cell>
          <table:table-cell office:value-type="string" table:style-name="ce6">
            <text:p>Nolan Molina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20-12-27T00:00:00" table:style-name="ce7">
            <text:p>27-12-2020</text:p>
          </table:table-cell>
          <table:table-cell office:value-type="currency" office:value="70165" table:style-name="ce9">
            <text:p>₹ 70,16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4" table:style-name="ce6">
            <text:p>4</text:p>
          </table:table-cell>
          <table:table-cell office:value-type="float" office:value="12" table:formula="of:=MONTH([.I19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25</text:p>
          </table:table-cell>
          <table:table-cell office:value-type="string" table:style-name="ce6">
            <text:p>Anna Molin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1" table:style-name="ce6">
            <text:p>41</text:p>
          </table:table-cell>
          <table:table-cell office:value-type="date" office:date-value="2016-06-12T00:00:00" table:style-name="ce7">
            <text:p>12-06-2016</text:p>
          </table:table-cell>
          <table:table-cell office:value-type="currency" office:value="70165" table:style-name="ce9">
            <text:p>₹ 70,16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6" table:formula="of:=MONTH([.I19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78</text:p>
          </table:table-cell>
          <table:table-cell office:value-type="string" table:style-name="ce6">
            <text:p>Audrey Smith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8" table:style-name="ce6">
            <text:p>58</text:p>
          </table:table-cell>
          <table:table-cell office:value-type="date" office:date-value="1995-10-27T00:00:00" table:style-name="ce7">
            <text:p>27-10-1995</text:p>
          </table:table-cell>
          <table:table-cell office:value-type="currency" office:value="70189" table:style-name="ce9">
            <text:p>₹ 70,18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9" table:style-name="ce6">
            <text:p>29</text:p>
          </table:table-cell>
          <table:table-cell office:value-type="float" office:value="10" table:formula="of:=MONTH([.I19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19</text:p>
          </table:table-cell>
          <table:table-cell office:value-type="string" table:style-name="ce6">
            <text:p>Ezra Wilson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13-10-18T00:00:00" table:style-name="ce7">
            <text:p>18-10-2013</text:p>
          </table:table-cell>
          <table:table-cell office:value-type="currency" office:value="70334" table:style-name="ce9">
            <text:p>₹ 70,33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1" table:style-name="ce6">
            <text:p>11</text:p>
          </table:table-cell>
          <table:table-cell office:value-type="float" office:value="10" table:formula="of:=MONTH([.I19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72</text:p>
          </table:table-cell>
          <table:table-cell office:value-type="string" table:style-name="ce6">
            <text:p>Charles Robinson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21-03-12T00:00:00" table:style-name="ce7">
            <text:p>12-03-2021</text:p>
          </table:table-cell>
          <table:table-cell office:value-type="currency" office:value="70369" table:style-name="ce9">
            <text:p>₹ 70,36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19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86</text:p>
          </table:table-cell>
          <table:table-cell office:value-type="string" table:style-name="ce6">
            <text:p>Parker James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05-02-05T00:00:00" table:style-name="ce7">
            <text:p>05-02-2005</text:p>
          </table:table-cell>
          <table:table-cell office:value-type="currency" office:value="70505" table:style-name="ce9">
            <text:p>₹ 70,5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0" table:style-name="ce6">
            <text:p>20</text:p>
          </table:table-cell>
          <table:table-cell office:value-type="float" office:value="2" table:formula="of:=MONTH([.I19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32</text:p>
          </table:table-cell>
          <table:table-cell office:value-type="string" table:style-name="ce6">
            <text:p>Ezra Singh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6" table:style-name="ce6">
            <text:p>56</text:p>
          </table:table-cell>
          <table:table-cell office:value-type="date" office:date-value="2006-05-10T00:00:00" table:style-name="ce7">
            <text:p>10-05-2006</text:p>
          </table:table-cell>
          <table:table-cell office:value-type="currency" office:value="41561" table:style-name="ce9">
            <text:p>₹ 41,5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9" table:style-name="ce6">
            <text:p>19</text:p>
          </table:table-cell>
          <table:table-cell office:value-type="float" office:value="5" table:formula="of:=MONTH([.I19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18</text:p>
          </table:table-cell>
          <table:table-cell office:value-type="string" table:style-name="ce6">
            <text:p>Autumn Reed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7" table:style-name="ce6">
            <text:p>37</text:p>
          </table:table-cell>
          <table:table-cell office:value-type="date" office:date-value="2017-09-17T00:00:00" table:style-name="ce7">
            <text:p>17-09-2017</text:p>
          </table:table-cell>
          <table:table-cell office:value-type="currency" office:value="70770" table:style-name="ce9">
            <text:p>₹ 70,7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19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45</text:p>
          </table:table-cell>
          <table:table-cell office:value-type="string" table:style-name="ce6">
            <text:p>Benjamin Delgado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4" table:style-name="ce6">
            <text:p>64</text:p>
          </table:table-cell>
          <table:table-cell office:value-type="date" office:date-value="1992-09-28T00:00:00" table:style-name="ce7">
            <text:p>28-09-1992</text:p>
          </table:table-cell>
          <table:table-cell office:value-type="currency" office:value="70778" table:style-name="ce9">
            <text:p>₹ 70,7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33" table:style-name="ce6">
            <text:p>33</text:p>
          </table:table-cell>
          <table:table-cell office:value-type="float" office:value="9" table:formula="of:=MONTH([.I20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63</text:p>
          </table:table-cell>
          <table:table-cell office:value-type="string" table:style-name="ce6">
            <text:p>Ian Gutierrez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21-04-09T00:00:00" table:style-name="ce7">
            <text:p>09-04-2021</text:p>
          </table:table-cell>
          <table:table-cell office:value-type="currency" office:value="70980" table:style-name="ce9">
            <text:p>₹ 70,98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20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70</text:p>
          </table:table-cell>
          <table:table-cell office:value-type="string" table:style-name="ce6">
            <text:p>Hannah Nelso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5" table:style-name="ce6">
            <text:p>35</text:p>
          </table:table-cell>
          <table:table-cell office:value-type="date" office:date-value="2019-09-07T00:00:00" table:style-name="ce7">
            <text:p>07-09-2019</text:p>
          </table:table-cell>
          <table:table-cell office:value-type="currency" office:value="70992" table:style-name="ce9">
            <text:p>₹ 70,9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20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1</text:p>
          </table:table-cell>
          <table:table-cell office:value-type="string" table:style-name="ce6">
            <text:p>Leilani Yee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17-07-12T00:00:00" table:style-name="ce7">
            <text:p>12-07-2017</text:p>
          </table:table-cell>
          <table:table-cell office:value-type="currency" office:value="70996" table:style-name="ce9">
            <text:p>₹ 70,99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8" table:style-name="ce6">
            <text:p>8</text:p>
          </table:table-cell>
          <table:table-cell office:value-type="float" office:value="7" table:formula="of:=MONTH([.I20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47</text:p>
          </table:table-cell>
          <table:table-cell office:value-type="string" table:style-name="ce6">
            <text:p>Xavier Per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1" table:style-name="ce6">
            <text:p>51</text:p>
          </table:table-cell>
          <table:table-cell office:value-type="date" office:date-value="1998-02-26T00:00:00" table:style-name="ce7">
            <text:p>26-02-1998</text:p>
          </table:table-cell>
          <table:table-cell office:value-type="currency" office:value="71111" table:style-name="ce9">
            <text:p>₹ 71,11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7" table:style-name="ce6">
            <text:p>27</text:p>
          </table:table-cell>
          <table:table-cell office:value-type="float" office:value="2" table:formula="of:=MONTH([.I20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90</text:p>
          </table:table-cell>
          <table:table-cell office:value-type="string" table:style-name="ce6">
            <text:p>Gabriel Carter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7" table:style-name="ce6">
            <text:p>57</text:p>
          </table:table-cell>
          <table:table-cell office:value-type="date" office:date-value="2018-07-18T00:00:00" table:style-name="ce7">
            <text:p>18-07-2018</text:p>
          </table:table-cell>
          <table:table-cell office:value-type="currency" office:value="71167" table:style-name="ce9">
            <text:p>₹ 71,1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7" table:formula="of:=MONTH([.I20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78</text:p>
          </table:table-cell>
          <table:table-cell office:value-type="string" table:style-name="ce6">
            <text:p>Ezra Simmons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1" table:style-name="ce6">
            <text:p>31</text:p>
          </table:table-cell>
          <table:table-cell office:value-type="date" office:date-value="2016-05-07T00:00:00" table:style-name="ce7">
            <text:p>07-05-2016</text:p>
          </table:table-cell>
          <table:table-cell office:value-type="currency" office:value="71192" table:style-name="ce9">
            <text:p>₹ 71,1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20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98</text:p>
          </table:table-cell>
          <table:table-cell office:value-type="string" table:style-name="ce6">
            <text:p>Oliver Moua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21-06-28T00:00:00" table:style-name="ce7">
            <text:p>28-06-2021</text:p>
          </table:table-cell>
          <table:table-cell office:value-type="currency" office:value="71234" table:style-name="ce9">
            <text:p>₹ 71,23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4" table:style-name="ce6">
            <text:p>4</text:p>
          </table:table-cell>
          <table:table-cell office:value-type="float" office:value="6" table:formula="of:=MONTH([.I20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88</text:p>
          </table:table-cell>
          <table:table-cell office:value-type="string" table:style-name="ce6">
            <text:p>Ella White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5" table:style-name="ce6">
            <text:p>25</text:p>
          </table:table-cell>
          <table:table-cell office:value-type="date" office:date-value="2020-01-20T00:00:00" table:style-name="ce7">
            <text:p>20-01-2020</text:p>
          </table:table-cell>
          <table:table-cell office:value-type="currency" office:value="71359" table:style-name="ce9">
            <text:p>₹ 71,3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1" table:formula="of:=MONTH([.I20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65</text:p>
          </table:table-cell>
          <table:table-cell office:value-type="string" table:style-name="ce6">
            <text:p>Harper Phan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6-12-07T00:00:00" table:style-name="ce7">
            <text:p>07-12-2016</text:p>
          </table:table-cell>
          <table:table-cell office:value-type="currency" office:value="71454" table:style-name="ce9">
            <text:p>₹ 71,45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8" table:style-name="ce6">
            <text:p>8</text:p>
          </table:table-cell>
          <table:table-cell office:value-type="float" office:value="12" table:formula="of:=MONTH([.I2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20</text:p>
          </table:table-cell>
          <table:table-cell office:value-type="string" table:style-name="ce6">
            <text:p>Dominic Clark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12-10-17T00:00:00" table:style-name="ce7">
            <text:p>17-10-2012</text:p>
          </table:table-cell>
          <table:table-cell office:value-type="currency" office:value="71476" table:style-name="ce9">
            <text:p>₹ 71,47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2" table:style-name="ce6">
            <text:p>12</text:p>
          </table:table-cell>
          <table:table-cell office:value-type="float" office:value="10" table:formula="of:=MONTH([.I21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17</text:p>
          </table:table-cell>
          <table:table-cell office:value-type="string" table:style-name="ce6">
            <text:p>Athena Carrill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06-04-06T00:00:00" table:style-name="ce7">
            <text:p>06-04-2006</text:p>
          </table:table-cell>
          <table:table-cell office:value-type="currency" office:value="71531" table:style-name="ce9">
            <text:p>₹ 71,5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9" table:style-name="ce6">
            <text:p>19</text:p>
          </table:table-cell>
          <table:table-cell office:value-type="float" office:value="4" table:formula="of:=MONTH([.I21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13</text:p>
          </table:table-cell>
          <table:table-cell office:value-type="string" table:style-name="ce6">
            <text:p>Caroline Nelson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60" table:style-name="ce6">
            <text:p>60</text:p>
          </table:table-cell>
          <table:table-cell office:value-type="date" office:date-value="1997-07-30T00:00:00" table:style-name="ce7">
            <text:p>30-07-1997</text:p>
          </table:table-cell>
          <table:table-cell office:value-type="currency" office:value="71677" table:style-name="ce9">
            <text:p>₹ 71,67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8" table:style-name="ce6">
            <text:p>28</text:p>
          </table:table-cell>
          <table:table-cell office:value-type="float" office:value="7" table:formula="of:=MONTH([.I21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24</text:p>
          </table:table-cell>
          <table:table-cell office:value-type="string" table:style-name="ce6">
            <text:p>Jameson Martin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7" table:style-name="ce6">
            <text:p>37</text:p>
          </table:table-cell>
          <table:table-cell office:value-type="date" office:date-value="2008-02-15T00:00:00" table:style-name="ce7">
            <text:p>15-02-2008</text:p>
          </table:table-cell>
          <table:table-cell office:value-type="currency" office:value="71695" table:style-name="ce9">
            <text:p>₹ 71,6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7" table:style-name="ce6">
            <text:p>17</text:p>
          </table:table-cell>
          <table:table-cell office:value-type="float" office:value="2" table:formula="of:=MONTH([.I21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79</text:p>
          </table:table-cell>
          <table:table-cell office:value-type="string" table:style-name="ce6">
            <text:p>Scarlett Rodrigu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0" table:style-name="ce6">
            <text:p>60</text:p>
          </table:table-cell>
          <table:table-cell office:value-type="date" office:date-value="2007-02-24T00:00:00" table:style-name="ce7">
            <text:p>24-02-2007</text:p>
          </table:table-cell>
          <table:table-cell office:value-type="currency" office:value="71699" table:style-name="ce9">
            <text:p>₹ 71,69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8" table:style-name="ce6">
            <text:p>18</text:p>
          </table:table-cell>
          <table:table-cell office:value-type="float" office:value="2" table:formula="of:=MONTH([.I2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03</text:p>
          </table:table-cell>
          <table:table-cell office:value-type="string" table:style-name="ce6">
            <text:p>Andrew Ma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7-09-24T00:00:00" table:style-name="ce7">
            <text:p>24-09-2017</text:p>
          </table:table-cell>
          <table:table-cell office:value-type="currency" office:value="71755" table:style-name="ce9">
            <text:p>₹ 71,75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21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27</text:p>
          </table:table-cell>
          <table:table-cell office:value-type="string" table:style-name="ce6">
            <text:p>Mateo Chu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20-04-16T00:00:00" table:style-name="ce7">
            <text:p>16-04-2020</text:p>
          </table:table-cell>
          <table:table-cell office:value-type="currency" office:value="71864" table:style-name="ce9">
            <text:p>₹ 71,86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21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26</text:p>
          </table:table-cell>
          <table:table-cell office:value-type="string" table:style-name="ce6">
            <text:p>Isabella Scott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8" table:style-name="ce6">
            <text:p>58</text:p>
          </table:table-cell>
          <table:table-cell office:value-type="date" office:date-value="2016-04-26T00:00:00" table:style-name="ce7">
            <text:p>26-04-2016</text:p>
          </table:table-cell>
          <table:table-cell office:value-type="currency" office:value="72045" table:style-name="ce9">
            <text:p>₹ 72,0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9" table:style-name="ce6">
            <text:p>9</text:p>
          </table:table-cell>
          <table:table-cell office:value-type="float" office:value="4" table:formula="of:=MONTH([.I21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05</text:p>
          </table:table-cell>
          <table:table-cell office:value-type="string" table:style-name="ce6">
            <text:p>Autumn Gonzale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2-06-06T00:00:00" table:style-name="ce7">
            <text:p>06-06-2012</text:p>
          </table:table-cell>
          <table:table-cell office:value-type="currency" office:value="72126" table:style-name="ce9">
            <text:p>₹ 72,12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3" table:style-name="ce6">
            <text:p>13</text:p>
          </table:table-cell>
          <table:table-cell office:value-type="float" office:value="6" table:formula="of:=MONTH([.I21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53</text:p>
          </table:table-cell>
          <table:table-cell office:value-type="string" table:style-name="ce6">
            <text:p>Vivian Chu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21-01-17T00:00:00" table:style-name="ce7">
            <text:p>17-01-2021</text:p>
          </table:table-cell>
          <table:table-cell office:value-type="currency" office:value="72131" table:style-name="ce9">
            <text:p>₹ 72,13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21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78</text:p>
          </table:table-cell>
          <table:table-cell office:value-type="string" table:style-name="ce6">
            <text:p>Eva Garcia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1" table:style-name="ce6">
            <text:p>31</text:p>
          </table:table-cell>
          <table:table-cell office:value-type="date" office:date-value="2021-04-11T00:00:00" table:style-name="ce7">
            <text:p>11-04-2021</text:p>
          </table:table-cell>
          <table:table-cell office:value-type="currency" office:value="72235" table:style-name="ce9">
            <text:p>₹ 72,23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22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24</text:p>
          </table:table-cell>
          <table:table-cell office:value-type="string" table:style-name="ce6">
            <text:p>Lucas Ramos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6" table:style-name="ce6">
            <text:p>56</text:p>
          </table:table-cell>
          <table:table-cell office:value-type="date" office:date-value="1998-01-21T00:00:00" table:style-name="ce7">
            <text:p>21-01-1998</text:p>
          </table:table-cell>
          <table:table-cell office:value-type="currency" office:value="72303" table:style-name="ce9">
            <text:p>₹ 72,3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7" table:style-name="ce6">
            <text:p>27</text:p>
          </table:table-cell>
          <table:table-cell office:value-type="float" office:value="1" table:formula="of:=MONTH([.I22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70</text:p>
          </table:table-cell>
          <table:table-cell office:value-type="string" table:style-name="ce6">
            <text:p>Autumn Thao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7-09-26T00:00:00" table:style-name="ce7">
            <text:p>26-09-2017</text:p>
          </table:table-cell>
          <table:table-cell office:value-type="currency" office:value="72340" table:style-name="ce9">
            <text:p>₹ 72,34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22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73</text:p>
          </table:table-cell>
          <table:table-cell office:value-type="string" table:style-name="ce6">
            <text:p>Daniel Shah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10-06-04T00:00:00" table:style-name="ce7">
            <text:p>04-06-2010</text:p>
          </table:table-cell>
          <table:table-cell office:value-type="currency" office:value="72425" table:style-name="ce9">
            <text:p>₹ 72,42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5" table:style-name="ce6">
            <text:p>15</text:p>
          </table:table-cell>
          <table:table-cell office:value-type="float" office:value="6" table:formula="of:=MONTH([.I2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25</text:p>
          </table:table-cell>
          <table:table-cell office:value-type="string" table:style-name="ce6">
            <text:p>Athena Jordan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2" table:style-name="ce6">
            <text:p>42</text:p>
          </table:table-cell>
          <table:table-cell office:value-type="date" office:date-value="2011-02-19T00:00:00" table:style-name="ce7">
            <text:p>19-02-2011</text:p>
          </table:table-cell>
          <table:table-cell office:value-type="currency" office:value="72486" table:style-name="ce9">
            <text:p>₹ 72,4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2" table:formula="of:=MONTH([.I22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68</text:p>
          </table:table-cell>
          <table:table-cell office:value-type="string" table:style-name="ce6">
            <text:p>Charlotte Wu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07-05-02T00:00:00" table:style-name="ce7">
            <text:p>02-05-2007</text:p>
          </table:table-cell>
          <table:table-cell office:value-type="currency" office:value="72805" table:style-name="ce9">
            <text:p>₹ 72,80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8" table:style-name="ce6">
            <text:p>18</text:p>
          </table:table-cell>
          <table:table-cell office:value-type="float" office:value="5" table:formula="of:=MONTH([.I22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90</text:p>
          </table:table-cell>
          <table:table-cell office:value-type="string" table:style-name="ce6">
            <text:p>Penelope Choi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10-09-10T00:00:00" table:style-name="ce7">
            <text:p>10-09-2010</text:p>
          </table:table-cell>
          <table:table-cell office:value-type="currency" office:value="72826" table:style-name="ce9">
            <text:p>₹ 72,82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5" table:style-name="ce6">
            <text:p>15</text:p>
          </table:table-cell>
          <table:table-cell office:value-type="float" office:value="9" table:formula="of:=MONTH([.I22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61</text:p>
          </table:table-cell>
          <table:table-cell office:value-type="string" table:style-name="ce6">
            <text:p>Emma Hill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2016-12-27T00:00:00" table:style-name="ce7">
            <text:p>27-12-2016</text:p>
          </table:table-cell>
          <table:table-cell office:value-type="currency" office:value="41673" table:style-name="ce9">
            <text:p>₹ 41,67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8" table:style-name="ce6">
            <text:p>8</text:p>
          </table:table-cell>
          <table:table-cell office:value-type="float" office:value="12" table:formula="of:=MONTH([.I22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67</text:p>
          </table:table-cell>
          <table:table-cell office:value-type="string" table:style-name="ce6">
            <text:p>Skylar Shah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12-04-27T00:00:00" table:style-name="ce7">
            <text:p>27-04-2012</text:p>
          </table:table-cell>
          <table:table-cell office:value-type="currency" office:value="72903" table:style-name="ce9">
            <text:p>₹ 72,9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3" table:style-name="ce6">
            <text:p>13</text:p>
          </table:table-cell>
          <table:table-cell office:value-type="float" office:value="4" table:formula="of:=MONTH([.I22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60</text:p>
          </table:table-cell>
          <table:table-cell office:value-type="string" table:style-name="ce6">
            <text:p>Ayla Ng</text:p>
          </table:table-cell>
          <table:table-cell office:value-type="string" table:style-name="ce6">
            <text:p>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04-03-20T00:00:00" table:style-name="ce7">
            <text:p>20-03-2004</text:p>
          </table:table-cell>
          <table:table-cell office:value-type="currency" office:value="73004" table:style-name="ce9">
            <text:p>₹ 73,00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1" table:style-name="ce6">
            <text:p>21</text:p>
          </table:table-cell>
          <table:table-cell office:value-type="float" office:value="3" table:formula="of:=MONTH([.I22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13</text:p>
          </table:table-cell>
          <table:table-cell office:value-type="string" table:style-name="ce6">
            <text:p>John Ju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8-03-12T00:00:00" table:style-name="ce7">
            <text:p>12-03-2018</text:p>
          </table:table-cell>
          <table:table-cell office:value-type="currency" office:value="73200" table:style-name="ce9">
            <text:p>₹ 73,20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23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22</text:p>
          </table:table-cell>
          <table:table-cell office:value-type="string" table:style-name="ce6">
            <text:p>Quinn Xiong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3-09-08T00:00:00" table:style-name="ce7">
            <text:p>08-09-2013</text:p>
          </table:table-cell>
          <table:table-cell office:value-type="currency" office:value="73248" table:style-name="ce9">
            <text:p>₹ 73,24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9" table:formula="of:=MONTH([.I23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99</text:p>
          </table:table-cell>
          <table:table-cell office:value-type="string" table:style-name="ce6">
            <text:p>Liam Jordan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0-08-08T00:00:00" table:style-name="ce7">
            <text:p>08-08-2020</text:p>
          </table:table-cell>
          <table:table-cell office:value-type="currency" office:value="73255" table:style-name="ce9">
            <text:p>₹ 73,2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8" table:formula="of:=MONTH([.I23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13</text:p>
          </table:table-cell>
          <table:table-cell office:value-type="string" table:style-name="ce6">
            <text:p>Autumn Joseph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9" table:style-name="ce6">
            <text:p>39</text:p>
          </table:table-cell>
          <table:table-cell office:value-type="date" office:date-value="2018-05-09T00:00:00" table:style-name="ce7">
            <text:p>09-05-2018</text:p>
          </table:table-cell>
          <table:table-cell office:value-type="currency" office:value="73317" table:style-name="ce9">
            <text:p>₹ 73,3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23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92</text:p>
          </table:table-cell>
          <table:table-cell office:value-type="string" table:style-name="ce6">
            <text:p>Sebastian Gupt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4-09-22T00:00:00" table:style-name="ce7">
            <text:p>22-09-2014</text:p>
          </table:table-cell>
          <table:table-cell office:value-type="currency" office:value="73779" table:style-name="ce9">
            <text:p>₹ 73,77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1" table:style-name="ce6">
            <text:p>11</text:p>
          </table:table-cell>
          <table:table-cell office:value-type="float" office:value="9" table:formula="of:=MONTH([.I23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44</text:p>
          </table:table-cell>
          <table:table-cell office:value-type="string" table:style-name="ce6">
            <text:p>Dylan Padilla</text:p>
          </table:table-cell>
          <table:table-cell office:value-type="string" table:style-name="ce6">
            <text:p>HRIS Analys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1" table:style-name="ce6">
            <text:p>31</text:p>
          </table:table-cell>
          <table:table-cell office:value-type="date" office:date-value="2015-12-09T00:00:00" table:style-name="ce7">
            <text:p>09-12-2015</text:p>
          </table:table-cell>
          <table:table-cell office:value-type="currency" office:value="73854" table:style-name="ce9">
            <text:p>₹ 73,8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9" table:style-name="ce6">
            <text:p>9</text:p>
          </table:table-cell>
          <table:table-cell office:value-type="float" office:value="12" table:formula="of:=MONTH([.I23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88</text:p>
          </table:table-cell>
          <table:table-cell office:value-type="string" table:style-name="ce6">
            <text:p>Cooper Gupta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8" table:style-name="ce6">
            <text:p>58</text:p>
          </table:table-cell>
          <table:table-cell office:value-type="date" office:date-value="2014-06-20T00:00:00" table:style-name="ce7">
            <text:p>20-06-2014</text:p>
          </table:table-cell>
          <table:table-cell office:value-type="currency" office:value="41728" table:style-name="ce9">
            <text:p>₹ 41,72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1" table:style-name="ce6">
            <text:p>11</text:p>
          </table:table-cell>
          <table:table-cell office:value-type="float" office:value="6" table:formula="of:=MONTH([.I23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28</text:p>
          </table:table-cell>
          <table:table-cell office:value-type="string" table:style-name="ce6">
            <text:p>Connor Luu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6-05-03T00:00:00" table:style-name="ce7">
            <text:p>03-05-2016</text:p>
          </table:table-cell>
          <table:table-cell office:value-type="currency" office:value="73899" table:style-name="ce9">
            <text:p>₹ 73,89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23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13</text:p>
          </table:table-cell>
          <table:table-cell office:value-type="string" table:style-name="ce6">
            <text:p>Jeremiah Lu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01-03-06T00:00:00" table:style-name="ce7">
            <text:p>06-03-2001</text:p>
          </table:table-cell>
          <table:table-cell office:value-type="currency" office:value="73907" table:style-name="ce9">
            <text:p>₹ 73,90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4" table:style-name="ce6">
            <text:p>24</text:p>
          </table:table-cell>
          <table:table-cell office:value-type="float" office:value="3" table:formula="of:=MONTH([.I2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03</text:p>
          </table:table-cell>
          <table:table-cell office:value-type="string" table:style-name="ce6">
            <text:p>Lyla Alvarez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1994-08-30T00:00:00" table:style-name="ce7">
            <text:p>30-08-1994</text:p>
          </table:table-cell>
          <table:table-cell office:value-type="currency" office:value="73955" table:style-name="ce9">
            <text:p>₹ 73,9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1" table:style-name="ce6">
            <text:p>31</text:p>
          </table:table-cell>
          <table:table-cell office:value-type="float" office:value="8" table:formula="of:=MONTH([.I23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38</text:p>
          </table:table-cell>
          <table:table-cell office:value-type="string" table:style-name="ce6">
            <text:p>Caleb Xiong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8" table:style-name="ce6">
            <text:p>38</text:p>
          </table:table-cell>
          <table:table-cell office:value-type="date" office:date-value="2011-11-28T00:00:00" table:style-name="ce7">
            <text:p>28-11-2011</text:p>
          </table:table-cell>
          <table:table-cell office:value-type="currency" office:value="74010" table:style-name="ce9">
            <text:p>₹ 74,0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3" table:style-name="ce6">
            <text:p>13</text:p>
          </table:table-cell>
          <table:table-cell office:value-type="float" office:value="11" table:formula="of:=MONTH([.I24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77</text:p>
          </table:table-cell>
          <table:table-cell office:value-type="string" table:style-name="ce6">
            <text:p>Connor Grant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21-10-13T00:00:00" table:style-name="ce7">
            <text:p>13-10-2021</text:p>
          </table:table-cell>
          <table:table-cell office:value-type="currency" office:value="74077" table:style-name="ce9">
            <text:p>₹ 74,07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24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49</text:p>
          </table:table-cell>
          <table:table-cell office:value-type="string" table:style-name="ce6">
            <text:p>Layla Collins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21-03-11T00:00:00" table:style-name="ce7">
            <text:p>11-03-2021</text:p>
          </table:table-cell>
          <table:table-cell office:value-type="currency" office:value="74170" table:style-name="ce9">
            <text:p>₹ 74,1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24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11</text:p>
          </table:table-cell>
          <table:table-cell office:value-type="string" table:style-name="ce6">
            <text:p>Benjamin Ford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1" table:style-name="ce6">
            <text:p>31</text:p>
          </table:table-cell>
          <table:table-cell office:value-type="date" office:date-value="2021-04-22T00:00:00" table:style-name="ce7">
            <text:p>22-04-2021</text:p>
          </table:table-cell>
          <table:table-cell office:value-type="currency" office:value="74215" table:style-name="ce9">
            <text:p>₹ 74,21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24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91</text:p>
          </table:table-cell>
          <table:table-cell office:value-type="string" table:style-name="ce6">
            <text:p>Carter Reed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0" table:style-name="ce6">
            <text:p>40</text:p>
          </table:table-cell>
          <table:table-cell office:value-type="date" office:date-value="2005-07-07T00:00:00" table:style-name="ce7">
            <text:p>07-07-2005</text:p>
          </table:table-cell>
          <table:table-cell office:value-type="currency" office:value="74412" table:style-name="ce9">
            <text:p>₹ 74,41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0" table:style-name="ce6">
            <text:p>20</text:p>
          </table:table-cell>
          <table:table-cell office:value-type="float" office:value="7" table:formula="of:=MONTH([.I24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36</text:p>
          </table:table-cell>
          <table:table-cell office:value-type="string" table:style-name="ce6">
            <text:p>Mason Cao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17-09-14T00:00:00" table:style-name="ce7">
            <text:p>14-09-2017</text:p>
          </table:table-cell>
          <table:table-cell office:value-type="currency" office:value="74449" table:style-name="ce9">
            <text:p>₹ 74,44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24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39</text:p>
          </table:table-cell>
          <table:table-cell office:value-type="string" table:style-name="ce6">
            <text:p>Jeremiah Hernandez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6" table:style-name="ce6">
            <text:p>26</text:p>
          </table:table-cell>
          <table:table-cell office:value-type="date" office:date-value="2019-04-14T00:00:00" table:style-name="ce7">
            <text:p>14-04-2019</text:p>
          </table:table-cell>
          <table:table-cell office:value-type="currency" office:value="74467" table:style-name="ce9">
            <text:p>₹ 74,4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4" table:formula="of:=MONTH([.I24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75</text:p>
          </table:table-cell>
          <table:table-cell office:value-type="string" table:style-name="ce6">
            <text:p>Madeline Shin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07-01-09T00:00:00" table:style-name="ce7">
            <text:p>09-01-2007</text:p>
          </table:table-cell>
          <table:table-cell office:value-type="currency" office:value="74546" table:style-name="ce9">
            <text:p>₹ 74,5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1" table:formula="of:=MONTH([.I24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49</text:p>
          </table:table-cell>
          <table:table-cell office:value-type="string" table:style-name="ce6">
            <text:p>Miles Hsu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4-03-16T00:00:00" table:style-name="ce7">
            <text:p>16-03-2014</text:p>
          </table:table-cell>
          <table:table-cell office:value-type="currency" office:value="74552" table:style-name="ce9">
            <text:p>₹ 74,55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24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55</text:p>
          </table:table-cell>
          <table:table-cell office:value-type="string" table:style-name="ce6">
            <text:p>Christian Ali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5" table:style-name="ce6">
            <text:p>65</text:p>
          </table:table-cell>
          <table:table-cell office:value-type="date" office:date-value="2001-10-17T00:00:00" table:style-name="ce7">
            <text:p>17-10-2001</text:p>
          </table:table-cell>
          <table:table-cell office:value-type="currency" office:value="74631" table:style-name="ce9">
            <text:p>₹ 74,63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3" table:style-name="ce6">
            <text:p>23</text:p>
          </table:table-cell>
          <table:table-cell office:value-type="float" office:value="10" table:formula="of:=MONTH([.I24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88</text:p>
          </table:table-cell>
          <table:table-cell office:value-type="string" table:style-name="ce6">
            <text:p>Dominic Thomas</text:p>
          </table:table-cell>
          <table:table-cell office:value-type="string" table:style-name="ce6">
            <text:p>Analyst II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05-09-28T00:00:00" table:style-name="ce7">
            <text:p>28-09-2005</text:p>
          </table:table-cell>
          <table:table-cell office:value-type="currency" office:value="74655" table:style-name="ce9">
            <text:p>₹ 74,6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0" table:style-name="ce6">
            <text:p>20</text:p>
          </table:table-cell>
          <table:table-cell office:value-type="float" office:value="9" table:formula="of:=MONTH([.I25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02</text:p>
          </table:table-cell>
          <table:table-cell office:value-type="string" table:style-name="ce6">
            <text:p>Natalia Salaza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19-01-02T00:00:00" table:style-name="ce7">
            <text:p>02-01-2019</text:p>
          </table:table-cell>
          <table:table-cell office:value-type="currency" office:value="74691" table:style-name="ce9">
            <text:p>₹ 74,69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6" table:style-name="ce6">
            <text:p>6</text:p>
          </table:table-cell>
          <table:table-cell office:value-type="float" office:value="1" table:formula="of:=MONTH([.I25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35</text:p>
          </table:table-cell>
          <table:table-cell office:value-type="string" table:style-name="ce6">
            <text:p>Nova Coleman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4" table:style-name="ce6">
            <text:p>44</text:p>
          </table:table-cell>
          <table:table-cell office:value-type="date" office:date-value="2006-12-13T00:00:00" table:style-name="ce7">
            <text:p>13-12-2006</text:p>
          </table:table-cell>
          <table:table-cell office:value-type="currency" office:value="74738" table:style-name="ce9">
            <text:p>₹ 74,73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8" table:style-name="ce6">
            <text:p>18</text:p>
          </table:table-cell>
          <table:table-cell office:value-type="float" office:value="12" table:formula="of:=MONTH([.I25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59</text:p>
          </table:table-cell>
          <table:table-cell office:value-type="string" table:style-name="ce6">
            <text:p>Emily Lau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9-03-18T00:00:00" table:style-name="ce7">
            <text:p>18-03-2019</text:p>
          </table:table-cell>
          <table:table-cell office:value-type="currency" office:value="74779" table:style-name="ce9">
            <text:p>₹ 74,77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6" table:style-name="ce6">
            <text:p>6</text:p>
          </table:table-cell>
          <table:table-cell office:value-type="float" office:value="3" table:formula="of:=MONTH([.I25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35</text:p>
          </table:table-cell>
          <table:table-cell office:value-type="string" table:style-name="ce6">
            <text:p>Charlotte Vo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14-01-10T00:00:00" table:style-name="ce7">
            <text:p>10-01-2014</text:p>
          </table:table-cell>
          <table:table-cell office:value-type="currency" office:value="74854" table:style-name="ce9">
            <text:p>₹ 74,8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1" table:style-name="ce6">
            <text:p>11</text:p>
          </table:table-cell>
          <table:table-cell office:value-type="float" office:value="1" table:formula="of:=MONTH([.I25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01</text:p>
          </table:table-cell>
          <table:table-cell office:value-type="string" table:style-name="ce6">
            <text:p>Madeline Garcia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9-04-26T00:00:00" table:style-name="ce7">
            <text:p>26-04-2019</text:p>
          </table:table-cell>
          <table:table-cell office:value-type="currency" office:value="74891" table:style-name="ce9">
            <text:p>₹ 74,89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6" table:style-name="ce6">
            <text:p>6</text:p>
          </table:table-cell>
          <table:table-cell office:value-type="float" office:value="4" table:formula="of:=MONTH([.I25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08</text:p>
          </table:table-cell>
          <table:table-cell office:value-type="string" table:style-name="ce6">
            <text:p>Anna Han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19-11-09T00:00:00" table:style-name="ce7">
            <text:p>09-11-2019</text:p>
          </table:table-cell>
          <table:table-cell office:value-type="currency" office:value="75012" table:style-name="ce9">
            <text:p>₹ 75,01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11" table:formula="of:=MONTH([.I25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21</text:p>
          </table:table-cell>
          <table:table-cell office:value-type="string" table:style-name="ce6">
            <text:p>Levi Brow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6" table:style-name="ce6">
            <text:p>36</text:p>
          </table:table-cell>
          <table:table-cell office:value-type="date" office:date-value="2021-12-26T00:00:00" table:style-name="ce7">
            <text:p>26-12-2021</text:p>
          </table:table-cell>
          <table:table-cell office:value-type="currency" office:value="75119" table:style-name="ce9">
            <text:p>₹ 75,11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25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95</text:p>
          </table:table-cell>
          <table:table-cell office:value-type="string" table:style-name="ce6">
            <text:p>Gabriel Zhou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1-17T00:00:00" table:style-name="ce7">
            <text:p>17-01-2021</text:p>
          </table:table-cell>
          <table:table-cell office:value-type="currency" office:value="41844" table:style-name="ce9">
            <text:p>₹ 41,84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25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92</text:p>
          </table:table-cell>
          <table:table-cell office:value-type="string" table:style-name="ce6">
            <text:p>Josephine Richardson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7" table:style-name="ce6">
            <text:p>57</text:p>
          </table:table-cell>
          <table:table-cell office:value-type="date" office:date-value="1996-02-18T00:00:00" table:style-name="ce7">
            <text:p>18-02-1996</text:p>
          </table:table-cell>
          <table:table-cell office:value-type="currency" office:value="75354" table:style-name="ce9">
            <text:p>₹ 75,3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9" table:style-name="ce6">
            <text:p>29</text:p>
          </table:table-cell>
          <table:table-cell office:value-type="float" office:value="2" table:formula="of:=MONTH([.I25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86</text:p>
          </table:table-cell>
          <table:table-cell office:value-type="string" table:style-name="ce6">
            <text:p>Liam Sanders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07-02-20T00:00:00" table:style-name="ce7">
            <text:p>20-02-2007</text:p>
          </table:table-cell>
          <table:table-cell office:value-type="currency" office:value="75579" table:style-name="ce9">
            <text:p>₹ 75,57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2" table:formula="of:=MONTH([.I2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34</text:p>
          </table:table-cell>
          <table:table-cell office:value-type="string" table:style-name="ce6">
            <text:p>Samantha Chav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17-01-09T00:00:00" table:style-name="ce7">
            <text:p>09-01-2017</text:p>
          </table:table-cell>
          <table:table-cell office:value-type="currency" office:value="75769" table:style-name="ce9">
            <text:p>₹ 75,76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26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95</text:p>
          </table:table-cell>
          <table:table-cell office:value-type="string" table:style-name="ce6">
            <text:p>Christopher Howard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19-08-26T00:00:00" table:style-name="ce7">
            <text:p>26-08-2019</text:p>
          </table:table-cell>
          <table:table-cell office:value-type="currency" office:value="75780" table:style-name="ce9">
            <text:p>₹ 75,7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6" table:style-name="ce6">
            <text:p>6</text:p>
          </table:table-cell>
          <table:table-cell office:value-type="float" office:value="8" table:formula="of:=MONTH([.I26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17</text:p>
          </table:table-cell>
          <table:table-cell office:value-type="string" table:style-name="ce6">
            <text:p>Joseph Ruiz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02-02-26T00:00:00" table:style-name="ce7">
            <text:p>26-02-2002</text:p>
          </table:table-cell>
          <table:table-cell office:value-type="currency" office:value="75819" table:style-name="ce9">
            <text:p>₹ 75,81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3" table:style-name="ce6">
            <text:p>23</text:p>
          </table:table-cell>
          <table:table-cell office:value-type="float" office:value="2" table:formula="of:=MONTH([.I26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58</text:p>
          </table:table-cell>
          <table:table-cell office:value-type="string" table:style-name="ce6">
            <text:p>Eliza Chen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6-04-29T00:00:00" table:style-name="ce7">
            <text:p>29-04-2016</text:p>
          </table:table-cell>
          <table:table-cell office:value-type="currency" office:value="75862" table:style-name="ce9">
            <text:p>₹ 75,8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9" table:style-name="ce6">
            <text:p>9</text:p>
          </table:table-cell>
          <table:table-cell office:value-type="float" office:value="4" table:formula="of:=MONTH([.I26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23</text:p>
          </table:table-cell>
          <table:table-cell office:value-type="string" table:style-name="ce6">
            <text:p>Maverick Mehta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07-07-30T00:00:00" table:style-name="ce7">
            <text:p>30-07-2007</text:p>
          </table:table-cell>
          <table:table-cell office:value-type="currency" office:value="41859" table:style-name="ce9">
            <text:p>₹ 41,8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7" table:formula="of:=MONTH([.I26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00</text:p>
          </table:table-cell>
          <table:table-cell office:value-type="string" table:style-name="ce6">
            <text:p>Eleanor Delgado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3" table:style-name="ce6">
            <text:p>33</text:p>
          </table:table-cell>
          <table:table-cell office:value-type="date" office:date-value="2014-04-27T00:00:00" table:style-name="ce7">
            <text:p>27-04-2014</text:p>
          </table:table-cell>
          <table:table-cell office:value-type="currency" office:value="75869" table:style-name="ce9">
            <text:p>₹ 75,86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1" table:style-name="ce6">
            <text:p>11</text:p>
          </table:table-cell>
          <table:table-cell office:value-type="float" office:value="4" table:formula="of:=MONTH([.I26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47</text:p>
          </table:table-cell>
          <table:table-cell office:value-type="string" table:style-name="ce6">
            <text:p>Leilani Baker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9" table:style-name="ce6">
            <text:p>59</text:p>
          </table:table-cell>
          <table:table-cell office:value-type="date" office:date-value="2010-04-04T00:00:00" table:style-name="ce7">
            <text:p>04-04-2010</text:p>
          </table:table-cell>
          <table:table-cell office:value-type="currency" office:value="76027" table:style-name="ce9">
            <text:p>₹ 76,02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26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91</text:p>
          </table:table-cell>
          <table:table-cell office:value-type="string" table:style-name="ce6">
            <text:p>Paisley Trinh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1992-05-04T00:00:00" table:style-name="ce7">
            <text:p>04-05-1992</text:p>
          </table:table-cell>
          <table:table-cell office:value-type="currency" office:value="76202" table:style-name="ce9">
            <text:p>₹ 76,2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33" table:style-name="ce6">
            <text:p>33</text:p>
          </table:table-cell>
          <table:table-cell office:value-type="float" office:value="5" table:formula="of:=MONTH([.I26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77</text:p>
          </table:table-cell>
          <table:table-cell office:value-type="string" table:style-name="ce6">
            <text:p>Mila Allen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6" table:style-name="ce6">
            <text:p>56</text:p>
          </table:table-cell>
          <table:table-cell office:value-type="date" office:date-value="2015-10-14T00:00:00" table:style-name="ce7">
            <text:p>14-10-2015</text:p>
          </table:table-cell>
          <table:table-cell office:value-type="currency" office:value="76272" table:style-name="ce9">
            <text:p>₹ 76,27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9" table:style-name="ce6">
            <text:p>9</text:p>
          </table:table-cell>
          <table:table-cell office:value-type="float" office:value="10" table:formula="of:=MONTH([.I26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66</text:p>
          </table:table-cell>
          <table:table-cell office:value-type="string" table:style-name="ce6">
            <text:p>Connor Bell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4" table:style-name="ce6">
            <text:p>54</text:p>
          </table:table-cell>
          <table:table-cell office:value-type="date" office:date-value="2000-04-01T00:00:00" table:style-name="ce7">
            <text:p>01-04-2000</text:p>
          </table:table-cell>
          <table:table-cell office:value-type="currency" office:value="76352" table:style-name="ce9">
            <text:p>₹ 76,3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5" table:style-name="ce6">
            <text:p>25</text:p>
          </table:table-cell>
          <table:table-cell office:value-type="float" office:value="4" table:formula="of:=MONTH([.I27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66</text:p>
          </table:table-cell>
          <table:table-cell office:value-type="string" table:style-name="ce6">
            <text:p>William Foster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8" table:style-name="ce6">
            <text:p>58</text:p>
          </table:table-cell>
          <table:table-cell office:value-type="date" office:date-value="2002-05-23T00:00:00" table:style-name="ce7">
            <text:p>23-05-2002</text:p>
          </table:table-cell>
          <table:table-cell office:value-type="currency" office:value="76354" table:style-name="ce9">
            <text:p>₹ 76,3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3" table:style-name="ce6">
            <text:p>23</text:p>
          </table:table-cell>
          <table:table-cell office:value-type="float" office:value="5" table:formula="of:=MONTH([.I27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29</text:p>
          </table:table-cell>
          <table:table-cell office:value-type="string" table:style-name="ce6">
            <text:p>Dylan Wilson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06-09-27T00:00:00" table:style-name="ce7">
            <text:p>27-09-2006</text:p>
          </table:table-cell>
          <table:table-cell office:value-type="currency" office:value="76505" table:style-name="ce9">
            <text:p>₹ 76,5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9" table:style-name="ce6">
            <text:p>19</text:p>
          </table:table-cell>
          <table:table-cell office:value-type="float" office:value="9" table:formula="of:=MONTH([.I27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31</text:p>
          </table:table-cell>
          <table:table-cell office:value-type="string" table:style-name="ce6">
            <text:p>Eliza Hernandez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19-07-04T00:00:00" table:style-name="ce7">
            <text:p>04-07-2019</text:p>
          </table:table-cell>
          <table:table-cell office:value-type="currency" office:value="76588" table:style-name="ce9">
            <text:p>₹ 76,58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MONTH([.I27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45</text:p>
          </table:table-cell>
          <table:table-cell office:value-type="string" table:style-name="ce6">
            <text:p>Alexander River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8" table:style-name="ce6">
            <text:p>58</text:p>
          </table:table-cell>
          <table:table-cell office:value-type="date" office:date-value="2009-04-27T00:00:00" table:style-name="ce7">
            <text:p>27-04-2009</text:p>
          </table:table-cell>
          <table:table-cell office:value-type="currency" office:value="76802" table:style-name="ce9">
            <text:p>₹ 76,80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6" table:style-name="ce6">
            <text:p>16</text:p>
          </table:table-cell>
          <table:table-cell office:value-type="float" office:value="4" table:formula="of:=MONTH([.I27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89</text:p>
          </table:table-cell>
          <table:table-cell office:value-type="string" table:style-name="ce6">
            <text:p>Wesley Gray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2" table:style-name="ce6">
            <text:p>62</text:p>
          </table:table-cell>
          <table:table-cell office:value-type="date" office:date-value="2003-04-22T00:00:00" table:style-name="ce7">
            <text:p>22-04-2003</text:p>
          </table:table-cell>
          <table:table-cell office:value-type="currency" office:value="76906" table:style-name="ce9">
            <text:p>₹ 76,9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2" table:style-name="ce6">
            <text:p>22</text:p>
          </table:table-cell>
          <table:table-cell office:value-type="float" office:value="4" table:formula="of:=MONTH([.I27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92</text:p>
          </table:table-cell>
          <table:table-cell office:value-type="string" table:style-name="ce6">
            <text:p>Lucy Avila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3" table:style-name="ce6">
            <text:p>43</text:p>
          </table:table-cell>
          <table:table-cell office:value-type="date" office:date-value="2010-04-22T00:00:00" table:style-name="ce7">
            <text:p>22-04-2010</text:p>
          </table:table-cell>
          <table:table-cell office:value-type="currency" office:value="76912" table:style-name="ce9">
            <text:p>₹ 76,91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27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38</text:p>
          </table:table-cell>
          <table:table-cell office:value-type="string" table:style-name="ce6">
            <text:p>Madeline Walke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4" table:style-name="ce6">
            <text:p>34</text:p>
          </table:table-cell>
          <table:table-cell office:value-type="date" office:date-value="2018-06-13T00:00:00" table:style-name="ce7">
            <text:p>13-06-2018</text:p>
          </table:table-cell>
          <table:table-cell office:value-type="currency" office:value="77203" table:style-name="ce9">
            <text:p>₹ 77,2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7" table:style-name="ce6">
            <text:p>7</text:p>
          </table:table-cell>
          <table:table-cell office:value-type="float" office:value="6" table:formula="of:=MONTH([.I27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27</text:p>
          </table:table-cell>
          <table:table-cell office:value-type="string" table:style-name="ce6">
            <text:p>Ezekiel Bryant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2-07-19T00:00:00" table:style-name="ce7">
            <text:p>19-07-2002</text:p>
          </table:table-cell>
          <table:table-cell office:value-type="currency" office:value="77396" table:style-name="ce9">
            <text:p>₹ 77,39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3" table:style-name="ce6">
            <text:p>23</text:p>
          </table:table-cell>
          <table:table-cell office:value-type="float" office:value="7" table:formula="of:=MONTH([.I27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56</text:p>
          </table:table-cell>
          <table:table-cell office:value-type="string" table:style-name="ce6">
            <text:p>Amelia Kaur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5-11-14T00:00:00" table:style-name="ce7">
            <text:p>14-11-2015</text:p>
          </table:table-cell>
          <table:table-cell office:value-type="currency" office:value="77442" table:style-name="ce9">
            <text:p>₹ 77,44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11" table:formula="of:=MONTH([.I27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49</text:p>
          </table:table-cell>
          <table:table-cell office:value-type="string" table:style-name="ce6">
            <text:p>Eva Alvarado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7-04-24T00:00:00" table:style-name="ce7">
            <text:p>24-04-2017</text:p>
          </table:table-cell>
          <table:table-cell office:value-type="currency" office:value="77461" table:style-name="ce9">
            <text:p>₹ 77,46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8" table:style-name="ce6">
            <text:p>8</text:p>
          </table:table-cell>
          <table:table-cell office:value-type="float" office:value="4" table:formula="of:=MONTH([.I28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57</text:p>
          </table:table-cell>
          <table:table-cell office:value-type="string" table:style-name="ce6">
            <text:p>William Cao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7-02-12T00:00:00" table:style-name="ce7">
            <text:p>12-02-2017</text:p>
          </table:table-cell>
          <table:table-cell office:value-type="currency" office:value="77629" table:style-name="ce9">
            <text:p>₹ 77,62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28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34</text:p>
          </table:table-cell>
          <table:table-cell office:value-type="string" table:style-name="ce6">
            <text:p>Chloe Allen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2004-07-08T00:00:00" table:style-name="ce7">
            <text:p>08-07-2004</text:p>
          </table:table-cell>
          <table:table-cell office:value-type="currency" office:value="77903" table:style-name="ce9">
            <text:p>₹ 77,9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1" table:style-name="ce6">
            <text:p>21</text:p>
          </table:table-cell>
          <table:table-cell office:value-type="float" office:value="7" table:formula="of:=MONTH([.I28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90</text:p>
          </table:table-cell>
          <table:table-cell office:value-type="string" table:style-name="ce6">
            <text:p>Jacob Cheng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9" table:style-name="ce6">
            <text:p>59</text:p>
          </table:table-cell>
          <table:table-cell office:value-type="date" office:date-value="2009-12-23T00:00:00" table:style-name="ce7">
            <text:p>23-12-2009</text:p>
          </table:table-cell>
          <table:table-cell office:value-type="currency" office:value="78006" table:style-name="ce9">
            <text:p>₹ 78,0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5" table:style-name="ce6">
            <text:p>15</text:p>
          </table:table-cell>
          <table:table-cell office:value-type="float" office:value="12" table:formula="of:=MONTH([.I2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55</text:p>
          </table:table-cell>
          <table:table-cell office:value-type="string" table:style-name="ce6">
            <text:p>Landon Lop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8" table:style-name="ce6">
            <text:p>38</text:p>
          </table:table-cell>
          <table:table-cell office:value-type="date" office:date-value="2008-07-05T00:00:00" table:style-name="ce7">
            <text:p>05-07-2008</text:p>
          </table:table-cell>
          <table:table-cell office:value-type="currency" office:value="78056" table:style-name="ce9">
            <text:p>₹ 78,05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7" table:style-name="ce6">
            <text:p>17</text:p>
          </table:table-cell>
          <table:table-cell office:value-type="float" office:value="7" table:formula="of:=MONTH([.I28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63</text:p>
          </table:table-cell>
          <table:table-cell office:value-type="string" table:style-name="ce6">
            <text:p>Ayla Daniels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3" table:style-name="ce6">
            <text:p>53</text:p>
          </table:table-cell>
          <table:table-cell office:value-type="date" office:date-value="1997-04-23T00:00:00" table:style-name="ce7">
            <text:p>23-04-1997</text:p>
          </table:table-cell>
          <table:table-cell office:value-type="currency" office:value="78153" table:style-name="ce9">
            <text:p>₹ 78,1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8" table:style-name="ce6">
            <text:p>28</text:p>
          </table:table-cell>
          <table:table-cell office:value-type="float" office:value="4" table:formula="of:=MONTH([.I28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03</text:p>
          </table:table-cell>
          <table:table-cell office:value-type="string" table:style-name="ce6">
            <text:p>Liliana Soto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8" table:style-name="ce6">
            <text:p>58</text:p>
          </table:table-cell>
          <table:table-cell office:value-type="date" office:date-value="2010-10-12T00:00:00" table:style-name="ce7">
            <text:p>12-10-2010</text:p>
          </table:table-cell>
          <table:table-cell office:value-type="currency" office:value="43001" table:style-name="ce9">
            <text:p>₹ 43,00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4" table:style-name="ce6">
            <text:p>14</text:p>
          </table:table-cell>
          <table:table-cell office:value-type="float" office:value="10" table:formula="of:=MONTH([.I28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32</text:p>
          </table:table-cell>
          <table:table-cell office:value-type="string" table:style-name="ce6">
            <text:p>Ezra Simmons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10-07-01T00:00:00" table:style-name="ce7">
            <text:p>01-07-2010</text:p>
          </table:table-cell>
          <table:table-cell office:value-type="currency" office:value="78237" table:style-name="ce9">
            <text:p>₹ 78,2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5" table:style-name="ce6">
            <text:p>15</text:p>
          </table:table-cell>
          <table:table-cell office:value-type="float" office:value="7" table:formula="of:=MONTH([.I28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85</text:p>
          </table:table-cell>
          <table:table-cell office:value-type="string" table:style-name="ce6">
            <text:p>Aubrey Yoon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05-11-11T00:00:00" table:style-name="ce7">
            <text:p>11-11-2005</text:p>
          </table:table-cell>
          <table:table-cell office:value-type="currency" office:value="78388" table:style-name="ce9">
            <text:p>₹ 78,38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9" table:style-name="ce6">
            <text:p>19</text:p>
          </table:table-cell>
          <table:table-cell office:value-type="float" office:value="11" table:formula="of:=MONTH([.I28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49</text:p>
          </table:table-cell>
          <table:table-cell office:value-type="string" table:style-name="ce6">
            <text:p>Anna Mehta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2" table:style-name="ce6">
            <text:p>32</text:p>
          </table:table-cell>
          <table:table-cell office:value-type="date" office:date-value="2020-01-05T00:00:00" table:style-name="ce7">
            <text:p>05-01-2020</text:p>
          </table:table-cell>
          <table:table-cell office:value-type="currency" office:value="78844" table:style-name="ce9">
            <text:p>₹ 78,84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5" table:style-name="ce6">
            <text:p>5</text:p>
          </table:table-cell>
          <table:table-cell office:value-type="float" office:value="1" table:formula="of:=MONTH([.I28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32</text:p>
          </table:table-cell>
          <table:table-cell office:value-type="string" table:style-name="ce6">
            <text:p>Jaxson Santiago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6" table:style-name="ce6">
            <text:p>56</text:p>
          </table:table-cell>
          <table:table-cell office:value-type="date" office:date-value="2018-09-20T00:00:00" table:style-name="ce7">
            <text:p>20-09-2018</text:p>
          </table:table-cell>
          <table:table-cell office:value-type="currency" office:value="78938" table:style-name="ce9">
            <text:p>₹ 78,93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7" table:style-name="ce6">
            <text:p>7</text:p>
          </table:table-cell>
          <table:table-cell office:value-type="float" office:value="9" table:formula="of:=MONTH([.I29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85</text:p>
          </table:table-cell>
          <table:table-cell office:value-type="string" table:style-name="ce6">
            <text:p>Riley Padilla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5" table:style-name="ce6">
            <text:p>35</text:p>
          </table:table-cell>
          <table:table-cell office:value-type="date" office:date-value="2013-05-15T00:00:00" table:style-name="ce7">
            <text:p>15-05-2013</text:p>
          </table:table-cell>
          <table:table-cell office:value-type="currency" office:value="78940" table:style-name="ce9">
            <text:p>₹ 78,94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2" table:style-name="ce6">
            <text:p>12</text:p>
          </table:table-cell>
          <table:table-cell office:value-type="float" office:value="5" table:formula="of:=MONTH([.I29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71</text:p>
          </table:table-cell>
          <table:table-cell office:value-type="string" table:style-name="ce6">
            <text:p>Melody Grant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05-10-07T00:00:00" table:style-name="ce7">
            <text:p>07-10-2005</text:p>
          </table:table-cell>
          <table:table-cell office:value-type="currency" office:value="79352" table:style-name="ce9">
            <text:p>₹ 79,3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9" table:style-name="ce6">
            <text:p>19</text:p>
          </table:table-cell>
          <table:table-cell office:value-type="float" office:value="10" table:formula="of:=MONTH([.I29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78</text:p>
          </table:table-cell>
          <table:table-cell office:value-type="string" table:style-name="ce6">
            <text:p>Harper Alexande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19-10-14T00:00:00" table:style-name="ce7">
            <text:p>14-10-2019</text:p>
          </table:table-cell>
          <table:table-cell office:value-type="currency" office:value="79356" table:style-name="ce9">
            <text:p>₹ 79,3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29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53</text:p>
          </table:table-cell>
          <table:table-cell office:value-type="string" table:style-name="ce6">
            <text:p>Isla Yoon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13-05-10T00:00:00" table:style-name="ce7">
            <text:p>10-05-2013</text:p>
          </table:table-cell>
          <table:table-cell office:value-type="currency" office:value="79388" table:style-name="ce9">
            <text:p>₹ 79,38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2" table:style-name="ce6">
            <text:p>12</text:p>
          </table:table-cell>
          <table:table-cell office:value-type="float" office:value="5" table:formula="of:=MONTH([.I29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08</text:p>
          </table:table-cell>
          <table:table-cell office:value-type="string" table:style-name="ce6">
            <text:p>Thomas Ju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09-10-23T00:00:00" table:style-name="ce7">
            <text:p>23-10-2009</text:p>
          </table:table-cell>
          <table:table-cell office:value-type="currency" office:value="79447" table:style-name="ce9">
            <text:p>₹ 79,44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5" table:style-name="ce6">
            <text:p>15</text:p>
          </table:table-cell>
          <table:table-cell office:value-type="float" office:value="10" table:formula="of:=MONTH([.I29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65</text:p>
          </table:table-cell>
          <table:table-cell office:value-type="string" table:style-name="ce6">
            <text:p>Natalia Diaz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2" table:style-name="ce6">
            <text:p>62</text:p>
          </table:table-cell>
          <table:table-cell office:value-type="date" office:date-value="2006-10-12T00:00:00" table:style-name="ce7">
            <text:p>12-10-2006</text:p>
          </table:table-cell>
          <table:table-cell office:value-type="currency" office:value="79785" table:style-name="ce9">
            <text:p>₹ 79,7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8" table:style-name="ce6">
            <text:p>18</text:p>
          </table:table-cell>
          <table:table-cell office:value-type="float" office:value="10" table:formula="of:=MONTH([.I29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91</text:p>
          </table:table-cell>
          <table:table-cell office:value-type="string" table:style-name="ce6">
            <text:p>Thomas Aguilar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21-02-10T00:00:00" table:style-name="ce7">
            <text:p>10-02-2021</text:p>
          </table:table-cell>
          <table:table-cell office:value-type="currency" office:value="79882" table:style-name="ce9">
            <text:p>₹ 79,88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29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85</text:p>
          </table:table-cell>
          <table:table-cell office:value-type="string" table:style-name="ce6">
            <text:p>Wyatt Rojas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13-03-20T00:00:00" table:style-name="ce7">
            <text:p>20-03-2013</text:p>
          </table:table-cell>
          <table:table-cell office:value-type="currency" office:value="79921" table:style-name="ce9">
            <text:p>₹ 79,9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2" table:style-name="ce6">
            <text:p>12</text:p>
          </table:table-cell>
          <table:table-cell office:value-type="float" office:value="3" table:formula="of:=MONTH([.I29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06</text:p>
          </table:table-cell>
          <table:table-cell office:value-type="string" table:style-name="ce6">
            <text:p>Piper Richardso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08-01-27T00:00:00" table:style-name="ce7">
            <text:p>27-01-2008</text:p>
          </table:table-cell>
          <table:table-cell office:value-type="currency" office:value="80024" table:style-name="ce9">
            <text:p>₹ 80,02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7" table:style-name="ce6">
            <text:p>17</text:p>
          </table:table-cell>
          <table:table-cell office:value-type="float" office:value="1" table:formula="of:=MONTH([.I29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84</text:p>
          </table:table-cell>
          <table:table-cell office:value-type="string" table:style-name="ce6">
            <text:p>Joshua Lin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6-02-05T00:00:00" table:style-name="ce7">
            <text:p>05-02-2016</text:p>
          </table:table-cell>
          <table:table-cell office:value-type="currency" office:value="80055" table:style-name="ce9">
            <text:p>₹ 80,05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9" table:style-name="ce6">
            <text:p>9</text:p>
          </table:table-cell>
          <table:table-cell office:value-type="float" office:value="2" table:formula="of:=MONTH([.I30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91</text:p>
          </table:table-cell>
          <table:table-cell office:value-type="string" table:style-name="ce6">
            <text:p>Colton Garcia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1993-11-17T00:00:00" table:style-name="ce7">
            <text:p>17-11-1993</text:p>
          </table:table-cell>
          <table:table-cell office:value-type="currency" office:value="80170" table:style-name="ce9">
            <text:p>₹ 80,1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31" table:style-name="ce6">
            <text:p>31</text:p>
          </table:table-cell>
          <table:table-cell office:value-type="float" office:value="11" table:formula="of:=MONTH([.I30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35</text:p>
          </table:table-cell>
          <table:table-cell office:value-type="string" table:style-name="ce6">
            <text:p>Caroline Perez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8-01-14T00:00:00" table:style-name="ce7">
            <text:p>14-01-2018</text:p>
          </table:table-cell>
          <table:table-cell office:value-type="currency" office:value="80516" table:style-name="ce9">
            <text:p>₹ 80,51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30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98</text:p>
          </table:table-cell>
          <table:table-cell office:value-type="string" table:style-name="ce6">
            <text:p>Violet Garci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5" table:style-name="ce6">
            <text:p>35</text:p>
          </table:table-cell>
          <table:table-cell office:value-type="date" office:date-value="2017-01-10T00:00:00" table:style-name="ce7">
            <text:p>10-01-2017</text:p>
          </table:table-cell>
          <table:table-cell office:value-type="currency" office:value="80622" table:style-name="ce9">
            <text:p>₹ 80,62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30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56</text:p>
          </table:table-cell>
          <table:table-cell office:value-type="string" table:style-name="ce6">
            <text:p>Eleanor Chau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20-03-08T00:00:00" table:style-name="ce7">
            <text:p>08-03-2020</text:p>
          </table:table-cell>
          <table:table-cell office:value-type="currency" office:value="80659" table:style-name="ce9">
            <text:p>₹ 80,6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3" table:formula="of:=MONTH([.I30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05</text:p>
          </table:table-cell>
          <table:table-cell office:value-type="string" table:style-name="ce6">
            <text:p>Lincoln Wo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19-06-07T00:00:00" table:style-name="ce7">
            <text:p>07-06-2019</text:p>
          </table:table-cell>
          <table:table-cell office:value-type="currency" office:value="80700" table:style-name="ce9">
            <text:p>₹ 80,7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6" table:formula="of:=MONTH([.I30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67</text:p>
          </table:table-cell>
          <table:table-cell office:value-type="string" table:style-name="ce6">
            <text:p>Sofia Dinh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1995-08-04T00:00:00" table:style-name="ce7">
            <text:p>04-08-1995</text:p>
          </table:table-cell>
          <table:table-cell office:value-type="currency" office:value="80701" table:style-name="ce9">
            <text:p>₹ 80,70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0" table:style-name="ce6">
            <text:p>30</text:p>
          </table:table-cell>
          <table:table-cell office:value-type="float" office:value="8" table:formula="of:=MONTH([.I30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98</text:p>
          </table:table-cell>
          <table:table-cell office:value-type="string" table:style-name="ce6">
            <text:p>Charles Henderson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02-02-11T00:00:00" table:style-name="ce7">
            <text:p>11-02-2002</text:p>
          </table:table-cell>
          <table:table-cell office:value-type="currency" office:value="43080" table:style-name="ce9">
            <text:p>₹ 43,0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3" table:style-name="ce6">
            <text:p>23</text:p>
          </table:table-cell>
          <table:table-cell office:value-type="float" office:value="2" table:formula="of:=MONTH([.I30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61</text:p>
          </table:table-cell>
          <table:table-cell office:value-type="string" table:style-name="ce6">
            <text:p>Nathan Lau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1-02-22T00:00:00" table:style-name="ce7">
            <text:p>22-02-2011</text:p>
          </table:table-cell>
          <table:table-cell office:value-type="currency" office:value="43336" table:style-name="ce9">
            <text:p>₹ 43,3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4" table:style-name="ce6">
            <text:p>14</text:p>
          </table:table-cell>
          <table:table-cell office:value-type="float" office:value="2" table:formula="of:=MONTH([.I30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69</text:p>
          </table:table-cell>
          <table:table-cell office:value-type="string" table:style-name="ce6">
            <text:p>Santiago f Gray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18-09-11T00:00:00" table:style-name="ce7">
            <text:p>11-09-2018</text:p>
          </table:table-cell>
          <table:table-cell office:value-type="currency" office:value="80745" table:style-name="ce9">
            <text:p>₹ 80,7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7" table:style-name="ce6">
            <text:p>7</text:p>
          </table:table-cell>
          <table:table-cell office:value-type="float" office:value="9" table:formula="of:=MONTH([.I30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61</text:p>
          </table:table-cell>
          <table:table-cell office:value-type="string" table:style-name="ce6">
            <text:p>Daniel Perry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2" table:style-name="ce6">
            <text:p>62</text:p>
          </table:table-cell>
          <table:table-cell office:value-type="date" office:date-value="2001-04-15T00:00:00" table:style-name="ce7">
            <text:p>15-04-2001</text:p>
          </table:table-cell>
          <table:table-cell office:value-type="currency" office:value="80921" table:style-name="ce9">
            <text:p>₹ 80,9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4" table:style-name="ce6">
            <text:p>24</text:p>
          </table:table-cell>
          <table:table-cell office:value-type="float" office:value="4" table:formula="of:=MONTH([.I31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39</text:p>
          </table:table-cell>
          <table:table-cell office:value-type="string" table:style-name="ce6">
            <text:p>Julian Fong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1" table:style-name="ce6">
            <text:p>61</text:p>
          </table:table-cell>
          <table:table-cell office:value-type="date" office:date-value="2002-11-22T00:00:00" table:style-name="ce7">
            <text:p>22-11-2002</text:p>
          </table:table-cell>
          <table:table-cell office:value-type="currency" office:value="80950" table:style-name="ce9">
            <text:p>₹ 80,95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2" table:style-name="ce6">
            <text:p>22</text:p>
          </table:table-cell>
          <table:table-cell office:value-type="float" office:value="11" table:formula="of:=MONTH([.I31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79</text:p>
          </table:table-cell>
          <table:table-cell office:value-type="string" table:style-name="ce6">
            <text:p>Serenity Bailey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11-11-21T00:00:00" table:style-name="ce7">
            <text:p>21-11-2011</text:p>
          </table:table-cell>
          <table:table-cell office:value-type="currency" office:value="81218" table:style-name="ce9">
            <text:p>₹ 81,21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3" table:style-name="ce6">
            <text:p>13</text:p>
          </table:table-cell>
          <table:table-cell office:value-type="float" office:value="11" table:formula="of:=MONTH([.I31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19</text:p>
          </table:table-cell>
          <table:table-cell office:value-type="string" table:style-name="ce6">
            <text:p>Dominic Scott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1-03-16T00:00:00" table:style-name="ce7">
            <text:p>16-03-2011</text:p>
          </table:table-cell>
          <table:table-cell office:value-type="currency" office:value="81687" table:style-name="ce9">
            <text:p>₹ 81,68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4" table:style-name="ce6">
            <text:p>14</text:p>
          </table:table-cell>
          <table:table-cell office:value-type="float" office:value="3" table:formula="of:=MONTH([.I31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35</text:p>
          </table:table-cell>
          <table:table-cell office:value-type="string" table:style-name="ce6">
            <text:p>Parker Alle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1" table:style-name="ce6">
            <text:p>31</text:p>
          </table:table-cell>
          <table:table-cell office:value-type="date" office:date-value="2018-08-13T00:00:00" table:style-name="ce7">
            <text:p>13-08-2018</text:p>
          </table:table-cell>
          <table:table-cell office:value-type="currency" office:value="81828" table:style-name="ce9">
            <text:p>₹ 81,82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8" table:formula="of:=MONTH([.I31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84</text:p>
          </table:table-cell>
          <table:table-cell office:value-type="string" table:style-name="ce6">
            <text:p>Anna Zhu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03-08-22T00:00:00" table:style-name="ce7">
            <text:p>22-08-2003</text:p>
          </table:table-cell>
          <table:table-cell office:value-type="currency" office:value="82017" table:style-name="ce9">
            <text:p>₹ 82,01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2" table:style-name="ce6">
            <text:p>22</text:p>
          </table:table-cell>
          <table:table-cell office:value-type="float" office:value="8" table:formula="of:=MONTH([.I31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8</text:p>
          </table:table-cell>
          <table:table-cell office:value-type="string" table:style-name="ce6">
            <text:p>Maria He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0-08-28T00:00:00" table:style-name="ce7">
            <text:p>28-08-2010</text:p>
          </table:table-cell>
          <table:table-cell office:value-type="currency" office:value="82162" table:style-name="ce9">
            <text:p>₹ 82,16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5" table:style-name="ce6">
            <text:p>15</text:p>
          </table:table-cell>
          <table:table-cell office:value-type="float" office:value="8" table:formula="of:=MONTH([.I31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29</text:p>
          </table:table-cell>
          <table:table-cell office:value-type="string" table:style-name="ce6">
            <text:p>Ian Wu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1" table:style-name="ce6">
            <text:p>51</text:p>
          </table:table-cell>
          <table:table-cell office:value-type="date" office:date-value="2012-04-14T00:00:00" table:style-name="ce7">
            <text:p>14-04-2012</text:p>
          </table:table-cell>
          <table:table-cell office:value-type="currency" office:value="82300" table:style-name="ce9">
            <text:p>₹ 82,30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3" table:style-name="ce6">
            <text:p>13</text:p>
          </table:table-cell>
          <table:table-cell office:value-type="float" office:value="4" table:formula="of:=MONTH([.I31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99</text:p>
          </table:table-cell>
          <table:table-cell office:value-type="string" table:style-name="ce6">
            <text:p>Brooklyn Salazar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11-03-01T00:00:00" table:style-name="ce7">
            <text:p>01-03-2011</text:p>
          </table:table-cell>
          <table:table-cell office:value-type="currency" office:value="82462" table:style-name="ce9">
            <text:p>₹ 82,4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4" table:style-name="ce6">
            <text:p>14</text:p>
          </table:table-cell>
          <table:table-cell office:value-type="float" office:value="3" table:formula="of:=MONTH([.I31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88</text:p>
          </table:table-cell>
          <table:table-cell office:value-type="string" table:style-name="ce6">
            <text:p>Emery Hunte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07-03T00:00:00" table:style-name="ce7">
            <text:p>03-07-2021</text:p>
          </table:table-cell>
          <table:table-cell office:value-type="currency" office:value="82739" table:style-name="ce9">
            <text:p>₹ 82,7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31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30</text:p>
          </table:table-cell>
          <table:table-cell office:value-type="string" table:style-name="ce6">
            <text:p>Madison Her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6" table:style-name="ce6">
            <text:p>56</text:p>
          </table:table-cell>
          <table:table-cell office:value-type="date" office:date-value="1996-06-22T00:00:00" table:style-name="ce7">
            <text:p>22-06-1996</text:p>
          </table:table-cell>
          <table:table-cell office:value-type="currency" office:value="82806" table:style-name="ce9">
            <text:p>₹ 82,8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9" table:style-name="ce6">
            <text:p>29</text:p>
          </table:table-cell>
          <table:table-cell office:value-type="float" office:value="6" table:formula="of:=MONTH([.I32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55</text:p>
          </table:table-cell>
          <table:table-cell office:value-type="string" table:style-name="ce6">
            <text:p>Piper Cheng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2" table:style-name="ce6">
            <text:p>62</text:p>
          </table:table-cell>
          <table:table-cell office:value-type="date" office:date-value="2009-03-15T00:00:00" table:style-name="ce7">
            <text:p>15-03-2009</text:p>
          </table:table-cell>
          <table:table-cell office:value-type="currency" office:value="82839" table:style-name="ce9">
            <text:p>₹ 82,8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6" table:style-name="ce6">
            <text:p>16</text:p>
          </table:table-cell>
          <table:table-cell office:value-type="float" office:value="3" table:formula="of:=MONTH([.I32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17</text:p>
          </table:table-cell>
          <table:table-cell office:value-type="string" table:style-name="ce6">
            <text:p>Leah Pena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7" table:style-name="ce6">
            <text:p>57</text:p>
          </table:table-cell>
          <table:table-cell office:value-type="date" office:date-value="1994-01-03T00:00:00" table:style-name="ce7">
            <text:p>03-01-1994</text:p>
          </table:table-cell>
          <table:table-cell office:value-type="currency" office:value="82872" table:style-name="ce9">
            <text:p>₹ 82,87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31" table:style-name="ce6">
            <text:p>31</text:p>
          </table:table-cell>
          <table:table-cell office:value-type="float" office:value="1" table:formula="of:=MONTH([.I32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42</text:p>
          </table:table-cell>
          <table:table-cell office:value-type="string" table:style-name="ce6">
            <text:p>Alice Lopez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09-06-27T00:00:00" table:style-name="ce7">
            <text:p>27-06-2009</text:p>
          </table:table-cell>
          <table:table-cell office:value-type="currency" office:value="82907" table:style-name="ce9">
            <text:p>₹ 82,90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6" table:style-name="ce6">
            <text:p>16</text:p>
          </table:table-cell>
          <table:table-cell office:value-type="float" office:value="6" table:formula="of:=MONTH([.I3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35</text:p>
          </table:table-cell>
          <table:table-cell office:value-type="string" table:style-name="ce6">
            <text:p>Penelope Johnso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4" table:style-name="ce6">
            <text:p>34</text:p>
          </table:table-cell>
          <table:table-cell office:value-type="date" office:date-value="2012-06-25T00:00:00" table:style-name="ce7">
            <text:p>25-06-2012</text:p>
          </table:table-cell>
          <table:table-cell office:value-type="currency" office:value="83066" table:style-name="ce9">
            <text:p>₹ 83,06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3" table:style-name="ce6">
            <text:p>13</text:p>
          </table:table-cell>
          <table:table-cell office:value-type="float" office:value="6" table:formula="of:=MONTH([.I32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44</text:p>
          </table:table-cell>
          <table:table-cell office:value-type="string" table:style-name="ce6">
            <text:p>Theodore Ngo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8-04-29T00:00:00" table:style-name="ce7">
            <text:p>29-04-2018</text:p>
          </table:table-cell>
          <table:table-cell office:value-type="currency" office:value="83378" table:style-name="ce9">
            <text:p>₹ 83,37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7" table:style-name="ce6">
            <text:p>7</text:p>
          </table:table-cell>
          <table:table-cell office:value-type="float" office:value="4" table:formula="of:=MONTH([.I32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32</text:p>
          </table:table-cell>
          <table:table-cell office:value-type="string" table:style-name="ce6">
            <text:p>Ruby Sun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21-09-06T00:00:00" table:style-name="ce7">
            <text:p>06-09-2021</text:p>
          </table:table-cell>
          <table:table-cell office:value-type="currency" office:value="83418" table:style-name="ce9">
            <text:p>₹ 83,41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9" table:formula="of:=MONTH([.I32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99</text:p>
          </table:table-cell>
          <table:table-cell office:value-type="string" table:style-name="ce6">
            <text:p>Elias Zhang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2013-07-13T00:00:00" table:style-name="ce7">
            <text:p>13-07-2013</text:p>
          </table:table-cell>
          <table:table-cell office:value-type="currency" office:value="83639" table:style-name="ce9">
            <text:p>₹ 83,63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2" table:style-name="ce6">
            <text:p>12</text:p>
          </table:table-cell>
          <table:table-cell office:value-type="float" office:value="7" table:formula="of:=MONTH([.I32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20</text:p>
          </table:table-cell>
          <table:table-cell office:value-type="string" table:style-name="ce6">
            <text:p>Jaxon Fo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9" table:style-name="ce6">
            <text:p>59</text:p>
          </table:table-cell>
          <table:table-cell office:value-type="date" office:date-value="1997-03-13T00:00:00" table:style-name="ce7">
            <text:p>13-03-1997</text:p>
          </table:table-cell>
          <table:table-cell office:value-type="currency" office:value="83685" table:style-name="ce9">
            <text:p>₹ 83,68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8" table:style-name="ce6">
            <text:p>28</text:p>
          </table:table-cell>
          <table:table-cell office:value-type="float" office:value="3" table:formula="of:=MONTH([.I32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38</text:p>
          </table:table-cell>
          <table:table-cell office:value-type="string" table:style-name="ce6">
            <text:p>Julia Pham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5" table:style-name="ce6">
            <text:p>65</text:p>
          </table:table-cell>
          <table:table-cell office:value-type="date" office:date-value="2006-03-16T00:00:00" table:style-name="ce7">
            <text:p>16-03-2006</text:p>
          </table:table-cell>
          <table:table-cell office:value-type="currency" office:value="83756" table:style-name="ce9">
            <text:p>₹ 83,75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9" table:style-name="ce6">
            <text:p>19</text:p>
          </table:table-cell>
          <table:table-cell office:value-type="float" office:value="3" table:formula="of:=MONTH([.I32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90</text:p>
          </table:table-cell>
          <table:table-cell office:value-type="string" table:style-name="ce6">
            <text:p>Hannah Gomez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5" table:style-name="ce6">
            <text:p>25</text:p>
          </table:table-cell>
          <table:table-cell office:value-type="date" office:date-value="2021-05-11T00:00:00" table:style-name="ce7">
            <text:p>11-05-2021</text:p>
          </table:table-cell>
          <table:table-cell office:value-type="currency" office:value="83934" table:style-name="ce9">
            <text:p>₹ 83,93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5" table:formula="of:=MONTH([.I33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97</text:p>
          </table:table-cell>
          <table:table-cell office:value-type="string" table:style-name="ce6">
            <text:p>Piper Lewis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8-12-22T00:00:00" table:style-name="ce7">
            <text:p>22-12-2018</text:p>
          </table:table-cell>
          <table:table-cell office:value-type="currency" office:value="83990" table:style-name="ce9">
            <text:p>₹ 83,99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33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65</text:p>
          </table:table-cell>
          <table:table-cell office:value-type="string" table:style-name="ce6">
            <text:p>Jacob Khan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08-02-09T00:00:00" table:style-name="ce7">
            <text:p>09-02-2008</text:p>
          </table:table-cell>
          <table:table-cell office:value-type="currency" office:value="84193" table:style-name="ce9">
            <text:p>₹ 84,19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7" table:style-name="ce6">
            <text:p>17</text:p>
          </table:table-cell>
          <table:table-cell office:value-type="float" office:value="2" table:formula="of:=MONTH([.I33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94</text:p>
          </table:table-cell>
          <table:table-cell office:value-type="string" table:style-name="ce6">
            <text:p>Robert Alvarez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16-10-21T00:00:00" table:style-name="ce7">
            <text:p>21-10-2016</text:p>
          </table:table-cell>
          <table:table-cell office:value-type="currency" office:value="84297" table:style-name="ce9">
            <text:p>₹ 84,29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8" table:style-name="ce6">
            <text:p>8</text:p>
          </table:table-cell>
          <table:table-cell office:value-type="float" office:value="10" table:formula="of:=MONTH([.I33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58</text:p>
          </table:table-cell>
          <table:table-cell office:value-type="string" table:style-name="ce6">
            <text:p>Gabriel Brooks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8-12-10T00:00:00" table:style-name="ce7">
            <text:p>10-12-2018</text:p>
          </table:table-cell>
          <table:table-cell office:value-type="currency" office:value="84596" table:style-name="ce9">
            <text:p>₹ 84,59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334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32</text:p>
          </table:table-cell>
          <table:table-cell office:value-type="string" table:style-name="ce6">
            <text:p>Penelope Jordan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19-09-27T00:00:00" table:style-name="ce7">
            <text:p>27-09-2019</text:p>
          </table:table-cell>
          <table:table-cell office:value-type="currency" office:value="84913" table:style-name="ce9">
            <text:p>₹ 84,9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33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36</text:p>
          </table:table-cell>
          <table:table-cell office:value-type="string" table:style-name="ce6">
            <text:p>Lincoln Reyes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0" table:style-name="ce6">
            <text:p>60</text:p>
          </table:table-cell>
          <table:table-cell office:value-type="date" office:date-value="1998-08-03T00:00:00" table:style-name="ce7">
            <text:p>03-08-1998</text:p>
          </table:table-cell>
          <table:table-cell office:value-type="currency" office:value="85120" table:style-name="ce9">
            <text:p>₹ 85,12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7" table:style-name="ce6">
            <text:p>27</text:p>
          </table:table-cell>
          <table:table-cell office:value-type="float" office:value="8" table:formula="of:=MONTH([.I33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30</text:p>
          </table:table-cell>
          <table:table-cell office:value-type="string" table:style-name="ce6">
            <text:p>Leo Herrera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1998-04-22T00:00:00" table:style-name="ce7">
            <text:p>22-04-1998</text:p>
          </table:table-cell>
          <table:table-cell office:value-type="currency" office:value="85369" table:style-name="ce9">
            <text:p>₹ 85,36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27" table:style-name="ce6">
            <text:p>27</text:p>
          </table:table-cell>
          <table:table-cell office:value-type="float" office:value="4" table:formula="of:=MONTH([.I33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84</text:p>
          </table:table-cell>
          <table:table-cell office:value-type="string" table:style-name="ce6">
            <text:p>Josephine Salazar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16-03-14T00:00:00" table:style-name="ce7">
            <text:p>14-03-2016</text:p>
          </table:table-cell>
          <table:table-cell office:value-type="currency" office:value="85870" table:style-name="ce9">
            <text:p>₹ 85,87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9" table:style-name="ce6">
            <text:p>9</text:p>
          </table:table-cell>
          <table:table-cell office:value-type="float" office:value="3" table:formula="of:=MONTH([.I3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04</text:p>
          </table:table-cell>
          <table:table-cell office:value-type="string" table:style-name="ce6">
            <text:p>Hunter Orti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3-01-20T00:00:00" table:style-name="ce7">
            <text:p>20-01-2013</text:p>
          </table:table-cell>
          <table:table-cell office:value-type="currency" office:value="86061" table:style-name="ce9">
            <text:p>₹ 86,06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2" table:style-name="ce6">
            <text:p>12</text:p>
          </table:table-cell>
          <table:table-cell office:value-type="float" office:value="1" table:formula="of:=MONTH([.I33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01</text:p>
          </table:table-cell>
          <table:table-cell office:value-type="string" table:style-name="ce6">
            <text:p>Allison Ayal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09-06-30T00:00:00" table:style-name="ce7">
            <text:p>30-06-2009</text:p>
          </table:table-cell>
          <table:table-cell office:value-type="currency" office:value="43363" table:style-name="ce9">
            <text:p>₹ 43,36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6" table:style-name="ce6">
            <text:p>16</text:p>
          </table:table-cell>
          <table:table-cell office:value-type="float" office:value="6" table:formula="of:=MONTH([.I34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41</text:p>
          </table:table-cell>
          <table:table-cell office:value-type="string" table:style-name="ce6">
            <text:p>Isla Han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8" table:style-name="ce6">
            <text:p>58</text:p>
          </table:table-cell>
          <table:table-cell office:value-type="date" office:date-value="2005-06-18T00:00:00" table:style-name="ce7">
            <text:p>18-06-2005</text:p>
          </table:table-cell>
          <table:table-cell office:value-type="currency" office:value="86089" table:style-name="ce9">
            <text:p>₹ 86,08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0" table:style-name="ce6">
            <text:p>20</text:p>
          </table:table-cell>
          <table:table-cell office:value-type="float" office:value="6" table:formula="of:=MONTH([.I34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38</text:p>
          </table:table-cell>
          <table:table-cell office:value-type="string" table:style-name="ce6">
            <text:p>Adeline Yang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11-07-20T00:00:00" table:style-name="ce7">
            <text:p>20-07-2011</text:p>
          </table:table-cell>
          <table:table-cell office:value-type="currency" office:value="86173" table:style-name="ce9">
            <text:p>₹ 86,17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4" table:style-name="ce6">
            <text:p>14</text:p>
          </table:table-cell>
          <table:table-cell office:value-type="float" office:value="7" table:formula="of:=MONTH([.I34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65</text:p>
          </table:table-cell>
          <table:table-cell office:value-type="string" table:style-name="ce6">
            <text:p>David Chu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1998-09-03T00:00:00" table:style-name="ce7">
            <text:p>03-09-1998</text:p>
          </table:table-cell>
          <table:table-cell office:value-type="currency" office:value="86299" table:style-name="ce9">
            <text:p>₹ 86,2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7" table:style-name="ce6">
            <text:p>27</text:p>
          </table:table-cell>
          <table:table-cell office:value-type="float" office:value="9" table:formula="of:=MONTH([.I34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54</text:p>
          </table:table-cell>
          <table:table-cell office:value-type="string" table:style-name="ce6">
            <text:p>Owen Lam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7-05-29T00:00:00" table:style-name="ce7">
            <text:p>29-05-2017</text:p>
          </table:table-cell>
          <table:table-cell office:value-type="currency" office:value="86317" table:style-name="ce9">
            <text:p>₹ 86,31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8" table:style-name="ce6">
            <text:p>8</text:p>
          </table:table-cell>
          <table:table-cell office:value-type="float" office:value="5" table:formula="of:=MONTH([.I34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90</text:p>
          </table:table-cell>
          <table:table-cell office:value-type="string" table:style-name="ce6">
            <text:p>Everett Khan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17-01-18T00:00:00" table:style-name="ce7">
            <text:p>18-01-2017</text:p>
          </table:table-cell>
          <table:table-cell office:value-type="currency" office:value="86417" table:style-name="ce9">
            <text:p>₹ 86,4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34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67</text:p>
          </table:table-cell>
          <table:table-cell office:value-type="string" table:style-name="ce6">
            <text:p>Silas Chavez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1" table:style-name="ce6">
            <text:p>51</text:p>
          </table:table-cell>
          <table:table-cell office:value-type="date" office:date-value="2008-04-15T00:00:00" table:style-name="ce7">
            <text:p>15-04-2008</text:p>
          </table:table-cell>
          <table:table-cell office:value-type="currency" office:value="86431" table:style-name="ce9">
            <text:p>₹ 86,4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7" table:style-name="ce6">
            <text:p>17</text:p>
          </table:table-cell>
          <table:table-cell office:value-type="float" office:value="4" table:formula="of:=MONTH([.I34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42</text:p>
          </table:table-cell>
          <table:table-cell office:value-type="string" table:style-name="ce6">
            <text:p>Emery Doan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6-23T00:00:00" table:style-name="ce7">
            <text:p>23-06-2021</text:p>
          </table:table-cell>
          <table:table-cell office:value-type="currency" office:value="86464" table:style-name="ce9">
            <text:p>₹ 86,46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6" table:formula="of:=MONTH([.I34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92</text:p>
          </table:table-cell>
          <table:table-cell office:value-type="string" table:style-name="ce6">
            <text:p>Cora Evans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18-03-26T00:00:00" table:style-name="ce7">
            <text:p>26-03-2018</text:p>
          </table:table-cell>
          <table:table-cell office:value-type="currency" office:value="86478" table:style-name="ce9">
            <text:p>₹ 86,4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34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81</text:p>
          </table:table-cell>
          <table:table-cell office:value-type="string" table:style-name="ce6">
            <text:p>Genesis Hu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02-01-15T00:00:00" table:style-name="ce7">
            <text:p>15-01-2002</text:p>
          </table:table-cell>
          <table:table-cell office:value-type="currency" office:value="86510" table:style-name="ce9">
            <text:p>₹ 86,51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3" table:style-name="ce6">
            <text:p>23</text:p>
          </table:table-cell>
          <table:table-cell office:value-type="float" office:value="1" table:formula="of:=MONTH([.I34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06</text:p>
          </table:table-cell>
          <table:table-cell office:value-type="string" table:style-name="ce6">
            <text:p>Nevaeh Kang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21-01-10T00:00:00" table:style-name="ce7">
            <text:p>10-01-2021</text:p>
          </table:table-cell>
          <table:table-cell office:value-type="currency" office:value="86538" table:style-name="ce9">
            <text:p>₹ 86,53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35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33</text:p>
          </table:table-cell>
          <table:table-cell office:value-type="string" table:style-name="ce6">
            <text:p>Avery Bailey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9" table:style-name="ce6">
            <text:p>49</text:p>
          </table:table-cell>
          <table:table-cell office:value-type="date" office:date-value="1996-05-15T00:00:00" table:style-name="ce7">
            <text:p>15-05-1996</text:p>
          </table:table-cell>
          <table:table-cell office:value-type="currency" office:value="86658" table:style-name="ce9">
            <text:p>₹ 86,6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9" table:style-name="ce6">
            <text:p>29</text:p>
          </table:table-cell>
          <table:table-cell office:value-type="float" office:value="5" table:formula="of:=MONTH([.I35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70</text:p>
          </table:table-cell>
          <table:table-cell office:value-type="string" table:style-name="ce6">
            <text:p>Liliana Do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9-03-29T00:00:00" table:style-name="ce7">
            <text:p>29-03-2019</text:p>
          </table:table-cell>
          <table:table-cell office:value-type="currency" office:value="86774" table:style-name="ce9">
            <text:p>₹ 86,77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6" table:style-name="ce6">
            <text:p>6</text:p>
          </table:table-cell>
          <table:table-cell office:value-type="float" office:value="3" table:formula="of:=MONTH([.I35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87</text:p>
          </table:table-cell>
          <table:table-cell office:value-type="string" table:style-name="ce6">
            <text:p>Everleigh White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9" table:style-name="ce6">
            <text:p>59</text:p>
          </table:table-cell>
          <table:table-cell office:value-type="date" office:date-value="2017-10-20T00:00:00" table:style-name="ce7">
            <text:p>20-10-2017</text:p>
          </table:table-cell>
          <table:table-cell office:value-type="currency" office:value="86831" table:style-name="ce9">
            <text:p>₹ 86,8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7" table:style-name="ce6">
            <text:p>7</text:p>
          </table:table-cell>
          <table:table-cell office:value-type="float" office:value="10" table:formula="of:=MONTH([.I35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74</text:p>
          </table:table-cell>
          <table:table-cell office:value-type="string" table:style-name="ce6">
            <text:p>Mila Hong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7-05-22T00:00:00" table:style-name="ce7">
            <text:p>22-05-2017</text:p>
          </table:table-cell>
          <table:table-cell office:value-type="currency" office:value="86858" table:style-name="ce9">
            <text:p>₹ 86,85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5" table:formula="of:=MONTH([.I35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64</text:p>
          </table:table-cell>
          <table:table-cell office:value-type="string" table:style-name="ce6">
            <text:p>Audrey Lee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1" table:style-name="ce6">
            <text:p>51</text:p>
          </table:table-cell>
          <table:table-cell office:value-type="date" office:date-value="2017-02-11T00:00:00" table:style-name="ce7">
            <text:p>11-02-2017</text:p>
          </table:table-cell>
          <table:table-cell office:value-type="currency" office:value="87036" table:style-name="ce9">
            <text:p>₹ 87,03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35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67</text:p>
          </table:table-cell>
          <table:table-cell office:value-type="string" table:style-name="ce6">
            <text:p>Henry Alvarez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05-04-12T00:00:00" table:style-name="ce7">
            <text:p>12-04-2005</text:p>
          </table:table-cell>
          <table:table-cell office:value-type="currency" office:value="87158" table:style-name="ce9">
            <text:p>₹ 87,15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20" table:style-name="ce6">
            <text:p>20</text:p>
          </table:table-cell>
          <table:table-cell office:value-type="float" office:value="4" table:formula="of:=MONTH([.I35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08</text:p>
          </table:table-cell>
          <table:table-cell office:value-type="string" table:style-name="ce6">
            <text:p>Miles Evans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1994-10-24T00:00:00" table:style-name="ce7">
            <text:p>24-10-1994</text:p>
          </table:table-cell>
          <table:table-cell office:value-type="currency" office:value="87216" table:style-name="ce9">
            <text:p>₹ 87,21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30" table:style-name="ce6">
            <text:p>30</text:p>
          </table:table-cell>
          <table:table-cell office:value-type="float" office:value="10" table:formula="of:=MONTH([.I3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66</text:p>
          </table:table-cell>
          <table:table-cell office:value-type="string" table:style-name="ce6">
            <text:p>Thomas Williams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5-11-21T00:00:00" table:style-name="ce7">
            <text:p>21-11-2015</text:p>
          </table:table-cell>
          <table:table-cell office:value-type="currency" office:value="87292" table:style-name="ce9">
            <text:p>₹ 87,2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11" table:formula="of:=MONTH([.I35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76</text:p>
          </table:table-cell>
          <table:table-cell office:value-type="string" table:style-name="ce6">
            <text:p>Kennedy Romero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7" table:style-name="ce6">
            <text:p>37</text:p>
          </table:table-cell>
          <table:table-cell office:value-type="date" office:date-value="2018-12-27T00:00:00" table:style-name="ce7">
            <text:p>27-12-2018</text:p>
          </table:table-cell>
          <table:table-cell office:value-type="currency" office:value="87359" table:style-name="ce9">
            <text:p>₹ 87,35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35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60</text:p>
          </table:table-cell>
          <table:table-cell office:value-type="string" table:style-name="ce6">
            <text:p>Madeline Acosta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6" table:style-name="ce6">
            <text:p>26</text:p>
          </table:table-cell>
          <table:table-cell office:value-type="date" office:date-value="2021-02-09T00:00:00" table:style-name="ce7">
            <text:p>09-02-2021</text:p>
          </table:table-cell>
          <table:table-cell office:value-type="currency" office:value="87427" table:style-name="ce9">
            <text:p>₹ 87,42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3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97</text:p>
          </table:table-cell>
          <table:table-cell office:value-type="string" table:style-name="ce6">
            <text:p>Jonathan Chavez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7-05-11T00:00:00" table:style-name="ce7">
            <text:p>11-05-2017</text:p>
          </table:table-cell>
          <table:table-cell office:value-type="currency" office:value="87536" table:style-name="ce9">
            <text:p>₹ 87,5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5" table:formula="of:=MONTH([.I36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59</text:p>
          </table:table-cell>
          <table:table-cell office:value-type="string" table:style-name="ce6">
            <text:p>Autumn Ortiz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0" table:style-name="ce6">
            <text:p>30</text:p>
          </table:table-cell>
          <table:table-cell office:value-type="date" office:date-value="2017-12-17T00:00:00" table:style-name="ce7">
            <text:p>17-12-2017</text:p>
          </table:table-cell>
          <table:table-cell office:value-type="currency" office:value="87744" table:style-name="ce9">
            <text:p>₹ 87,74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7" table:style-name="ce6">
            <text:p>7</text:p>
          </table:table-cell>
          <table:table-cell office:value-type="float" office:value="12" table:formula="of:=MONTH([.I36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03</text:p>
          </table:table-cell>
          <table:table-cell office:value-type="string" table:style-name="ce6">
            <text:p>Robert Vazquez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0" table:style-name="ce6">
            <text:p>40</text:p>
          </table:table-cell>
          <table:table-cell office:value-type="date" office:date-value="2021-09-26T00:00:00" table:style-name="ce7">
            <text:p>26-09-2021</text:p>
          </table:table-cell>
          <table:table-cell office:value-type="currency" office:value="87770" table:style-name="ce9">
            <text:p>₹ 87,7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4" table:style-name="ce6">
            <text:p>4</text:p>
          </table:table-cell>
          <table:table-cell office:value-type="float" office:value="9" table:formula="of:=MONTH([.I36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39</text:p>
          </table:table-cell>
          <table:table-cell office:value-type="string" table:style-name="ce6">
            <text:p>Luna Taylor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7" table:style-name="ce6">
            <text:p>47</text:p>
          </table:table-cell>
          <table:table-cell office:value-type="date" office:date-value="2018-07-28T00:00:00" table:style-name="ce7">
            <text:p>28-07-2018</text:p>
          </table:table-cell>
          <table:table-cell office:value-type="currency" office:value="87806" table:style-name="ce9">
            <text:p>₹ 87,8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7" table:formula="of:=MONTH([.I36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48</text:p>
          </table:table-cell>
          <table:table-cell office:value-type="string" table:style-name="ce6">
            <text:p>Lincoln Huynh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6-11-09T00:00:00" table:style-name="ce7">
            <text:p>09-11-2016</text:p>
          </table:table-cell>
          <table:table-cell office:value-type="currency" office:value="87851" table:style-name="ce9">
            <text:p>₹ 87,85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36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31</text:p>
          </table:table-cell>
          <table:table-cell office:value-type="string" table:style-name="ce6">
            <text:p>Jameson Foster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07-18T00:00:00" table:style-name="ce7">
            <text:p>18-07-2021</text:p>
          </table:table-cell>
          <table:table-cell office:value-type="currency" office:value="43391" table:style-name="ce9">
            <text:p>₹ 43,39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36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06</text:p>
          </table:table-cell>
          <table:table-cell office:value-type="string" table:style-name="ce6">
            <text:p>Piper Patterson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9-06-19T00:00:00" table:style-name="ce7">
            <text:p>19-06-2019</text:p>
          </table:table-cell>
          <table:table-cell office:value-type="currency" office:value="88045" table:style-name="ce9">
            <text:p>₹ 88,0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6" table:formula="of:=MONTH([.I36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31</text:p>
          </table:table-cell>
          <table:table-cell office:value-type="string" table:style-name="ce6">
            <text:p>Zoe Romero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21-10-05T00:00:00" table:style-name="ce7">
            <text:p>05-10-2021</text:p>
          </table:table-cell>
          <table:table-cell office:value-type="currency" office:value="88072" table:style-name="ce9">
            <text:p>₹ 88,07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36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35</text:p>
          </table:table-cell>
          <table:table-cell office:value-type="string" table:style-name="ce6">
            <text:p>Eli Rahman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0-03-16T00:00:00" table:style-name="ce7">
            <text:p>16-03-2010</text:p>
          </table:table-cell>
          <table:table-cell office:value-type="currency" office:value="88182" table:style-name="ce9">
            <text:p>₹ 88,18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5" table:style-name="ce6">
            <text:p>15</text:p>
          </table:table-cell>
          <table:table-cell office:value-type="float" office:value="3" table:formula="of:=MONTH([.I36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02</text:p>
          </table:table-cell>
          <table:table-cell office:value-type="string" table:style-name="ce6">
            <text:p>Isaac Liu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1992-10-13T00:00:00" table:style-name="ce7">
            <text:p>13-10-1992</text:p>
          </table:table-cell>
          <table:table-cell office:value-type="currency" office:value="88213" table:style-name="ce9">
            <text:p>₹ 88,21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32" table:style-name="ce6">
            <text:p>32</text:p>
          </table:table-cell>
          <table:table-cell office:value-type="float" office:value="10" table:formula="of:=MONTH([.I37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38</text:p>
          </table:table-cell>
          <table:table-cell office:value-type="string" table:style-name="ce6">
            <text:p>Asher Morales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2020-07-10T00:00:00" table:style-name="ce7">
            <text:p>10-07-2020</text:p>
          </table:table-cell>
          <table:table-cell office:value-type="currency" office:value="88272" table:style-name="ce9">
            <text:p>₹ 88,27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37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08</text:p>
          </table:table-cell>
          <table:table-cell office:value-type="string" table:style-name="ce6">
            <text:p>Jade Figuero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3" table:style-name="ce6">
            <text:p>33</text:p>
          </table:table-cell>
          <table:table-cell office:value-type="date" office:date-value="2012-05-14T00:00:00" table:style-name="ce7">
            <text:p>14-05-2012</text:p>
          </table:table-cell>
          <table:table-cell office:value-type="currency" office:value="88343" table:style-name="ce9">
            <text:p>₹ 88,34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3" table:style-name="ce6">
            <text:p>13</text:p>
          </table:table-cell>
          <table:table-cell office:value-type="float" office:value="5" table:formula="of:=MONTH([.I37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17</text:p>
          </table:table-cell>
          <table:table-cell office:value-type="string" table:style-name="ce6">
            <text:p>William Phillips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61" table:style-name="ce6">
            <text:p>61</text:p>
          </table:table-cell>
          <table:table-cell office:value-type="date" office:date-value="2004-01-27T00:00:00" table:style-name="ce7">
            <text:p>27-01-2004</text:p>
          </table:table-cell>
          <table:table-cell office:value-type="currency" office:value="88478" table:style-name="ce9">
            <text:p>₹ 88,4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MONTH([.I37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99</text:p>
          </table:table-cell>
          <table:table-cell office:value-type="string" table:style-name="ce6">
            <text:p>Mila Roberts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7-01-26T00:00:00" table:style-name="ce7">
            <text:p>26-01-2017</text:p>
          </table:table-cell>
          <table:table-cell office:value-type="currency" office:value="88663" table:style-name="ce9">
            <text:p>₹ 88,66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37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91</text:p>
          </table:table-cell>
          <table:table-cell office:value-type="string" table:style-name="ce6">
            <text:p>Avery Yee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6-05-22T00:00:00" table:style-name="ce7">
            <text:p>22-05-2016</text:p>
          </table:table-cell>
          <table:table-cell office:value-type="currency" office:value="44614" table:style-name="ce9">
            <text:p>₹ 44,61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37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11</text:p>
          </table:table-cell>
          <table:table-cell office:value-type="string" table:style-name="ce6">
            <text:p>Gabriella Zhu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4-11-29T00:00:00" table:style-name="ce7">
            <text:p>29-11-2014</text:p>
          </table:table-cell>
          <table:table-cell office:value-type="currency" office:value="88730" table:style-name="ce9">
            <text:p>₹ 88,73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0" table:style-name="ce6">
            <text:p>10</text:p>
          </table:table-cell>
          <table:table-cell office:value-type="float" office:value="11" table:formula="of:=MONTH([.I37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58</text:p>
          </table:table-cell>
          <table:table-cell office:value-type="string" table:style-name="ce6">
            <text:p>Alexander Bryant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21-10-02T00:00:00" table:style-name="ce7">
            <text:p>02-10-2021</text:p>
          </table:table-cell>
          <table:table-cell office:value-type="currency" office:value="88758" table:style-name="ce9">
            <text:p>₹ 88,7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37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47</text:p>
          </table:table-cell>
          <table:table-cell office:value-type="string" table:style-name="ce6">
            <text:p>Avery Grant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9" table:style-name="ce6">
            <text:p>49</text:p>
          </table:table-cell>
          <table:table-cell office:value-type="date" office:date-value="2014-03-05T00:00:00" table:style-name="ce7">
            <text:p>05-03-2014</text:p>
          </table:table-cell>
          <table:table-cell office:value-type="currency" office:value="88777" table:style-name="ce9">
            <text:p>₹ 88,77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37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43</text:p>
          </table:table-cell>
          <table:table-cell office:value-type="string" table:style-name="ce6">
            <text:p>Bella Lop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13-11-12T00:00:00" table:style-name="ce7">
            <text:p>12-11-2013</text:p>
          </table:table-cell>
          <table:table-cell office:value-type="currency" office:value="88895" table:style-name="ce9">
            <text:p>₹ 88,8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MONTH([.I37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95</text:p>
          </table:table-cell>
          <table:table-cell office:value-type="string" table:style-name="ce6">
            <text:p>Sadie Patterso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20-07-24T00:00:00" table:style-name="ce7">
            <text:p>24-07-2020</text:p>
          </table:table-cell>
          <table:table-cell office:value-type="currency" office:value="89390" table:style-name="ce9">
            <text:p>₹ 89,39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38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77</text:p>
          </table:table-cell>
          <table:table-cell office:value-type="string" table:style-name="ce6">
            <text:p>Grayson Luu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1-04-30T00:00:00" table:style-name="ce7">
            <text:p>30-04-2011</text:p>
          </table:table-cell>
          <table:table-cell office:value-type="currency" office:value="89419" table:style-name="ce9">
            <text:p>₹ 89,41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4" table:style-name="ce6">
            <text:p>14</text:p>
          </table:table-cell>
          <table:table-cell office:value-type="float" office:value="4" table:formula="of:=MONTH([.I38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48</text:p>
          </table:table-cell>
          <table:table-cell office:value-type="string" table:style-name="ce6">
            <text:p>Emma Brooks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6-12-18T00:00:00" table:style-name="ce7">
            <text:p>18-12-2016</text:p>
          </table:table-cell>
          <table:table-cell office:value-type="currency" office:value="89458" table:style-name="ce9">
            <text:p>₹ 89,4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12" table:formula="of:=MONTH([.I38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99</text:p>
          </table:table-cell>
          <table:table-cell office:value-type="string" table:style-name="ce6">
            <text:p>Natalie Hwa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1999-12-31T00:00:00" table:style-name="ce7">
            <text:p>31-12-1999</text:p>
          </table:table-cell>
          <table:table-cell office:value-type="currency" office:value="89523" table:style-name="ce9">
            <text:p>₹ 89,5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5" table:style-name="ce6">
            <text:p>25</text:p>
          </table:table-cell>
          <table:table-cell office:value-type="float" office:value="12" table:formula="of:=MONTH([.I3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32</text:p>
          </table:table-cell>
          <table:table-cell office:value-type="string" table:style-name="ce6">
            <text:p>Emery Zhang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2-02-28T00:00:00" table:style-name="ce7">
            <text:p>28-02-2012</text:p>
          </table:table-cell>
          <table:table-cell office:value-type="currency" office:value="89659" table:style-name="ce9">
            <text:p>₹ 89,65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3" table:style-name="ce6">
            <text:p>13</text:p>
          </table:table-cell>
          <table:table-cell office:value-type="float" office:value="2" table:formula="of:=MONTH([.I38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31</text:p>
          </table:table-cell>
          <table:table-cell office:value-type="string" table:style-name="ce6">
            <text:p>Melody Cooper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4" table:style-name="ce6">
            <text:p>44</text:p>
          </table:table-cell>
          <table:table-cell office:value-type="date" office:date-value="2009-09-04T00:00:00" table:style-name="ce7">
            <text:p>04-09-2009</text:p>
          </table:table-cell>
          <table:table-cell office:value-type="currency" office:value="89695" table:style-name="ce9">
            <text:p>₹ 89,6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6" table:style-name="ce6">
            <text:p>16</text:p>
          </table:table-cell>
          <table:table-cell office:value-type="float" office:value="9" table:formula="of:=MONTH([.I38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24</text:p>
          </table:table-cell>
          <table:table-cell office:value-type="string" table:style-name="ce6">
            <text:p>Amelia Bell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3" table:style-name="ce6">
            <text:p>53</text:p>
          </table:table-cell>
          <table:table-cell office:value-type="date" office:date-value="2017-08-05T00:00:00" table:style-name="ce7">
            <text:p>05-08-2017</text:p>
          </table:table-cell>
          <table:table-cell office:value-type="currency" office:value="89769" table:style-name="ce9">
            <text:p>₹ 89,76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38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87</text:p>
          </table:table-cell>
          <table:table-cell office:value-type="string" table:style-name="ce6">
            <text:p>Audrey Hwa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20-06-17T00:00:00" table:style-name="ce7">
            <text:p>17-06-2020</text:p>
          </table:table-cell>
          <table:table-cell office:value-type="currency" office:value="89841" table:style-name="ce9">
            <text:p>₹ 89,84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5" table:style-name="ce6">
            <text:p>5</text:p>
          </table:table-cell>
          <table:table-cell office:value-type="float" office:value="6" table:formula="of:=MONTH([.I38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00</text:p>
          </table:table-cell>
          <table:table-cell office:value-type="string" table:style-name="ce6">
            <text:p>Eli Ha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6-01-15T00:00:00" table:style-name="ce7">
            <text:p>15-01-2016</text:p>
          </table:table-cell>
          <table:table-cell office:value-type="currency" office:value="89984" table:style-name="ce9">
            <text:p>₹ 89,98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9" table:style-name="ce6">
            <text:p>9</text:p>
          </table:table-cell>
          <table:table-cell office:value-type="float" office:value="1" table:formula="of:=MONTH([.I38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60</text:p>
          </table:table-cell>
          <table:table-cell office:value-type="string" table:style-name="ce6">
            <text:p>Nova Hill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6" table:style-name="ce6">
            <text:p>56</text:p>
          </table:table-cell>
          <table:table-cell office:value-type="date" office:date-value="2018-03-10T00:00:00" table:style-name="ce7">
            <text:p>10-03-2018</text:p>
          </table:table-cell>
          <table:table-cell office:value-type="currency" office:value="90040" table:style-name="ce9">
            <text:p>₹ 90,04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38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17</text:p>
          </table:table-cell>
          <table:table-cell office:value-type="string" table:style-name="ce6">
            <text:p>Zoe Sanch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04-12-23T00:00:00" table:style-name="ce7">
            <text:p>23-12-2004</text:p>
          </table:table-cell>
          <table:table-cell office:value-type="currency" office:value="90212" table:style-name="ce9">
            <text:p>₹ 90,21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0" table:style-name="ce6">
            <text:p>20</text:p>
          </table:table-cell>
          <table:table-cell office:value-type="float" office:value="12" table:formula="of:=MONTH([.I39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84</text:p>
          </table:table-cell>
          <table:table-cell office:value-type="string" table:style-name="ce6">
            <text:p>Ella Nguyen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04-02-10T00:00:00" table:style-name="ce7">
            <text:p>10-02-2004</text:p>
          </table:table-cell>
          <table:table-cell office:value-type="currency" office:value="90258" table:style-name="ce9">
            <text:p>₹ 90,25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1" table:style-name="ce6">
            <text:p>21</text:p>
          </table:table-cell>
          <table:table-cell office:value-type="float" office:value="2" table:formula="of:=MONTH([.I39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67</text:p>
          </table:table-cell>
          <table:table-cell office:value-type="string" table:style-name="ce6">
            <text:p>Greyson Sanders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28" table:style-name="ce6">
            <text:p>28</text:p>
          </table:table-cell>
          <table:table-cell office:value-type="date" office:date-value="2019-03-06T00:00:00" table:style-name="ce7">
            <text:p>06-03-2019</text:p>
          </table:table-cell>
          <table:table-cell office:value-type="currency" office:value="90304" table:style-name="ce9">
            <text:p>₹ 90,30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3" table:formula="of:=MONTH([.I39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02</text:p>
          </table:table-cell>
          <table:table-cell office:value-type="string" table:style-name="ce6">
            <text:p>Riley Rojas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21-01-21T00:00:00" table:style-name="ce7">
            <text:p>21-01-2021</text:p>
          </table:table-cell>
          <table:table-cell office:value-type="currency" office:value="90333" table:style-name="ce9">
            <text:p>₹ 90,33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39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96</text:p>
          </table:table-cell>
          <table:table-cell office:value-type="string" table:style-name="ce6">
            <text:p>Eloise Trinh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20-04-22T00:00:00" table:style-name="ce7">
            <text:p>22-04-2020</text:p>
          </table:table-cell>
          <table:table-cell office:value-type="currency" office:value="90535" table:style-name="ce9">
            <text:p>₹ 90,53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39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3</text:p>
          </table:table-cell>
          <table:table-cell office:value-type="string" table:style-name="ce6">
            <text:p>Addison Do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01-05-30T00:00:00" table:style-name="ce7">
            <text:p>30-05-2001</text:p>
          </table:table-cell>
          <table:table-cell office:value-type="currency" office:value="90678" table:style-name="ce9">
            <text:p>₹ 90,6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4" table:style-name="ce6">
            <text:p>24</text:p>
          </table:table-cell>
          <table:table-cell office:value-type="float" office:value="5" table:formula="of:=MONTH([.I39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52</text:p>
          </table:table-cell>
          <table:table-cell office:value-type="string" table:style-name="ce6">
            <text:p>Everett Lee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0-02-26T00:00:00" table:style-name="ce7">
            <text:p>26-02-2010</text:p>
          </table:table-cell>
          <table:table-cell office:value-type="currency" office:value="90770" table:style-name="ce9">
            <text:p>₹ 90,7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5" table:style-name="ce6">
            <text:p>15</text:p>
          </table:table-cell>
          <table:table-cell office:value-type="float" office:value="2" table:formula="of:=MONTH([.I39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54</text:p>
          </table:table-cell>
          <table:table-cell office:value-type="string" table:style-name="ce6">
            <text:p>Jaxson Sandoval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1" table:style-name="ce6">
            <text:p>61</text:p>
          </table:table-cell>
          <table:table-cell office:value-type="date" office:date-value="2017-05-03T00:00:00" table:style-name="ce7">
            <text:p>03-05-2017</text:p>
          </table:table-cell>
          <table:table-cell office:value-type="currency" office:value="90855" table:style-name="ce9">
            <text:p>₹ 90,85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8" table:style-name="ce6">
            <text:p>8</text:p>
          </table:table-cell>
          <table:table-cell office:value-type="float" office:value="5" table:formula="of:=MONTH([.I39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81</text:p>
          </table:table-cell>
          <table:table-cell office:value-type="string" table:style-name="ce6">
            <text:p>Lyla Chen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9-04-26T00:00:00" table:style-name="ce7">
            <text:p>26-04-2019</text:p>
          </table:table-cell>
          <table:table-cell office:value-type="currency" office:value="90870" table:style-name="ce9">
            <text:p>₹ 90,8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4" table:formula="of:=MONTH([.I39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59</text:p>
          </table:table-cell>
          <table:table-cell office:value-type="string" table:style-name="ce6">
            <text:p>Layla Salazar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9" table:style-name="ce6">
            <text:p>59</text:p>
          </table:table-cell>
          <table:table-cell office:value-type="date" office:date-value="2014-03-19T00:00:00" table:style-name="ce7">
            <text:p>19-03-2014</text:p>
          </table:table-cell>
          <table:table-cell office:value-type="currency" office:value="90901" table:style-name="ce9">
            <text:p>₹ 90,90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39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96</text:p>
          </table:table-cell>
          <table:table-cell office:value-type="string" table:style-name="ce6">
            <text:p>Peyton Cruz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0" table:style-name="ce6">
            <text:p>30</text:p>
          </table:table-cell>
          <table:table-cell office:value-type="date" office:date-value="2016-05-26T00:00:00" table:style-name="ce7">
            <text:p>26-05-2016</text:p>
          </table:table-cell>
          <table:table-cell office:value-type="currency" office:value="91134" table:style-name="ce9">
            <text:p>₹ 91,13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40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91</text:p>
          </table:table-cell>
          <table:table-cell office:value-type="string" table:style-name="ce6">
            <text:p>Nathan Chan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0-03-02T00:00:00" table:style-name="ce7">
            <text:p>02-03-2000</text:p>
          </table:table-cell>
          <table:table-cell office:value-type="currency" office:value="91276" table:style-name="ce9">
            <text:p>₹ 91,27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5" table:style-name="ce6">
            <text:p>25</text:p>
          </table:table-cell>
          <table:table-cell office:value-type="float" office:value="3" table:formula="of:=MONTH([.I40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59</text:p>
          </table:table-cell>
          <table:table-cell office:value-type="string" table:style-name="ce6">
            <text:p>Logan Carrillo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3" table:style-name="ce6">
            <text:p>33</text:p>
          </table:table-cell>
          <table:table-cell office:value-type="date" office:date-value="2014-11-30T00:00:00" table:style-name="ce7">
            <text:p>30-11-2014</text:p>
          </table:table-cell>
          <table:table-cell office:value-type="currency" office:value="91280" table:style-name="ce9">
            <text:p>₹ 91,2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0" table:style-name="ce6">
            <text:p>10</text:p>
          </table:table-cell>
          <table:table-cell office:value-type="float" office:value="11" table:formula="of:=MONTH([.I40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48</text:p>
          </table:table-cell>
          <table:table-cell office:value-type="string" table:style-name="ce6">
            <text:p>Julian Lee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1" table:style-name="ce6">
            <text:p>51</text:p>
          </table:table-cell>
          <table:table-cell office:value-type="date" office:date-value="2003-01-17T00:00:00" table:style-name="ce7">
            <text:p>17-01-2003</text:p>
          </table:table-cell>
          <table:table-cell office:value-type="currency" office:value="91399" table:style-name="ce9">
            <text:p>₹ 91,3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2" table:style-name="ce6">
            <text:p>22</text:p>
          </table:table-cell>
          <table:table-cell office:value-type="float" office:value="1" table:formula="of:=MONTH([.I40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40</text:p>
          </table:table-cell>
          <table:table-cell office:value-type="string" table:style-name="ce6">
            <text:p>Paisley Bryant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7" table:style-name="ce6">
            <text:p>37</text:p>
          </table:table-cell>
          <table:table-cell office:value-type="date" office:date-value="2016-04-27T00:00:00" table:style-name="ce7">
            <text:p>27-04-2016</text:p>
          </table:table-cell>
          <table:table-cell office:value-type="currency" office:value="91400" table:style-name="ce9">
            <text:p>₹ 91,4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9" table:style-name="ce6">
            <text:p>9</text:p>
          </table:table-cell>
          <table:table-cell office:value-type="float" office:value="4" table:formula="of:=MONTH([.I40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68</text:p>
          </table:table-cell>
          <table:table-cell office:value-type="string" table:style-name="ce6">
            <text:p>Ian Varga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6" table:style-name="ce6">
            <text:p>26</text:p>
          </table:table-cell>
          <table:table-cell office:value-type="date" office:date-value="2021-03-02T00:00:00" table:style-name="ce7">
            <text:p>02-03-2021</text:p>
          </table:table-cell>
          <table:table-cell office:value-type="currency" office:value="44732" table:style-name="ce9">
            <text:p>₹ 44,73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40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17</text:p>
          </table:table-cell>
          <table:table-cell office:value-type="string" table:style-name="ce6">
            <text:p>Lydia Williams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5" table:style-name="ce6">
            <text:p>35</text:p>
          </table:table-cell>
          <table:table-cell office:value-type="date" office:date-value="2014-10-29T00:00:00" table:style-name="ce7">
            <text:p>29-10-2014</text:p>
          </table:table-cell>
          <table:table-cell office:value-type="currency" office:value="91592" table:style-name="ce9">
            <text:p>₹ 91,5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40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17</text:p>
          </table:table-cell>
          <table:table-cell office:value-type="string" table:style-name="ce6">
            <text:p>Alice Young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08-01-24T00:00:00" table:style-name="ce7">
            <text:p>24-01-2008</text:p>
          </table:table-cell>
          <table:table-cell office:value-type="currency" office:value="91621" table:style-name="ce9">
            <text:p>₹ 91,6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7" table:style-name="ce6">
            <text:p>17</text:p>
          </table:table-cell>
          <table:table-cell office:value-type="float" office:value="1" table:formula="of:=MONTH([.I40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12</text:p>
          </table:table-cell>
          <table:table-cell office:value-type="string" table:style-name="ce6">
            <text:p>Carter Turne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5-11-17T00:00:00" table:style-name="ce7">
            <text:p>17-11-2015</text:p>
          </table:table-cell>
          <table:table-cell office:value-type="currency" office:value="91632" table:style-name="ce9">
            <text:p>₹ 91,63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9" table:style-name="ce6">
            <text:p>9</text:p>
          </table:table-cell>
          <table:table-cell office:value-type="float" office:value="11" table:formula="of:=MONTH([.I40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19</text:p>
          </table:table-cell>
          <table:table-cell office:value-type="string" table:style-name="ce6">
            <text:p>Eliza Zheng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14-04-20T00:00:00" table:style-name="ce7">
            <text:p>20-04-2014</text:p>
          </table:table-cell>
          <table:table-cell office:value-type="currency" office:value="91679" table:style-name="ce9">
            <text:p>₹ 91,67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1" table:style-name="ce6">
            <text:p>11</text:p>
          </table:table-cell>
          <table:table-cell office:value-type="float" office:value="4" table:formula="of:=MONTH([.I40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88</text:p>
          </table:table-cell>
          <table:table-cell office:value-type="string" table:style-name="ce6">
            <text:p>Ivy Soto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0" table:style-name="ce6">
            <text:p>50</text:p>
          </table:table-cell>
          <table:table-cell office:value-type="date" office:date-value="1997-10-23T00:00:00" table:style-name="ce7">
            <text:p>23-10-1997</text:p>
          </table:table-cell>
          <table:table-cell office:value-type="currency" office:value="91763" table:style-name="ce9">
            <text:p>₹ 91,76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7" table:style-name="ce6">
            <text:p>27</text:p>
          </table:table-cell>
          <table:table-cell office:value-type="float" office:value="10" table:formula="of:=MONTH([.I41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73</text:p>
          </table:table-cell>
          <table:table-cell office:value-type="string" table:style-name="ce6">
            <text:p>Leonardo Lo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21-11-15T00:00:00" table:style-name="ce7">
            <text:p>15-11-2021</text:p>
          </table:table-cell>
          <table:table-cell office:value-type="currency" office:value="91782" table:style-name="ce9">
            <text:p>₹ 91,78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3" table:style-name="ce6">
            <text:p>3</text:p>
          </table:table-cell>
          <table:table-cell office:value-type="float" office:value="11" table:formula="of:=MONTH([.I41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26</text:p>
          </table:table-cell>
          <table:table-cell office:value-type="string" table:style-name="ce6">
            <text:p>Dominic Bake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1" table:style-name="ce6">
            <text:p>51</text:p>
          </table:table-cell>
          <table:table-cell office:value-type="date" office:date-value="2020-10-09T00:00:00" table:style-name="ce7">
            <text:p>09-10-2020</text:p>
          </table:table-cell>
          <table:table-cell office:value-type="currency" office:value="91853" table:style-name="ce9">
            <text:p>₹ 91,8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10" table:formula="of:=MONTH([.I41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33</text:p>
          </table:table-cell>
          <table:table-cell office:value-type="string" table:style-name="ce6">
            <text:p>Brooklyn Reyes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19-12-19T00:00:00" table:style-name="ce7">
            <text:p>19-12-2019</text:p>
          </table:table-cell>
          <table:table-cell office:value-type="currency" office:value="91954" table:style-name="ce9">
            <text:p>₹ 91,9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41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35</text:p>
          </table:table-cell>
          <table:table-cell office:value-type="string" table:style-name="ce6">
            <text:p>John Delgado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0" table:style-name="ce6">
            <text:p>30</text:p>
          </table:table-cell>
          <table:table-cell office:value-type="date" office:date-value="2017-02-11T00:00:00" table:style-name="ce7">
            <text:p>11-02-2017</text:p>
          </table:table-cell>
          <table:table-cell office:value-type="currency" office:value="92058" table:style-name="ce9">
            <text:p>₹ 92,0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4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49</text:p>
          </table:table-cell>
          <table:table-cell office:value-type="string" table:style-name="ce6">
            <text:p>Harper Chin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02-07-09T00:00:00" table:style-name="ce7">
            <text:p>09-07-2002</text:p>
          </table:table-cell>
          <table:table-cell office:value-type="currency" office:value="92209" table:style-name="ce9">
            <text:p>₹ 92,20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3" table:style-name="ce6">
            <text:p>23</text:p>
          </table:table-cell>
          <table:table-cell office:value-type="float" office:value="7" table:formula="of:=MONTH([.I41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84</text:p>
          </table:table-cell>
          <table:table-cell office:value-type="string" table:style-name="ce6">
            <text:p>Jack Mai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7-09-22T00:00:00" table:style-name="ce7">
            <text:p>22-09-2007</text:p>
          </table:table-cell>
          <table:table-cell office:value-type="currency" office:value="92293" table:style-name="ce9">
            <text:p>₹ 92,29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8" table:style-name="ce6">
            <text:p>18</text:p>
          </table:table-cell>
          <table:table-cell office:value-type="float" office:value="9" table:formula="of:=MONTH([.I41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58</text:p>
          </table:table-cell>
          <table:table-cell office:value-type="string" table:style-name="ce6">
            <text:p>Angel Lin</text:p>
          </table:table-cell>
          <table:table-cell office:value-type="string" table:style-name="ce6">
            <text:p>Network Administr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20-12-24T00:00:00" table:style-name="ce7">
            <text:p>24-12-2020</text:p>
          </table:table-cell>
          <table:table-cell office:value-type="currency" office:value="92321" table:style-name="ce9">
            <text:p>₹ 92,3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12" table:formula="of:=MONTH([.I41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89</text:p>
          </table:table-cell>
          <table:table-cell office:value-type="string" table:style-name="ce6">
            <text:p>Ethan Clark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7-08-04T00:00:00" table:style-name="ce7">
            <text:p>04-08-2017</text:p>
          </table:table-cell>
          <table:table-cell office:value-type="currency" office:value="92610" table:style-name="ce9">
            <text:p>₹ 92,6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41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65</text:p>
          </table:table-cell>
          <table:table-cell office:value-type="string" table:style-name="ce6">
            <text:p>Brooklyn Cho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2-07-08T00:00:00" table:style-name="ce7">
            <text:p>08-07-2002</text:p>
          </table:table-cell>
          <table:table-cell office:value-type="currency" office:value="92655" table:style-name="ce9">
            <text:p>₹ 92,65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3" table:style-name="ce6">
            <text:p>23</text:p>
          </table:table-cell>
          <table:table-cell office:value-type="float" office:value="7" table:formula="of:=MONTH([.I41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32</text:p>
          </table:table-cell>
          <table:table-cell office:value-type="string" table:style-name="ce6">
            <text:p>Peyton Garza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04-08-15T00:00:00" table:style-name="ce7">
            <text:p>15-08-2004</text:p>
          </table:table-cell>
          <table:table-cell office:value-type="currency" office:value="44735" table:style-name="ce9">
            <text:p>₹ 44,73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21" table:style-name="ce6">
            <text:p>21</text:p>
          </table:table-cell>
          <table:table-cell office:value-type="float" office:value="8" table:formula="of:=MONTH([.I42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00</text:p>
          </table:table-cell>
          <table:table-cell office:value-type="string" table:style-name="ce6">
            <text:p>Skylar Carrillo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08-12-18T00:00:00" table:style-name="ce7">
            <text:p>18-12-2008</text:p>
          </table:table-cell>
          <table:table-cell office:value-type="currency" office:value="92753" table:style-name="ce9">
            <text:p>₹ 92,7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6" table:style-name="ce6">
            <text:p>16</text:p>
          </table:table-cell>
          <table:table-cell office:value-type="float" office:value="12" table:formula="of:=MONTH([.I42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31</text:p>
          </table:table-cell>
          <table:table-cell office:value-type="string" table:style-name="ce6">
            <text:p>Sophia Huynh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5-08-09T00:00:00" table:style-name="ce7">
            <text:p>09-08-2005</text:p>
          </table:table-cell>
          <table:table-cell office:value-type="currency" office:value="92771" table:style-name="ce9">
            <text:p>₹ 92,7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0" table:style-name="ce6">
            <text:p>20</text:p>
          </table:table-cell>
          <table:table-cell office:value-type="float" office:value="8" table:formula="of:=MONTH([.I42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04</text:p>
          </table:table-cell>
          <table:table-cell office:value-type="string" table:style-name="ce6">
            <text:p>Jameson Alvarado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1999-03-14T00:00:00" table:style-name="ce7">
            <text:p>14-03-1999</text:p>
          </table:table-cell>
          <table:table-cell office:value-type="currency" office:value="92897" table:style-name="ce9">
            <text:p>₹ 92,89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6" table:style-name="ce6">
            <text:p>26</text:p>
          </table:table-cell>
          <table:table-cell office:value-type="float" office:value="3" table:formula="of:=MONTH([.I42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65</text:p>
          </table:table-cell>
          <table:table-cell office:value-type="string" table:style-name="ce6">
            <text:p>Mila Vasquez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0" table:style-name="ce6">
            <text:p>60</text:p>
          </table:table-cell>
          <table:table-cell office:value-type="date" office:date-value="1998-07-16T00:00:00" table:style-name="ce7">
            <text:p>16-07-1998</text:p>
          </table:table-cell>
          <table:table-cell office:value-type="currency" office:value="92932" table:style-name="ce9">
            <text:p>₹ 92,93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7" table:style-name="ce6">
            <text:p>27</text:p>
          </table:table-cell>
          <table:table-cell office:value-type="float" office:value="7" table:formula="of:=MONTH([.I42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81</text:p>
          </table:table-cell>
          <table:table-cell office:value-type="string" table:style-name="ce6">
            <text:p>Leilani Sharm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14-01-23T00:00:00" table:style-name="ce7">
            <text:p>23-01-2014</text:p>
          </table:table-cell>
          <table:table-cell office:value-type="currency" office:value="92940" table:style-name="ce9">
            <text:p>₹ 92,94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1" table:style-name="ce6">
            <text:p>11</text:p>
          </table:table-cell>
          <table:table-cell office:value-type="float" office:value="1" table:formula="of:=MONTH([.I42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77</text:p>
          </table:table-cell>
          <table:table-cell office:value-type="string" table:style-name="ce6">
            <text:p>Abigail Garz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3" table:style-name="ce6">
            <text:p>33</text:p>
          </table:table-cell>
          <table:table-cell office:value-type="date" office:date-value="2018-05-27T00:00:00" table:style-name="ce7">
            <text:p>27-05-2018</text:p>
          </table:table-cell>
          <table:table-cell office:value-type="currency" office:value="45049" table:style-name="ce9">
            <text:p>₹ 45,04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42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38</text:p>
          </table:table-cell>
          <table:table-cell office:value-type="string" table:style-name="ce6">
            <text:p>Gabriel Holmes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0" table:style-name="ce6">
            <text:p>40</text:p>
          </table:table-cell>
          <table:table-cell office:value-type="date" office:date-value="2010-11-04T00:00:00" table:style-name="ce7">
            <text:p>04-11-2010</text:p>
          </table:table-cell>
          <table:table-cell office:value-type="currency" office:value="92952" table:style-name="ce9">
            <text:p>₹ 92,9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11" table:formula="of:=MONTH([.I42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35</text:p>
          </table:table-cell>
          <table:table-cell office:value-type="string" table:style-name="ce6">
            <text:p>Riley Ramirez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1999-09-13T00:00:00" table:style-name="ce7">
            <text:p>13-09-1999</text:p>
          </table:table-cell>
          <table:table-cell office:value-type="currency" office:value="92994" table:style-name="ce9">
            <text:p>₹ 92,9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6" table:style-name="ce6">
            <text:p>26</text:p>
          </table:table-cell>
          <table:table-cell office:value-type="float" office:value="9" table:formula="of:=MONTH([.I42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01</text:p>
          </table:table-cell>
          <table:table-cell office:value-type="string" table:style-name="ce6">
            <text:p>Wesley Adams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03-08-11T00:00:00" table:style-name="ce7">
            <text:p>11-08-2003</text:p>
          </table:table-cell>
          <table:table-cell office:value-type="currency" office:value="93017" table:style-name="ce9">
            <text:p>₹ 93,0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2" table:style-name="ce6">
            <text:p>22</text:p>
          </table:table-cell>
          <table:table-cell office:value-type="float" office:value="8" table:formula="of:=MONTH([.I42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31</text:p>
          </table:table-cell>
          <table:table-cell office:value-type="string" table:style-name="ce6">
            <text:p>Skylar Doan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8" table:style-name="ce6">
            <text:p>58</text:p>
          </table:table-cell>
          <table:table-cell office:value-type="date" office:date-value="1994-08-21T00:00:00" table:style-name="ce7">
            <text:p>21-08-1994</text:p>
          </table:table-cell>
          <table:table-cell office:value-type="currency" office:value="93102" table:style-name="ce9">
            <text:p>₹ 93,1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31" table:style-name="ce6">
            <text:p>31</text:p>
          </table:table-cell>
          <table:table-cell office:value-type="float" office:value="8" table:formula="of:=MONTH([.I43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15</text:p>
          </table:table-cell>
          <table:table-cell office:value-type="string" table:style-name="ce6">
            <text:p>Penelope Gonzal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1994-10-16T00:00:00" table:style-name="ce7">
            <text:p>16-10-1994</text:p>
          </table:table-cell>
          <table:table-cell office:value-type="currency" office:value="93103" table:style-name="ce9">
            <text:p>₹ 93,1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0" table:style-name="ce6">
            <text:p>30</text:p>
          </table:table-cell>
          <table:table-cell office:value-type="float" office:value="10" table:formula="of:=MONTH([.I43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53</text:p>
          </table:table-cell>
          <table:table-cell office:value-type="string" table:style-name="ce6">
            <text:p>Dylan Kumar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6-07-11T00:00:00" table:style-name="ce7">
            <text:p>11-07-2006</text:p>
          </table:table-cell>
          <table:table-cell office:value-type="currency" office:value="93343" table:style-name="ce9">
            <text:p>₹ 93,34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9" table:style-name="ce6">
            <text:p>19</text:p>
          </table:table-cell>
          <table:table-cell office:value-type="float" office:value="7" table:formula="of:=MONTH([.I43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23</text:p>
          </table:table-cell>
          <table:table-cell office:value-type="string" table:style-name="ce6">
            <text:p>Ethan Ta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2016-05-04T00:00:00" table:style-name="ce7">
            <text:p>04-05-2016</text:p>
          </table:table-cell>
          <table:table-cell office:value-type="currency" office:value="93668" table:style-name="ce9">
            <text:p>₹ 93,6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43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71</text:p>
          </table:table-cell>
          <table:table-cell office:value-type="string" table:style-name="ce6">
            <text:p>Liam Grant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5-03-15T00:00:00" table:style-name="ce7">
            <text:p>15-03-2015</text:p>
          </table:table-cell>
          <table:table-cell office:value-type="currency" office:value="93734" table:style-name="ce9">
            <text:p>₹ 93,73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3" table:formula="of:=MONTH([.I43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72</text:p>
          </table:table-cell>
          <table:table-cell office:value-type="string" table:style-name="ce6">
            <text:p>Mila Pena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07-12-21T00:00:00" table:style-name="ce7">
            <text:p>21-12-2007</text:p>
          </table:table-cell>
          <table:table-cell office:value-type="currency" office:value="93840" table:style-name="ce9">
            <text:p>₹ 93,84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7" table:style-name="ce6">
            <text:p>17</text:p>
          </table:table-cell>
          <table:table-cell office:value-type="float" office:value="12" table:formula="of:=MONTH([.I43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55</text:p>
          </table:table-cell>
          <table:table-cell office:value-type="string" table:style-name="ce6">
            <text:p>Samantha Roger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0-01-17T00:00:00" table:style-name="ce7">
            <text:p>17-01-2020</text:p>
          </table:table-cell>
          <table:table-cell office:value-type="currency" office:value="45061" table:style-name="ce9">
            <text:p>₹ 45,0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1" table:formula="of:=MONTH([.I43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17</text:p>
          </table:table-cell>
          <table:table-cell office:value-type="string" table:style-name="ce6">
            <text:p>Benjamin Moua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07-07-02T00:00:00" table:style-name="ce7">
            <text:p>02-07-2007</text:p>
          </table:table-cell>
          <table:table-cell office:value-type="currency" office:value="93971" table:style-name="ce9">
            <text:p>₹ 93,97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8" table:style-name="ce6">
            <text:p>18</text:p>
          </table:table-cell>
          <table:table-cell office:value-type="float" office:value="7" table:formula="of:=MONTH([.I43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73</text:p>
          </table:table-cell>
          <table:table-cell office:value-type="string" table:style-name="ce6">
            <text:p>David Owens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3" table:style-name="ce6">
            <text:p>43</text:p>
          </table:table-cell>
          <table:table-cell office:value-type="date" office:date-value="2004-04-16T00:00:00" table:style-name="ce7">
            <text:p>16-04-2004</text:p>
          </table:table-cell>
          <table:table-cell office:value-type="currency" office:value="94246" table:style-name="ce9">
            <text:p>₹ 94,2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1" table:style-name="ce6">
            <text:p>21</text:p>
          </table:table-cell>
          <table:table-cell office:value-type="float" office:value="4" table:formula="of:=MONTH([.I43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93</text:p>
          </table:table-cell>
          <table:table-cell office:value-type="string" table:style-name="ce6">
            <text:p>Luke Wilson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4" table:style-name="ce6">
            <text:p>34</text:p>
          </table:table-cell>
          <table:table-cell office:value-type="date" office:date-value="2016-05-24T00:00:00" table:style-name="ce7">
            <text:p>24-05-2016</text:p>
          </table:table-cell>
          <table:table-cell office:value-type="currency" office:value="94352" table:style-name="ce9">
            <text:p>₹ 94,3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43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55</text:p>
          </table:table-cell>
          <table:table-cell office:value-type="string" table:style-name="ce6">
            <text:p>Theodore Marquez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2012-11-24T00:00:00" table:style-name="ce7">
            <text:p>24-11-2012</text:p>
          </table:table-cell>
          <table:table-cell office:value-type="currency" office:value="94407" table:style-name="ce9">
            <text:p>₹ 94,40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2" table:style-name="ce6">
            <text:p>12</text:p>
          </table:table-cell>
          <table:table-cell office:value-type="float" office:value="11" table:formula="of:=MONTH([.I44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17</text:p>
          </table:table-cell>
          <table:table-cell office:value-type="string" table:style-name="ce6">
            <text:p>Axel Santos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2" table:style-name="ce6">
            <text:p>62</text:p>
          </table:table-cell>
          <table:table-cell office:value-type="date" office:date-value="2011-02-17T00:00:00" table:style-name="ce7">
            <text:p>17-02-2011</text:p>
          </table:table-cell>
          <table:table-cell office:value-type="currency" office:value="94422" table:style-name="ce9">
            <text:p>₹ 94,42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4" table:style-name="ce6">
            <text:p>14</text:p>
          </table:table-cell>
          <table:table-cell office:value-type="float" office:value="2" table:formula="of:=MONTH([.I44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31</text:p>
          </table:table-cell>
          <table:table-cell office:value-type="string" table:style-name="ce6">
            <text:p>Cora River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21-01-02T00:00:00" table:style-name="ce7">
            <text:p>02-01-2021</text:p>
          </table:table-cell>
          <table:table-cell office:value-type="currency" office:value="94430" table:style-name="ce9">
            <text:p>₹ 94,43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44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59</text:p>
          </table:table-cell>
          <table:table-cell office:value-type="string" table:style-name="ce6">
            <text:p>Penelope Silva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16-11-03T00:00:00" table:style-name="ce7">
            <text:p>03-11-2016</text:p>
          </table:table-cell>
          <table:table-cell office:value-type="currency" office:value="94618" table:style-name="ce9">
            <text:p>₹ 94,61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44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70</text:p>
          </table:table-cell>
          <table:table-cell office:value-type="string" table:style-name="ce6">
            <text:p>Madeline Allen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20-02-03T00:00:00" table:style-name="ce7">
            <text:p>03-02-2020</text:p>
          </table:table-cell>
          <table:table-cell office:value-type="currency" office:value="94652" table:style-name="ce9">
            <text:p>₹ 94,6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5" table:style-name="ce6">
            <text:p>5</text:p>
          </table:table-cell>
          <table:table-cell office:value-type="float" office:value="2" table:formula="of:=MONTH([.I44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65</text:p>
          </table:table-cell>
          <table:table-cell office:value-type="string" table:style-name="ce6">
            <text:p>Ezra Ortiz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1" table:style-name="ce6">
            <text:p>41</text:p>
          </table:table-cell>
          <table:table-cell office:value-type="date" office:date-value="2012-01-21T00:00:00" table:style-name="ce7">
            <text:p>21-01-2012</text:p>
          </table:table-cell>
          <table:table-cell office:value-type="currency" office:value="94658" table:style-name="ce9">
            <text:p>₹ 94,6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3" table:style-name="ce6">
            <text:p>13</text:p>
          </table:table-cell>
          <table:table-cell office:value-type="float" office:value="1" table:formula="of:=MONTH([.I44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70</text:p>
          </table:table-cell>
          <table:table-cell office:value-type="string" table:style-name="ce6">
            <text:p>Angel Do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9-09-20T00:00:00" table:style-name="ce7">
            <text:p>20-09-2019</text:p>
          </table:table-cell>
          <table:table-cell office:value-type="currency" office:value="94735" table:style-name="ce9">
            <text:p>₹ 94,73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4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18</text:p>
          </table:table-cell>
          <table:table-cell office:value-type="string" table:style-name="ce6">
            <text:p>Mason Zhao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21-10-26T00:00:00" table:style-name="ce7">
            <text:p>26-10-2021</text:p>
          </table:table-cell>
          <table:table-cell office:value-type="currency" office:value="94790" table:style-name="ce9">
            <text:p>₹ 94,79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44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87</text:p>
          </table:table-cell>
          <table:table-cell office:value-type="string" table:style-name="ce6">
            <text:p>Maverick Figueroa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08-07-06T00:00:00" table:style-name="ce7">
            <text:p>06-07-2008</text:p>
          </table:table-cell>
          <table:table-cell office:value-type="currency" office:value="94815" table:style-name="ce9">
            <text:p>₹ 94,81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7" table:style-name="ce6">
            <text:p>17</text:p>
          </table:table-cell>
          <table:table-cell office:value-type="float" office:value="7" table:formula="of:=MONTH([.I44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13</text:p>
          </table:table-cell>
          <table:table-cell office:value-type="string" table:style-name="ce6">
            <text:p>Raelynn Ma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15-10-08T00:00:00" table:style-name="ce7">
            <text:p>08-10-2015</text:p>
          </table:table-cell>
          <table:table-cell office:value-type="currency" office:value="94876" table:style-name="ce9">
            <text:p>₹ 94,87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9" table:style-name="ce6">
            <text:p>9</text:p>
          </table:table-cell>
          <table:table-cell office:value-type="float" office:value="10" table:formula="of:=MONTH([.I44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26</text:p>
          </table:table-cell>
          <table:table-cell office:value-type="string" table:style-name="ce6">
            <text:p>Luna Simmons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0-09-04T00:00:00" table:style-name="ce7">
            <text:p>04-09-2020</text:p>
          </table:table-cell>
          <table:table-cell office:value-type="currency" office:value="95045" table:style-name="ce9">
            <text:p>₹ 95,0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45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69</text:p>
          </table:table-cell>
          <table:table-cell office:value-type="string" table:style-name="ce6">
            <text:p>Jose Kang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1999-04-25T00:00:00" table:style-name="ce7">
            <text:p>25-04-1999</text:p>
          </table:table-cell>
          <table:table-cell office:value-type="currency" office:value="95061" table:style-name="ce9">
            <text:p>₹ 95,06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6" table:style-name="ce6">
            <text:p>26</text:p>
          </table:table-cell>
          <table:table-cell office:value-type="float" office:value="4" table:formula="of:=MONTH([.I45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39</text:p>
          </table:table-cell>
          <table:table-cell office:value-type="string" table:style-name="ce6">
            <text:p>Benjamin Mai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1998-06-15T00:00:00" table:style-name="ce7">
            <text:p>15-06-1998</text:p>
          </table:table-cell>
          <table:table-cell office:value-type="currency" office:value="95239" table:style-name="ce9">
            <text:p>₹ 95,2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7" table:style-name="ce6">
            <text:p>27</text:p>
          </table:table-cell>
          <table:table-cell office:value-type="float" office:value="6" table:formula="of:=MONTH([.I45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47</text:p>
          </table:table-cell>
          <table:table-cell office:value-type="string" table:style-name="ce6">
            <text:p>Gabriella Gupta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05-02-15T00:00:00" table:style-name="ce7">
            <text:p>15-02-2005</text:p>
          </table:table-cell>
          <table:table-cell office:value-type="currency" office:value="95372" table:style-name="ce9">
            <text:p>₹ 95,37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0" table:style-name="ce6">
            <text:p>20</text:p>
          </table:table-cell>
          <table:table-cell office:value-type="float" office:value="2" table:formula="of:=MONTH([.I45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9</text:p>
          </table:table-cell>
          <table:table-cell office:value-type="string" table:style-name="ce6">
            <text:p>Austin Vo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1995-11-20T00:00:00" table:style-name="ce7">
            <text:p>20-11-1995</text:p>
          </table:table-cell>
          <table:table-cell office:value-type="currency" office:value="95409" table:style-name="ce9">
            <text:p>₹ 95,40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9" table:style-name="ce6">
            <text:p>29</text:p>
          </table:table-cell>
          <table:table-cell office:value-type="float" office:value="11" table:formula="of:=MONTH([.I45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48</text:p>
          </table:table-cell>
          <table:table-cell office:value-type="string" table:style-name="ce6">
            <text:p>Adrian Rui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4-09-04T00:00:00" table:style-name="ce7">
            <text:p>04-09-2014</text:p>
          </table:table-cell>
          <table:table-cell office:value-type="currency" office:value="95499" table:style-name="ce9">
            <text:p>₹ 95,49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1" table:style-name="ce6">
            <text:p>11</text:p>
          </table:table-cell>
          <table:table-cell office:value-type="float" office:value="9" table:formula="of:=MONTH([.I45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84</text:p>
          </table:table-cell>
          <table:table-cell office:value-type="string" table:style-name="ce6">
            <text:p>Hailey Foster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55" table:style-name="ce6">
            <text:p>55</text:p>
          </table:table-cell>
          <table:table-cell office:value-type="date" office:date-value="2021-03-21T00:00:00" table:style-name="ce7">
            <text:p>21-03-2021</text:p>
          </table:table-cell>
          <table:table-cell office:value-type="currency" office:value="95562" table:style-name="ce9">
            <text:p>₹ 95,5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45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15</text:p>
          </table:table-cell>
          <table:table-cell office:value-type="string" table:style-name="ce6">
            <text:p>Daniel Dixon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1999-10-09T00:00:00" table:style-name="ce7">
            <text:p>09-10-1999</text:p>
          </table:table-cell>
          <table:table-cell office:value-type="currency" office:value="95639" table:style-name="ce9">
            <text:p>₹ 95,6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5" table:style-name="ce6">
            <text:p>25</text:p>
          </table:table-cell>
          <table:table-cell office:value-type="float" office:value="10" table:formula="of:=MONTH([.I4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20</text:p>
          </table:table-cell>
          <table:table-cell office:value-type="string" table:style-name="ce6">
            <text:p>Christopher Chung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12-18T00:00:00" table:style-name="ce7">
            <text:p>18-12-2021</text:p>
          </table:table-cell>
          <table:table-cell office:value-type="currency" office:value="95670" table:style-name="ce9">
            <text:p>₹ 95,6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45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13</text:p>
          </table:table-cell>
          <table:table-cell office:value-type="string" table:style-name="ce6">
            <text:p>Kai Chow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1-04-12T00:00:00" table:style-name="ce7">
            <text:p>12-04-2001</text:p>
          </table:table-cell>
          <table:table-cell office:value-type="currency" office:value="95743" table:style-name="ce9">
            <text:p>₹ 95,74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4" table:style-name="ce6">
            <text:p>24</text:p>
          </table:table-cell>
          <table:table-cell office:value-type="float" office:value="4" table:formula="of:=MONTH([.I45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41</text:p>
          </table:table-cell>
          <table:table-cell office:value-type="string" table:style-name="ce6">
            <text:p>Gianna Williams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27" table:style-name="ce6">
            <text:p>27</text:p>
          </table:table-cell>
          <table:table-cell office:value-type="date" office:date-value="2021-01-28T00:00:00" table:style-name="ce7">
            <text:p>28-01-2021</text:p>
          </table:table-cell>
          <table:table-cell office:value-type="currency" office:value="95786" table:style-name="ce9">
            <text:p>₹ 95,7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46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66</text:p>
          </table:table-cell>
          <table:table-cell office:value-type="string" table:style-name="ce6">
            <text:p>William Walker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0" table:style-name="ce6">
            <text:p>40</text:p>
          </table:table-cell>
          <table:table-cell office:value-type="date" office:date-value="2019-02-24T00:00:00" table:style-name="ce7">
            <text:p>24-02-2019</text:p>
          </table:table-cell>
          <table:table-cell office:value-type="currency" office:value="95899" table:style-name="ce9">
            <text:p>₹ 95,8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2" table:formula="of:=MONTH([.I46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62</text:p>
          </table:table-cell>
          <table:table-cell office:value-type="string" table:style-name="ce6">
            <text:p>Christian Medina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1" table:style-name="ce6">
            <text:p>51</text:p>
          </table:table-cell>
          <table:table-cell office:value-type="date" office:date-value="2007-06-19T00:00:00" table:style-name="ce7">
            <text:p>19-06-2007</text:p>
          </table:table-cell>
          <table:table-cell office:value-type="currency" office:value="45206" table:style-name="ce9">
            <text:p>₹ 45,2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8" table:style-name="ce6">
            <text:p>18</text:p>
          </table:table-cell>
          <table:table-cell office:value-type="float" office:value="6" table:formula="of:=MONTH([.I46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21</text:p>
          </table:table-cell>
          <table:table-cell office:value-type="string" table:style-name="ce6">
            <text:p>Lily Nguyen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12-01-28T00:00:00" table:style-name="ce7">
            <text:p>28-01-2012</text:p>
          </table:table-cell>
          <table:table-cell office:value-type="currency" office:value="95960" table:style-name="ce9">
            <text:p>₹ 95,96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3" table:style-name="ce6">
            <text:p>13</text:p>
          </table:table-cell>
          <table:table-cell office:value-type="float" office:value="1" table:formula="of:=MONTH([.I46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16</text:p>
          </table:table-cell>
          <table:table-cell office:value-type="string" table:style-name="ce6">
            <text:p>Jace Zhang</text:p>
          </table:table-cell>
          <table:table-cell office:value-type="string" table:style-name="ce6">
            <text:p>Service Desk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7-02-14T00:00:00" table:style-name="ce7">
            <text:p>14-02-2017</text:p>
          </table:table-cell>
          <table:table-cell office:value-type="currency" office:value="95963" table:style-name="ce9">
            <text:p>₹ 95,96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46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02</text:p>
          </table:table-cell>
          <table:table-cell office:value-type="string" table:style-name="ce6">
            <text:p>Matthew Chau</text:p>
          </table:table-cell>
          <table:table-cell office:value-type="string" table:style-name="ce6">
            <text:p>Sr. 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02-11-16T00:00:00" table:style-name="ce7">
            <text:p>16-11-2002</text:p>
          </table:table-cell>
          <table:table-cell office:value-type="currency" office:value="95998" table:style-name="ce9">
            <text:p>₹ 95,9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2" table:style-name="ce6">
            <text:p>22</text:p>
          </table:table-cell>
          <table:table-cell office:value-type="float" office:value="11" table:formula="of:=MONTH([.I46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68</text:p>
          </table:table-cell>
          <table:table-cell office:value-type="string" table:style-name="ce6">
            <text:p>Emilia Rivera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17-11-23T00:00:00" table:style-name="ce7">
            <text:p>23-11-2017</text:p>
          </table:table-cell>
          <table:table-cell office:value-type="currency" office:value="96023" table:style-name="ce9">
            <text:p>₹ 96,0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46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46</text:p>
          </table:table-cell>
          <table:table-cell office:value-type="string" table:style-name="ce6">
            <text:p>Hudson Hill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9-11-04T00:00:00" table:style-name="ce7">
            <text:p>04-11-2019</text:p>
          </table:table-cell>
          <table:table-cell office:value-type="currency" office:value="96092" table:style-name="ce9">
            <text:p>₹ 96,0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5" table:style-name="ce6">
            <text:p>5</text:p>
          </table:table-cell>
          <table:table-cell office:value-type="float" office:value="11" table:formula="of:=MONTH([.I46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63</text:p>
          </table:table-cell>
          <table:table-cell office:value-type="string" table:style-name="ce6">
            <text:p>Lincoln Ramos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9" table:style-name="ce6">
            <text:p>59</text:p>
          </table:table-cell>
          <table:table-cell office:value-type="date" office:date-value="2008-09-10T00:00:00" table:style-name="ce7">
            <text:p>10-09-2008</text:p>
          </table:table-cell>
          <table:table-cell office:value-type="currency" office:value="96313" table:style-name="ce9">
            <text:p>₹ 96,3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7" table:style-name="ce6">
            <text:p>17</text:p>
          </table:table-cell>
          <table:table-cell office:value-type="float" office:value="9" table:formula="of:=MONTH([.I46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32</text:p>
          </table:table-cell>
          <table:table-cell office:value-type="string" table:style-name="ce6">
            <text:p>Angel Chang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7-07-06T00:00:00" table:style-name="ce7">
            <text:p>06-07-2017</text:p>
          </table:table-cell>
          <table:table-cell office:value-type="currency" office:value="96331" table:style-name="ce9">
            <text:p>₹ 96,33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8" table:style-name="ce6">
            <text:p>8</text:p>
          </table:table-cell>
          <table:table-cell office:value-type="float" office:value="7" table:formula="of:=MONTH([.I46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89</text:p>
          </table:table-cell>
          <table:table-cell office:value-type="string" table:style-name="ce6">
            <text:p>Ariana Kim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14-06-29T00:00:00" table:style-name="ce7">
            <text:p>29-06-2014</text:p>
          </table:table-cell>
          <table:table-cell office:value-type="currency" office:value="96366" table:style-name="ce9">
            <text:p>₹ 96,36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1" table:style-name="ce6">
            <text:p>11</text:p>
          </table:table-cell>
          <table:table-cell office:value-type="float" office:value="6" table:formula="of:=MONTH([.I47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60</text:p>
          </table:table-cell>
          <table:table-cell office:value-type="string" table:style-name="ce6">
            <text:p>Carter Ortiz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2012-04-29T00:00:00" table:style-name="ce7">
            <text:p>29-04-2012</text:p>
          </table:table-cell>
          <table:table-cell office:value-type="currency" office:value="96441" table:style-name="ce9">
            <text:p>₹ 96,44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3" table:style-name="ce6">
            <text:p>13</text:p>
          </table:table-cell>
          <table:table-cell office:value-type="float" office:value="4" table:formula="of:=MONTH([.I47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75</text:p>
          </table:table-cell>
          <table:table-cell office:value-type="string" table:style-name="ce6">
            <text:p>Aurora Simmons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1995-12-22T00:00:00" table:style-name="ce7">
            <text:p>22-12-1995</text:p>
          </table:table-cell>
          <table:table-cell office:value-type="currency" office:value="96475" table:style-name="ce9">
            <text:p>₹ 96,4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9" table:style-name="ce6">
            <text:p>29</text:p>
          </table:table-cell>
          <table:table-cell office:value-type="float" office:value="12" table:formula="of:=MONTH([.I47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12</text:p>
          </table:table-cell>
          <table:table-cell office:value-type="string" table:style-name="ce6">
            <text:p>Anna Han</text:p>
          </table:table-cell>
          <table:table-cell office:value-type="string" table:style-name="ce6">
            <text:p>System Administrator 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5" table:style-name="ce6">
            <text:p>65</text:p>
          </table:table-cell>
          <table:table-cell office:value-type="date" office:date-value="2003-05-08T00:00:00" table:style-name="ce7">
            <text:p>08-05-2003</text:p>
          </table:table-cell>
          <table:table-cell office:value-type="currency" office:value="96548" table:style-name="ce9">
            <text:p>₹ 96,54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2" table:style-name="ce6">
            <text:p>22</text:p>
          </table:table-cell>
          <table:table-cell office:value-type="float" office:value="5" table:formula="of:=MONTH([.I47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81</text:p>
          </table:table-cell>
          <table:table-cell office:value-type="string" table:style-name="ce6">
            <text:p>Jameson Nelson</text:p>
          </table:table-cell>
          <table:table-cell office:value-type="string" table:style-name="ce6">
            <text:p>Network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16-03-08T00:00:00" table:style-name="ce7">
            <text:p>08-03-2016</text:p>
          </table:table-cell>
          <table:table-cell office:value-type="currency" office:value="96566" table:style-name="ce9">
            <text:p>₹ 96,56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3" table:formula="of:=MONTH([.I47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37</text:p>
          </table:table-cell>
          <table:table-cell office:value-type="string" table:style-name="ce6">
            <text:p>Jeremiah Chu</text:p>
          </table:table-cell>
          <table:table-cell office:value-type="string" table:style-name="ce6">
            <text:p>IT System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20-09-12T00:00:00" table:style-name="ce7">
            <text:p>12-09-2020</text:p>
          </table:table-cell>
          <table:table-cell office:value-type="currency" office:value="96567" table:style-name="ce9">
            <text:p>₹ 96,56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47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55</text:p>
          </table:table-cell>
          <table:table-cell office:value-type="string" table:style-name="ce6">
            <text:p>Hadley Ford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05-02-23T00:00:00" table:style-name="ce7">
            <text:p>23-02-2005</text:p>
          </table:table-cell>
          <table:table-cell office:value-type="currency" office:value="45286" table:style-name="ce9">
            <text:p>₹ 45,2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0" table:style-name="ce6">
            <text:p>20</text:p>
          </table:table-cell>
          <table:table-cell office:value-type="float" office:value="2" table:formula="of:=MONTH([.I47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15</text:p>
          </table:table-cell>
          <table:table-cell office:value-type="string" table:style-name="ce6">
            <text:p>Henry Green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20-02-03T00:00:00" table:style-name="ce7">
            <text:p>03-02-2020</text:p>
          </table:table-cell>
          <table:table-cell office:value-type="currency" office:value="96598" table:style-name="ce9">
            <text:p>₹ 96,5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2" table:formula="of:=MONTH([.I47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46</text:p>
          </table:table-cell>
          <table:table-cell office:value-type="string" table:style-name="ce6">
            <text:p>Jade Hunter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2" table:style-name="ce6">
            <text:p>42</text:p>
          </table:table-cell>
          <table:table-cell office:value-type="date" office:date-value="2020-02-05T00:00:00" table:style-name="ce7">
            <text:p>05-02-2020</text:p>
          </table:table-cell>
          <table:table-cell office:value-type="currency" office:value="96636" table:style-name="ce9">
            <text:p>₹ 96,6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2" table:formula="of:=MONTH([.I47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64</text:p>
          </table:table-cell>
          <table:table-cell office:value-type="string" table:style-name="ce6">
            <text:p>Hazel Alvarez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2" table:style-name="ce6">
            <text:p>62</text:p>
          </table:table-cell>
          <table:table-cell office:value-type="date" office:date-value="2014-04-19T00:00:00" table:style-name="ce7">
            <text:p>19-04-2014</text:p>
          </table:table-cell>
          <table:table-cell office:value-type="currency" office:value="45295" table:style-name="ce9">
            <text:p>₹ 45,29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1" table:style-name="ce6">
            <text:p>11</text:p>
          </table:table-cell>
          <table:table-cell office:value-type="float" office:value="4" table:formula="of:=MONTH([.I47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30</text:p>
          </table:table-cell>
          <table:table-cell office:value-type="string" table:style-name="ce6">
            <text:p>Axel Soto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05-04-22T00:00:00" table:style-name="ce7">
            <text:p>22-04-2005</text:p>
          </table:table-cell>
          <table:table-cell office:value-type="currency" office:value="96639" table:style-name="ce9">
            <text:p>₹ 96,63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0" table:style-name="ce6">
            <text:p>20</text:p>
          </table:table-cell>
          <table:table-cell office:value-type="float" office:value="4" table:formula="of:=MONTH([.I48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79</text:p>
          </table:table-cell>
          <table:table-cell office:value-type="string" table:style-name="ce6">
            <text:p>Peyton Owens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14-09-25T00:00:00" table:style-name="ce7">
            <text:p>25-09-2014</text:p>
          </table:table-cell>
          <table:table-cell office:value-type="currency" office:value="96693" table:style-name="ce9">
            <text:p>₹ 96,69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1" table:style-name="ce6">
            <text:p>11</text:p>
          </table:table-cell>
          <table:table-cell office:value-type="float" office:value="9" table:formula="of:=MONTH([.I48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02</text:p>
          </table:table-cell>
          <table:table-cell office:value-type="string" table:style-name="ce6">
            <text:p>Lucy Fong</text:p>
          </table:table-cell>
          <table:table-cell office:value-type="string" table:style-name="ce6">
            <text:p>Sr. Account Representative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1-01-20T00:00:00" table:style-name="ce7">
            <text:p>20-01-2011</text:p>
          </table:table-cell>
          <table:table-cell office:value-type="currency" office:value="96719" table:style-name="ce9">
            <text:p>₹ 96,71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4" table:style-name="ce6">
            <text:p>14</text:p>
          </table:table-cell>
          <table:table-cell office:value-type="float" office:value="1" table:formula="of:=MONTH([.I48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04</text:p>
          </table:table-cell>
          <table:table-cell office:value-type="string" table:style-name="ce6">
            <text:p>Everleigh Shah</text:p>
          </table:table-cell>
          <table:table-cell office:value-type="string" table:style-name="ce6">
            <text:p>Tes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8-12-14T00:00:00" table:style-name="ce7">
            <text:p>14-12-2018</text:p>
          </table:table-cell>
          <table:table-cell office:value-type="currency" office:value="96757" table:style-name="ce9">
            <text:p>₹ 96,75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4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13</text:p>
          </table:table-cell>
          <table:table-cell office:value-type="string" table:style-name="ce6">
            <text:p>Nolan Guzman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1999-06-20T00:00:00" table:style-name="ce7">
            <text:p>20-06-1999</text:p>
          </table:table-cell>
          <table:table-cell office:value-type="currency" office:value="96997" table:style-name="ce9">
            <text:p>₹ 96,99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6" table:style-name="ce6">
            <text:p>26</text:p>
          </table:table-cell>
          <table:table-cell office:value-type="float" office:value="6" table:formula="of:=MONTH([.I48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96</text:p>
          </table:table-cell>
          <table:table-cell office:value-type="string" table:style-name="ce6">
            <text:p>Robert Ya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7-11-04T00:00:00" table:style-name="ce7">
            <text:p>04-11-2017</text:p>
          </table:table-cell>
          <table:table-cell office:value-type="currency" office:value="97078" table:style-name="ce9">
            <text:p>₹ 97,0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48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28</text:p>
          </table:table-cell>
          <table:table-cell office:value-type="string" table:style-name="ce6">
            <text:p>Thomas Cha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1-07-26T00:00:00" table:style-name="ce7">
            <text:p>26-07-2011</text:p>
          </table:table-cell>
          <table:table-cell office:value-type="currency" office:value="97231" table:style-name="ce9">
            <text:p>₹ 97,23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4" table:style-name="ce6">
            <text:p>14</text:p>
          </table:table-cell>
          <table:table-cell office:value-type="float" office:value="7" table:formula="of:=MONTH([.I48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26</text:p>
          </table:table-cell>
          <table:table-cell office:value-type="string" table:style-name="ce6">
            <text:p>Nicholas Avila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8" table:style-name="ce6">
            <text:p>28</text:p>
          </table:table-cell>
          <table:table-cell office:value-type="date" office:date-value="2017-09-28T00:00:00" table:style-name="ce7">
            <text:p>28-09-2017</text:p>
          </table:table-cell>
          <table:table-cell office:value-type="currency" office:value="97336" table:style-name="ce9">
            <text:p>₹ 97,3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48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06</text:p>
          </table:table-cell>
          <table:table-cell office:value-type="string" table:style-name="ce6">
            <text:p>Mateo Williams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0" table:style-name="ce6">
            <text:p>40</text:p>
          </table:table-cell>
          <table:table-cell office:value-type="date" office:date-value="2011-01-22T00:00:00" table:style-name="ce7">
            <text:p>22-01-2011</text:p>
          </table:table-cell>
          <table:table-cell office:value-type="currency" office:value="97339" table:style-name="ce9">
            <text:p>₹ 97,3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4" table:style-name="ce6">
            <text:p>14</text:p>
          </table:table-cell>
          <table:table-cell office:value-type="float" office:value="1" table:formula="of:=MONTH([.I48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26</text:p>
          </table:table-cell>
          <table:table-cell office:value-type="string" table:style-name="ce6">
            <text:p>Emma Luna</text:p>
          </table:table-cell>
          <table:table-cell office:value-type="string" table:style-name="ce6">
            <text:p>Field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2008-03-25T00:00:00" table:style-name="ce7">
            <text:p>25-03-2008</text:p>
          </table:table-cell>
          <table:table-cell office:value-type="currency" office:value="97398" table:style-name="ce9">
            <text:p>₹ 97,39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7" table:style-name="ce6">
            <text:p>17</text:p>
          </table:table-cell>
          <table:table-cell office:value-type="float" office:value="3" table:formula="of:=MONTH([.I48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32</text:p>
          </table:table-cell>
          <table:table-cell office:value-type="string" table:style-name="ce6">
            <text:p>Gabriella Johnson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2" table:style-name="ce6">
            <text:p>42</text:p>
          </table:table-cell>
          <table:table-cell office:value-type="date" office:date-value="2006-03-01T00:00:00" table:style-name="ce7">
            <text:p>01-03-2006</text:p>
          </table:table-cell>
          <table:table-cell office:value-type="currency" office:value="97433" table:style-name="ce9">
            <text:p>₹ 97,4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9" table:style-name="ce6">
            <text:p>19</text:p>
          </table:table-cell>
          <table:table-cell office:value-type="float" office:value="3" table:formula="of:=MONTH([.I49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05</text:p>
          </table:table-cell>
          <table:table-cell office:value-type="string" table:style-name="ce6">
            <text:p>Isabella Bui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4-11-21T00:00:00" table:style-name="ce7">
            <text:p>21-11-2014</text:p>
          </table:table-cell>
          <table:table-cell office:value-type="currency" office:value="97500" table:style-name="ce9">
            <text:p>₹ 97,5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0" table:style-name="ce6">
            <text:p>10</text:p>
          </table:table-cell>
          <table:table-cell office:value-type="float" office:value="11" table:formula="of:=MONTH([.I49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69</text:p>
          </table:table-cell>
          <table:table-cell office:value-type="string" table:style-name="ce6">
            <text:p>Charlotte Chu</text:p>
          </table:table-cell>
          <table:table-cell office:value-type="string" table:style-name="ce6">
            <text:p>Network Engine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01-01-23T00:00:00" table:style-name="ce7">
            <text:p>23-01-2001</text:p>
          </table:table-cell>
          <table:table-cell office:value-type="currency" office:value="97537" table:style-name="ce9">
            <text:p>₹ 97,53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4" table:style-name="ce6">
            <text:p>24</text:p>
          </table:table-cell>
          <table:table-cell office:value-type="float" office:value="1" table:formula="of:=MONTH([.I49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74</text:p>
          </table:table-cell>
          <table:table-cell office:value-type="string" table:style-name="ce6">
            <text:p>Violet Hall</text:p>
          </table:table-cell>
          <table:table-cell office:value-type="string" table:style-name="ce6">
            <text:p>Solutions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0" table:style-name="ce6">
            <text:p>40</text:p>
          </table:table-cell>
          <table:table-cell office:value-type="date" office:date-value="2010-12-10T00:00:00" table:style-name="ce7">
            <text:p>10-12-2010</text:p>
          </table:table-cell>
          <table:table-cell office:value-type="currency" office:value="97807" table:style-name="ce9">
            <text:p>₹ 97,80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4" table:style-name="ce6">
            <text:p>14</text:p>
          </table:table-cell>
          <table:table-cell office:value-type="float" office:value="12" table:formula="of:=MONTH([.I49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50</text:p>
          </table:table-cell>
          <table:table-cell office:value-type="string" table:style-name="ce6">
            <text:p>Allison Leu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2" table:style-name="ce6">
            <text:p>62</text:p>
          </table:table-cell>
          <table:table-cell office:value-type="date" office:date-value="2020-05-18T00:00:00" table:style-name="ce7">
            <text:p>18-05-2020</text:p>
          </table:table-cell>
          <table:table-cell office:value-type="currency" office:value="97830" table:style-name="ce9">
            <text:p>₹ 97,83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MONTH([.I49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57</text:p>
          </table:table-cell>
          <table:table-cell office:value-type="string" table:style-name="ce6">
            <text:p>Paisley Hunter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10-01-15T00:00:00" table:style-name="ce7">
            <text:p>15-01-2010</text:p>
          </table:table-cell>
          <table:table-cell office:value-type="currency" office:value="98110" table:style-name="ce9">
            <text:p>₹ 98,1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5" table:style-name="ce6">
            <text:p>15</text:p>
          </table:table-cell>
          <table:table-cell office:value-type="float" office:value="1" table:formula="of:=MONTH([.I49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52</text:p>
          </table:table-cell>
          <table:table-cell office:value-type="string" table:style-name="ce6">
            <text:p>Paisley Gom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7" table:style-name="ce6">
            <text:p>57</text:p>
          </table:table-cell>
          <table:table-cell office:value-type="date" office:date-value="2007-10-02T00:00:00" table:style-name="ce7">
            <text:p>02-10-2007</text:p>
          </table:table-cell>
          <table:table-cell office:value-type="currency" office:value="98150" table:style-name="ce9">
            <text:p>₹ 98,15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7" table:style-name="ce6">
            <text:p>17</text:p>
          </table:table-cell>
          <table:table-cell office:value-type="float" office:value="10" table:formula="of:=MONTH([.I49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14</text:p>
          </table:table-cell>
          <table:table-cell office:value-type="string" table:style-name="ce6">
            <text:p>Jameson Juarez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2" table:style-name="ce6">
            <text:p>62</text:p>
          </table:table-cell>
          <table:table-cell office:value-type="date" office:date-value="1994-10-09T00:00:00" table:style-name="ce7">
            <text:p>09-10-1994</text:p>
          </table:table-cell>
          <table:table-cell office:value-type="currency" office:value="98230" table:style-name="ce9">
            <text:p>₹ 98,23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30" table:style-name="ce6">
            <text:p>30</text:p>
          </table:table-cell>
          <table:table-cell office:value-type="float" office:value="10" table:formula="of:=MONTH([.I49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94</text:p>
          </table:table-cell>
          <table:table-cell office:value-type="string" table:style-name="ce6">
            <text:p>Wesley You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6-09-18T00:00:00" table:style-name="ce7">
            <text:p>18-09-2016</text:p>
          </table:table-cell>
          <table:table-cell office:value-type="currency" office:value="98427" table:style-name="ce9">
            <text:p>₹ 98,42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MONTH([.I49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88</text:p>
          </table:table-cell>
          <table:table-cell office:value-type="string" table:style-name="ce6">
            <text:p>Stella Lai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4" table:style-name="ce6">
            <text:p>44</text:p>
          </table:table-cell>
          <table:table-cell office:value-type="date" office:date-value="2021-04-28T00:00:00" table:style-name="ce7">
            <text:p>28-04-2021</text:p>
          </table:table-cell>
          <table:table-cell office:value-type="currency" office:value="98520" table:style-name="ce9">
            <text:p>₹ 98,52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49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45</text:p>
          </table:table-cell>
          <table:table-cell office:value-type="string" table:style-name="ce6">
            <text:p>Abigail Mejia</text:p>
          </table:table-cell>
          <table:table-cell office:value-type="string" table:style-name="ce6">
            <text:p>Quality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6" table:style-name="ce6">
            <text:p>56</text:p>
          </table:table-cell>
          <table:table-cell office:value-type="date" office:date-value="2005-02-05T00:00:00" table:style-name="ce7">
            <text:p>05-02-2005</text:p>
          </table:table-cell>
          <table:table-cell office:value-type="currency" office:value="98581" table:style-name="ce9">
            <text:p>₹ 98,58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0" table:style-name="ce6">
            <text:p>20</text:p>
          </table:table-cell>
          <table:table-cell office:value-type="float" office:value="2" table:formula="of:=MONTH([.I50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72</text:p>
          </table:table-cell>
          <table:table-cell office:value-type="string" table:style-name="ce6">
            <text:p>Jordan Gom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8" table:style-name="ce6">
            <text:p>58</text:p>
          </table:table-cell>
          <table:table-cell office:value-type="date" office:date-value="1994-09-15T00:00:00" table:style-name="ce7">
            <text:p>15-09-1994</text:p>
          </table:table-cell>
          <table:table-cell office:value-type="currency" office:value="98769" table:style-name="ce9">
            <text:p>₹ 98,76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31" table:style-name="ce6">
            <text:p>31</text:p>
          </table:table-cell>
          <table:table-cell office:value-type="float" office:value="9" table:formula="of:=MONTH([.I50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69</text:p>
          </table:table-cell>
          <table:table-cell office:value-type="string" table:style-name="ce6">
            <text:p>Mila Leung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07-11-05T00:00:00" table:style-name="ce7">
            <text:p>05-11-2007</text:p>
          </table:table-cell>
          <table:table-cell office:value-type="currency" office:value="99017" table:style-name="ce9">
            <text:p>₹ 99,01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7" table:style-name="ce6">
            <text:p>17</text:p>
          </table:table-cell>
          <table:table-cell office:value-type="float" office:value="11" table:formula="of:=MONTH([.I50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27</text:p>
          </table:table-cell>
          <table:table-cell office:value-type="string" table:style-name="ce6">
            <text:p>Sofia Parker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14-05-30T00:00:00" table:style-name="ce7">
            <text:p>30-05-2014</text:p>
          </table:table-cell>
          <table:table-cell office:value-type="currency" office:value="99080" table:style-name="ce9">
            <text:p>₹ 99,0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1" table:style-name="ce6">
            <text:p>11</text:p>
          </table:table-cell>
          <table:table-cell office:value-type="float" office:value="5" table:formula="of:=MONTH([.I50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86</text:p>
          </table:table-cell>
          <table:table-cell office:value-type="string" table:style-name="ce6">
            <text:p>Mateo Mendez</text:p>
          </table:table-cell>
          <table:table-cell office:value-type="string" table:style-name="ce6">
            <text:p>Development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1998-07-14T00:00:00" table:style-name="ce7">
            <text:p>14-07-1998</text:p>
          </table:table-cell>
          <table:table-cell office:value-type="currency" office:value="99091" table:style-name="ce9">
            <text:p>₹ 99,09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7" table:style-name="ce6">
            <text:p>27</text:p>
          </table:table-cell>
          <table:table-cell office:value-type="float" office:value="7" table:formula="of:=MONTH([.I50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71</text:p>
          </table:table-cell>
          <table:table-cell office:value-type="string" table:style-name="ce6">
            <text:p>Mia Wu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3-08-25T00:00:00" table:style-name="ce7">
            <text:p>25-08-2013</text:p>
          </table:table-cell>
          <table:table-cell office:value-type="currency" office:value="99169" table:style-name="ce9">
            <text:p>₹ 99,16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2" table:style-name="ce6">
            <text:p>12</text:p>
          </table:table-cell>
          <table:table-cell office:value-type="float" office:value="8" table:formula="of:=MONTH([.I50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98</text:p>
          </table:table-cell>
          <table:table-cell office:value-type="string" table:style-name="ce6">
            <text:p>Emily Doan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2" table:style-name="ce6">
            <text:p>32</text:p>
          </table:table-cell>
          <table:table-cell office:value-type="date" office:date-value="2014-12-04T00:00:00" table:style-name="ce7">
            <text:p>04-12-2014</text:p>
          </table:table-cell>
          <table:table-cell office:value-type="currency" office:value="99202" table:style-name="ce9">
            <text:p>₹ 99,2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12" table:formula="of:=MONTH([.I50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83</text:p>
          </table:table-cell>
          <table:table-cell office:value-type="string" table:style-name="ce6">
            <text:p>Kayden Jordan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10-09-14T00:00:00" table:style-name="ce7">
            <text:p>14-09-2010</text:p>
          </table:table-cell>
          <table:table-cell office:value-type="currency" office:value="99335" table:style-name="ce9">
            <text:p>₹ 99,33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5" table:style-name="ce6">
            <text:p>15</text:p>
          </table:table-cell>
          <table:table-cell office:value-type="float" office:value="9" table:formula="of:=MONTH([.I50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43</text:p>
          </table:table-cell>
          <table:table-cell office:value-type="string" table:style-name="ce6">
            <text:p>Carson Lu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1996-12-04T00:00:00" table:style-name="ce7">
            <text:p>04-12-1996</text:p>
          </table:table-cell>
          <table:table-cell office:value-type="currency" office:value="99354" table:style-name="ce9">
            <text:p>₹ 99,35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8" table:style-name="ce6">
            <text:p>28</text:p>
          </table:table-cell>
          <table:table-cell office:value-type="float" office:value="12" table:formula="of:=MONTH([.I50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70</text:p>
          </table:table-cell>
          <table:table-cell office:value-type="string" table:style-name="ce6">
            <text:p>Easton Moore</text:p>
          </table:table-cell>
          <table:table-cell office:value-type="string" table:style-name="ce6">
            <text:p>Computer Systems 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13-05-23T00:00:00" table:style-name="ce7">
            <text:p>23-05-2013</text:p>
          </table:table-cell>
          <table:table-cell office:value-type="currency" office:value="99557" table:style-name="ce9">
            <text:p>₹ 99,55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5" table:formula="of:=MONTH([.I50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74</text:p>
          </table:table-cell>
          <table:table-cell office:value-type="string" table:style-name="ce6">
            <text:p>Nora Brown</text:p>
          </table:table-cell>
          <table:table-cell office:value-type="string" table:style-name="ce6">
            <text:p>Enterpris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14-02-11T00:00:00" table:style-name="ce7">
            <text:p>11-02-2014</text:p>
          </table:table-cell>
          <table:table-cell office:value-type="currency" office:value="99575" table:style-name="ce9">
            <text:p>₹ 99,5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51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07</text:p>
          </table:table-cell>
          <table:table-cell office:value-type="string" table:style-name="ce6">
            <text:p>Matthew Lim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1994-02-18T00:00:00" table:style-name="ce7">
            <text:p>18-02-1994</text:p>
          </table:table-cell>
          <table:table-cell office:value-type="currency" office:value="99624" table:style-name="ce9">
            <text:p>₹ 99,62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31" table:style-name="ce6">
            <text:p>31</text:p>
          </table:table-cell>
          <table:table-cell office:value-type="float" office:value="2" table:formula="of:=MONTH([.I51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55</text:p>
          </table:table-cell>
          <table:table-cell office:value-type="string" table:style-name="ce6">
            <text:p>Dylan Dominguez</text:p>
          </table:table-cell>
          <table:table-cell office:value-type="string" table:style-name="ce6">
            <text:p>Sr. 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15-04-07T00:00:00" table:style-name="ce7">
            <text:p>07-04-2015</text:p>
          </table:table-cell>
          <table:table-cell office:value-type="currency" office:value="99697" table:style-name="ce9">
            <text:p>₹ 99,69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0" table:style-name="ce6">
            <text:p>10</text:p>
          </table:table-cell>
          <table:table-cell office:value-type="float" office:value="4" table:formula="of:=MONTH([.I51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39</text:p>
          </table:table-cell>
          <table:table-cell office:value-type="string" table:style-name="ce6">
            <text:p>Sebastian Le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5-11-09T00:00:00" table:style-name="ce7">
            <text:p>09-11-2015</text:p>
          </table:table-cell>
          <table:table-cell office:value-type="currency" office:value="45369" table:style-name="ce9">
            <text:p>₹ 45,36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9" table:style-name="ce6">
            <text:p>9</text:p>
          </table:table-cell>
          <table:table-cell office:value-type="float" office:value="11" table:formula="of:=MONTH([.I51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45</text:p>
          </table:table-cell>
          <table:table-cell office:value-type="string" table:style-name="ce6">
            <text:p>Kinsley Dixo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19-05-25T00:00:00" table:style-name="ce7">
            <text:p>25-05-2019</text:p>
          </table:table-cell>
          <table:table-cell office:value-type="currency" office:value="45819" table:style-name="ce9">
            <text:p>₹ 45,81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5" table:formula="of:=MONTH([.I51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56</text:p>
          </table:table-cell>
          <table:table-cell office:value-type="string" table:style-name="ce6">
            <text:p>Aiden Le</text:p>
          </table:table-cell>
          <table:table-cell office:value-type="string" table:style-name="ce6">
            <text:p>Cloud Infrastructure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1994-12-24T00:00:00" table:style-name="ce7">
            <text:p>24-12-1994</text:p>
          </table:table-cell>
          <table:table-cell office:value-type="currency" office:value="99774" table:style-name="ce9">
            <text:p>₹ 99,77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30" table:style-name="ce6">
            <text:p>30</text:p>
          </table:table-cell>
          <table:table-cell office:value-type="float" office:value="12" table:formula="of:=MONTH([.I51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05</text:p>
          </table:table-cell>
          <table:table-cell office:value-type="string" table:style-name="ce6">
            <text:p>Theodore Dinh</text:p>
          </table:table-cell>
          <table:table-cell office:value-type="string" table:style-name="ce6">
            <text:p>Technical Architec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9" table:style-name="ce6">
            <text:p>59</text:p>
          </table:table-cell>
          <table:table-cell office:value-type="date" office:date-value="1997-11-29T00:00:00" table:style-name="ce7">
            <text:p>29-11-1997</text:p>
          </table:table-cell>
          <table:table-cell office:value-type="currency" office:value="99975" table:style-name="ce9">
            <text:p>₹ 99,97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7" table:style-name="ce6">
            <text:p>27</text:p>
          </table:table-cell>
          <table:table-cell office:value-type="float" office:value="11" table:formula="of:=MONTH([.I51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81</text:p>
          </table:table-cell>
          <table:table-cell office:value-type="string" table:style-name="ce6">
            <text:p>Genesis Bank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3" table:style-name="ce6">
            <text:p>63</text:p>
          </table:table-cell>
          <table:table-cell office:value-type="date" office:date-value="2012-03-16T00:00:00" table:style-name="ce7">
            <text:p>16-03-2012</text:p>
          </table:table-cell>
          <table:table-cell office:value-type="currency" office:value="46081" table:style-name="ce9">
            <text:p>₹ 46,08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3" table:style-name="ce6">
            <text:p>13</text:p>
          </table:table-cell>
          <table:table-cell office:value-type="float" office:value="3" table:formula="of:=MONTH([.I51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52</text:p>
          </table:table-cell>
          <table:table-cell office:value-type="string" table:style-name="ce6">
            <text:p>Adeline Huang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9-12-16T00:00:00" table:style-name="ce7">
            <text:p>16-12-2019</text:p>
          </table:table-cell>
          <table:table-cell office:value-type="currency" office:value="99989" table:style-name="ce9">
            <text:p>₹ 99,98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51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03</text:p>
          </table:table-cell>
          <table:table-cell office:value-type="string" table:style-name="ce6">
            <text:p>Julia Doan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17-09-07T00:00:00" table:style-name="ce7">
            <text:p>07-09-2017</text:p>
          </table:table-cell>
          <table:table-cell office:value-type="currency" office:value="46727" table:style-name="ce9">
            <text:p>₹ 46,72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51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52</text:p>
          </table:table-cell>
          <table:table-cell office:value-type="string" table:style-name="ce6">
            <text:p>Lillian Park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21-02-24T00:00:00" table:style-name="ce7">
            <text:p>24-02-2021</text:p>
          </table:table-cell>
          <table:table-cell office:value-type="currency" office:value="46833" table:style-name="ce9">
            <text:p>₹ 46,83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52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66</text:p>
          </table:table-cell>
          <table:table-cell office:value-type="string" table:style-name="ce6">
            <text:p>Connor Vang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7-28T00:00:00" table:style-name="ce7">
            <text:p>28-07-2021</text:p>
          </table:table-cell>
          <table:table-cell office:value-type="currency" office:value="46845" table:style-name="ce9">
            <text:p>₹ 46,8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52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57</text:p>
          </table:table-cell>
          <table:table-cell office:value-type="string" table:style-name="ce6">
            <text:p>Valentina Davi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4-04-13T00:00:00" table:style-name="ce7">
            <text:p>13-04-2014</text:p>
          </table:table-cell>
          <table:table-cell office:value-type="currency" office:value="46878" table:style-name="ce9">
            <text:p>₹ 46,8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1" table:style-name="ce6">
            <text:p>11</text:p>
          </table:table-cell>
          <table:table-cell office:value-type="float" office:value="4" table:formula="of:=MONTH([.I52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48</text:p>
          </table:table-cell>
          <table:table-cell office:value-type="string" table:style-name="ce6">
            <text:p>Scarlett Kumar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9-01-07T00:00:00" table:style-name="ce7">
            <text:p>07-01-2009</text:p>
          </table:table-cell>
          <table:table-cell office:value-type="currency" office:value="47032" table:style-name="ce9">
            <text:p>₹ 47,03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6" table:style-name="ce6">
            <text:p>16</text:p>
          </table:table-cell>
          <table:table-cell office:value-type="float" office:value="1" table:formula="of:=MONTH([.I52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44</text:p>
          </table:table-cell>
          <table:table-cell office:value-type="string" table:style-name="ce6">
            <text:p>Caroline Alexander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2" table:style-name="ce6">
            <text:p>42</text:p>
          </table:table-cell>
          <table:table-cell office:value-type="date" office:date-value="2020-09-18T00:00:00" table:style-name="ce7">
            <text:p>18-09-2020</text:p>
          </table:table-cell>
          <table:table-cell office:value-type="currency" office:value="47071" table:style-name="ce9">
            <text:p>₹ 47,0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52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09</text:p>
          </table:table-cell>
          <table:table-cell office:value-type="string" table:style-name="ce6">
            <text:p>Lillian Kha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4" table:style-name="ce6">
            <text:p>44</text:p>
          </table:table-cell>
          <table:table-cell office:value-type="date" office:date-value="2010-05-31T00:00:00" table:style-name="ce7">
            <text:p>31-05-2010</text:p>
          </table:table-cell>
          <table:table-cell office:value-type="currency" office:value="47387" table:style-name="ce9">
            <text:p>₹ 47,38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5" table:style-name="ce6">
            <text:p>15</text:p>
          </table:table-cell>
          <table:table-cell office:value-type="float" office:value="5" table:formula="of:=MONTH([.I52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80</text:p>
          </table:table-cell>
          <table:table-cell office:value-type="string" table:style-name="ce6">
            <text:p>Hadley Yee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8-03-12T00:00:00" table:style-name="ce7">
            <text:p>12-03-2018</text:p>
          </table:table-cell>
          <table:table-cell office:value-type="currency" office:value="47913" table:style-name="ce9">
            <text:p>₹ 47,9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52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51</text:p>
          </table:table-cell>
          <table:table-cell office:value-type="string" table:style-name="ce6">
            <text:p>Everly Lin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3-15T00:00:00" table:style-name="ce7">
            <text:p>15-03-2021</text:p>
          </table:table-cell>
          <table:table-cell office:value-type="currency" office:value="47974" table:style-name="ce9">
            <text:p>₹ 47,97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52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9</text:p>
          </table:table-cell>
          <table:table-cell office:value-type="string" table:style-name="ce6">
            <text:p>Everleigh Simmon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21-04-16T00:00:00" table:style-name="ce7">
            <text:p>16-04-2021</text:p>
          </table:table-cell>
          <table:table-cell office:value-type="currency" office:value="48266" table:style-name="ce9">
            <text:p>₹ 48,26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52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49</text:p>
          </table:table-cell>
          <table:table-cell office:value-type="string" table:style-name="ce6">
            <text:p>Evelyn Jung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21-02-14T00:00:00" table:style-name="ce7">
            <text:p>14-02-2021</text:p>
          </table:table-cell>
          <table:table-cell office:value-type="currency" office:value="48340" table:style-name="ce9">
            <text:p>₹ 48,34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52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16</text:p>
          </table:table-cell>
          <table:table-cell office:value-type="string" table:style-name="ce6">
            <text:p>Willow Mai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3-12-17T00:00:00" table:style-name="ce7">
            <text:p>17-12-2003</text:p>
          </table:table-cell>
          <table:table-cell office:value-type="currency" office:value="48345" table:style-name="ce9">
            <text:p>₹ 48,34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1" table:style-name="ce6">
            <text:p>21</text:p>
          </table:table-cell>
          <table:table-cell office:value-type="float" office:value="12" table:formula="of:=MONTH([.I53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41</text:p>
          </table:table-cell>
          <table:table-cell office:value-type="string" table:style-name="ce6">
            <text:p>Clara Huynh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20-11-18T00:00:00" table:style-name="ce7">
            <text:p>18-11-2020</text:p>
          </table:table-cell>
          <table:table-cell office:value-type="currency" office:value="48415" table:style-name="ce9">
            <text:p>₹ 48,41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11" table:formula="of:=MONTH([.I53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71</text:p>
          </table:table-cell>
          <table:table-cell office:value-type="string" table:style-name="ce6">
            <text:p>Lincoln Henderson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06-27T00:00:00" table:style-name="ce7">
            <text:p>27-06-2021</text:p>
          </table:table-cell>
          <table:table-cell office:value-type="currency" office:value="48510" table:style-name="ce9">
            <text:p>₹ 48,5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6" table:formula="of:=MONTH([.I53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62</text:p>
          </table:table-cell>
          <table:table-cell office:value-type="string" table:style-name="ce6">
            <text:p>Nora Santiago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1996-06-26T00:00:00" table:style-name="ce7">
            <text:p>26-06-1996</text:p>
          </table:table-cell>
          <table:table-cell office:value-type="currency" office:value="48687" table:style-name="ce9">
            <text:p>₹ 48,68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9" table:style-name="ce6">
            <text:p>29</text:p>
          </table:table-cell>
          <table:table-cell office:value-type="float" office:value="6" table:formula="of:=MONTH([.I53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27</text:p>
          </table:table-cell>
          <table:table-cell office:value-type="string" table:style-name="ce6">
            <text:p>Eli Richardson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15-04-19T00:00:00" table:style-name="ce7">
            <text:p>19-04-2015</text:p>
          </table:table-cell>
          <table:table-cell office:value-type="currency" office:value="48762" table:style-name="ce9">
            <text:p>₹ 48,7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4" table:formula="of:=MONTH([.I53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24</text:p>
          </table:table-cell>
          <table:table-cell office:value-type="string" table:style-name="ce6">
            <text:p>Penelope Colema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6" table:style-name="ce6">
            <text:p>36</text:p>
          </table:table-cell>
          <table:table-cell office:value-type="date" office:date-value="2021-08-27T00:00:00" table:style-name="ce7">
            <text:p>27-08-2021</text:p>
          </table:table-cell>
          <table:table-cell office:value-type="currency" office:value="48906" table:style-name="ce9">
            <text:p>₹ 48,9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8" table:formula="of:=MONTH([.I53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47</text:p>
          </table:table-cell>
          <table:table-cell office:value-type="string" table:style-name="ce6">
            <text:p>Caroline Jenkins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18-05-06T00:00:00" table:style-name="ce7">
            <text:p>06-05-2018</text:p>
          </table:table-cell>
          <table:table-cell office:value-type="currency" office:value="49011" table:style-name="ce9">
            <text:p>₹ 49,01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53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86</text:p>
          </table:table-cell>
          <table:table-cell office:value-type="string" table:style-name="ce6">
            <text:p>Cameron Powell</text:p>
          </table:table-cell>
          <table:table-cell office:value-type="string" table:style-name="ce6">
            <text:p>Business Partn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1" table:style-name="ce6">
            <text:p>41</text:p>
          </table:table-cell>
          <table:table-cell office:value-type="date" office:date-value="2004-08-20T00:00:00" table:style-name="ce7">
            <text:p>20-08-2004</text:p>
          </table:table-cell>
          <table:table-cell office:value-type="currency" office:value="49186" table:style-name="ce9">
            <text:p>₹ 49,1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1" table:style-name="ce6">
            <text:p>21</text:p>
          </table:table-cell>
          <table:table-cell office:value-type="float" office:value="8" table:formula="of:=MONTH([.I53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23</text:p>
          </table:table-cell>
          <table:table-cell office:value-type="string" table:style-name="ce6">
            <text:p>Ethan Joseph</text:p>
          </table:table-cell>
          <table:table-cell office:value-type="string" table:style-name="ce6">
            <text:p>IT Coordina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8-05-28T00:00:00" table:style-name="ce7">
            <text:p>28-05-2018</text:p>
          </table:table-cell>
          <table:table-cell office:value-type="currency" office:value="49219" table:style-name="ce9">
            <text:p>₹ 49,21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53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71</text:p>
          </table:table-cell>
          <table:table-cell office:value-type="string" table:style-name="ce6">
            <text:p>Miles Cho</text:p>
          </table:table-cell>
          <table:table-cell office:value-type="string" table:style-name="ce6">
            <text:p>Systems Analys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1999-03-10T00:00:00" table:style-name="ce7">
            <text:p>10-03-1999</text:p>
          </table:table-cell>
          <table:table-cell office:value-type="currency" office:value="49404" table:style-name="ce9">
            <text:p>₹ 49,40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6" table:style-name="ce6">
            <text:p>26</text:p>
          </table:table-cell>
          <table:table-cell office:value-type="float" office:value="3" table:formula="of:=MONTH([.I53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8</text:p>
          </table:table-cell>
          <table:table-cell office:value-type="string" table:style-name="ce6">
            <text:p>Elizabeth Huang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2" table:style-name="ce6">
            <text:p>62</text:p>
          </table:table-cell>
          <table:table-cell office:value-type="date" office:date-value="2002-09-20T00:00:00" table:style-name="ce7">
            <text:p>20-09-2002</text:p>
          </table:table-cell>
          <table:table-cell office:value-type="currency" office:value="49738" table:style-name="ce9">
            <text:p>₹ 49,73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3" table:style-name="ce6">
            <text:p>23</text:p>
          </table:table-cell>
          <table:table-cell office:value-type="float" office:value="9" table:formula="of:=MONTH([.I54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71</text:p>
          </table:table-cell>
          <table:table-cell office:value-type="string" table:style-name="ce6">
            <text:p>Leonardo Dixon</text:p>
          </table:table-cell>
          <table:table-cell office:value-type="string" table:style-name="ce6">
            <text:p>Analys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7" table:style-name="ce6">
            <text:p>37</text:p>
          </table:table-cell>
          <table:table-cell office:value-type="date" office:date-value="2019-09-05T00:00:00" table:style-name="ce7">
            <text:p>05-09-2019</text:p>
          </table:table-cell>
          <table:table-cell office:value-type="currency" office:value="49998" table:style-name="ce9">
            <text:p>₹ 49,9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54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46</text:p>
          </table:table-cell>
          <table:table-cell office:value-type="string" table:style-name="ce6">
            <text:p>Julian Ros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2020-07-02T00:00:00" table:style-name="ce7">
            <text:p>02-07-2020</text:p>
          </table:table-cell>
          <table:table-cell office:value-type="currency" office:value="100099" table:style-name="ce9">
            <text:p>₹ 1,00,0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54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08</text:p>
          </table:table-cell>
          <table:table-cell office:value-type="string" table:style-name="ce6">
            <text:p>Penelope Rodriguez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9" table:style-name="ce6">
            <text:p>49</text:p>
          </table:table-cell>
          <table:table-cell office:value-type="date" office:date-value="2016-03-12T00:00:00" table:style-name="ce7">
            <text:p>12-03-2016</text:p>
          </table:table-cell>
          <table:table-cell office:value-type="currency" office:value="100810" table:style-name="ce9">
            <text:p>₹ 1,00,81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9" table:style-name="ce6">
            <text:p>9</text:p>
          </table:table-cell>
          <table:table-cell office:value-type="float" office:value="3" table:formula="of:=MONTH([.I54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71</text:p>
          </table:table-cell>
          <table:table-cell office:value-type="string" table:style-name="ce6">
            <text:p>Julia Sandoval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17-11-19T00:00:00" table:style-name="ce7">
            <text:p>19-11-2017</text:p>
          </table:table-cell>
          <table:table-cell office:value-type="currency" office:value="101143" table:style-name="ce9">
            <text:p>₹ 1,01,14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54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22</text:p>
          </table:table-cell>
          <table:table-cell office:value-type="string" table:style-name="ce6">
            <text:p>Asher Huynh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5-01-22T00:00:00" table:style-name="ce7">
            <text:p>22-01-2015</text:p>
          </table:table-cell>
          <table:table-cell office:value-type="currency" office:value="101288" table:style-name="ce9">
            <text:p>₹ 1,01,28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1" table:formula="of:=MONTH([.I54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36</text:p>
          </table:table-cell>
          <table:table-cell office:value-type="string" table:style-name="ce6">
            <text:p>Wesley Ki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7" table:style-name="ce6">
            <text:p>57</text:p>
          </table:table-cell>
          <table:table-cell office:value-type="date" office:date-value="2019-01-19T00:00:00" table:style-name="ce7">
            <text:p>19-01-2019</text:p>
          </table:table-cell>
          <table:table-cell office:value-type="currency" office:value="101577" table:style-name="ce9">
            <text:p>₹ 1,01,57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1" table:formula="of:=MONTH([.I54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10</text:p>
          </table:table-cell>
          <table:table-cell office:value-type="string" table:style-name="ce6">
            <text:p>Nova Hsu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2" table:style-name="ce6">
            <text:p>32</text:p>
          </table:table-cell>
          <table:table-cell office:value-type="date" office:date-value="2017-01-03T00:00:00" table:style-name="ce7">
            <text:p>03-01-2017</text:p>
          </table:table-cell>
          <table:table-cell office:value-type="currency" office:value="101870" table:style-name="ce9">
            <text:p>₹ 1,01,8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54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92</text:p>
          </table:table-cell>
          <table:table-cell office:value-type="string" table:style-name="ce6">
            <text:p>Parker Sandoval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9" table:style-name="ce6">
            <text:p>59</text:p>
          </table:table-cell>
          <table:table-cell office:value-type="date" office:date-value="2015-06-10T00:00:00" table:style-name="ce7">
            <text:p>10-06-2015</text:p>
          </table:table-cell>
          <table:table-cell office:value-type="currency" office:value="101985" table:style-name="ce9">
            <text:p>₹ 1,01,9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54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13</text:p>
          </table:table-cell>
          <table:table-cell office:value-type="string" table:style-name="ce6">
            <text:p>Willow Che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12-09-03T00:00:00" table:style-name="ce7">
            <text:p>03-09-2012</text:p>
          </table:table-cell>
          <table:table-cell office:value-type="currency" office:value="102033" table:style-name="ce9">
            <text:p>₹ 1,02,0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3" table:style-name="ce6">
            <text:p>13</text:p>
          </table:table-cell>
          <table:table-cell office:value-type="float" office:value="9" table:formula="of:=MONTH([.I54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39</text:p>
          </table:table-cell>
          <table:table-cell office:value-type="string" table:style-name="ce6">
            <text:p>Stella Alexander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05-12-10T00:00:00" table:style-name="ce7">
            <text:p>10-12-2005</text:p>
          </table:table-cell>
          <table:table-cell office:value-type="currency" office:value="102043" table:style-name="ce9">
            <text:p>₹ 1,02,04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9" table:style-name="ce6">
            <text:p>19</text:p>
          </table:table-cell>
          <table:table-cell office:value-type="float" office:value="12" table:formula="of:=MONTH([.I55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29</text:p>
          </table:table-cell>
          <table:table-cell office:value-type="string" table:style-name="ce6">
            <text:p>Jayden Jimen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1-09-24T00:00:00" table:style-name="ce7">
            <text:p>24-09-2011</text:p>
          </table:table-cell>
          <table:table-cell office:value-type="currency" office:value="102167" table:style-name="ce9">
            <text:p>₹ 1,02,16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4" table:style-name="ce6">
            <text:p>14</text:p>
          </table:table-cell>
          <table:table-cell office:value-type="float" office:value="9" table:formula="of:=MONTH([.I55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74</text:p>
          </table:table-cell>
          <table:table-cell office:value-type="string" table:style-name="ce6">
            <text:p>Alexander Cho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1994-09-18T00:00:00" table:style-name="ce7">
            <text:p>18-09-1994</text:p>
          </table:table-cell>
          <table:table-cell office:value-type="currency" office:value="102270" table:style-name="ce9">
            <text:p>₹ 1,02,2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1" table:style-name="ce6">
            <text:p>31</text:p>
          </table:table-cell>
          <table:table-cell office:value-type="float" office:value="9" table:formula="of:=MONTH([.I55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63</text:p>
          </table:table-cell>
          <table:table-cell office:value-type="string" table:style-name="ce6">
            <text:p>David Herrera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21-10-09T00:00:00" table:style-name="ce7">
            <text:p>09-10-2021</text:p>
          </table:table-cell>
          <table:table-cell office:value-type="currency" office:value="102298" table:style-name="ce9">
            <text:p>₹ 1,02,29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55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45</text:p>
          </table:table-cell>
          <table:table-cell office:value-type="string" table:style-name="ce6">
            <text:p>Lucas Daniel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2" table:style-name="ce6">
            <text:p>42</text:p>
          </table:table-cell>
          <table:table-cell office:value-type="date" office:date-value="2011-05-29T00:00:00" table:style-name="ce7">
            <text:p>29-05-2011</text:p>
          </table:table-cell>
          <table:table-cell office:value-type="currency" office:value="102440" table:style-name="ce9">
            <text:p>₹ 1,02,44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4" table:style-name="ce6">
            <text:p>14</text:p>
          </table:table-cell>
          <table:table-cell office:value-type="float" office:value="5" table:formula="of:=MONTH([.I55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64</text:p>
          </table:table-cell>
          <table:table-cell office:value-type="string" table:style-name="ce6">
            <text:p>Samantha Aguilar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0-04-24T00:00:00" table:style-name="ce7">
            <text:p>24-04-2010</text:p>
          </table:table-cell>
          <table:table-cell office:value-type="currency" office:value="102636" table:style-name="ce9">
            <text:p>₹ 1,02,6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55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43</text:p>
          </table:table-cell>
          <table:table-cell office:value-type="string" table:style-name="ce6">
            <text:p>Lily Pen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2010-02-24T00:00:00" table:style-name="ce7">
            <text:p>24-02-2010</text:p>
          </table:table-cell>
          <table:table-cell office:value-type="currency" office:value="102839" table:style-name="ce9">
            <text:p>₹ 1,02,8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5" table:style-name="ce6">
            <text:p>15</text:p>
          </table:table-cell>
          <table:table-cell office:value-type="float" office:value="2" table:formula="of:=MONTH([.I55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20</text:p>
          </table:table-cell>
          <table:table-cell office:value-type="string" table:style-name="ce6">
            <text:p>Genesis Hunter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1999-04-22T00:00:00" table:style-name="ce7">
            <text:p>22-04-1999</text:p>
          </table:table-cell>
          <table:table-cell office:value-type="currency" office:value="102847" table:style-name="ce9">
            <text:p>₹ 1,02,84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6" table:style-name="ce6">
            <text:p>26</text:p>
          </table:table-cell>
          <table:table-cell office:value-type="float" office:value="4" table:formula="of:=MONTH([.I55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28</text:p>
          </table:table-cell>
          <table:table-cell office:value-type="string" table:style-name="ce6">
            <text:p>Lucy Johns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7" table:style-name="ce6">
            <text:p>57</text:p>
          </table:table-cell>
          <table:table-cell office:value-type="date" office:date-value="2020-04-27T00:00:00" table:style-name="ce7">
            <text:p>27-04-2020</text:p>
          </table:table-cell>
          <table:table-cell office:value-type="currency" office:value="103058" table:style-name="ce9">
            <text:p>₹ 1,03,0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55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18</text:p>
          </table:table-cell>
          <table:table-cell office:value-type="string" table:style-name="ce6">
            <text:p>Zoe Zhou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1" table:style-name="ce6">
            <text:p>61</text:p>
          </table:table-cell>
          <table:table-cell office:value-type="date" office:date-value="2009-10-06T00:00:00" table:style-name="ce7">
            <text:p>06-10-2009</text:p>
          </table:table-cell>
          <table:table-cell office:value-type="currency" office:value="103096" table:style-name="ce9">
            <text:p>₹ 1,03,09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5" table:style-name="ce6">
            <text:p>15</text:p>
          </table:table-cell>
          <table:table-cell office:value-type="float" office:value="10" table:formula="of:=MONTH([.I55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94</text:p>
          </table:table-cell>
          <table:table-cell office:value-type="string" table:style-name="ce6">
            <text:p>Henry Jung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18-02-26T00:00:00" table:style-name="ce7">
            <text:p>26-02-2018</text:p>
          </table:table-cell>
          <table:table-cell office:value-type="currency" office:value="103183" table:style-name="ce9">
            <text:p>₹ 1,03,1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2" table:formula="of:=MONTH([.I5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83</text:p>
          </table:table-cell>
          <table:table-cell office:value-type="string" table:style-name="ce6">
            <text:p>Olivia Gray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2" table:style-name="ce6">
            <text:p>42</text:p>
          </table:table-cell>
          <table:table-cell office:value-type="date" office:date-value="2015-09-19T00:00:00" table:style-name="ce7">
            <text:p>19-09-2015</text:p>
          </table:table-cell>
          <table:table-cell office:value-type="currency" office:value="103423" table:style-name="ce9">
            <text:p>₹ 1,03,4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MONTH([.I56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72</text:p>
          </table:table-cell>
          <table:table-cell office:value-type="string" table:style-name="ce6">
            <text:p>Liam Ju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10-01-14T00:00:00" table:style-name="ce7">
            <text:p>14-01-2010</text:p>
          </table:table-cell>
          <table:table-cell office:value-type="currency" office:value="103504" table:style-name="ce9">
            <text:p>₹ 1,03,50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5" table:style-name="ce6">
            <text:p>15</text:p>
          </table:table-cell>
          <table:table-cell office:value-type="float" office:value="1" table:formula="of:=MONTH([.I56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49</text:p>
          </table:table-cell>
          <table:table-cell office:value-type="string" table:style-name="ce6">
            <text:p>Allison Daniel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7" table:style-name="ce6">
            <text:p>37</text:p>
          </table:table-cell>
          <table:table-cell office:value-type="date" office:date-value="2020-04-14T00:00:00" table:style-name="ce7">
            <text:p>14-04-2020</text:p>
          </table:table-cell>
          <table:table-cell office:value-type="currency" office:value="103524" table:style-name="ce9">
            <text:p>₹ 1,03,52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56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00</text:p>
          </table:table-cell>
          <table:table-cell office:value-type="string" table:style-name="ce6">
            <text:p>Elena Richards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4" table:style-name="ce6">
            <text:p>34</text:p>
          </table:table-cell>
          <table:table-cell office:value-type="date" office:date-value="2014-10-03T00:00:00" table:style-name="ce7">
            <text:p>03-10-2014</text:p>
          </table:table-cell>
          <table:table-cell office:value-type="currency" office:value="103707" table:style-name="ce9">
            <text:p>₹ 1,03,70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56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52</text:p>
          </table:table-cell>
          <table:table-cell office:value-type="string" table:style-name="ce6">
            <text:p>Nathan Su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5-07-29T00:00:00" table:style-name="ce7">
            <text:p>29-07-2015</text:p>
          </table:table-cell>
          <table:table-cell office:value-type="currency" office:value="103724" table:style-name="ce9">
            <text:p>₹ 1,03,72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0" table:style-name="ce6">
            <text:p>10</text:p>
          </table:table-cell>
          <table:table-cell office:value-type="float" office:value="7" table:formula="of:=MONTH([.I56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48</text:p>
          </table:table-cell>
          <table:table-cell office:value-type="string" table:style-name="ce6">
            <text:p>Natalia Owen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1" table:style-name="ce6">
            <text:p>31</text:p>
          </table:table-cell>
          <table:table-cell office:value-type="date" office:date-value="2021-01-18T00:00:00" table:style-name="ce7">
            <text:p>18-01-2021</text:p>
          </table:table-cell>
          <table:table-cell office:value-type="currency" office:value="104162" table:style-name="ce9">
            <text:p>₹ 1,04,1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56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38</text:p>
          </table:table-cell>
          <table:table-cell office:value-type="string" table:style-name="ce6">
            <text:p>David Simmon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1997-01-26T00:00:00" table:style-name="ce7">
            <text:p>26-01-1997</text:p>
          </table:table-cell>
          <table:table-cell office:value-type="currency" office:value="104431" table:style-name="ce9">
            <text:p>₹ 1,04,4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8" table:style-name="ce6">
            <text:p>28</text:p>
          </table:table-cell>
          <table:table-cell office:value-type="float" office:value="1" table:formula="of:=MONTH([.I56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09</text:p>
          </table:table-cell>
          <table:table-cell office:value-type="string" table:style-name="ce6">
            <text:p>Jayden William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1992-12-26T00:00:00" table:style-name="ce7">
            <text:p>26-12-1992</text:p>
          </table:table-cell>
          <table:table-cell office:value-type="currency" office:value="104668" table:style-name="ce9">
            <text:p>₹ 1,04,6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32" table:style-name="ce6">
            <text:p>32</text:p>
          </table:table-cell>
          <table:table-cell office:value-type="float" office:value="12" table:formula="of:=MONTH([.I56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61</text:p>
          </table:table-cell>
          <table:table-cell office:value-type="string" table:style-name="ce6">
            <text:p>Vivian Lewi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5" table:style-name="ce6">
            <text:p>65</text:p>
          </table:table-cell>
          <table:table-cell office:value-type="date" office:date-value="2011-09-07T00:00:00" table:style-name="ce7">
            <text:p>07-09-2011</text:p>
          </table:table-cell>
          <table:table-cell office:value-type="currency" office:value="104903" table:style-name="ce9">
            <text:p>₹ 1,04,9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4" table:style-name="ce6">
            <text:p>14</text:p>
          </table:table-cell>
          <table:table-cell office:value-type="float" office:value="9" table:formula="of:=MONTH([.I56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30</text:p>
          </table:table-cell>
          <table:table-cell office:value-type="string" table:style-name="ce6">
            <text:p>Eli Jone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9" table:style-name="ce6">
            <text:p>59</text:p>
          </table:table-cell>
          <table:table-cell office:value-type="date" office:date-value="1999-03-14T00:00:00" table:style-name="ce7">
            <text:p>14-03-1999</text:p>
          </table:table-cell>
          <table:table-cell office:value-type="currency" office:value="105086" table:style-name="ce9">
            <text:p>₹ 1,05,0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6" table:style-name="ce6">
            <text:p>26</text:p>
          </table:table-cell>
          <table:table-cell office:value-type="float" office:value="3" table:formula="of:=MONTH([.I57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82</text:p>
          </table:table-cell>
          <table:table-cell office:value-type="string" table:style-name="ce6">
            <text:p>Sofia Fernand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05-10-17T00:00:00" table:style-name="ce7">
            <text:p>17-10-2005</text:p>
          </table:table-cell>
          <table:table-cell office:value-type="currency" office:value="105223" table:style-name="ce9">
            <text:p>₹ 1,05,2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9" table:style-name="ce6">
            <text:p>19</text:p>
          </table:table-cell>
          <table:table-cell office:value-type="float" office:value="10" table:formula="of:=MONTH([.I57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69</text:p>
          </table:table-cell>
          <table:table-cell office:value-type="string" table:style-name="ce6">
            <text:p>Genesis Wood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3" table:style-name="ce6">
            <text:p>33</text:p>
          </table:table-cell>
          <table:table-cell office:value-type="date" office:date-value="2013-08-21T00:00:00" table:style-name="ce7">
            <text:p>21-08-2013</text:p>
          </table:table-cell>
          <table:table-cell office:value-type="currency" office:value="105390" table:style-name="ce9">
            <text:p>₹ 1,05,39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8" table:formula="of:=MONTH([.I57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23</text:p>
          </table:table-cell>
          <table:table-cell office:value-type="string" table:style-name="ce6">
            <text:p>Santiago f Gonzal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12-07-26T00:00:00" table:style-name="ce7">
            <text:p>26-07-2012</text:p>
          </table:table-cell>
          <table:table-cell office:value-type="currency" office:value="105891" table:style-name="ce9">
            <text:p>₹ 1,05,89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3" table:style-name="ce6">
            <text:p>13</text:p>
          </table:table-cell>
          <table:table-cell office:value-type="float" office:value="7" table:formula="of:=MONTH([.I57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64</text:p>
          </table:table-cell>
          <table:table-cell office:value-type="string" table:style-name="ce6">
            <text:p>Cooper Yoon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18-02-15T00:00:00" table:style-name="ce7">
            <text:p>15-02-2018</text:p>
          </table:table-cell>
          <table:table-cell office:value-type="currency" office:value="106079" table:style-name="ce9">
            <text:p>₹ 1,06,07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2" table:formula="of:=MONTH([.I57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48</text:p>
          </table:table-cell>
          <table:table-cell office:value-type="string" table:style-name="ce6">
            <text:p>Christopher Vega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2007-10-27T00:00:00" table:style-name="ce7">
            <text:p>27-10-2007</text:p>
          </table:table-cell>
          <table:table-cell office:value-type="currency" office:value="106313" table:style-name="ce9">
            <text:p>₹ 1,06,3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7" table:style-name="ce6">
            <text:p>17</text:p>
          </table:table-cell>
          <table:table-cell office:value-type="float" office:value="10" table:formula="of:=MONTH([.I57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94</text:p>
          </table:table-cell>
          <table:table-cell office:value-type="string" table:style-name="ce6">
            <text:p>Charlotte Cha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00-05-07T00:00:00" table:style-name="ce7">
            <text:p>07-05-2000</text:p>
          </table:table-cell>
          <table:table-cell office:value-type="currency" office:value="106428" table:style-name="ce9">
            <text:p>₹ 1,06,42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5" table:style-name="ce6">
            <text:p>25</text:p>
          </table:table-cell>
          <table:table-cell office:value-type="float" office:value="5" table:formula="of:=MONTH([.I57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62</text:p>
          </table:table-cell>
          <table:table-cell office:value-type="string" table:style-name="ce6">
            <text:p>Miles Meht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18-05-19T00:00:00" table:style-name="ce7">
            <text:p>19-05-2018</text:p>
          </table:table-cell>
          <table:table-cell office:value-type="currency" office:value="106437" table:style-name="ce9">
            <text:p>₹ 1,06,43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57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17</text:p>
          </table:table-cell>
          <table:table-cell office:value-type="string" table:style-name="ce6">
            <text:p>Madelyn Cha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03-05-21T00:00:00" table:style-name="ce7">
            <text:p>21-05-2003</text:p>
          </table:table-cell>
          <table:table-cell office:value-type="currency" office:value="106444" table:style-name="ce9">
            <text:p>₹ 1,06,44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2" table:style-name="ce6">
            <text:p>22</text:p>
          </table:table-cell>
          <table:table-cell office:value-type="float" office:value="5" table:formula="of:=MONTH([.I57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87</text:p>
          </table:table-cell>
          <table:table-cell office:value-type="string" table:style-name="ce6">
            <text:p>Luca Nels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0" table:style-name="ce6">
            <text:p>60</text:p>
          </table:table-cell>
          <table:table-cell office:value-type="date" office:date-value="2010-06-15T00:00:00" table:style-name="ce7">
            <text:p>15-06-2010</text:p>
          </table:table-cell>
          <table:table-cell office:value-type="currency" office:value="106578" table:style-name="ce9">
            <text:p>₹ 1,06,5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5" table:style-name="ce6">
            <text:p>15</text:p>
          </table:table-cell>
          <table:table-cell office:value-type="float" office:value="6" table:formula="of:=MONTH([.I57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42</text:p>
          </table:table-cell>
          <table:table-cell office:value-type="string" table:style-name="ce6">
            <text:p>Aria Robert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15-08-12T00:00:00" table:style-name="ce7">
            <text:p>12-08-2015</text:p>
          </table:table-cell>
          <table:table-cell office:value-type="currency" office:value="106858" table:style-name="ce9">
            <text:p>₹ 1,06,8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8" table:formula="of:=MONTH([.I58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80</text:p>
          </table:table-cell>
          <table:table-cell office:value-type="string" table:style-name="ce6">
            <text:p>Naomi Washingt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2020-03-13T00:00:00" table:style-name="ce7">
            <text:p>13-03-2020</text:p>
          </table:table-cell>
          <table:table-cell office:value-type="currency" office:value="107195" table:style-name="ce9">
            <text:p>₹ 1,07,1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5" table:style-name="ce6">
            <text:p>5</text:p>
          </table:table-cell>
          <table:table-cell office:value-type="float" office:value="3" table:formula="of:=MONTH([.I58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46</text:p>
          </table:table-cell>
          <table:table-cell office:value-type="string" table:style-name="ce6">
            <text:p>Julia Ma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12-03-11T00:00:00" table:style-name="ce7">
            <text:p>11-03-2012</text:p>
          </table:table-cell>
          <table:table-cell office:value-type="currency" office:value="108134" table:style-name="ce9">
            <text:p>₹ 1,08,13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3" table:style-name="ce6">
            <text:p>13</text:p>
          </table:table-cell>
          <table:table-cell office:value-type="float" office:value="3" table:formula="of:=MONTH([.I58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18</text:p>
          </table:table-cell>
          <table:table-cell office:value-type="string" table:style-name="ce6">
            <text:p>Lydia Morale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1" table:style-name="ce6">
            <text:p>51</text:p>
          </table:table-cell>
          <table:table-cell office:value-type="date" office:date-value="2013-06-14T00:00:00" table:style-name="ce7">
            <text:p>14-06-2013</text:p>
          </table:table-cell>
          <table:table-cell office:value-type="currency" office:value="108221" table:style-name="ce9">
            <text:p>₹ 1,08,22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2" table:style-name="ce6">
            <text:p>12</text:p>
          </table:table-cell>
          <table:table-cell office:value-type="float" office:value="6" table:formula="of:=MONTH([.I58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45</text:p>
          </table:table-cell>
          <table:table-cell office:value-type="string" table:style-name="ce6">
            <text:p>Leo Fernand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1998-04-28T00:00:00" table:style-name="ce7">
            <text:p>28-04-1998</text:p>
          </table:table-cell>
          <table:table-cell office:value-type="currency" office:value="108268" table:style-name="ce9">
            <text:p>₹ 1,08,26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7" table:style-name="ce6">
            <text:p>27</text:p>
          </table:table-cell>
          <table:table-cell office:value-type="float" office:value="4" table:formula="of:=MONTH([.I5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62</text:p>
          </table:table-cell>
          <table:table-cell office:value-type="string" table:style-name="ce6">
            <text:p>Maya Ngo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2-10-20T00:00:00" table:style-name="ce7">
            <text:p>20-10-2012</text:p>
          </table:table-cell>
          <table:table-cell office:value-type="currency" office:value="108686" table:style-name="ce9">
            <text:p>₹ 1,08,6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10" table:formula="of:=MONTH([.I58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59</text:p>
          </table:table-cell>
          <table:table-cell office:value-type="string" table:style-name="ce6">
            <text:p>Hailey Da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19-09-21T00:00:00" table:style-name="ce7">
            <text:p>21-09-2019</text:p>
          </table:table-cell>
          <table:table-cell office:value-type="currency" office:value="108780" table:style-name="ce9">
            <text:p>₹ 1,08,78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58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97</text:p>
          </table:table-cell>
          <table:table-cell office:value-type="string" table:style-name="ce6">
            <text:p>Isaac Wood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01-08T00:00:00" table:style-name="ce7">
            <text:p>08-01-2021</text:p>
          </table:table-cell>
          <table:table-cell office:value-type="currency" office:value="108826" table:style-name="ce9">
            <text:p>₹ 1,08,8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58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87</text:p>
          </table:table-cell>
          <table:table-cell office:value-type="string" table:style-name="ce6">
            <text:p>Adam Kaur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00-01-29T00:00:00" table:style-name="ce7">
            <text:p>29-01-2000</text:p>
          </table:table-cell>
          <table:table-cell office:value-type="currency" office:value="109059" table:style-name="ce9">
            <text:p>₹ 1,09,05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5" table:style-name="ce6">
            <text:p>25</text:p>
          </table:table-cell>
          <table:table-cell office:value-type="float" office:value="1" table:formula="of:=MONTH([.I58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06</text:p>
          </table:table-cell>
          <table:table-cell office:value-type="string" table:style-name="ce6">
            <text:p>Avery Sun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4-03-11T00:00:00" table:style-name="ce7">
            <text:p>11-03-2004</text:p>
          </table:table-cell>
          <table:table-cell office:value-type="currency" office:value="109422" table:style-name="ce9">
            <text:p>₹ 1,09,42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1" table:style-name="ce6">
            <text:p>21</text:p>
          </table:table-cell>
          <table:table-cell office:value-type="float" office:value="3" table:formula="of:=MONTH([.I58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45</text:p>
          </table:table-cell>
          <table:table-cell office:value-type="string" table:style-name="ce6">
            <text:p>Eliana Grant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1994-06-20T00:00:00" table:style-name="ce7">
            <text:p>20-06-1994</text:p>
          </table:table-cell>
          <table:table-cell office:value-type="currency" office:value="109456" table:style-name="ce9">
            <text:p>₹ 1,09,4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1" table:style-name="ce6">
            <text:p>31</text:p>
          </table:table-cell>
          <table:table-cell office:value-type="float" office:value="6" table:formula="of:=MONTH([.I59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69</text:p>
          </table:table-cell>
          <table:table-cell office:value-type="string" table:style-name="ce6">
            <text:p>Abigail Vang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6-09-09T00:00:00" table:style-name="ce7">
            <text:p>09-09-2016</text:p>
          </table:table-cell>
          <table:table-cell office:value-type="currency" office:value="109680" table:style-name="ce9">
            <text:p>₹ 1,09,68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MONTH([.I59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05</text:p>
          </table:table-cell>
          <table:table-cell office:value-type="string" table:style-name="ce6">
            <text:p>Isla Espinoz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8" table:style-name="ce6">
            <text:p>38</text:p>
          </table:table-cell>
          <table:table-cell office:value-type="date" office:date-value="2021-11-16T00:00:00" table:style-name="ce7">
            <text:p>16-11-2021</text:p>
          </table:table-cell>
          <table:table-cell office:value-type="currency" office:value="109812" table:style-name="ce9">
            <text:p>₹ 1,09,81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3" table:style-name="ce6">
            <text:p>3</text:p>
          </table:table-cell>
          <table:table-cell office:value-type="float" office:value="11" table:formula="of:=MONTH([.I59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25</text:p>
          </table:table-cell>
          <table:table-cell office:value-type="string" table:style-name="ce6">
            <text:p>Christian Fo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12-08-10T00:00:00" table:style-name="ce7">
            <text:p>10-08-2012</text:p>
          </table:table-cell>
          <table:table-cell office:value-type="currency" office:value="109850" table:style-name="ce9">
            <text:p>₹ 1,09,85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3" table:style-name="ce6">
            <text:p>13</text:p>
          </table:table-cell>
          <table:table-cell office:value-type="float" office:value="8" table:formula="of:=MONTH([.I5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44</text:p>
          </table:table-cell>
          <table:table-cell office:value-type="string" table:style-name="ce6">
            <text:p>Camila Rogers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21-10-21T00:00:00" table:style-name="ce7">
            <text:p>21-10-2021</text:p>
          </table:table-cell>
          <table:table-cell office:value-type="currency" office:value="109851" table:style-name="ce9">
            <text:p>₹ 1,09,85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59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76</text:p>
          </table:table-cell>
          <table:table-cell office:value-type="string" table:style-name="ce6">
            <text:p>Alexander Jacks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2-07-09T00:00:00" table:style-name="ce7">
            <text:p>09-07-2012</text:p>
          </table:table-cell>
          <table:table-cell office:value-type="currency" office:value="109883" table:style-name="ce9">
            <text:p>₹ 1,09,8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3" table:style-name="ce6">
            <text:p>13</text:p>
          </table:table-cell>
          <table:table-cell office:value-type="float" office:value="7" table:formula="of:=MONTH([.I59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01</text:p>
          </table:table-cell>
          <table:table-cell office:value-type="string" table:style-name="ce6">
            <text:p>Hudson Liu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7-11-16T00:00:00" table:style-name="ce7">
            <text:p>16-11-2017</text:p>
          </table:table-cell>
          <table:table-cell office:value-type="currency" office:value="110054" table:style-name="ce9">
            <text:p>₹ 1,10,0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59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05</text:p>
          </table:table-cell>
          <table:table-cell office:value-type="string" table:style-name="ce6">
            <text:p>Nova William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61" table:style-name="ce6">
            <text:p>61</text:p>
          </table:table-cell>
          <table:table-cell office:value-type="date" office:date-value="2010-04-25T00:00:00" table:style-name="ce7">
            <text:p>25-04-2010</text:p>
          </table:table-cell>
          <table:table-cell office:value-type="currency" office:value="110302" table:style-name="ce9">
            <text:p>₹ 1,10,3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59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66</text:p>
          </table:table-cell>
          <table:table-cell office:value-type="string" table:style-name="ce6">
            <text:p>Grayson Yee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15-07-16T00:00:00" table:style-name="ce7">
            <text:p>16-07-2015</text:p>
          </table:table-cell>
          <table:table-cell office:value-type="currency" office:value="110565" table:style-name="ce9">
            <text:p>₹ 1,10,56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0" table:style-name="ce6">
            <text:p>10</text:p>
          </table:table-cell>
          <table:table-cell office:value-type="float" office:value="7" table:formula="of:=MONTH([.I59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13</text:p>
          </table:table-cell>
          <table:table-cell office:value-type="string" table:style-name="ce6">
            <text:p>Hailey X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21-11-19T00:00:00" table:style-name="ce7">
            <text:p>19-11-2021</text:p>
          </table:table-cell>
          <table:table-cell office:value-type="currency" office:value="111006" table:style-name="ce9">
            <text:p>₹ 1,11,00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3" table:style-name="ce6">
            <text:p>3</text:p>
          </table:table-cell>
          <table:table-cell office:value-type="float" office:value="11" table:formula="of:=MONTH([.I59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47</text:p>
          </table:table-cell>
          <table:table-cell office:value-type="string" table:style-name="ce6">
            <text:p>Allison Medin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2010-04-29T00:00:00" table:style-name="ce7">
            <text:p>29-04-2010</text:p>
          </table:table-cell>
          <table:table-cell office:value-type="currency" office:value="111038" table:style-name="ce9">
            <text:p>₹ 1,11,03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60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10</text:p>
          </table:table-cell>
          <table:table-cell office:value-type="string" table:style-name="ce6">
            <text:p>Silas Huang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1</text:p>
          </table:table-cell>
          <table:table-cell office:value-type="float" office:value="57" table:style-name="ce6">
            <text:p>57</text:p>
          </table:table-cell>
          <table:table-cell office:value-type="date" office:date-value="2025-04-15T00:00:00" table:style-name="ce7">
            <text:p>15-04-2025</text:p>
          </table:table-cell>
          <table:table-cell office:value-type="currency" office:value="111299" table:style-name="ce9">
            <text:p>₹ 1,11,2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0" table:style-name="ce6">
            <text:p>0</text:p>
          </table:table-cell>
          <table:table-cell office:value-type="float" office:value="4" table:formula="of:=MONTH([.I60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63</text:p>
          </table:table-cell>
          <table:table-cell office:value-type="string" table:style-name="ce6">
            <text:p>Clara Sanchez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2018-10-02T00:00:00" table:style-name="ce7">
            <text:p>02-10-2018</text:p>
          </table:table-cell>
          <table:table-cell office:value-type="currency" office:value="111404" table:style-name="ce9">
            <text:p>₹ 1,11,40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6" table:style-name="ce6">
            <text:p>6</text:p>
          </table:table-cell>
          <table:table-cell office:value-type="float" office:value="10" table:formula="of:=MONTH([.I60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49</text:p>
          </table:table-cell>
          <table:table-cell office:value-type="string" table:style-name="ce6">
            <text:p>Kennedy Foster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3" table:style-name="ce6">
            <text:p>53</text:p>
          </table:table-cell>
          <table:table-cell office:value-type="date" office:date-value="2013-11-23T00:00:00" table:style-name="ce7">
            <text:p>23-11-2013</text:p>
          </table:table-cell>
          <table:table-cell office:value-type="currency" office:value="113135" table:style-name="ce9">
            <text:p>₹ 1,13,13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MONTH([.I60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02</text:p>
          </table:table-cell>
          <table:table-cell office:value-type="string" table:style-name="ce6">
            <text:p>Cooper Vald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0" table:style-name="ce6">
            <text:p>50</text:p>
          </table:table-cell>
          <table:table-cell office:value-type="date" office:date-value="2012-04-25T00:00:00" table:style-name="ce7">
            <text:p>25-04-2012</text:p>
          </table:table-cell>
          <table:table-cell office:value-type="currency" office:value="113269" table:style-name="ce9">
            <text:p>₹ 1,13,26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3" table:style-name="ce6">
            <text:p>13</text:p>
          </table:table-cell>
          <table:table-cell office:value-type="float" office:value="4" table:formula="of:=MONTH([.I60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33</text:p>
          </table:table-cell>
          <table:table-cell office:value-type="string" table:style-name="ce6">
            <text:p>Easton Bailey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9-01-25T00:00:00" table:style-name="ce7">
            <text:p>25-01-2019</text:p>
          </table:table-cell>
          <table:table-cell office:value-type="currency" office:value="113527" table:style-name="ce9">
            <text:p>₹ 1,13,52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1" table:formula="of:=MONTH([.I60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13</text:p>
          </table:table-cell>
          <table:table-cell office:value-type="string" table:style-name="ce6">
            <text:p>Andrew Thomas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16-12-02T00:00:00" table:style-name="ce7">
            <text:p>02-12-2016</text:p>
          </table:table-cell>
          <table:table-cell office:value-type="currency" office:value="113781" table:style-name="ce9">
            <text:p>₹ 1,13,78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12" table:formula="of:=MONTH([.I60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64</text:p>
          </table:table-cell>
          <table:table-cell office:value-type="string" table:style-name="ce6">
            <text:p>Aria Castro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4-03-14T00:00:00" table:style-name="ce7">
            <text:p>14-03-2014</text:p>
          </table:table-cell>
          <table:table-cell office:value-type="currency" office:value="113873" table:style-name="ce9">
            <text:p>₹ 1,13,87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60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89</text:p>
          </table:table-cell>
          <table:table-cell office:value-type="string" table:style-name="ce6">
            <text:p>Caleb Flore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3-08-13T00:00:00" table:style-name="ce7">
            <text:p>13-08-2013</text:p>
          </table:table-cell>
          <table:table-cell office:value-type="currency" office:value="113909" table:style-name="ce9">
            <text:p>₹ 1,13,90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2" table:style-name="ce6">
            <text:p>12</text:p>
          </table:table-cell>
          <table:table-cell office:value-type="float" office:value="8" table:formula="of:=MONTH([.I60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47</text:p>
          </table:table-cell>
          <table:table-cell office:value-type="string" table:style-name="ce6">
            <text:p>Camila Evan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55" table:style-name="ce6">
            <text:p>55</text:p>
          </table:table-cell>
          <table:table-cell office:value-type="date" office:date-value="1992-12-20T00:00:00" table:style-name="ce7">
            <text:p>20-12-1992</text:p>
          </table:table-cell>
          <table:table-cell office:value-type="currency" office:value="113950" table:style-name="ce9">
            <text:p>₹ 1,13,95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32" table:style-name="ce6">
            <text:p>32</text:p>
          </table:table-cell>
          <table:table-cell office:value-type="float" office:value="12" table:formula="of:=MONTH([.I6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51</text:p>
          </table:table-cell>
          <table:table-cell office:value-type="string" table:style-name="ce6">
            <text:p>Grayson James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2010-12-05T00:00:00" table:style-name="ce7">
            <text:p>05-12-2010</text:p>
          </table:table-cell>
          <table:table-cell office:value-type="currency" office:value="113982" table:style-name="ce9">
            <text:p>₹ 1,13,98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12" table:formula="of:=MONTH([.I61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09</text:p>
          </table:table-cell>
          <table:table-cell office:value-type="string" table:style-name="ce6">
            <text:p>Jose Molina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0" table:style-name="ce6">
            <text:p>40</text:p>
          </table:table-cell>
          <table:table-cell office:value-type="date" office:date-value="2008-02-28T00:00:00" table:style-name="ce7">
            <text:p>28-02-2008</text:p>
          </table:table-cell>
          <table:table-cell office:value-type="currency" office:value="113987" table:style-name="ce9">
            <text:p>₹ 1,13,98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7" table:style-name="ce6">
            <text:p>17</text:p>
          </table:table-cell>
          <table:table-cell office:value-type="float" office:value="2" table:formula="of:=MONTH([.I61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18</text:p>
          </table:table-cell>
          <table:table-cell office:value-type="string" table:style-name="ce6">
            <text:p>Roman Ya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09-12-12T00:00:00" table:style-name="ce7">
            <text:p>12-12-2009</text:p>
          </table:table-cell>
          <table:table-cell office:value-type="currency" office:value="114242" table:style-name="ce9">
            <text:p>₹ 1,14,24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5" table:style-name="ce6">
            <text:p>15</text:p>
          </table:table-cell>
          <table:table-cell office:value-type="float" office:value="12" table:formula="of:=MONTH([.I61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19</text:p>
          </table:table-cell>
          <table:table-cell office:value-type="string" table:style-name="ce6">
            <text:p>Grayson Chan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11-10-20T00:00:00" table:style-name="ce7">
            <text:p>20-10-2011</text:p>
          </table:table-cell>
          <table:table-cell office:value-type="currency" office:value="114250" table:style-name="ce9">
            <text:p>₹ 1,14,25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3" table:style-name="ce6">
            <text:p>13</text:p>
          </table:table-cell>
          <table:table-cell office:value-type="float" office:value="10" table:formula="of:=MONTH([.I61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40</text:p>
          </table:table-cell>
          <table:table-cell office:value-type="string" table:style-name="ce6">
            <text:p>Jack Huynh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18-09-25T00:00:00" table:style-name="ce7">
            <text:p>25-09-2018</text:p>
          </table:table-cell>
          <table:table-cell office:value-type="currency" office:value="114441" table:style-name="ce9">
            <text:p>₹ 1,14,44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7" table:style-name="ce6">
            <text:p>7</text:p>
          </table:table-cell>
          <table:table-cell office:value-type="float" office:value="9" table:formula="of:=MONTH([.I61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85</text:p>
          </table:table-cell>
          <table:table-cell office:value-type="string" table:style-name="ce6">
            <text:p>Hannah Hoa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12-15T00:00:00" table:style-name="ce7">
            <text:p>15-12-2021</text:p>
          </table:table-cell>
          <table:table-cell office:value-type="currency" office:value="114893" table:style-name="ce9">
            <text:p>₹ 1,14,89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61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05</text:p>
          </table:table-cell>
          <table:table-cell office:value-type="string" table:style-name="ce6">
            <text:p>Hannah Ki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1" table:style-name="ce6">
            <text:p>31</text:p>
          </table:table-cell>
          <table:table-cell office:value-type="date" office:date-value="2014-10-07T00:00:00" table:style-name="ce7">
            <text:p>07-10-2014</text:p>
          </table:table-cell>
          <table:table-cell office:value-type="currency" office:value="114911" table:style-name="ce9">
            <text:p>₹ 1,14,91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61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76</text:p>
          </table:table-cell>
          <table:table-cell office:value-type="string" table:style-name="ce6">
            <text:p>Gianna H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5-02-08T00:00:00" table:style-name="ce7">
            <text:p>08-02-2005</text:p>
          </table:table-cell>
          <table:table-cell office:value-type="currency" office:value="115145" table:style-name="ce9">
            <text:p>₹ 1,15,14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0" table:style-name="ce6">
            <text:p>20</text:p>
          </table:table-cell>
          <table:table-cell office:value-type="float" office:value="2" table:formula="of:=MONTH([.I61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65</text:p>
          </table:table-cell>
          <table:table-cell office:value-type="string" table:style-name="ce6">
            <text:p>Jonathan Patel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20-02-02T00:00:00" table:style-name="ce7">
            <text:p>02-02-2020</text:p>
          </table:table-cell>
          <table:table-cell office:value-type="currency" office:value="115417" table:style-name="ce9">
            <text:p>₹ 1,15,41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5" table:style-name="ce6">
            <text:p>5</text:p>
          </table:table-cell>
          <table:table-cell office:value-type="float" office:value="2" table:formula="of:=MONTH([.I61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03</text:p>
          </table:table-cell>
          <table:table-cell office:value-type="string" table:style-name="ce6">
            <text:p>Wesley Dominguez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8-04-27T00:00:00" table:style-name="ce7">
            <text:p>27-04-2018</text:p>
          </table:table-cell>
          <table:table-cell office:value-type="currency" office:value="115490" table:style-name="ce9">
            <text:p>₹ 1,15,49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7" table:style-name="ce6">
            <text:p>7</text:p>
          </table:table-cell>
          <table:table-cell office:value-type="float" office:value="4" table:formula="of:=MONTH([.I61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63</text:p>
          </table:table-cell>
          <table:table-cell office:value-type="string" table:style-name="ce6">
            <text:p>Ian Barnes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7" table:style-name="ce6">
            <text:p>47</text:p>
          </table:table-cell>
          <table:table-cell office:value-type="date" office:date-value="2020-06-08T00:00:00" table:style-name="ce7">
            <text:p>08-06-2020</text:p>
          </table:table-cell>
          <table:table-cell office:value-type="currency" office:value="115765" table:style-name="ce9">
            <text:p>₹ 1,15,76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6" table:formula="of:=MONTH([.I62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66</text:p>
          </table:table-cell>
          <table:table-cell office:value-type="string" table:style-name="ce6">
            <text:p>Lucas Thoma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0-04-28T00:00:00" table:style-name="ce7">
            <text:p>28-04-2000</text:p>
          </table:table-cell>
          <table:table-cell office:value-type="currency" office:value="115798" table:style-name="ce9">
            <text:p>₹ 1,15,7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5" table:style-name="ce6">
            <text:p>25</text:p>
          </table:table-cell>
          <table:table-cell office:value-type="float" office:value="4" table:formula="of:=MONTH([.I62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67</text:p>
          </table:table-cell>
          <table:table-cell office:value-type="string" table:style-name="ce6">
            <text:p>Kinsley Collins</text:p>
          </table:table-cell>
          <table:table-cell office:value-type="string" table:style-name="ce6">
            <text:p>Automation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18-11-14T00:00:00" table:style-name="ce7">
            <text:p>14-11-2018</text:p>
          </table:table-cell>
          <table:table-cell office:value-type="currency" office:value="115854" table:style-name="ce9">
            <text:p>₹ 1,15,8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6" table:style-name="ce6">
            <text:p>6</text:p>
          </table:table-cell>
          <table:table-cell office:value-type="float" office:value="11" table:formula="of:=MONTH([.I62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15</text:p>
          </table:table-cell>
          <table:table-cell office:value-type="string" table:style-name="ce6">
            <text:p>Leonardo Luo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1999-12-29T00:00:00" table:style-name="ce7">
            <text:p>29-12-1999</text:p>
          </table:table-cell>
          <table:table-cell office:value-type="currency" office:value="116527" table:style-name="ce9">
            <text:p>₹ 1,16,52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5" table:style-name="ce6">
            <text:p>25</text:p>
          </table:table-cell>
          <table:table-cell office:value-type="float" office:value="12" table:formula="of:=MONTH([.I62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25</text:p>
          </table:table-cell>
          <table:table-cell office:value-type="string" table:style-name="ce6">
            <text:p>Jose Ross</text:p>
          </table:table-cell>
          <table:table-cell office:value-type="string" table:style-name="ce6">
            <text:p>Engineering Manag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3" table:style-name="ce6">
            <text:p>53</text:p>
          </table:table-cell>
          <table:table-cell office:value-type="date" office:date-value="1992-04-08T00:00:00" table:style-name="ce7">
            <text:p>08-04-1992</text:p>
          </table:table-cell>
          <table:table-cell office:value-type="currency" office:value="116878" table:style-name="ce9">
            <text:p>₹ 1,16,8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33" table:style-name="ce6">
            <text:p>33</text:p>
          </table:table-cell>
          <table:table-cell office:value-type="float" office:value="4" table:formula="of:=MONTH([.I62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37</text:p>
          </table:table-cell>
          <table:table-cell office:value-type="string" table:style-name="ce6">
            <text:p>Ian Ngo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14-08-07T00:00:00" table:style-name="ce7">
            <text:p>07-08-2014</text:p>
          </table:table-cell>
          <table:table-cell office:value-type="currency" office:value="117062" table:style-name="ce9">
            <text:p>₹ 1,17,0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1" table:style-name="ce6">
            <text:p>11</text:p>
          </table:table-cell>
          <table:table-cell office:value-type="float" office:value="8" table:formula="of:=MONTH([.I62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79</text:p>
          </table:table-cell>
          <table:table-cell office:value-type="string" table:style-name="ce6">
            <text:p>Landon Kim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12-03-15T00:00:00" table:style-name="ce7">
            <text:p>15-03-2012</text:p>
          </table:table-cell>
          <table:table-cell office:value-type="currency" office:value="117226" table:style-name="ce9">
            <text:p>₹ 1,17,2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3" table:style-name="ce6">
            <text:p>13</text:p>
          </table:table-cell>
          <table:table-cell office:value-type="float" office:value="3" table:formula="of:=MONTH([.I62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17</text:p>
          </table:table-cell>
          <table:table-cell office:value-type="string" table:style-name="ce6">
            <text:p>Amelia Cho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06-06-11T00:00:00" table:style-name="ce7">
            <text:p>11-06-2006</text:p>
          </table:table-cell>
          <table:table-cell office:value-type="currency" office:value="117278" table:style-name="ce9">
            <text:p>₹ 1,17,2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9" table:style-name="ce6">
            <text:p>19</text:p>
          </table:table-cell>
          <table:table-cell office:value-type="float" office:value="6" table:formula="of:=MONTH([.I62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42</text:p>
          </table:table-cell>
          <table:table-cell office:value-type="string" table:style-name="ce6">
            <text:p>Cooper Mitchell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3" table:style-name="ce6">
            <text:p>43</text:p>
          </table:table-cell>
          <table:table-cell office:value-type="date" office:date-value="2006-01-31T00:00:00" table:style-name="ce7">
            <text:p>31-01-2006</text:p>
          </table:table-cell>
          <table:table-cell office:value-type="currency" office:value="117518" table:style-name="ce9">
            <text:p>₹ 1,17,51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9" table:style-name="ce6">
            <text:p>19</text:p>
          </table:table-cell>
          <table:table-cell office:value-type="float" office:value="1" table:formula="of:=MONTH([.I62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38</text:p>
          </table:table-cell>
          <table:table-cell office:value-type="string" table:style-name="ce6">
            <text:p>Jace Washingt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4" table:style-name="ce6">
            <text:p>44</text:p>
          </table:table-cell>
          <table:table-cell office:value-type="date" office:date-value="2002-02-09T00:00:00" table:style-name="ce7">
            <text:p>09-02-2002</text:p>
          </table:table-cell>
          <table:table-cell office:value-type="currency" office:value="117545" table:style-name="ce9">
            <text:p>₹ 1,17,54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3" table:style-name="ce6">
            <text:p>23</text:p>
          </table:table-cell>
          <table:table-cell office:value-type="float" office:value="2" table:formula="of:=MONTH([.I62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03</text:p>
          </table:table-cell>
          <table:table-cell office:value-type="string" table:style-name="ce6">
            <text:p>Leah Patters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2-06-11T00:00:00" table:style-name="ce7">
            <text:p>11-06-2012</text:p>
          </table:table-cell>
          <table:table-cell office:value-type="currency" office:value="118253" table:style-name="ce9">
            <text:p>₹ 1,18,2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3" table:style-name="ce6">
            <text:p>13</text:p>
          </table:table-cell>
          <table:table-cell office:value-type="float" office:value="6" table:formula="of:=MONTH([.I63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03</text:p>
          </table:table-cell>
          <table:table-cell office:value-type="string" table:style-name="ce6">
            <text:p>Dominic Hu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2-02-13T00:00:00" table:style-name="ce7">
            <text:p>13-02-2012</text:p>
          </table:table-cell>
          <table:table-cell office:value-type="currency" office:value="118708" table:style-name="ce9">
            <text:p>₹ 1,18,70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3" table:style-name="ce6">
            <text:p>13</text:p>
          </table:table-cell>
          <table:table-cell office:value-type="float" office:value="2" table:formula="of:=MONTH([.I63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03</text:p>
          </table:table-cell>
          <table:table-cell office:value-type="string" table:style-name="ce6">
            <text:p>Austin Va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18-05-20T00:00:00" table:style-name="ce7">
            <text:p>20-05-2018</text:p>
          </table:table-cell>
          <table:table-cell office:value-type="currency" office:value="119397" table:style-name="ce9">
            <text:p>₹ 1,19,39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63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78</text:p>
          </table:table-cell>
          <table:table-cell office:value-type="string" table:style-name="ce6">
            <text:p>Alexander Morri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3-06-21T00:00:00" table:style-name="ce7">
            <text:p>21-06-2013</text:p>
          </table:table-cell>
          <table:table-cell office:value-type="currency" office:value="119631" table:style-name="ce9">
            <text:p>₹ 1,19,6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2" table:style-name="ce6">
            <text:p>12</text:p>
          </table:table-cell>
          <table:table-cell office:value-type="float" office:value="6" table:formula="of:=MONTH([.I63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68</text:p>
          </table:table-cell>
          <table:table-cell office:value-type="string" table:style-name="ce6">
            <text:p>Mila Juar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8" table:style-name="ce6">
            <text:p>38</text:p>
          </table:table-cell>
          <table:table-cell office:value-type="date" office:date-value="2017-09-21T00:00:00" table:style-name="ce7">
            <text:p>21-09-2017</text:p>
          </table:table-cell>
          <table:table-cell office:value-type="currency" office:value="119647" table:style-name="ce9">
            <text:p>₹ 1,19,64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63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57</text:p>
          </table:table-cell>
          <table:table-cell office:value-type="string" table:style-name="ce6">
            <text:p>Ivy Desai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9" table:style-name="ce6">
            <text:p>59</text:p>
          </table:table-cell>
          <table:table-cell office:value-type="date" office:date-value="2001-04-09T00:00:00" table:style-name="ce7">
            <text:p>09-04-2001</text:p>
          </table:table-cell>
          <table:table-cell office:value-type="currency" office:value="119699" table:style-name="ce9">
            <text:p>₹ 1,19,69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4" table:style-name="ce6">
            <text:p>24</text:p>
          </table:table-cell>
          <table:table-cell office:value-type="float" office:value="4" table:formula="of:=MONTH([.I63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50</text:p>
          </table:table-cell>
          <table:table-cell office:value-type="string" table:style-name="ce6">
            <text:p>Ruby Barne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20-07-01T00:00:00" table:style-name="ce7">
            <text:p>01-07-2020</text:p>
          </table:table-cell>
          <table:table-cell office:value-type="currency" office:value="119746" table:style-name="ce9">
            <text:p>₹ 1,19,7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63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87</text:p>
          </table:table-cell>
          <table:table-cell office:value-type="string" table:style-name="ce6">
            <text:p>Mateo Harri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7-08-05T00:00:00" table:style-name="ce7">
            <text:p>05-08-2017</text:p>
          </table:table-cell>
          <table:table-cell office:value-type="currency" office:value="119906" table:style-name="ce9">
            <text:p>₹ 1,19,90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63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35</text:p>
          </table:table-cell>
          <table:table-cell office:value-type="string" table:style-name="ce6">
            <text:p>Nathan Mend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06-10-31T00:00:00" table:style-name="ce7">
            <text:p>31-10-2006</text:p>
          </table:table-cell>
          <table:table-cell office:value-type="currency" office:value="120128" table:style-name="ce9">
            <text:p>₹ 1,20,12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8" table:style-name="ce6">
            <text:p>18</text:p>
          </table:table-cell>
          <table:table-cell office:value-type="float" office:value="10" table:formula="of:=MONTH([.I63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48</text:p>
          </table:table-cell>
          <table:table-cell office:value-type="string" table:style-name="ce6">
            <text:p>Lyla Stewart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3" table:style-name="ce6">
            <text:p>43</text:p>
          </table:table-cell>
          <table:table-cell office:value-type="date" office:date-value="2015-03-27T00:00:00" table:style-name="ce7">
            <text:p>27-03-2015</text:p>
          </table:table-cell>
          <table:table-cell office:value-type="currency" office:value="120321" table:style-name="ce9">
            <text:p>₹ 1,20,3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0" table:style-name="ce6">
            <text:p>10</text:p>
          </table:table-cell>
          <table:table-cell office:value-type="float" office:value="3" table:formula="of:=MONTH([.I63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98</text:p>
          </table:table-cell>
          <table:table-cell office:value-type="string" table:style-name="ce6">
            <text:p>Aurora Al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6-04-24T00:00:00" table:style-name="ce7">
            <text:p>24-04-2016</text:p>
          </table:table-cell>
          <table:table-cell office:value-type="currency" office:value="120341" table:style-name="ce9">
            <text:p>₹ 1,20,34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9" table:style-name="ce6">
            <text:p>9</text:p>
          </table:table-cell>
          <table:table-cell office:value-type="float" office:value="4" table:formula="of:=MONTH([.I64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26</text:p>
          </table:table-cell>
          <table:table-cell office:value-type="string" table:style-name="ce6">
            <text:p>Andrew Moore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7" table:style-name="ce6">
            <text:p>47</text:p>
          </table:table-cell>
          <table:table-cell office:value-type="date" office:date-value="2001-01-02T00:00:00" table:style-name="ce7">
            <text:p>02-01-2001</text:p>
          </table:table-cell>
          <table:table-cell office:value-type="currency" office:value="120628" table:style-name="ce9">
            <text:p>₹ 1,20,62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4" table:style-name="ce6">
            <text:p>24</text:p>
          </table:table-cell>
          <table:table-cell office:value-type="float" office:value="1" table:formula="of:=MONTH([.I64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61</text:p>
          </table:table-cell>
          <table:table-cell office:value-type="string" table:style-name="ce6">
            <text:p>Luca Duo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04-06-30T00:00:00" table:style-name="ce7">
            <text:p>30-06-2004</text:p>
          </table:table-cell>
          <table:table-cell office:value-type="currency" office:value="120660" table:style-name="ce9">
            <text:p>₹ 1,20,66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1" table:style-name="ce6">
            <text:p>21</text:p>
          </table:table-cell>
          <table:table-cell office:value-type="float" office:value="6" table:formula="of:=MONTH([.I64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53</text:p>
          </table:table-cell>
          <table:table-cell office:value-type="string" table:style-name="ce6">
            <text:p>Connor Fo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18-02-16T00:00:00" table:style-name="ce7">
            <text:p>16-02-2018</text:p>
          </table:table-cell>
          <table:table-cell office:value-type="currency" office:value="120905" table:style-name="ce9">
            <text:p>₹ 1,20,9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2" table:formula="of:=MONTH([.I64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34</text:p>
          </table:table-cell>
          <table:table-cell office:value-type="string" table:style-name="ce6">
            <text:p>Caroline Herrer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04-08-19T00:00:00" table:style-name="ce7">
            <text:p>19-08-2004</text:p>
          </table:table-cell>
          <table:table-cell office:value-type="currency" office:value="121065" table:style-name="ce9">
            <text:p>₹ 1,21,06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1" table:style-name="ce6">
            <text:p>21</text:p>
          </table:table-cell>
          <table:table-cell office:value-type="float" office:value="8" table:formula="of:=MONTH([.I64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68</text:p>
          </table:table-cell>
          <table:table-cell office:value-type="string" table:style-name="ce6">
            <text:p>Joshua Chi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21-07-26T00:00:00" table:style-name="ce7">
            <text:p>26-07-2021</text:p>
          </table:table-cell>
          <table:table-cell office:value-type="currency" office:value="121480" table:style-name="ce9">
            <text:p>₹ 1,21,4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64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36</text:p>
          </table:table-cell>
          <table:table-cell office:value-type="string" table:style-name="ce6">
            <text:p>Naomi Colema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6-11-02T00:00:00" table:style-name="ce7">
            <text:p>02-11-2016</text:p>
          </table:table-cell>
          <table:table-cell office:value-type="currency" office:value="122054" table:style-name="ce9">
            <text:p>₹ 1,22,0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64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86</text:p>
          </table:table-cell>
          <table:table-cell office:value-type="string" table:style-name="ce6">
            <text:p>Sadie Washingt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9-05-24T00:00:00" table:style-name="ce7">
            <text:p>24-05-2019</text:p>
          </table:table-cell>
          <table:table-cell office:value-type="currency" office:value="122350" table:style-name="ce9">
            <text:p>₹ 1,22,35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6" table:style-name="ce6">
            <text:p>6</text:p>
          </table:table-cell>
          <table:table-cell office:value-type="float" office:value="5" table:formula="of:=MONTH([.I64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42</text:p>
          </table:table-cell>
          <table:table-cell office:value-type="string" table:style-name="ce6">
            <text:p>Wesley Doa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04-04-19T00:00:00" table:style-name="ce7">
            <text:p>19-04-2004</text:p>
          </table:table-cell>
          <table:table-cell office:value-type="currency" office:value="122487" table:style-name="ce9">
            <text:p>₹ 1,22,48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1" table:style-name="ce6">
            <text:p>21</text:p>
          </table:table-cell>
          <table:table-cell office:value-type="float" office:value="4" table:formula="of:=MONTH([.I64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59</text:p>
          </table:table-cell>
          <table:table-cell office:value-type="string" table:style-name="ce6">
            <text:p>Roman Muno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2011-10-20T00:00:00" table:style-name="ce7">
            <text:p>20-10-2011</text:p>
          </table:table-cell>
          <table:table-cell office:value-type="currency" office:value="122644" table:style-name="ce9">
            <text:p>₹ 1,22,64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3" table:style-name="ce6">
            <text:p>13</text:p>
          </table:table-cell>
          <table:table-cell office:value-type="float" office:value="10" table:formula="of:=MONTH([.I64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52</text:p>
          </table:table-cell>
          <table:table-cell office:value-type="string" table:style-name="ce6">
            <text:p>James Bu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1998-07-20T00:00:00" table:style-name="ce7">
            <text:p>20-07-1998</text:p>
          </table:table-cell>
          <table:table-cell office:value-type="currency" office:value="122753" table:style-name="ce9">
            <text:p>₹ 1,22,75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7" table:style-name="ce6">
            <text:p>27</text:p>
          </table:table-cell>
          <table:table-cell office:value-type="float" office:value="7" table:formula="of:=MONTH([.I65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86</text:p>
          </table:table-cell>
          <table:table-cell office:value-type="string" table:style-name="ce6">
            <text:p>Wesley Sharm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1" table:style-name="ce6">
            <text:p>51</text:p>
          </table:table-cell>
          <table:table-cell office:value-type="date" office:date-value="1994-02-23T00:00:00" table:style-name="ce7">
            <text:p>23-02-1994</text:p>
          </table:table-cell>
          <table:table-cell office:value-type="currency" office:value="122802" table:style-name="ce9">
            <text:p>₹ 1,22,80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31" table:style-name="ce6">
            <text:p>31</text:p>
          </table:table-cell>
          <table:table-cell office:value-type="float" office:value="2" table:formula="of:=MONTH([.I65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69</text:p>
          </table:table-cell>
          <table:table-cell office:value-type="string" table:style-name="ce6">
            <text:p>Riley Marqu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19-10-18T00:00:00" table:style-name="ce7">
            <text:p>18-10-2019</text:p>
          </table:table-cell>
          <table:table-cell office:value-type="currency" office:value="122829" table:style-name="ce9">
            <text:p>₹ 1,22,82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65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06</text:p>
          </table:table-cell>
          <table:table-cell office:value-type="string" table:style-name="ce6">
            <text:p>Theodore X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09-10-05T00:00:00" table:style-name="ce7">
            <text:p>05-10-2009</text:p>
          </table:table-cell>
          <table:table-cell office:value-type="currency" office:value="122890" table:style-name="ce9">
            <text:p>₹ 1,22,89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5" table:style-name="ce6">
            <text:p>15</text:p>
          </table:table-cell>
          <table:table-cell office:value-type="float" office:value="10" table:formula="of:=MONTH([.I65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89</text:p>
          </table:table-cell>
          <table:table-cell office:value-type="string" table:style-name="ce6">
            <text:p>Asher Jacks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0" table:style-name="ce6">
            <text:p>50</text:p>
          </table:table-cell>
          <table:table-cell office:value-type="date" office:date-value="2003-03-25T00:00:00" table:style-name="ce7">
            <text:p>25-03-2003</text:p>
          </table:table-cell>
          <table:table-cell office:value-type="currency" office:value="123405" table:style-name="ce9">
            <text:p>₹ 1,23,4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2" table:style-name="ce6">
            <text:p>22</text:p>
          </table:table-cell>
          <table:table-cell office:value-type="float" office:value="3" table:formula="of:=MONTH([.I65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24</text:p>
          </table:table-cell>
          <table:table-cell office:value-type="string" table:style-name="ce6">
            <text:p>Addison Perez</text:p>
          </table:table-cell>
          <table:table-cell office:value-type="string" table:style-name="ce6">
            <text:p>Operation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20-09-25T00:00:00" table:style-name="ce7">
            <text:p>25-09-2020</text:p>
          </table:table-cell>
          <table:table-cell office:value-type="currency" office:value="123588" table:style-name="ce9">
            <text:p>₹ 1,23,58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65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33</text:p>
          </table:table-cell>
          <table:table-cell office:value-type="string" table:style-name="ce6">
            <text:p>Eloise Pham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1-10-20T00:00:00" table:style-name="ce7">
            <text:p>20-10-2011</text:p>
          </table:table-cell>
          <table:table-cell office:value-type="currency" office:value="123640" table:style-name="ce9">
            <text:p>₹ 1,23,64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3" table:style-name="ce6">
            <text:p>13</text:p>
          </table:table-cell>
          <table:table-cell office:value-type="float" office:value="10" table:formula="of:=MONTH([.I65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44</text:p>
          </table:table-cell>
          <table:table-cell office:value-type="string" table:style-name="ce6">
            <text:p>Charles Dia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2013-11-16T00:00:00" table:style-name="ce7">
            <text:p>16-11-2013</text:p>
          </table:table-cell>
          <table:table-cell office:value-type="currency" office:value="124129" table:style-name="ce9">
            <text:p>₹ 1,24,12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MONTH([.I65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94</text:p>
          </table:table-cell>
          <table:table-cell office:value-type="string" table:style-name="ce6">
            <text:p>Hailey Wats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1" table:style-name="ce6">
            <text:p>31</text:p>
          </table:table-cell>
          <table:table-cell office:value-type="date" office:date-value="2017-01-20T00:00:00" table:style-name="ce7">
            <text:p>20-01-2017</text:p>
          </table:table-cell>
          <table:table-cell office:value-type="currency" office:value="124629" table:style-name="ce9">
            <text:p>₹ 1,24,62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65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36</text:p>
          </table:table-cell>
          <table:table-cell office:value-type="string" table:style-name="ce6">
            <text:p>Layla Scott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10-07-30T00:00:00" table:style-name="ce7">
            <text:p>30-07-2010</text:p>
          </table:table-cell>
          <table:table-cell office:value-type="currency" office:value="124774" table:style-name="ce9">
            <text:p>₹ 1,24,77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5" table:style-name="ce6">
            <text:p>15</text:p>
          </table:table-cell>
          <table:table-cell office:value-type="float" office:value="7" table:formula="of:=MONTH([.I65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61</text:p>
          </table:table-cell>
          <table:table-cell office:value-type="string" table:style-name="ce6">
            <text:p>Maya Chan</text:p>
          </table:table-cell>
          <table:table-cell office:value-type="string" table:style-name="ce6">
            <text:p>Controls Enginee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3-02-13T00:00:00" table:style-name="ce7">
            <text:p>13-02-2013</text:p>
          </table:table-cell>
          <table:table-cell office:value-type="currency" office:value="124827" table:style-name="ce9">
            <text:p>₹ 1,24,82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2" table:style-name="ce6">
            <text:p>12</text:p>
          </table:table-cell>
          <table:table-cell office:value-type="float" office:value="2" table:formula="of:=MONTH([.I6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24</text:p>
          </table:table-cell>
          <table:table-cell office:value-type="string" table:style-name="ce6">
            <text:p>Hailey So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6-08-23T00:00:00" table:style-name="ce7">
            <text:p>23-08-2016</text:p>
          </table:table-cell>
          <table:table-cell office:value-type="currency" office:value="124928" table:style-name="ce9">
            <text:p>₹ 1,24,92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9" table:style-name="ce6">
            <text:p>9</text:p>
          </table:table-cell>
          <table:table-cell office:value-type="float" office:value="8" table:formula="of:=MONTH([.I66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41</text:p>
          </table:table-cell>
          <table:table-cell office:value-type="string" table:style-name="ce6">
            <text:p>Hadley Guerrero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9" table:style-name="ce6">
            <text:p>49</text:p>
          </table:table-cell>
          <table:table-cell office:value-type="date" office:date-value="2004-01-14T00:00:00" table:style-name="ce7">
            <text:p>14-01-2004</text:p>
          </table:table-cell>
          <table:table-cell office:value-type="currency" office:value="125086" table:style-name="ce9">
            <text:p>₹ 1,25,08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MONTH([.I66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70</text:p>
          </table:table-cell>
          <table:table-cell office:value-type="string" table:style-name="ce6">
            <text:p>Leonardo Marti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1" table:style-name="ce6">
            <text:p>51</text:p>
          </table:table-cell>
          <table:table-cell office:value-type="date" office:date-value="1995-02-16T00:00:00" table:style-name="ce7">
            <text:p>16-02-1995</text:p>
          </table:table-cell>
          <table:table-cell office:value-type="currency" office:value="125375" table:style-name="ce9">
            <text:p>₹ 1,25,3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0" table:style-name="ce6">
            <text:p>30</text:p>
          </table:table-cell>
          <table:table-cell office:value-type="float" office:value="2" table:formula="of:=MONTH([.I66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62</text:p>
          </table:table-cell>
          <table:table-cell office:value-type="string" table:style-name="ce6">
            <text:p>Peyton Hua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7-02T00:00:00" table:style-name="ce7">
            <text:p>02-07-2021</text:p>
          </table:table-cell>
          <table:table-cell office:value-type="currency" office:value="125633" table:style-name="ce9">
            <text:p>₹ 1,25,63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66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77</text:p>
          </table:table-cell>
          <table:table-cell office:value-type="string" table:style-name="ce6">
            <text:p>Raelynn Gupt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01-09-10T00:00:00" table:style-name="ce7">
            <text:p>10-09-2001</text:p>
          </table:table-cell>
          <table:table-cell office:value-type="currency" office:value="125730" table:style-name="ce9">
            <text:p>₹ 1,25,73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4" table:style-name="ce6">
            <text:p>24</text:p>
          </table:table-cell>
          <table:table-cell office:value-type="float" office:value="9" table:formula="of:=MONTH([.I66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02</text:p>
          </table:table-cell>
          <table:table-cell office:value-type="string" table:style-name="ce6">
            <text:p>Eleanor Li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03-12-07T00:00:00" table:style-name="ce7">
            <text:p>07-12-2003</text:p>
          </table:table-cell>
          <table:table-cell office:value-type="currency" office:value="125807" table:style-name="ce9">
            <text:p>₹ 1,25,80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1" table:style-name="ce6">
            <text:p>21</text:p>
          </table:table-cell>
          <table:table-cell office:value-type="float" office:value="12" table:formula="of:=MONTH([.I66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84</text:p>
          </table:table-cell>
          <table:table-cell office:value-type="string" table:style-name="ce6">
            <text:p>Carter Meji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9-05-09T00:00:00" table:style-name="ce7">
            <text:p>09-05-2019</text:p>
          </table:table-cell>
          <table:table-cell office:value-type="currency" office:value="125828" table:style-name="ce9">
            <text:p>₹ 1,25,82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6" table:style-name="ce6">
            <text:p>6</text:p>
          </table:table-cell>
          <table:table-cell office:value-type="float" office:value="5" table:formula="of:=MONTH([.I66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82</text:p>
          </table:table-cell>
          <table:table-cell office:value-type="string" table:style-name="ce6">
            <text:p>Colton Thao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1995-11-16T00:00:00" table:style-name="ce7">
            <text:p>16-11-1995</text:p>
          </table:table-cell>
          <table:table-cell office:value-type="currency" office:value="125936" table:style-name="ce9">
            <text:p>₹ 1,25,93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9" table:style-name="ce6">
            <text:p>29</text:p>
          </table:table-cell>
          <table:table-cell office:value-type="float" office:value="11" table:formula="of:=MONTH([.I66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99</text:p>
          </table:table-cell>
          <table:table-cell office:value-type="string" table:style-name="ce6">
            <text:p>Joshua Cort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07-08-11T00:00:00" table:style-name="ce7">
            <text:p>11-08-2007</text:p>
          </table:table-cell>
          <table:table-cell office:value-type="currency" office:value="126277" table:style-name="ce9">
            <text:p>₹ 1,26,27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8" table:style-name="ce6">
            <text:p>18</text:p>
          </table:table-cell>
          <table:table-cell office:value-type="float" office:value="8" table:formula="of:=MONTH([.I66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77</text:p>
          </table:table-cell>
          <table:table-cell office:value-type="string" table:style-name="ce6">
            <text:p>Caroline H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9-08-18T00:00:00" table:style-name="ce7">
            <text:p>18-08-2019</text:p>
          </table:table-cell>
          <table:table-cell office:value-type="currency" office:value="126353" table:style-name="ce9">
            <text:p>₹ 1,26,35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6" table:style-name="ce6">
            <text:p>6</text:p>
          </table:table-cell>
          <table:table-cell office:value-type="float" office:value="8" table:formula="of:=MONTH([.I67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38</text:p>
          </table:table-cell>
          <table:table-cell office:value-type="string" table:style-name="ce6">
            <text:p>Jaxson Colema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20-04-15T00:00:00" table:style-name="ce7">
            <text:p>15-04-2020</text:p>
          </table:table-cell>
          <table:table-cell office:value-type="currency" office:value="126671" table:style-name="ce9">
            <text:p>₹ 1,26,6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67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60</text:p>
          </table:table-cell>
          <table:table-cell office:value-type="string" table:style-name="ce6">
            <text:p>Jack Edward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08-04-06T00:00:00" table:style-name="ce7">
            <text:p>06-04-2008</text:p>
          </table:table-cell>
          <table:table-cell office:value-type="currency" office:value="126856" table:style-name="ce9">
            <text:p>₹ 1,26,8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7" table:style-name="ce6">
            <text:p>17</text:p>
          </table:table-cell>
          <table:table-cell office:value-type="float" office:value="4" table:formula="of:=MONTH([.I67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54</text:p>
          </table:table-cell>
          <table:table-cell office:value-type="string" table:style-name="ce6">
            <text:p>Camila Li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10-07-24T00:00:00" table:style-name="ce7">
            <text:p>24-07-2010</text:p>
          </table:table-cell>
          <table:table-cell office:value-type="currency" office:value="126911" table:style-name="ce9">
            <text:p>₹ 1,26,91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5" table:style-name="ce6">
            <text:p>15</text:p>
          </table:table-cell>
          <table:table-cell office:value-type="float" office:value="7" table:formula="of:=MONTH([.I67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76</text:p>
          </table:table-cell>
          <table:table-cell office:value-type="string" table:style-name="ce6">
            <text:p>Isaac Yoo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19-02-06T00:00:00" table:style-name="ce7">
            <text:p>06-02-2019</text:p>
          </table:table-cell>
          <table:table-cell office:value-type="currency" office:value="126950" table:style-name="ce9">
            <text:p>₹ 1,26,95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2" table:formula="of:=MONTH([.I67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88</text:p>
          </table:table-cell>
          <table:table-cell office:value-type="string" table:style-name="ce6">
            <text:p>Elijah Henry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14-01-03T00:00:00" table:style-name="ce7">
            <text:p>03-01-2014</text:p>
          </table:table-cell>
          <table:table-cell office:value-type="currency" office:value="127148" table:style-name="ce9">
            <text:p>₹ 1,27,14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1" table:style-name="ce6">
            <text:p>11</text:p>
          </table:table-cell>
          <table:table-cell office:value-type="float" office:value="1" table:formula="of:=MONTH([.I67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95</text:p>
          </table:table-cell>
          <table:table-cell office:value-type="string" table:style-name="ce6">
            <text:p>Ryan Holme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8-01-11T00:00:00" table:style-name="ce7">
            <text:p>11-01-2018</text:p>
          </table:table-cell>
          <table:table-cell office:value-type="currency" office:value="127422" table:style-name="ce9">
            <text:p>₹ 1,27,42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67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02</text:p>
          </table:table-cell>
          <table:table-cell office:value-type="string" table:style-name="ce6">
            <text:p>Elias Ali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03-19T00:00:00" table:style-name="ce7">
            <text:p>19-03-2021</text:p>
          </table:table-cell>
          <table:table-cell office:value-type="currency" office:value="127543" table:style-name="ce9">
            <text:p>₹ 1,27,54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67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16</text:p>
          </table:table-cell>
          <table:table-cell office:value-type="string" table:style-name="ce6">
            <text:p>Josiah Lewi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21-08-11T00:00:00" table:style-name="ce7">
            <text:p>11-08-2021</text:p>
          </table:table-cell>
          <table:table-cell office:value-type="currency" office:value="127559" table:style-name="ce9">
            <text:p>₹ 1,27,5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4" table:style-name="ce6">
            <text:p>4</text:p>
          </table:table-cell>
          <table:table-cell office:value-type="float" office:value="8" table:formula="of:=MONTH([.I67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27</text:p>
          </table:table-cell>
          <table:table-cell office:value-type="string" table:style-name="ce6">
            <text:p>Addison Mehta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18-09-15T00:00:00" table:style-name="ce7">
            <text:p>15-09-2018</text:p>
          </table:table-cell>
          <table:table-cell office:value-type="currency" office:value="127616" table:style-name="ce9">
            <text:p>₹ 1,27,61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9" table:formula="of:=MONTH([.I67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08</text:p>
          </table:table-cell>
          <table:table-cell office:value-type="string" table:style-name="ce6">
            <text:p>Hannah Martin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5" table:style-name="ce6">
            <text:p>65</text:p>
          </table:table-cell>
          <table:table-cell office:value-type="date" office:date-value="2006-09-07T00:00:00" table:style-name="ce7">
            <text:p>07-09-2006</text:p>
          </table:table-cell>
          <table:table-cell office:value-type="currency" office:value="127626" table:style-name="ce9">
            <text:p>₹ 1,27,6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9" table:style-name="ce6">
            <text:p>19</text:p>
          </table:table-cell>
          <table:table-cell office:value-type="float" office:value="9" table:formula="of:=MONTH([.I68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90</text:p>
          </table:table-cell>
          <table:table-cell office:value-type="string" table:style-name="ce6">
            <text:p>Henry Campo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8" table:style-name="ce6">
            <text:p>38</text:p>
          </table:table-cell>
          <table:table-cell office:value-type="date" office:date-value="2009-09-27T00:00:00" table:style-name="ce7">
            <text:p>27-09-2009</text:p>
          </table:table-cell>
          <table:table-cell office:value-type="currency" office:value="127801" table:style-name="ce9">
            <text:p>₹ 1,27,80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6" table:style-name="ce6">
            <text:p>16</text:p>
          </table:table-cell>
          <table:table-cell office:value-type="float" office:value="9" table:formula="of:=MONTH([.I68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19</text:p>
          </table:table-cell>
          <table:table-cell office:value-type="string" table:style-name="ce6">
            <text:p>Sophia Ahmed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0" table:style-name="ce6">
            <text:p>30</text:p>
          </table:table-cell>
          <table:table-cell office:value-type="date" office:date-value="2015-06-13T00:00:00" table:style-name="ce7">
            <text:p>13-06-2015</text:p>
          </table:table-cell>
          <table:table-cell office:value-type="currency" office:value="127972" table:style-name="ce9">
            <text:p>₹ 1,27,97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68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70</text:p>
          </table:table-cell>
          <table:table-cell office:value-type="string" table:style-name="ce6">
            <text:p>James Huang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1997-03-11T00:00:00" table:style-name="ce7">
            <text:p>11-03-1997</text:p>
          </table:table-cell>
          <table:table-cell office:value-type="currency" office:value="128136" table:style-name="ce9">
            <text:p>₹ 1,28,13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8" table:style-name="ce6">
            <text:p>28</text:p>
          </table:table-cell>
          <table:table-cell office:value-type="float" office:value="3" table:formula="of:=MONTH([.I68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81</text:p>
          </table:table-cell>
          <table:table-cell office:value-type="string" table:style-name="ce6">
            <text:p>Ayla Brow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9" table:style-name="ce6">
            <text:p>49</text:p>
          </table:table-cell>
          <table:table-cell office:value-type="date" office:date-value="2013-04-15T00:00:00" table:style-name="ce7">
            <text:p>15-04-2013</text:p>
          </table:table-cell>
          <table:table-cell office:value-type="currency" office:value="128303" table:style-name="ce9">
            <text:p>₹ 1,28,3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2" table:style-name="ce6">
            <text:p>12</text:p>
          </table:table-cell>
          <table:table-cell office:value-type="float" office:value="4" table:formula="of:=MONTH([.I6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20</text:p>
          </table:table-cell>
          <table:table-cell office:value-type="string" table:style-name="ce6">
            <text:p>Alexander Gonzales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4" table:style-name="ce6">
            <text:p>34</text:p>
          </table:table-cell>
          <table:table-cell office:value-type="date" office:date-value="2018-06-04T00:00:00" table:style-name="ce7">
            <text:p>04-06-2018</text:p>
          </table:table-cell>
          <table:table-cell office:value-type="currency" office:value="128329" table:style-name="ce9">
            <text:p>₹ 1,28,32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7" table:style-name="ce6">
            <text:p>7</text:p>
          </table:table-cell>
          <table:table-cell office:value-type="float" office:value="6" table:formula="of:=MONTH([.I68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16</text:p>
          </table:table-cell>
          <table:table-cell office:value-type="string" table:style-name="ce6">
            <text:p>Dominic Dinh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5-04-11T00:00:00" table:style-name="ce7">
            <text:p>11-04-2005</text:p>
          </table:table-cell>
          <table:table-cell office:value-type="currency" office:value="128468" table:style-name="ce9">
            <text:p>₹ 1,28,4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0" table:style-name="ce6">
            <text:p>20</text:p>
          </table:table-cell>
          <table:table-cell office:value-type="float" office:value="4" table:formula="of:=MONTH([.I68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75</text:p>
          </table:table-cell>
          <table:table-cell office:value-type="string" table:style-name="ce6">
            <text:p>Lincoln Huynh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02-02-08T00:00:00" table:style-name="ce7">
            <text:p>08-02-2002</text:p>
          </table:table-cell>
          <table:table-cell office:value-type="currency" office:value="128703" table:style-name="ce9">
            <text:p>₹ 1,28,7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3" table:style-name="ce6">
            <text:p>23</text:p>
          </table:table-cell>
          <table:table-cell office:value-type="float" office:value="2" table:formula="of:=MONTH([.I68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31</text:p>
          </table:table-cell>
          <table:table-cell office:value-type="string" table:style-name="ce6">
            <text:p>Ezekiel Reed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7" table:style-name="ce6">
            <text:p>37</text:p>
          </table:table-cell>
          <table:table-cell office:value-type="date" office:date-value="2014-02-25T00:00:00" table:style-name="ce7">
            <text:p>25-02-2014</text:p>
          </table:table-cell>
          <table:table-cell office:value-type="currency" office:value="128984" table:style-name="ce9">
            <text:p>₹ 1,28,98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68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90</text:p>
          </table:table-cell>
          <table:table-cell office:value-type="string" table:style-name="ce6">
            <text:p>Eleanor Ch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01-04-02T00:00:00" table:style-name="ce7">
            <text:p>02-04-2001</text:p>
          </table:table-cell>
          <table:table-cell office:value-type="currency" office:value="129124" table:style-name="ce9">
            <text:p>₹ 1,29,12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4" table:style-name="ce6">
            <text:p>24</text:p>
          </table:table-cell>
          <table:table-cell office:value-type="float" office:value="4" table:formula="of:=MONTH([.I68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42</text:p>
          </table:table-cell>
          <table:table-cell office:value-type="string" table:style-name="ce6">
            <text:p>Camila Cortez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21-05-09T00:00:00" table:style-name="ce7">
            <text:p>09-05-2021</text:p>
          </table:table-cell>
          <table:table-cell office:value-type="currency" office:value="129541" table:style-name="ce9">
            <text:p>₹ 1,29,54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5" table:formula="of:=MONTH([.I69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30</text:p>
          </table:table-cell>
          <table:table-cell office:value-type="string" table:style-name="ce6">
            <text:p>Maria Griffin</text:p>
          </table:table-cell>
          <table:table-cell office:value-type="string" table:style-name="ce6">
            <text:p>Mana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9" table:style-name="ce6">
            <text:p>59</text:p>
          </table:table-cell>
          <table:table-cell office:value-type="date" office:date-value="2007-04-25T00:00:00" table:style-name="ce7">
            <text:p>25-04-2007</text:p>
          </table:table-cell>
          <table:table-cell office:value-type="currency" office:value="129708" table:style-name="ce9">
            <text:p>₹ 1,29,70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8" table:style-name="ce6">
            <text:p>18</text:p>
          </table:table-cell>
          <table:table-cell office:value-type="float" office:value="4" table:formula="of:=MONTH([.I69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64</text:p>
          </table:table-cell>
          <table:table-cell office:value-type="string" table:style-name="ce6">
            <text:p>Luke Sanch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1" table:style-name="ce6">
            <text:p>41</text:p>
          </table:table-cell>
          <table:table-cell office:value-type="date" office:date-value="2015-12-27T00:00:00" table:style-name="ce7">
            <text:p>27-12-2015</text:p>
          </table:table-cell>
          <table:table-cell office:value-type="currency" office:value="129903" table:style-name="ce9">
            <text:p>₹ 1,29,90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9" table:style-name="ce6">
            <text:p>9</text:p>
          </table:table-cell>
          <table:table-cell office:value-type="float" office:value="12" table:formula="of:=MONTH([.I69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57</text:p>
          </table:table-cell>
          <table:table-cell office:value-type="string" table:style-name="ce6">
            <text:p>Mason Jimen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19-08-08T00:00:00" table:style-name="ce7">
            <text:p>08-08-2019</text:p>
          </table:table-cell>
          <table:table-cell office:value-type="currency" office:value="130133" table:style-name="ce9">
            <text:p>₹ 1,30,1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8" table:formula="of:=MONTH([.I6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85</text:p>
          </table:table-cell>
          <table:table-cell office:value-type="string" table:style-name="ce6">
            <text:p>Mason Wats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04-09-14T00:00:00" table:style-name="ce7">
            <text:p>14-09-2004</text:p>
          </table:table-cell>
          <table:table-cell office:value-type="currency" office:value="130274" table:style-name="ce9">
            <text:p>₹ 1,30,27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1" table:style-name="ce6">
            <text:p>21</text:p>
          </table:table-cell>
          <table:table-cell office:value-type="float" office:value="9" table:formula="of:=MONTH([.I69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88</text:p>
          </table:table-cell>
          <table:table-cell office:value-type="string" table:style-name="ce6">
            <text:p>Alexander Jame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2" table:style-name="ce6">
            <text:p>42</text:p>
          </table:table-cell>
          <table:table-cell office:value-type="date" office:date-value="2013-04-18T00:00:00" table:style-name="ce7">
            <text:p>18-04-2013</text:p>
          </table:table-cell>
          <table:table-cell office:value-type="currency" office:value="131179" table:style-name="ce9">
            <text:p>₹ 1,31,17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4" table:formula="of:=MONTH([.I69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55</text:p>
          </table:table-cell>
          <table:table-cell office:value-type="string" table:style-name="ce6">
            <text:p>Audrey Patel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1-04-24T00:00:00" table:style-name="ce7">
            <text:p>24-04-2011</text:p>
          </table:table-cell>
          <table:table-cell office:value-type="currency" office:value="131183" table:style-name="ce9">
            <text:p>₹ 1,31,18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4" table:style-name="ce6">
            <text:p>14</text:p>
          </table:table-cell>
          <table:table-cell office:value-type="float" office:value="4" table:formula="of:=MONTH([.I69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89</text:p>
          </table:table-cell>
          <table:table-cell office:value-type="string" table:style-name="ce6">
            <text:p>Sofia Yo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1-01-17T00:00:00" table:style-name="ce7">
            <text:p>17-01-2011</text:p>
          </table:table-cell>
          <table:table-cell office:value-type="currency" office:value="131353" table:style-name="ce9">
            <text:p>₹ 1,31,35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4" table:style-name="ce6">
            <text:p>14</text:p>
          </table:table-cell>
          <table:table-cell office:value-type="float" office:value="1" table:formula="of:=MONTH([.I69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65</text:p>
          </table:table-cell>
          <table:table-cell office:value-type="string" table:style-name="ce6">
            <text:p>Bella Butler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3" table:style-name="ce6">
            <text:p>33</text:p>
          </table:table-cell>
          <table:table-cell office:value-type="date" office:date-value="2019-10-25T00:00:00" table:style-name="ce7">
            <text:p>25-10-2019</text:p>
          </table:table-cell>
          <table:table-cell office:value-type="currency" office:value="131652" table:style-name="ce9">
            <text:p>₹ 1,31,6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69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72</text:p>
          </table:table-cell>
          <table:table-cell office:value-type="string" table:style-name="ce6">
            <text:p>Ivy Daniel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08-10-26T00:00:00" table:style-name="ce7">
            <text:p>26-10-2008</text:p>
          </table:table-cell>
          <table:table-cell office:value-type="currency" office:value="131841" table:style-name="ce9">
            <text:p>₹ 1,31,84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6" table:style-name="ce6">
            <text:p>16</text:p>
          </table:table-cell>
          <table:table-cell office:value-type="float" office:value="10" table:formula="of:=MONTH([.I69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88</text:p>
          </table:table-cell>
          <table:table-cell office:value-type="string" table:style-name="ce6">
            <text:p>Elijah Ramo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3" table:style-name="ce6">
            <text:p>33</text:p>
          </table:table-cell>
          <table:table-cell office:value-type="date" office:date-value="2012-12-24T00:00:00" table:style-name="ce7">
            <text:p>24-12-2012</text:p>
          </table:table-cell>
          <table:table-cell office:value-type="currency" office:value="132544" table:style-name="ce9">
            <text:p>₹ 1,32,54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2" table:style-name="ce6">
            <text:p>12</text:p>
          </table:table-cell>
          <table:table-cell office:value-type="float" office:value="12" table:formula="of:=MONTH([.I70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52</text:p>
          </table:table-cell>
          <table:table-cell office:value-type="string" table:style-name="ce6">
            <text:p>Avery Domingu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7" table:style-name="ce6">
            <text:p>27</text:p>
          </table:table-cell>
          <table:table-cell office:value-type="date" office:date-value="2019-09-13T00:00:00" table:style-name="ce7">
            <text:p>13-09-2019</text:p>
          </table:table-cell>
          <table:table-cell office:value-type="currency" office:value="133297" table:style-name="ce9">
            <text:p>₹ 1,33,29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70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47</text:p>
          </table:table-cell>
          <table:table-cell office:value-type="string" table:style-name="ce6">
            <text:p>Dylan Ali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21-04-16T00:00:00" table:style-name="ce7">
            <text:p>16-04-2021</text:p>
          </table:table-cell>
          <table:table-cell office:value-type="currency" office:value="133400" table:style-name="ce9">
            <text:p>₹ 1,33,4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70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63</text:p>
          </table:table-cell>
          <table:table-cell office:value-type="string" table:style-name="ce6">
            <text:p>Eliza Lia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0-03-11T00:00:00" table:style-name="ce7">
            <text:p>11-03-2010</text:p>
          </table:table-cell>
          <table:table-cell office:value-type="currency" office:value="134006" table:style-name="ce9">
            <text:p>₹ 1,34,00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5" table:style-name="ce6">
            <text:p>15</text:p>
          </table:table-cell>
          <table:table-cell office:value-type="float" office:value="3" table:formula="of:=MONTH([.I70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42</text:p>
          </table:table-cell>
          <table:table-cell office:value-type="string" table:style-name="ce6">
            <text:p>Mia Lam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06-04-18T00:00:00" table:style-name="ce7">
            <text:p>18-04-2006</text:p>
          </table:table-cell>
          <table:table-cell office:value-type="currency" office:value="134486" table:style-name="ce9">
            <text:p>₹ 1,34,4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9" table:style-name="ce6">
            <text:p>19</text:p>
          </table:table-cell>
          <table:table-cell office:value-type="float" office:value="4" table:formula="of:=MONTH([.I70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93</text:p>
          </table:table-cell>
          <table:table-cell office:value-type="string" table:style-name="ce6">
            <text:p>Henry Figuero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0-07-19T00:00:00" table:style-name="ce7">
            <text:p>19-07-2010</text:p>
          </table:table-cell>
          <table:table-cell office:value-type="currency" office:value="134881" table:style-name="ce9">
            <text:p>₹ 1,34,88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5" table:style-name="ce6">
            <text:p>15</text:p>
          </table:table-cell>
          <table:table-cell office:value-type="float" office:value="7" table:formula="of:=MONTH([.I70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16</text:p>
          </table:table-cell>
          <table:table-cell office:value-type="string" table:style-name="ce6">
            <text:p>John Chow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21-03-11T00:00:00" table:style-name="ce7">
            <text:p>11-03-2021</text:p>
          </table:table-cell>
          <table:table-cell office:value-type="currency" office:value="135062" table:style-name="ce9">
            <text:p>₹ 1,35,06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70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64</text:p>
          </table:table-cell>
          <table:table-cell office:value-type="string" table:style-name="ce6">
            <text:p>Clara Ka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17-03-25T00:00:00" table:style-name="ce7">
            <text:p>25-03-2017</text:p>
          </table:table-cell>
          <table:table-cell office:value-type="currency" office:value="135325" table:style-name="ce9">
            <text:p>₹ 1,35,32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3" table:formula="of:=MONTH([.I70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12</text:p>
          </table:table-cell>
          <table:table-cell office:value-type="string" table:style-name="ce6">
            <text:p>Joshua Marti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2" table:style-name="ce6">
            <text:p>42</text:p>
          </table:table-cell>
          <table:table-cell office:value-type="date" office:date-value="2003-10-20T00:00:00" table:style-name="ce7">
            <text:p>20-10-2003</text:p>
          </table:table-cell>
          <table:table-cell office:value-type="currency" office:value="135558" table:style-name="ce9">
            <text:p>₹ 1,35,5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1" table:style-name="ce6">
            <text:p>21</text:p>
          </table:table-cell>
          <table:table-cell office:value-type="float" office:value="10" table:formula="of:=MONTH([.I70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89</text:p>
          </table:table-cell>
          <table:table-cell office:value-type="string" table:style-name="ce6">
            <text:p>Sebastian Fo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17-12-16T00:00:00" table:style-name="ce7">
            <text:p>16-12-2017</text:p>
          </table:table-cell>
          <table:table-cell office:value-type="currency" office:value="136716" table:style-name="ce9">
            <text:p>₹ 1,36,71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12" table:formula="of:=MONTH([.I7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65</text:p>
          </table:table-cell>
          <table:table-cell office:value-type="string" table:style-name="ce6">
            <text:p>Sophie Va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9-14T00:00:00" table:style-name="ce7">
            <text:p>14-09-2021</text:p>
          </table:table-cell>
          <table:table-cell office:value-type="currency" office:value="136810" table:style-name="ce9">
            <text:p>₹ 1,36,81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4" table:style-name="ce6">
            <text:p>4</text:p>
          </table:table-cell>
          <table:table-cell office:value-type="float" office:value="9" table:formula="of:=MONTH([.I71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22</text:p>
          </table:table-cell>
          <table:table-cell office:value-type="string" table:style-name="ce6">
            <text:p>Lydia Espinoz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20-05-15T00:00:00" table:style-name="ce7">
            <text:p>15-05-2020</text:p>
          </table:table-cell>
          <table:table-cell office:value-type="currency" office:value="137106" table:style-name="ce9">
            <text:p>₹ 1,37,10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MONTH([.I71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56</text:p>
          </table:table-cell>
          <table:table-cell office:value-type="string" table:style-name="ce6">
            <text:p>Everly Walker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2" table:style-name="ce6">
            <text:p>62</text:p>
          </table:table-cell>
          <table:table-cell office:value-type="date" office:date-value="1999-08-02T00:00:00" table:style-name="ce7">
            <text:p>02-08-1999</text:p>
          </table:table-cell>
          <table:table-cell office:value-type="currency" office:value="137995" table:style-name="ce9">
            <text:p>₹ 1,37,9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6" table:style-name="ce6">
            <text:p>26</text:p>
          </table:table-cell>
          <table:table-cell office:value-type="float" office:value="8" table:formula="of:=MONTH([.I71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21</text:p>
          </table:table-cell>
          <table:table-cell office:value-type="string" table:style-name="ce6">
            <text:p>Sarah Daniel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11-01-09T00:00:00" table:style-name="ce7">
            <text:p>09-01-2011</text:p>
          </table:table-cell>
          <table:table-cell office:value-type="currency" office:value="138521" table:style-name="ce9">
            <text:p>₹ 1,38,52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4" table:style-name="ce6">
            <text:p>14</text:p>
          </table:table-cell>
          <table:table-cell office:value-type="float" office:value="1" table:formula="of:=MONTH([.I71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28</text:p>
          </table:table-cell>
          <table:table-cell office:value-type="string" table:style-name="ce6">
            <text:p>Leo Hs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2" table:style-name="ce6">
            <text:p>62</text:p>
          </table:table-cell>
          <table:table-cell office:value-type="date" office:date-value="2017-11-22T00:00:00" table:style-name="ce7">
            <text:p>22-11-2017</text:p>
          </table:table-cell>
          <table:table-cell office:value-type="currency" office:value="138808" table:style-name="ce9">
            <text:p>₹ 1,38,80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7" table:style-name="ce6">
            <text:p>7</text:p>
          </table:table-cell>
          <table:table-cell office:value-type="float" office:value="11" table:formula="of:=MONTH([.I71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04</text:p>
          </table:table-cell>
          <table:table-cell office:value-type="string" table:style-name="ce6">
            <text:p>Brooklyn Collin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59" table:style-name="ce6">
            <text:p>59</text:p>
          </table:table-cell>
          <table:table-cell office:value-type="date" office:date-value="2018-10-27T00:00:00" table:style-name="ce7">
            <text:p>27-10-2018</text:p>
          </table:table-cell>
          <table:table-cell office:value-type="currency" office:value="139208" table:style-name="ce9">
            <text:p>₹ 1,39,20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10" table:formula="of:=MONTH([.I71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76</text:p>
          </table:table-cell>
          <table:table-cell office:value-type="string" table:style-name="ce6">
            <text:p>Sofia V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17-09-05T00:00:00" table:style-name="ce7">
            <text:p>05-09-2017</text:p>
          </table:table-cell>
          <table:table-cell office:value-type="currency" office:value="140042" table:style-name="ce9">
            <text:p>₹ 1,40,04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MONTH([.I71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95</text:p>
          </table:table-cell>
          <table:table-cell office:value-type="string" table:style-name="ce6">
            <text:p>Everly Chow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3" table:style-name="ce6">
            <text:p>33</text:p>
          </table:table-cell>
          <table:table-cell office:value-type="date" office:date-value="2018-04-21T00:00:00" table:style-name="ce7">
            <text:p>21-04-2018</text:p>
          </table:table-cell>
          <table:table-cell office:value-type="currency" office:value="140402" table:style-name="ce9">
            <text:p>₹ 1,40,40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7" table:style-name="ce6">
            <text:p>7</text:p>
          </table:table-cell>
          <table:table-cell office:value-type="float" office:value="4" table:formula="of:=MONTH([.I71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07</text:p>
          </table:table-cell>
          <table:table-cell office:value-type="string" table:style-name="ce6">
            <text:p>Ellie Guerrero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20-07-13T00:00:00" table:style-name="ce7">
            <text:p>13-07-2020</text:p>
          </table:table-cell>
          <table:table-cell office:value-type="currency" office:value="141555" table:style-name="ce9">
            <text:p>₹ 1,41,55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71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87</text:p>
          </table:table-cell>
          <table:table-cell office:value-type="string" table:style-name="ce6">
            <text:p>Emily Davi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55" table:style-name="ce6">
            <text:p>55</text:p>
          </table:table-cell>
          <table:table-cell office:value-type="date" office:date-value="2016-04-08T00:00:00" table:style-name="ce7">
            <text:p>08-04-2016</text:p>
          </table:table-cell>
          <table:table-cell office:value-type="currency" office:value="141604" table:style-name="ce9">
            <text:p>₹ 1,41,60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9" table:style-name="ce6">
            <text:p>9</text:p>
          </table:table-cell>
          <table:table-cell office:value-type="float" office:value="4" table:formula="of:=MONTH([.I71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66</text:p>
          </table:table-cell>
          <table:table-cell office:value-type="string" table:style-name="ce6">
            <text:p>John Soto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0" table:style-name="ce6">
            <text:p>60</text:p>
          </table:table-cell>
          <table:table-cell office:value-type="date" office:date-value="2015-09-23T00:00:00" table:style-name="ce7">
            <text:p>23-09-2015</text:p>
          </table:table-cell>
          <table:table-cell office:value-type="currency" office:value="141899" table:style-name="ce9">
            <text:p>₹ 1,41,8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MONTH([.I72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12</text:p>
          </table:table-cell>
          <table:table-cell office:value-type="string" table:style-name="ce6">
            <text:p>Eva Jenkin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55" table:style-name="ce6">
            <text:p>55</text:p>
          </table:table-cell>
          <table:table-cell office:value-type="date" office:date-value="2004-11-10T00:00:00" table:style-name="ce7">
            <text:p>10-11-2004</text:p>
          </table:table-cell>
          <table:table-cell office:value-type="currency" office:value="142318" table:style-name="ce9">
            <text:p>₹ 1,42,31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0" table:style-name="ce6">
            <text:p>20</text:p>
          </table:table-cell>
          <table:table-cell office:value-type="float" office:value="11" table:formula="of:=MONTH([.I72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27</text:p>
          </table:table-cell>
          <table:table-cell office:value-type="string" table:style-name="ce6">
            <text:p>Julia Luo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6-06-20T00:00:00" table:style-name="ce7">
            <text:p>20-06-2006</text:p>
          </table:table-cell>
          <table:table-cell office:value-type="currency" office:value="142628" table:style-name="ce9">
            <text:p>₹ 1,42,62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9" table:style-name="ce6">
            <text:p>19</text:p>
          </table:table-cell>
          <table:table-cell office:value-type="float" office:value="6" table:formula="of:=MONTH([.I72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89</text:p>
          </table:table-cell>
          <table:table-cell office:value-type="string" table:style-name="ce6">
            <text:p>Charles Lu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6-15T00:00:00" table:style-name="ce7">
            <text:p>15-06-2021</text:p>
          </table:table-cell>
          <table:table-cell office:value-type="currency" office:value="142731" table:style-name="ce9">
            <text:p>₹ 1,42,73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6" table:formula="of:=MONTH([.I7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07</text:p>
          </table:table-cell>
          <table:table-cell office:value-type="string" table:style-name="ce6">
            <text:p>Jose Singh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4" table:style-name="ce6">
            <text:p>44</text:p>
          </table:table-cell>
          <table:table-cell office:value-type="date" office:date-value="2010-04-06T00:00:00" table:style-name="ce7">
            <text:p>06-04-2010</text:p>
          </table:table-cell>
          <table:table-cell office:value-type="currency" office:value="142878" table:style-name="ce9">
            <text:p>₹ 1,42,8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5" table:style-name="ce6">
            <text:p>15</text:p>
          </table:table-cell>
          <table:table-cell office:value-type="float" office:value="4" table:formula="of:=MONTH([.I72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66</text:p>
          </table:table-cell>
          <table:table-cell office:value-type="string" table:style-name="ce6">
            <text:p>Jordan Zh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2" table:style-name="ce6">
            <text:p>32</text:p>
          </table:table-cell>
          <table:table-cell office:value-type="date" office:date-value="2017-01-29T00:00:00" table:style-name="ce7">
            <text:p>29-01-2017</text:p>
          </table:table-cell>
          <table:table-cell office:value-type="currency" office:value="143970" table:style-name="ce9">
            <text:p>₹ 1,43,9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72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76</text:p>
          </table:table-cell>
          <table:table-cell office:value-type="string" table:style-name="ce6">
            <text:p>Ezekiel Jord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3-02-10T00:00:00" table:style-name="ce7">
            <text:p>10-02-2013</text:p>
          </table:table-cell>
          <table:table-cell office:value-type="currency" office:value="144231" table:style-name="ce9">
            <text:p>₹ 1,44,2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2" table:formula="of:=MONTH([.I72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30</text:p>
          </table:table-cell>
          <table:table-cell office:value-type="string" table:style-name="ce6">
            <text:p>Elias Figuero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21-12-24T00:00:00" table:style-name="ce7">
            <text:p>24-12-2021</text:p>
          </table:table-cell>
          <table:table-cell office:value-type="currency" office:value="144754" table:style-name="ce9">
            <text:p>₹ 1,44,7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72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88</text:p>
          </table:table-cell>
          <table:table-cell office:value-type="string" table:style-name="ce6">
            <text:p>Skylar Ayal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2017-02-06T00:00:00" table:style-name="ce7">
            <text:p>06-02-2017</text:p>
          </table:table-cell>
          <table:table-cell office:value-type="currency" office:value="144986" table:style-name="ce9">
            <text:p>₹ 1,44,98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72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11</text:p>
          </table:table-cell>
          <table:table-cell office:value-type="string" table:style-name="ce6">
            <text:p>Santiago f Mou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0-05-07T00:00:00" table:style-name="ce7">
            <text:p>07-05-2010</text:p>
          </table:table-cell>
          <table:table-cell office:value-type="currency" office:value="145093" table:style-name="ce9">
            <text:p>₹ 1,45,09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5" table:style-name="ce6">
            <text:p>15</text:p>
          </table:table-cell>
          <table:table-cell office:value-type="float" office:value="5" table:formula="of:=MONTH([.I72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37</text:p>
          </table:table-cell>
          <table:table-cell office:value-type="string" table:style-name="ce6">
            <text:p>Roman Martin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1" table:style-name="ce6">
            <text:p>31</text:p>
          </table:table-cell>
          <table:table-cell office:value-type="date" office:date-value="2015-09-19T00:00:00" table:style-name="ce7">
            <text:p>19-09-2015</text:p>
          </table:table-cell>
          <table:table-cell office:value-type="currency" office:value="145846" table:style-name="ce9">
            <text:p>₹ 1,45,84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MONTH([.I73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80</text:p>
          </table:table-cell>
          <table:table-cell office:value-type="string" table:style-name="ce6">
            <text:p>Elias Alvarado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6" table:style-name="ce6">
            <text:p>56</text:p>
          </table:table-cell>
          <table:table-cell office:value-type="date" office:date-value="2012-01-09T00:00:00" table:style-name="ce7">
            <text:p>09-01-2012</text:p>
          </table:table-cell>
          <table:table-cell office:value-type="currency" office:value="146140" table:style-name="ce9">
            <text:p>₹ 1,46,14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3" table:style-name="ce6">
            <text:p>13</text:p>
          </table:table-cell>
          <table:table-cell office:value-type="float" office:value="1" table:formula="of:=MONTH([.I73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65</text:p>
          </table:table-cell>
          <table:table-cell office:value-type="string" table:style-name="ce6">
            <text:p>Andrew Do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21-04-17T00:00:00" table:style-name="ce7">
            <text:p>17-04-2021</text:p>
          </table:table-cell>
          <table:table-cell office:value-type="currency" office:value="146140" table:style-name="ce9">
            <text:p>₹ 1,46,14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73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39</text:p>
          </table:table-cell>
          <table:table-cell office:value-type="string" table:style-name="ce6">
            <text:p>Everleigh 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1" table:style-name="ce6">
            <text:p>51</text:p>
          </table:table-cell>
          <table:table-cell office:value-type="date" office:date-value="2021-06-10T00:00:00" table:style-name="ce7">
            <text:p>10-06-2021</text:p>
          </table:table-cell>
          <table:table-cell office:value-type="currency" office:value="146742" table:style-name="ce9">
            <text:p>₹ 1,46,74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6" table:formula="of:=MONTH([.I73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78</text:p>
          </table:table-cell>
          <table:table-cell office:value-type="string" table:style-name="ce6">
            <text:p>Anthony Ho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0-11-29T00:00:00" table:style-name="ce7">
            <text:p>29-11-2010</text:p>
          </table:table-cell>
          <table:table-cell office:value-type="currency" office:value="146961" table:style-name="ce9">
            <text:p>₹ 1,46,9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4" table:style-name="ce6">
            <text:p>14</text:p>
          </table:table-cell>
          <table:table-cell office:value-type="float" office:value="11" table:formula="of:=MONTH([.I73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52</text:p>
          </table:table-cell>
          <table:table-cell office:value-type="string" table:style-name="ce6">
            <text:p>Jaxson Dinh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1-05-03T00:00:00" table:style-name="ce7">
            <text:p>03-05-2001</text:p>
          </table:table-cell>
          <table:table-cell office:value-type="currency" office:value="147752" table:style-name="ce9">
            <text:p>₹ 1,47,75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4" table:style-name="ce6">
            <text:p>24</text:p>
          </table:table-cell>
          <table:table-cell office:value-type="float" office:value="5" table:formula="of:=MONTH([.I73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43</text:p>
          </table:table-cell>
          <table:table-cell office:value-type="string" table:style-name="ce6">
            <text:p>Vivian Espinoz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2006-10-05T00:00:00" table:style-name="ce7">
            <text:p>05-10-2006</text:p>
          </table:table-cell>
          <table:table-cell office:value-type="currency" office:value="147966" table:style-name="ce9">
            <text:p>₹ 1,47,96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8" table:style-name="ce6">
            <text:p>18</text:p>
          </table:table-cell>
          <table:table-cell office:value-type="float" office:value="10" table:formula="of:=MONTH([.I73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56</text:p>
          </table:table-cell>
          <table:table-cell office:value-type="string" table:style-name="ce6">
            <text:p>Madelyn Scott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02-01-09T00:00:00" table:style-name="ce7">
            <text:p>09-01-2002</text:p>
          </table:table-cell>
          <table:table-cell office:value-type="currency" office:value="148035" table:style-name="ce9">
            <text:p>₹ 1,48,03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3" table:style-name="ce6">
            <text:p>23</text:p>
          </table:table-cell>
          <table:table-cell office:value-type="float" office:value="1" table:formula="of:=MONTH([.I73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07</text:p>
          </table:table-cell>
          <table:table-cell office:value-type="string" table:style-name="ce6">
            <text:p>Noah Che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5-03-01T00:00:00" table:style-name="ce7">
            <text:p>01-03-2015</text:p>
          </table:table-cell>
          <table:table-cell office:value-type="currency" office:value="148321" table:style-name="ce9">
            <text:p>₹ 1,48,32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0" table:style-name="ce6">
            <text:p>10</text:p>
          </table:table-cell>
          <table:table-cell office:value-type="float" office:value="3" table:formula="of:=MONTH([.I7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72</text:p>
          </table:table-cell>
          <table:table-cell office:value-type="string" table:style-name="ce6">
            <text:p>Logan Bryant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20-07-18T00:00:00" table:style-name="ce7">
            <text:p>18-07-2020</text:p>
          </table:table-cell>
          <table:table-cell office:value-type="currency" office:value="148485" table:style-name="ce9">
            <text:p>₹ 1,48,4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73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00</text:p>
          </table:table-cell>
          <table:table-cell office:value-type="string" table:style-name="ce6">
            <text:p>Eva Estrad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8-07-24T00:00:00" table:style-name="ce7">
            <text:p>24-07-2018</text:p>
          </table:table-cell>
          <table:table-cell office:value-type="currency" office:value="148991" table:style-name="ce9">
            <text:p>₹ 1,48,99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7" table:style-name="ce6">
            <text:p>7</text:p>
          </table:table-cell>
          <table:table-cell office:value-type="float" office:value="7" table:formula="of:=MONTH([.I74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00</text:p>
          </table:table-cell>
          <table:table-cell office:value-type="string" table:style-name="ce6">
            <text:p>Sadie Lee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5" table:style-name="ce6">
            <text:p>65</text:p>
          </table:table-cell>
          <table:table-cell office:value-type="date" office:date-value="2000-10-24T00:00:00" table:style-name="ce7">
            <text:p>24-10-2000</text:p>
          </table:table-cell>
          <table:table-cell office:value-type="currency" office:value="149417" table:style-name="ce9">
            <text:p>₹ 1,49,41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24" table:style-name="ce6">
            <text:p>24</text:p>
          </table:table-cell>
          <table:table-cell office:value-type="float" office:value="10" table:formula="of:=MONTH([.I74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02</text:p>
          </table:table-cell>
          <table:table-cell office:value-type="string" table:style-name="ce6">
            <text:p>Nathan Pham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6-12-12T00:00:00" table:style-name="ce7">
            <text:p>12-12-2006</text:p>
          </table:table-cell>
          <table:table-cell office:value-type="currency" office:value="149537" table:style-name="ce9">
            <text:p>₹ 1,49,5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12" table:formula="of:=MONTH([.I74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57</text:p>
          </table:table-cell>
          <table:table-cell office:value-type="string" table:style-name="ce6">
            <text:p>Genesis Perry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13-07-18T00:00:00" table:style-name="ce7">
            <text:p>18-07-2013</text:p>
          </table:table-cell>
          <table:table-cell office:value-type="currency" office:value="149712" table:style-name="ce9">
            <text:p>₹ 1,49,71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7" table:formula="of:=MONTH([.I74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06</text:p>
          </table:table-cell>
          <table:table-cell office:value-type="string" table:style-name="ce6">
            <text:p>Lucy Figuero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6-01-10T00:00:00" table:style-name="ce7">
            <text:p>10-01-2016</text:p>
          </table:table-cell>
          <table:table-cell office:value-type="currency" office:value="149761" table:style-name="ce9">
            <text:p>₹ 1,49,7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1" table:formula="of:=MONTH([.I74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35</text:p>
          </table:table-cell>
          <table:table-cell office:value-type="string" table:style-name="ce6">
            <text:p>Hailey Lai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11-03-18T00:00:00" table:style-name="ce7">
            <text:p>18-03-2011</text:p>
          </table:table-cell>
          <table:table-cell office:value-type="currency" office:value="150034" table:style-name="ce9">
            <text:p>₹ 1,50,03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4" table:style-name="ce6">
            <text:p>14</text:p>
          </table:table-cell>
          <table:table-cell office:value-type="float" office:value="3" table:formula="of:=MONTH([.I74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30</text:p>
          </table:table-cell>
          <table:table-cell office:value-type="string" table:style-name="ce6">
            <text:p>Jacob Davi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16-09-03T00:00:00" table:style-name="ce7">
            <text:p>03-09-2016</text:p>
          </table:table-cell>
          <table:table-cell office:value-type="currency" office:value="150399" table:style-name="ce9">
            <text:p>₹ 1,50,3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MONTH([.I7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65</text:p>
          </table:table-cell>
          <table:table-cell office:value-type="string" table:style-name="ce6">
            <text:p>Hannah White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2" table:style-name="ce6">
            <text:p>62</text:p>
          </table:table-cell>
          <table:table-cell office:value-type="date" office:date-value="2009-01-30T00:00:00" table:style-name="ce7">
            <text:p>30-01-2009</text:p>
          </table:table-cell>
          <table:table-cell office:value-type="currency" office:value="150555" table:style-name="ce9">
            <text:p>₹ 1,50,5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6" table:style-name="ce6">
            <text:p>16</text:p>
          </table:table-cell>
          <table:table-cell office:value-type="float" office:value="1" table:formula="of:=MONTH([.I74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32</text:p>
          </table:table-cell>
          <table:table-cell office:value-type="string" table:style-name="ce6">
            <text:p>Kinsley Henry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08-02-29T00:00:00" table:style-name="ce7">
            <text:p>29-02-2008</text:p>
          </table:table-cell>
          <table:table-cell office:value-type="currency" office:value="150577" table:style-name="ce9">
            <text:p>₹ 1,50,57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7" table:style-name="ce6">
            <text:p>17</text:p>
          </table:table-cell>
          <table:table-cell office:value-type="float" office:value="2" table:formula="of:=MONTH([.I74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91</text:p>
          </table:table-cell>
          <table:table-cell office:value-type="string" table:style-name="ce6">
            <text:p>Maria Su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12-19T00:00:00" table:style-name="ce7">
            <text:p>19-12-2021</text:p>
          </table:table-cell>
          <table:table-cell office:value-type="currency" office:value="150666" table:style-name="ce9">
            <text:p>₹ 1,50,66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74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24</text:p>
          </table:table-cell>
          <table:table-cell office:value-type="string" table:style-name="ce6">
            <text:p>Anna Gutierre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9" table:style-name="ce6">
            <text:p>59</text:p>
          </table:table-cell>
          <table:table-cell office:value-type="date" office:date-value="2003-04-15T00:00:00" table:style-name="ce7">
            <text:p>15-04-2003</text:p>
          </table:table-cell>
          <table:table-cell office:value-type="currency" office:value="150699" table:style-name="ce9">
            <text:p>₹ 1,50,69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2" table:style-name="ce6">
            <text:p>22</text:p>
          </table:table-cell>
          <table:table-cell office:value-type="float" office:value="4" table:formula="of:=MONTH([.I75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08</text:p>
          </table:table-cell>
          <table:table-cell office:value-type="string" table:style-name="ce6">
            <text:p>Madeline Colem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2006-04-28T00:00:00" table:style-name="ce7">
            <text:p>28-04-2006</text:p>
          </table:table-cell>
          <table:table-cell office:value-type="currency" office:value="150758" table:style-name="ce9">
            <text:p>₹ 1,50,75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9" table:style-name="ce6">
            <text:p>19</text:p>
          </table:table-cell>
          <table:table-cell office:value-type="float" office:value="4" table:formula="of:=MONTH([.I75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62</text:p>
          </table:table-cell>
          <table:table-cell office:value-type="string" table:style-name="ce6">
            <text:p>Julia Morri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0" table:style-name="ce6">
            <text:p>60</text:p>
          </table:table-cell>
          <table:table-cell office:value-type="date" office:date-value="2008-10-18T00:00:00" table:style-name="ce7">
            <text:p>18-10-2008</text:p>
          </table:table-cell>
          <table:table-cell office:value-type="currency" office:value="150855" table:style-name="ce9">
            <text:p>₹ 1,50,8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6" table:style-name="ce6">
            <text:p>16</text:p>
          </table:table-cell>
          <table:table-cell office:value-type="float" office:value="10" table:formula="of:=MONTH([.I75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16</text:p>
          </table:table-cell>
          <table:table-cell office:value-type="string" table:style-name="ce6">
            <text:p>Jaxon Tr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7-09-07T00:00:00" table:style-name="ce7">
            <text:p>07-09-2007</text:p>
          </table:table-cell>
          <table:table-cell office:value-type="currency" office:value="151027" table:style-name="ce9">
            <text:p>₹ 1,51,02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8" table:style-name="ce6">
            <text:p>18</text:p>
          </table:table-cell>
          <table:table-cell office:value-type="float" office:value="9" table:formula="of:=MONTH([.I75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81</text:p>
          </table:table-cell>
          <table:table-cell office:value-type="string" table:style-name="ce6">
            <text:p>Caroline Owen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21-07-26T00:00:00" table:style-name="ce7">
            <text:p>26-07-2021</text:p>
          </table:table-cell>
          <table:table-cell office:value-type="currency" office:value="151108" table:style-name="ce9">
            <text:p>₹ 1,51,10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75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61</text:p>
          </table:table-cell>
          <table:table-cell office:value-type="string" table:style-name="ce6">
            <text:p>Samantha Varga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3" table:style-name="ce6">
            <text:p>53</text:p>
          </table:table-cell>
          <table:table-cell office:value-type="date" office:date-value="2006-07-21T00:00:00" table:style-name="ce7">
            <text:p>21-07-2006</text:p>
          </table:table-cell>
          <table:table-cell office:value-type="currency" office:value="151246" table:style-name="ce9">
            <text:p>₹ 1,51,24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9" table:style-name="ce6">
            <text:p>19</text:p>
          </table:table-cell>
          <table:table-cell office:value-type="float" office:value="7" table:formula="of:=MONTH([.I75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27</text:p>
          </table:table-cell>
          <table:table-cell office:value-type="string" table:style-name="ce6">
            <text:p>Elijah Wats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7-03-16T00:00:00" table:style-name="ce7">
            <text:p>16-03-2017</text:p>
          </table:table-cell>
          <table:table-cell office:value-type="currency" office:value="151413" table:style-name="ce9">
            <text:p>₹ 1,51,4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3" table:formula="of:=MONTH([.I75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58</text:p>
          </table:table-cell>
          <table:table-cell office:value-type="string" table:style-name="ce6">
            <text:p>Jose Richard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19-10-15T00:00:00" table:style-name="ce7">
            <text:p>15-10-2019</text:p>
          </table:table-cell>
          <table:table-cell office:value-type="currency" office:value="151556" table:style-name="ce9">
            <text:p>₹ 1,51,5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7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32</text:p>
          </table:table-cell>
          <table:table-cell office:value-type="string" table:style-name="ce6">
            <text:p>Eva River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21-04-02T00:00:00" table:style-name="ce7">
            <text:p>02-04-2021</text:p>
          </table:table-cell>
          <table:table-cell office:value-type="currency" office:value="151703" table:style-name="ce9">
            <text:p>₹ 1,51,7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75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88</text:p>
          </table:table-cell>
          <table:table-cell office:value-type="string" table:style-name="ce6">
            <text:p>Penelope Griffi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1" table:style-name="ce6">
            <text:p>61</text:p>
          </table:table-cell>
          <table:table-cell office:value-type="date" office:date-value="2021-01-23T00:00:00" table:style-name="ce7">
            <text:p>23-01-2021</text:p>
          </table:table-cell>
          <table:table-cell office:value-type="currency" office:value="151783" table:style-name="ce9">
            <text:p>₹ 1,51,7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75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77</text:p>
          </table:table-cell>
          <table:table-cell office:value-type="string" table:style-name="ce6">
            <text:p>Amelia Bui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20-10-21T00:00:00" table:style-name="ce7">
            <text:p>21-10-2020</text:p>
          </table:table-cell>
          <table:table-cell office:value-type="currency" office:value="151853" table:style-name="ce9">
            <text:p>₹ 1,51,85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4" table:style-name="ce6">
            <text:p>4</text:p>
          </table:table-cell>
          <table:table-cell office:value-type="float" office:value="10" table:formula="of:=MONTH([.I76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83</text:p>
          </table:table-cell>
          <table:table-cell office:value-type="string" table:style-name="ce6">
            <text:p>Isla Guzm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8" table:style-name="ce6">
            <text:p>28</text:p>
          </table:table-cell>
          <table:table-cell office:value-type="date" office:date-value="2019-07-06T00:00:00" table:style-name="ce7">
            <text:p>06-07-2019</text:p>
          </table:table-cell>
          <table:table-cell office:value-type="currency" office:value="152036" table:style-name="ce9">
            <text:p>₹ 1,52,03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MONTH([.I76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34</text:p>
          </table:table-cell>
          <table:table-cell office:value-type="string" table:style-name="ce6">
            <text:p>Jack Che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14-01-16T00:00:00" table:style-name="ce7">
            <text:p>16-01-2014</text:p>
          </table:table-cell>
          <table:table-cell office:value-type="currency" office:value="152214" table:style-name="ce9">
            <text:p>₹ 1,52,21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1" table:style-name="ce6">
            <text:p>11</text:p>
          </table:table-cell>
          <table:table-cell office:value-type="float" office:value="1" table:formula="of:=MONTH([.I76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06</text:p>
          </table:table-cell>
          <table:table-cell office:value-type="string" table:style-name="ce6">
            <text:p>Jose Hender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1" table:style-name="ce6">
            <text:p>41</text:p>
          </table:table-cell>
          <table:table-cell office:value-type="date" office:date-value="2015-04-17T00:00:00" table:style-name="ce7">
            <text:p>17-04-2015</text:p>
          </table:table-cell>
          <table:table-cell office:value-type="currency" office:value="152239" table:style-name="ce9">
            <text:p>₹ 1,52,2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4" table:formula="of:=MONTH([.I76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17</text:p>
          </table:table-cell>
          <table:table-cell office:value-type="string" table:style-name="ce6">
            <text:p>Chloe Salazar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1-05-22T00:00:00" table:style-name="ce7">
            <text:p>22-05-2011</text:p>
          </table:table-cell>
          <table:table-cell office:value-type="currency" office:value="152353" table:style-name="ce9">
            <text:p>₹ 1,52,3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5" table:formula="of:=MONTH([.I76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50</text:p>
          </table:table-cell>
          <table:table-cell office:value-type="string" table:style-name="ce6">
            <text:p>Natalie Carter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2012-12-21T00:00:00" table:style-name="ce7">
            <text:p>21-12-2012</text:p>
          </table:table-cell>
          <table:table-cell office:value-type="currency" office:value="153253" table:style-name="ce9">
            <text:p>₹ 1,53,2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2" table:style-name="ce6">
            <text:p>12</text:p>
          </table:table-cell>
          <table:table-cell office:value-type="float" office:value="12" table:formula="of:=MONTH([.I76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38</text:p>
          </table:table-cell>
          <table:table-cell office:value-type="string" table:style-name="ce6">
            <text:p>Eloise Griffi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1995-10-29T00:00:00" table:style-name="ce7">
            <text:p>29-10-1995</text:p>
          </table:table-cell>
          <table:table-cell office:value-type="currency" office:value="153271" table:style-name="ce9">
            <text:p>₹ 1,53,2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9" table:style-name="ce6">
            <text:p>29</text:p>
          </table:table-cell>
          <table:table-cell office:value-type="float" office:value="10" table:formula="of:=MONTH([.I76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99</text:p>
          </table:table-cell>
          <table:table-cell office:value-type="string" table:style-name="ce6">
            <text:p>Paisley Hall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10-05-21T00:00:00" table:style-name="ce7">
            <text:p>21-05-2010</text:p>
          </table:table-cell>
          <table:table-cell office:value-type="currency" office:value="153275" table:style-name="ce9">
            <text:p>₹ 1,53,27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5" table:style-name="ce6">
            <text:p>15</text:p>
          </table:table-cell>
          <table:table-cell office:value-type="float" office:value="5" table:formula="of:=MONTH([.I76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11</text:p>
          </table:table-cell>
          <table:table-cell office:value-type="string" table:style-name="ce6">
            <text:p>Melody Chi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06-10-15T00:00:00" table:style-name="ce7">
            <text:p>15-10-2006</text:p>
          </table:table-cell>
          <table:table-cell office:value-type="currency" office:value="153492" table:style-name="ce9">
            <text:p>₹ 1,53,4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8" table:style-name="ce6">
            <text:p>18</text:p>
          </table:table-cell>
          <table:table-cell office:value-type="float" office:value="10" table:formula="of:=MONTH([.I76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93</text:p>
          </table:table-cell>
          <table:table-cell office:value-type="string" table:style-name="ce6">
            <text:p>Raelynn Lu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20-05-26T00:00:00" table:style-name="ce7">
            <text:p>26-05-2020</text:p>
          </table:table-cell>
          <table:table-cell office:value-type="currency" office:value="153628" table:style-name="ce9">
            <text:p>₹ 1,53,62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MONTH([.I76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10</text:p>
          </table:table-cell>
          <table:table-cell office:value-type="string" table:style-name="ce6">
            <text:p>Dylan Campbell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0-11-29T00:00:00" table:style-name="ce7">
            <text:p>29-11-2010</text:p>
          </table:table-cell>
          <table:table-cell office:value-type="currency" office:value="153767" table:style-name="ce9">
            <text:p>₹ 1,53,7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4" table:style-name="ce6">
            <text:p>14</text:p>
          </table:table-cell>
          <table:table-cell office:value-type="float" office:value="11" table:formula="of:=MONTH([.I77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76</text:p>
          </table:table-cell>
          <table:table-cell office:value-type="string" table:style-name="ce6">
            <text:p>Zoe Rodrigue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5" table:style-name="ce6">
            <text:p>65</text:p>
          </table:table-cell>
          <table:table-cell office:value-type="date" office:date-value="2004-05-23T00:00:00" table:style-name="ce7">
            <text:p>23-05-2004</text:p>
          </table:table-cell>
          <table:table-cell office:value-type="currency" office:value="153938" table:style-name="ce9">
            <text:p>₹ 1,53,93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1" table:style-name="ce6">
            <text:p>21</text:p>
          </table:table-cell>
          <table:table-cell office:value-type="float" office:value="5" table:formula="of:=MONTH([.I77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38</text:p>
          </table:table-cell>
          <table:table-cell office:value-type="string" table:style-name="ce6">
            <text:p>John Trin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14-06-26T00:00:00" table:style-name="ce7">
            <text:p>26-06-2014</text:p>
          </table:table-cell>
          <table:table-cell office:value-type="currency" office:value="153961" table:style-name="ce9">
            <text:p>₹ 1,53,96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1" table:style-name="ce6">
            <text:p>11</text:p>
          </table:table-cell>
          <table:table-cell office:value-type="float" office:value="6" table:formula="of:=MONTH([.I77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68</text:p>
          </table:table-cell>
          <table:table-cell office:value-type="string" table:style-name="ce6">
            <text:p>Nora Le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1997-04-12T00:00:00" table:style-name="ce7">
            <text:p>12-04-1997</text:p>
          </table:table-cell>
          <table:table-cell office:value-type="currency" office:value="154388" table:style-name="ce9">
            <text:p>₹ 1,54,38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8" table:style-name="ce6">
            <text:p>28</text:p>
          </table:table-cell>
          <table:table-cell office:value-type="float" office:value="4" table:formula="of:=MONTH([.I77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95</text:p>
          </table:table-cell>
          <table:table-cell office:value-type="string" table:style-name="ce6">
            <text:p>Hazel You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0" table:style-name="ce6">
            <text:p>30</text:p>
          </table:table-cell>
          <table:table-cell office:value-type="date" office:date-value="2017-08-13T00:00:00" table:style-name="ce7">
            <text:p>13-08-2017</text:p>
          </table:table-cell>
          <table:table-cell office:value-type="currency" office:value="154624" table:style-name="ce9">
            <text:p>₹ 1,54,62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77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84</text:p>
          </table:table-cell>
          <table:table-cell office:value-type="string" table:style-name="ce6">
            <text:p>Camila Silv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4" table:style-name="ce6">
            <text:p>64</text:p>
          </table:table-cell>
          <table:table-cell office:value-type="date" office:date-value="2003-12-01T00:00:00" table:style-name="ce7">
            <text:p>01-12-2003</text:p>
          </table:table-cell>
          <table:table-cell office:value-type="currency" office:value="154828" table:style-name="ce9">
            <text:p>₹ 1,54,82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1" table:style-name="ce6">
            <text:p>21</text:p>
          </table:table-cell>
          <table:table-cell office:value-type="float" office:value="12" table:formula="of:=MONTH([.I77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78</text:p>
          </table:table-cell>
          <table:table-cell office:value-type="string" table:style-name="ce6">
            <text:p>Luke V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18-06-04T00:00:00" table:style-name="ce7">
            <text:p>04-06-2018</text:p>
          </table:table-cell>
          <table:table-cell office:value-type="currency" office:value="154884" table:style-name="ce9">
            <text:p>₹ 1,54,88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7" table:style-name="ce6">
            <text:p>7</text:p>
          </table:table-cell>
          <table:table-cell office:value-type="float" office:value="6" table:formula="of:=MONTH([.I77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27</text:p>
          </table:table-cell>
          <table:table-cell office:value-type="string" table:style-name="ce6">
            <text:p>Mia Che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15-04-22T00:00:00" table:style-name="ce7">
            <text:p>22-04-2015</text:p>
          </table:table-cell>
          <table:table-cell office:value-type="currency" office:value="154941" table:style-name="ce9">
            <text:p>₹ 1,54,94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4" table:formula="of:=MONTH([.I77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20</text:p>
          </table:table-cell>
          <table:table-cell office:value-type="string" table:style-name="ce6">
            <text:p>Nevaeh Hs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2" table:style-name="ce6">
            <text:p>32</text:p>
          </table:table-cell>
          <table:table-cell office:value-type="date" office:date-value="2017-04-14T00:00:00" table:style-name="ce7">
            <text:p>14-04-2017</text:p>
          </table:table-cell>
          <table:table-cell office:value-type="currency" office:value="154956" table:style-name="ce9">
            <text:p>₹ 1,54,9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4" table:formula="of:=MONTH([.I77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43</text:p>
          </table:table-cell>
          <table:table-cell office:value-type="string" table:style-name="ce6">
            <text:p>Elena Mendoz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7" table:style-name="ce6">
            <text:p>27</text:p>
          </table:table-cell>
          <table:table-cell office:value-type="date" office:date-value="2018-10-24T00:00:00" table:style-name="ce7">
            <text:p>24-10-2018</text:p>
          </table:table-cell>
          <table:table-cell office:value-type="currency" office:value="154973" table:style-name="ce9">
            <text:p>₹ 1,54,97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6" table:style-name="ce6">
            <text:p>6</text:p>
          </table:table-cell>
          <table:table-cell office:value-type="float" office:value="10" table:formula="of:=MONTH([.I77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49</text:p>
          </table:table-cell>
          <table:table-cell office:value-type="string" table:style-name="ce6">
            <text:p>Caroline Ph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04-03-14T00:00:00" table:style-name="ce7">
            <text:p>14-03-2004</text:p>
          </table:table-cell>
          <table:table-cell office:value-type="currency" office:value="155004" table:style-name="ce9">
            <text:p>₹ 1,55,00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1" table:style-name="ce6">
            <text:p>21</text:p>
          </table:table-cell>
          <table:table-cell office:value-type="float" office:value="3" table:formula="of:=MONTH([.I78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80</text:p>
          </table:table-cell>
          <table:table-cell office:value-type="string" table:style-name="ce6">
            <text:p>Grace Carter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25" table:style-name="ce6">
            <text:p>25</text:p>
          </table:table-cell>
          <table:table-cell office:value-type="date" office:date-value="2021-03-17T00:00:00" table:style-name="ce7">
            <text:p>17-03-2021</text:p>
          </table:table-cell>
          <table:table-cell office:value-type="currency" office:value="155080" table:style-name="ce9">
            <text:p>₹ 1,55,0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78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96</text:p>
          </table:table-cell>
          <table:table-cell office:value-type="string" table:style-name="ce6">
            <text:p>Kennedy Zh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00-10-27T00:00:00" table:style-name="ce7">
            <text:p>27-10-2000</text:p>
          </table:table-cell>
          <table:table-cell office:value-type="currency" office:value="155320" table:style-name="ce9">
            <text:p>₹ 1,55,32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4" table:style-name="ce6">
            <text:p>24</text:p>
          </table:table-cell>
          <table:table-cell office:value-type="float" office:value="10" table:formula="of:=MONTH([.I78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51</text:p>
          </table:table-cell>
          <table:table-cell office:value-type="string" table:style-name="ce6">
            <text:p>Ruby Medin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0" table:style-name="ce6">
            <text:p>50</text:p>
          </table:table-cell>
          <table:table-cell office:value-type="date" office:date-value="2018-12-18T00:00:00" table:style-name="ce7">
            <text:p>18-12-2018</text:p>
          </table:table-cell>
          <table:table-cell office:value-type="currency" office:value="155351" table:style-name="ce9">
            <text:p>₹ 1,55,35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7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84</text:p>
          </table:table-cell>
          <table:table-cell office:value-type="string" table:style-name="ce6">
            <text:p>Axel John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0" table:style-name="ce6">
            <text:p>60</text:p>
          </table:table-cell>
          <table:table-cell office:value-type="date" office:date-value="2015-04-14T00:00:00" table:style-name="ce7">
            <text:p>14-04-2015</text:p>
          </table:table-cell>
          <table:table-cell office:value-type="currency" office:value="155788" table:style-name="ce9">
            <text:p>₹ 1,55,78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4" table:formula="of:=MONTH([.I7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50</text:p>
          </table:table-cell>
          <table:table-cell office:value-type="string" table:style-name="ce6">
            <text:p>Stella W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4-02-20T00:00:00" table:style-name="ce7">
            <text:p>20-02-2014</text:p>
          </table:table-cell>
          <table:table-cell office:value-type="currency" office:value="155905" table:style-name="ce9">
            <text:p>₹ 1,55,9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78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34</text:p>
          </table:table-cell>
          <table:table-cell office:value-type="string" table:style-name="ce6">
            <text:p>Anthony Carter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07-03-15T00:00:00" table:style-name="ce7">
            <text:p>15-03-2007</text:p>
          </table:table-cell>
          <table:table-cell office:value-type="currency" office:value="155926" table:style-name="ce9">
            <text:p>₹ 1,55,9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8" table:style-name="ce6">
            <text:p>18</text:p>
          </table:table-cell>
          <table:table-cell office:value-type="float" office:value="3" table:formula="of:=MONTH([.I78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93</text:p>
          </table:table-cell>
          <table:table-cell office:value-type="string" table:style-name="ce6">
            <text:p>Grace Campo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7" table:style-name="ce6">
            <text:p>37</text:p>
          </table:table-cell>
          <table:table-cell office:value-type="date" office:date-value="2008-03-21T00:00:00" table:style-name="ce7">
            <text:p>21-03-2008</text:p>
          </table:table-cell>
          <table:table-cell office:value-type="currency" office:value="156277" table:style-name="ce9">
            <text:p>₹ 1,56,27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7" table:style-name="ce6">
            <text:p>17</text:p>
          </table:table-cell>
          <table:table-cell office:value-type="float" office:value="3" table:formula="of:=MONTH([.I78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25</text:p>
          </table:table-cell>
          <table:table-cell office:value-type="string" table:style-name="ce6">
            <text:p>Angel Delgad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1" table:style-name="ce6">
            <text:p>31</text:p>
          </table:table-cell>
          <table:table-cell office:value-type="date" office:date-value="2017-08-10T00:00:00" table:style-name="ce7">
            <text:p>10-08-2017</text:p>
          </table:table-cell>
          <table:table-cell office:value-type="currency" office:value="156931" table:style-name="ce9">
            <text:p>₹ 1,56,9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78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71</text:p>
          </table:table-cell>
          <table:table-cell office:value-type="string" table:style-name="ce6">
            <text:p>Lillian Che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0-04-09T00:00:00" table:style-name="ce7">
            <text:p>09-04-2020</text:p>
          </table:table-cell>
          <table:table-cell office:value-type="currency" office:value="157057" table:style-name="ce9">
            <text:p>₹ 1,57,05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4" table:formula="of:=MONTH([.I78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91</text:p>
          </table:table-cell>
          <table:table-cell office:value-type="string" table:style-name="ce6">
            <text:p>Piper Ramo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9" table:style-name="ce6">
            <text:p>49</text:p>
          </table:table-cell>
          <table:table-cell office:value-type="date" office:date-value="1996-04-02T00:00:00" table:style-name="ce7">
            <text:p>02-04-1996</text:p>
          </table:table-cell>
          <table:table-cell office:value-type="currency" office:value="157057" table:style-name="ce9">
            <text:p>₹ 1,57,05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9" table:style-name="ce6">
            <text:p>29</text:p>
          </table:table-cell>
          <table:table-cell office:value-type="float" office:value="4" table:formula="of:=MONTH([.I79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34</text:p>
          </table:table-cell>
          <table:table-cell office:value-type="string" table:style-name="ce6">
            <text:p>Leah Kha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0-09-13T00:00:00" table:style-name="ce7">
            <text:p>13-09-2010</text:p>
          </table:table-cell>
          <table:table-cell office:value-type="currency" office:value="157070" table:style-name="ce9">
            <text:p>₹ 1,57,07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5" table:style-name="ce6">
            <text:p>15</text:p>
          </table:table-cell>
          <table:table-cell office:value-type="float" office:value="9" table:formula="of:=MONTH([.I79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91</text:p>
          </table:table-cell>
          <table:table-cell office:value-type="string" table:style-name="ce6">
            <text:p>Savannah Ali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09-02-11T00:00:00" table:style-name="ce7">
            <text:p>11-02-2009</text:p>
          </table:table-cell>
          <table:table-cell office:value-type="currency" office:value="157333" table:style-name="ce9">
            <text:p>₹ 1,57,3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6" table:style-name="ce6">
            <text:p>16</text:p>
          </table:table-cell>
          <table:table-cell office:value-type="float" office:value="2" table:formula="of:=MONTH([.I79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10</text:p>
          </table:table-cell>
          <table:table-cell office:value-type="string" table:style-name="ce6">
            <text:p>Layla Torre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7" table:style-name="ce6">
            <text:p>37</text:p>
          </table:table-cell>
          <table:table-cell office:value-type="date" office:date-value="2013-02-24T00:00:00" table:style-name="ce7">
            <text:p>24-02-2013</text:p>
          </table:table-cell>
          <table:table-cell office:value-type="currency" office:value="157474" table:style-name="ce9">
            <text:p>₹ 1,57,47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2" table:style-name="ce6">
            <text:p>12</text:p>
          </table:table-cell>
          <table:table-cell office:value-type="float" office:value="2" table:formula="of:=MONTH([.I79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01</text:p>
          </table:table-cell>
          <table:table-cell office:value-type="string" table:style-name="ce6">
            <text:p>Santiago f Brook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1" table:style-name="ce6">
            <text:p>51</text:p>
          </table:table-cell>
          <table:table-cell office:value-type="date" office:date-value="2000-09-01T00:00:00" table:style-name="ce7">
            <text:p>01-09-2000</text:p>
          </table:table-cell>
          <table:table-cell office:value-type="currency" office:value="157487" table:style-name="ce9">
            <text:p>₹ 1,57,48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5" table:style-name="ce6">
            <text:p>25</text:p>
          </table:table-cell>
          <table:table-cell office:value-type="float" office:value="9" table:formula="of:=MONTH([.I79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92</text:p>
          </table:table-cell>
          <table:table-cell office:value-type="string" table:style-name="ce6">
            <text:p>Paisley Sanders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1-03-27T00:00:00" table:style-name="ce7">
            <text:p>27-03-2001</text:p>
          </table:table-cell>
          <table:table-cell office:value-type="currency" office:value="157812" table:style-name="ce9">
            <text:p>₹ 1,57,81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4" table:style-name="ce6">
            <text:p>24</text:p>
          </table:table-cell>
          <table:table-cell office:value-type="float" office:value="3" table:formula="of:=MONTH([.I79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38</text:p>
          </table:table-cell>
          <table:table-cell office:value-type="string" table:style-name="ce6">
            <text:p>Ellie Chung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9" table:style-name="ce6">
            <text:p>59</text:p>
          </table:table-cell>
          <table:table-cell office:value-type="date" office:date-value="2008-08-29T00:00:00" table:style-name="ce7">
            <text:p>29-08-2008</text:p>
          </table:table-cell>
          <table:table-cell office:value-type="currency" office:value="157969" table:style-name="ce9">
            <text:p>₹ 1,57,96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7" table:style-name="ce6">
            <text:p>17</text:p>
          </table:table-cell>
          <table:table-cell office:value-type="float" office:value="8" table:formula="of:=MONTH([.I79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50</text:p>
          </table:table-cell>
          <table:table-cell office:value-type="string" table:style-name="ce6">
            <text:p>Elias D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1995-08-29T00:00:00" table:style-name="ce7">
            <text:p>29-08-1995</text:p>
          </table:table-cell>
          <table:table-cell office:value-type="currency" office:value="158787" table:style-name="ce9">
            <text:p>₹ 1,58,78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30" table:style-name="ce6">
            <text:p>30</text:p>
          </table:table-cell>
          <table:table-cell office:value-type="float" office:value="8" table:formula="of:=MONTH([.I79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30</text:p>
          </table:table-cell>
          <table:table-cell office:value-type="string" table:style-name="ce6">
            <text:p>Naomi Chu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6" table:style-name="ce6">
            <text:p>46</text:p>
          </table:table-cell>
          <table:table-cell office:value-type="date" office:date-value="2004-02-29T00:00:00" table:style-name="ce7">
            <text:p>29-02-2004</text:p>
          </table:table-cell>
          <table:table-cell office:value-type="currency" office:value="158897" table:style-name="ce9">
            <text:p>₹ 1,58,89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1" table:style-name="ce6">
            <text:p>21</text:p>
          </table:table-cell>
          <table:table-cell office:value-type="float" office:value="2" table:formula="of:=MONTH([.I79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49</text:p>
          </table:table-cell>
          <table:table-cell office:value-type="string" table:style-name="ce6">
            <text:p>Dylan Chi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17-06-05T00:00:00" table:style-name="ce7">
            <text:p>05-06-2017</text:p>
          </table:table-cell>
          <table:table-cell office:value-type="currency" office:value="158898" table:style-name="ce9">
            <text:p>₹ 1,58,8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8" table:style-name="ce6">
            <text:p>8</text:p>
          </table:table-cell>
          <table:table-cell office:value-type="float" office:value="6" table:formula="of:=MONTH([.I79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15</text:p>
          </table:table-cell>
          <table:table-cell office:value-type="string" table:style-name="ce6">
            <text:p>Joseph Vazquez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0" table:style-name="ce6">
            <text:p>40</text:p>
          </table:table-cell>
          <table:table-cell office:value-type="date" office:date-value="2019-01-23T00:00:00" table:style-name="ce7">
            <text:p>23-01-2019</text:p>
          </table:table-cell>
          <table:table-cell office:value-type="currency" office:value="159031" table:style-name="ce9">
            <text:p>₹ 1,59,0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1" table:formula="of:=MONTH([.I80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99</text:p>
          </table:table-cell>
          <table:table-cell office:value-type="string" table:style-name="ce6">
            <text:p>Ava Ayala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5" table:style-name="ce6">
            <text:p>55</text:p>
          </table:table-cell>
          <table:table-cell office:value-type="date" office:date-value="2006-08-16T00:00:00" table:style-name="ce7">
            <text:p>16-08-2006</text:p>
          </table:table-cell>
          <table:table-cell office:value-type="currency" office:value="159044" table:style-name="ce9">
            <text:p>₹ 1,59,04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9" table:style-name="ce6">
            <text:p>19</text:p>
          </table:table-cell>
          <table:table-cell office:value-type="float" office:value="8" table:formula="of:=MONTH([.I80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82</text:p>
          </table:table-cell>
          <table:table-cell office:value-type="string" table:style-name="ce6">
            <text:p>Elijah Colema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3" table:style-name="ce6">
            <text:p>53</text:p>
          </table:table-cell>
          <table:table-cell office:value-type="date" office:date-value="2014-10-19T00:00:00" table:style-name="ce7">
            <text:p>19-10-2014</text:p>
          </table:table-cell>
          <table:table-cell office:value-type="currency" office:value="159538" table:style-name="ce9">
            <text:p>₹ 1,59,53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80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70</text:p>
          </table:table-cell>
          <table:table-cell office:value-type="string" table:style-name="ce6">
            <text:p>Claire Adam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61" table:style-name="ce6">
            <text:p>61</text:p>
          </table:table-cell>
          <table:table-cell office:value-type="date" office:date-value="1997-08-19T00:00:00" table:style-name="ce7">
            <text:p>19-08-1997</text:p>
          </table:table-cell>
          <table:table-cell office:value-type="currency" office:value="159567" table:style-name="ce9">
            <text:p>₹ 1,59,5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8" table:style-name="ce6">
            <text:p>28</text:p>
          </table:table-cell>
          <table:table-cell office:value-type="float" office:value="8" table:formula="of:=MONTH([.I80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12</text:p>
          </table:table-cell>
          <table:table-cell office:value-type="string" table:style-name="ce6">
            <text:p>Grayson Cooper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64" table:style-name="ce6">
            <text:p>64</text:p>
          </table:table-cell>
          <table:table-cell office:value-type="date" office:date-value="2013-06-29T00:00:00" table:style-name="ce7">
            <text:p>29-06-2013</text:p>
          </table:table-cell>
          <table:table-cell office:value-type="currency" office:value="159571" table:style-name="ce9">
            <text:p>₹ 1,59,5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6" table:formula="of:=MONTH([.I80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44</text:p>
          </table:table-cell>
          <table:table-cell office:value-type="string" table:style-name="ce6">
            <text:p>Savannah He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1996-02-14T00:00:00" table:style-name="ce7">
            <text:p>14-02-1996</text:p>
          </table:table-cell>
          <table:table-cell office:value-type="currency" office:value="159724" table:style-name="ce9">
            <text:p>₹ 1,59,72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29" table:style-name="ce6">
            <text:p>29</text:p>
          </table:table-cell>
          <table:table-cell office:value-type="float" office:value="2" table:formula="of:=MONTH([.I80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34</text:p>
          </table:table-cell>
          <table:table-cell office:value-type="string" table:style-name="ce6">
            <text:p>Victoria Johnson</text:p>
          </table:table-cell>
          <table:table-cell office:value-type="string" table:style-name="ce6">
            <text:p>Sr. Mange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5" table:style-name="ce6">
            <text:p>55</text:p>
          </table:table-cell>
          <table:table-cell office:value-type="date" office:date-value="2004-05-28T00:00:00" table:style-name="ce7">
            <text:p>28-05-2004</text:p>
          </table:table-cell>
          <table:table-cell office:value-type="currency" office:value="159885" table:style-name="ce9">
            <text:p>₹ 1,59,8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1" table:style-name="ce6">
            <text:p>21</text:p>
          </table:table-cell>
          <table:table-cell office:value-type="float" office:value="5" table:formula="of:=MONTH([.I80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32</text:p>
          </table:table-cell>
          <table:table-cell office:value-type="string" table:style-name="ce6">
            <text:p>Eli Gupt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2-05-19T00:00:00" table:style-name="ce7">
            <text:p>19-05-2012</text:p>
          </table:table-cell>
          <table:table-cell office:value-type="currency" office:value="160280" table:style-name="ce9">
            <text:p>₹ 1,60,28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3" table:style-name="ce6">
            <text:p>13</text:p>
          </table:table-cell>
          <table:table-cell office:value-type="float" office:value="5" table:formula="of:=MONTH([.I80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23</text:p>
          </table:table-cell>
          <table:table-cell office:value-type="string" table:style-name="ce6">
            <text:p>Melody Valde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8" table:style-name="ce6">
            <text:p>28</text:p>
          </table:table-cell>
          <table:table-cell office:value-type="date" office:date-value="2021-01-25T00:00:00" table:style-name="ce7">
            <text:p>25-01-2021</text:p>
          </table:table-cell>
          <table:table-cell office:value-type="currency" office:value="160385" table:style-name="ce9">
            <text:p>₹ 1,60,38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1" table:formula="of:=MONTH([.I80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91</text:p>
          </table:table-cell>
          <table:table-cell office:value-type="string" table:style-name="ce6">
            <text:p>Aubrey Romer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9" table:style-name="ce6">
            <text:p>49</text:p>
          </table:table-cell>
          <table:table-cell office:value-type="date" office:date-value="1998-04-02T00:00:00" table:style-name="ce7">
            <text:p>02-04-1998</text:p>
          </table:table-cell>
          <table:table-cell office:value-type="currency" office:value="160832" table:style-name="ce9">
            <text:p>₹ 1,60,83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7" table:style-name="ce6">
            <text:p>27</text:p>
          </table:table-cell>
          <table:table-cell office:value-type="float" office:value="4" table:formula="of:=MONTH([.I80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03</text:p>
          </table:table-cell>
          <table:table-cell office:value-type="string" table:style-name="ce6">
            <text:p>Skylar Liu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20-08-09T00:00:00" table:style-name="ce7">
            <text:p>09-08-2020</text:p>
          </table:table-cell>
          <table:table-cell office:value-type="currency" office:value="161203" table:style-name="ce9">
            <text:p>₹ 1,61,20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5" table:style-name="ce6">
            <text:p>5</text:p>
          </table:table-cell>
          <table:table-cell office:value-type="float" office:value="8" table:formula="of:=MONTH([.I81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94</text:p>
          </table:table-cell>
          <table:table-cell office:value-type="string" table:style-name="ce6">
            <text:p>Bella Holme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5" table:style-name="ce6">
            <text:p>35</text:p>
          </table:table-cell>
          <table:table-cell office:value-type="date" office:date-value="2017-06-26T00:00:00" table:style-name="ce7">
            <text:p>26-06-2017</text:p>
          </table:table-cell>
          <table:table-cell office:value-type="currency" office:value="161269" table:style-name="ce9">
            <text:p>₹ 1,61,26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8" table:style-name="ce6">
            <text:p>8</text:p>
          </table:table-cell>
          <table:table-cell office:value-type="float" office:value="6" table:formula="of:=MONTH([.I81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67</text:p>
          </table:table-cell>
          <table:table-cell office:value-type="string" table:style-name="ce6">
            <text:p>Luke Zhe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06-11-28T00:00:00" table:style-name="ce7">
            <text:p>28-11-2006</text:p>
          </table:table-cell>
          <table:table-cell office:value-type="currency" office:value="161690" table:style-name="ce9">
            <text:p>₹ 1,61,69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8" table:style-name="ce6">
            <text:p>18</text:p>
          </table:table-cell>
          <table:table-cell office:value-type="float" office:value="11" table:formula="of:=MONTH([.I81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123</text:p>
          </table:table-cell>
          <table:table-cell office:value-type="string" table:style-name="ce6">
            <text:p>Madison Nel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21-07-16T00:00:00" table:style-name="ce7">
            <text:p>16-07-2021</text:p>
          </table:table-cell>
          <table:table-cell office:value-type="currency" office:value="161759" table:style-name="ce9">
            <text:p>₹ 1,61,7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81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70</text:p>
          </table:table-cell>
          <table:table-cell office:value-type="string" table:style-name="ce6">
            <text:p>Carson Chau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8" table:style-name="ce6">
            <text:p>58</text:p>
          </table:table-cell>
          <table:table-cell office:value-type="date" office:date-value="2007-10-12T00:00:00" table:style-name="ce7">
            <text:p>12-10-2007</text:p>
          </table:table-cell>
          <table:table-cell office:value-type="currency" office:value="162038" table:style-name="ce9">
            <text:p>₹ 1,62,03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7" table:style-name="ce6">
            <text:p>17</text:p>
          </table:table-cell>
          <table:table-cell office:value-type="float" office:value="10" table:formula="of:=MONTH([.I81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58</text:p>
          </table:table-cell>
          <table:table-cell office:value-type="string" table:style-name="ce6">
            <text:p>Alice Robert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4" table:style-name="ce6">
            <text:p>54</text:p>
          </table:table-cell>
          <table:table-cell office:value-type="date" office:date-value="1994-09-26T00:00:00" table:style-name="ce7">
            <text:p>26-09-1994</text:p>
          </table:table-cell>
          <table:table-cell office:value-type="currency" office:value="162978" table:style-name="ce9">
            <text:p>₹ 1,62,97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31" table:style-name="ce6">
            <text:p>31</text:p>
          </table:table-cell>
          <table:table-cell office:value-type="float" office:value="9" table:formula="of:=MONTH([.I81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72</text:p>
          </table:table-cell>
          <table:table-cell office:value-type="string" table:style-name="ce6">
            <text:p>Luna Sander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0" table:style-name="ce6">
            <text:p>50</text:p>
          </table:table-cell>
          <table:table-cell office:value-type="date" office:date-value="2006-10-26T00:00:00" table:style-name="ce7">
            <text:p>26-10-2006</text:p>
          </table:table-cell>
          <table:table-cell office:value-type="currency" office:value="163099" table:style-name="ce9">
            <text:p>₹ 1,63,0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8" table:style-name="ce6">
            <text:p>18</text:p>
          </table:table-cell>
          <table:table-cell office:value-type="float" office:value="10" table:formula="of:=MONTH([.I81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21</text:p>
          </table:table-cell>
          <table:table-cell office:value-type="string" table:style-name="ce6">
            <text:p>Jackson Navarr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2020-09-25T00:00:00" table:style-name="ce7">
            <text:p>25-09-2020</text:p>
          </table:table-cell>
          <table:table-cell office:value-type="currency" office:value="163143" table:style-name="ce9">
            <text:p>₹ 1,63,14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81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24</text:p>
          </table:table-cell>
          <table:table-cell office:value-type="string" table:style-name="ce6">
            <text:p>Caleb Nel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7-06-12T00:00:00" table:style-name="ce7">
            <text:p>12-06-2017</text:p>
          </table:table-cell>
          <table:table-cell office:value-type="currency" office:value="164396" table:style-name="ce9">
            <text:p>₹ 1,64,39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6" table:formula="of:=MONTH([.I81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63</text:p>
          </table:table-cell>
          <table:table-cell office:value-type="string" table:style-name="ce6">
            <text:p>Savannah Sing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1997-06-20T00:00:00" table:style-name="ce7">
            <text:p>20-06-1997</text:p>
          </table:table-cell>
          <table:table-cell office:value-type="currency" office:value="164399" table:style-name="ce9">
            <text:p>₹ 1,64,3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8" table:style-name="ce6">
            <text:p>28</text:p>
          </table:table-cell>
          <table:table-cell office:value-type="float" office:value="6" table:formula="of:=MONTH([.I81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85</text:p>
          </table:table-cell>
          <table:table-cell office:value-type="string" table:style-name="ce6">
            <text:p>Aria Xi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2-03-01T00:00:00" table:style-name="ce7">
            <text:p>01-03-2002</text:p>
          </table:table-cell>
          <table:table-cell office:value-type="currency" office:value="165181" table:style-name="ce9">
            <text:p>₹ 1,65,18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3" table:style-name="ce6">
            <text:p>23</text:p>
          </table:table-cell>
          <table:table-cell office:value-type="float" office:value="3" table:formula="of:=MONTH([.I82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18</text:p>
          </table:table-cell>
          <table:table-cell office:value-type="string" table:style-name="ce6">
            <text:p>Aaron Garz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13-12-27T00:00:00" table:style-name="ce7">
            <text:p>27-12-2013</text:p>
          </table:table-cell>
          <table:table-cell office:value-type="currency" office:value="165756" table:style-name="ce9">
            <text:p>₹ 1,65,7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1" table:style-name="ce6">
            <text:p>11</text:p>
          </table:table-cell>
          <table:table-cell office:value-type="float" office:value="12" table:formula="of:=MONTH([.I82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99</text:p>
          </table:table-cell>
          <table:table-cell office:value-type="string" table:style-name="ce6">
            <text:p>Jade Roja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7" table:style-name="ce6">
            <text:p>37</text:p>
          </table:table-cell>
          <table:table-cell office:value-type="date" office:date-value="2019-01-28T00:00:00" table:style-name="ce7">
            <text:p>28-01-2019</text:p>
          </table:table-cell>
          <table:table-cell office:value-type="currency" office:value="165927" table:style-name="ce9">
            <text:p>₹ 1,65,92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6" table:style-name="ce6">
            <text:p>6</text:p>
          </table:table-cell>
          <table:table-cell office:value-type="float" office:value="1" table:formula="of:=MONTH([.I82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62</text:p>
          </table:table-cell>
          <table:table-cell office:value-type="string" table:style-name="ce6">
            <text:p>Audrey Richard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6" table:style-name="ce6">
            <text:p>46</text:p>
          </table:table-cell>
          <table:table-cell office:value-type="date" office:date-value="2018-10-06T00:00:00" table:style-name="ce7">
            <text:p>06-10-2018</text:p>
          </table:table-cell>
          <table:table-cell office:value-type="currency" office:value="166259" table:style-name="ce9">
            <text:p>₹ 1,66,25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10" table:formula="of:=MONTH([.I82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25</text:p>
          </table:table-cell>
          <table:table-cell office:value-type="string" table:style-name="ce6">
            <text:p>Adam D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2-07-09T00:00:00" table:style-name="ce7">
            <text:p>09-07-2002</text:p>
          </table:table-cell>
          <table:table-cell office:value-type="currency" office:value="166331" table:style-name="ce9">
            <text:p>₹ 1,66,33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3" table:style-name="ce6">
            <text:p>23</text:p>
          </table:table-cell>
          <table:table-cell office:value-type="float" office:value="7" table:formula="of:=MONTH([.I82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91</text:p>
          </table:table-cell>
          <table:table-cell office:value-type="string" table:style-name="ce6">
            <text:p>Ezekiel Desai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2" table:style-name="ce6">
            <text:p>42</text:p>
          </table:table-cell>
          <table:table-cell office:value-type="date" office:date-value="2003-01-15T00:00:00" table:style-name="ce7">
            <text:p>15-01-2003</text:p>
          </table:table-cell>
          <table:table-cell office:value-type="currency" office:value="166599" table:style-name="ce9">
            <text:p>₹ 1,66,5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2" table:style-name="ce6">
            <text:p>22</text:p>
          </table:table-cell>
          <table:table-cell office:value-type="float" office:value="1" table:formula="of:=MONTH([.I82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87</text:p>
          </table:table-cell>
          <table:table-cell office:value-type="string" table:style-name="ce6">
            <text:p>Cora Zhe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18-01-03T00:00:00" table:style-name="ce7">
            <text:p>03-01-2018</text:p>
          </table:table-cell>
          <table:table-cell office:value-type="currency" office:value="167100" table:style-name="ce9">
            <text:p>₹ 1,67,10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82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30</text:p>
          </table:table-cell>
          <table:table-cell office:value-type="string" table:style-name="ce6">
            <text:p>Eva Colema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7" table:style-name="ce6">
            <text:p>37</text:p>
          </table:table-cell>
          <table:table-cell office:value-type="date" office:date-value="2009-09-20T00:00:00" table:style-name="ce7">
            <text:p>20-09-2009</text:p>
          </table:table-cell>
          <table:table-cell office:value-type="currency" office:value="167199" table:style-name="ce9">
            <text:p>₹ 1,67,1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6" table:style-name="ce6">
            <text:p>16</text:p>
          </table:table-cell>
          <table:table-cell office:value-type="float" office:value="9" table:formula="of:=MONTH([.I82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24</text:p>
          </table:table-cell>
          <table:table-cell office:value-type="string" table:style-name="ce6">
            <text:p>William Wat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13-06-04T00:00:00" table:style-name="ce7">
            <text:p>04-06-2013</text:p>
          </table:table-cell>
          <table:table-cell office:value-type="currency" office:value="167526" table:style-name="ce9">
            <text:p>₹ 1,67,5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2" table:style-name="ce6">
            <text:p>12</text:p>
          </table:table-cell>
          <table:table-cell office:value-type="float" office:value="6" table:formula="of:=MONTH([.I82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96</text:p>
          </table:table-cell>
          <table:table-cell office:value-type="string" table:style-name="ce6">
            <text:p>Adam Nel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5" table:style-name="ce6">
            <text:p>25</text:p>
          </table:table-cell>
          <table:table-cell office:value-type="date" office:date-value="2020-01-14T00:00:00" table:style-name="ce7">
            <text:p>14-01-2020</text:p>
          </table:table-cell>
          <table:table-cell office:value-type="currency" office:value="168014" table:style-name="ce9">
            <text:p>₹ 1,68,01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1" table:formula="of:=MONTH([.I82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60</text:p>
          </table:table-cell>
          <table:table-cell office:value-type="string" table:style-name="ce6">
            <text:p>Dylan Tha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12-10-22T00:00:00" table:style-name="ce7">
            <text:p>22-10-2012</text:p>
          </table:table-cell>
          <table:table-cell office:value-type="currency" office:value="168510" table:style-name="ce9">
            <text:p>₹ 1,68,5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10" table:formula="of:=MONTH([.I83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01</text:p>
          </table:table-cell>
          <table:table-cell office:value-type="string" table:style-name="ce6">
            <text:p>Luca Truo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4-12-11T00:00:00" table:style-name="ce7">
            <text:p>11-12-2004</text:p>
          </table:table-cell>
          <table:table-cell office:value-type="currency" office:value="168846" table:style-name="ce9">
            <text:p>₹ 1,68,84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0" table:style-name="ce6">
            <text:p>20</text:p>
          </table:table-cell>
          <table:table-cell office:value-type="float" office:value="12" table:formula="of:=MONTH([.I83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71</text:p>
          </table:table-cell>
          <table:table-cell office:value-type="string" table:style-name="ce6">
            <text:p>Luke Muno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4" table:style-name="ce6">
            <text:p>64</text:p>
          </table:table-cell>
          <table:table-cell office:value-type="date" office:date-value="2017-08-25T00:00:00" table:style-name="ce7">
            <text:p>25-08-2017</text:p>
          </table:table-cell>
          <table:table-cell office:value-type="currency" office:value="169509" table:style-name="ce9">
            <text:p>₹ 1,69,50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83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87</text:p>
          </table:table-cell>
          <table:table-cell office:value-type="string" table:style-name="ce6">
            <text:p>Lillian Romer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7" table:style-name="ce6">
            <text:p>27</text:p>
          </table:table-cell>
          <table:table-cell office:value-type="date" office:date-value="2018-12-07T00:00:00" table:style-name="ce7">
            <text:p>07-12-2018</text:p>
          </table:table-cell>
          <table:table-cell office:value-type="currency" office:value="170164" table:style-name="ce9">
            <text:p>₹ 1,70,16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83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95</text:p>
          </table:table-cell>
          <table:table-cell office:value-type="string" table:style-name="ce6">
            <text:p>Mila Sot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5" table:style-name="ce6">
            <text:p>65</text:p>
          </table:table-cell>
          <table:table-cell office:value-type="date" office:date-value="2008-10-07T00:00:00" table:style-name="ce7">
            <text:p>07-10-2008</text:p>
          </table:table-cell>
          <table:table-cell office:value-type="currency" office:value="170221" table:style-name="ce9">
            <text:p>₹ 1,70,22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6" table:style-name="ce6">
            <text:p>16</text:p>
          </table:table-cell>
          <table:table-cell office:value-type="float" office:value="10" table:formula="of:=MONTH([.I83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50</text:p>
          </table:table-cell>
          <table:table-cell office:value-type="string" table:style-name="ce6">
            <text:p>Evelyn Din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18-08-10T00:00:00" table:style-name="ce7">
            <text:p>10-08-2018</text:p>
          </table:table-cell>
          <table:table-cell office:value-type="currency" office:value="171173" table:style-name="ce9">
            <text:p>₹ 1,71,17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8" table:formula="of:=MONTH([.I83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91</text:p>
          </table:table-cell>
          <table:table-cell office:value-type="string" table:style-name="ce6">
            <text:p>Piper Su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11-02-14T00:00:00" table:style-name="ce7">
            <text:p>14-02-2011</text:p>
          </table:table-cell>
          <table:table-cell office:value-type="currency" office:value="171217" table:style-name="ce9">
            <text:p>₹ 1,71,2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4" table:style-name="ce6">
            <text:p>14</text:p>
          </table:table-cell>
          <table:table-cell office:value-type="float" office:value="2" table:formula="of:=MONTH([.I83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89</text:p>
          </table:table-cell>
          <table:table-cell office:value-type="string" table:style-name="ce6">
            <text:p>Mia Herrer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3" table:style-name="ce6">
            <text:p>43</text:p>
          </table:table-cell>
          <table:table-cell office:value-type="date" office:date-value="2014-10-16T00:00:00" table:style-name="ce7">
            <text:p>16-10-2014</text:p>
          </table:table-cell>
          <table:table-cell office:value-type="currency" office:value="171360" table:style-name="ce9">
            <text:p>₹ 1,71,36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83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20</text:p>
          </table:table-cell>
          <table:table-cell office:value-type="string" table:style-name="ce6">
            <text:p>Madison Li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7-03-06T00:00:00" table:style-name="ce7">
            <text:p>06-03-2017</text:p>
          </table:table-cell>
          <table:table-cell office:value-type="currency" office:value="171426" table:style-name="ce9">
            <text:p>₹ 1,71,42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8" table:style-name="ce6">
            <text:p>8</text:p>
          </table:table-cell>
          <table:table-cell office:value-type="float" office:value="3" table:formula="of:=MONTH([.I8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05</text:p>
          </table:table-cell>
          <table:table-cell office:value-type="string" table:style-name="ce6">
            <text:p>Riley Washingt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9" table:style-name="ce6">
            <text:p>39</text:p>
          </table:table-cell>
          <table:table-cell office:value-type="date" office:date-value="2007-04-29T00:00:00" table:style-name="ce7">
            <text:p>29-04-2007</text:p>
          </table:table-cell>
          <table:table-cell office:value-type="currency" office:value="171487" table:style-name="ce9">
            <text:p>₹ 1,71,48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8" table:style-name="ce6">
            <text:p>18</text:p>
          </table:table-cell>
          <table:table-cell office:value-type="float" office:value="4" table:formula="of:=MONTH([.I83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872</text:p>
          </table:table-cell>
          <table:table-cell office:value-type="string" table:style-name="ce6">
            <text:p>Isaac Stewart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5" table:style-name="ce6">
            <text:p>25</text:p>
          </table:table-cell>
          <table:table-cell office:value-type="date" office:date-value="2020-08-15T00:00:00" table:style-name="ce7">
            <text:p>15-08-2020</text:p>
          </table:table-cell>
          <table:table-cell office:value-type="currency" office:value="172007" table:style-name="ce9">
            <text:p>₹ 1,72,00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8" table:formula="of:=MONTH([.I84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64</text:p>
          </table:table-cell>
          <table:table-cell office:value-type="string" table:style-name="ce6">
            <text:p>Matthew Howard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0" table:style-name="ce6">
            <text:p>50</text:p>
          </table:table-cell>
          <table:table-cell office:value-type="date" office:date-value="2021-10-17T00:00:00" table:style-name="ce7">
            <text:p>17-10-2021</text:p>
          </table:table-cell>
          <table:table-cell office:value-type="currency" office:value="172180" table:style-name="ce9">
            <text:p>₹ 1,72,1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3" table:style-name="ce6">
            <text:p>3</text:p>
          </table:table-cell>
          <table:table-cell office:value-type="float" office:value="10" table:formula="of:=MONTH([.I84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484</text:p>
          </table:table-cell>
          <table:table-cell office:value-type="string" table:style-name="ce6">
            <text:p>Logan River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9" table:style-name="ce6">
            <text:p>59</text:p>
          </table:table-cell>
          <table:table-cell office:value-type="date" office:date-value="2002-05-24T00:00:00" table:style-name="ce7">
            <text:p>24-05-2002</text:p>
          </table:table-cell>
          <table:table-cell office:value-type="currency" office:value="172787" table:style-name="ce9">
            <text:p>₹ 1,72,78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3" table:style-name="ce6">
            <text:p>23</text:p>
          </table:table-cell>
          <table:table-cell office:value-type="float" office:value="5" table:formula="of:=MONTH([.I84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09</text:p>
          </table:table-cell>
          <table:table-cell office:value-type="string" table:style-name="ce6">
            <text:p>Everleigh Ji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8" table:style-name="ce6">
            <text:p>58</text:p>
          </table:table-cell>
          <table:table-cell office:value-type="date" office:date-value="2003-05-14T00:00:00" table:style-name="ce7">
            <text:p>14-05-2003</text:p>
          </table:table-cell>
          <table:table-cell office:value-type="currency" office:value="173071" table:style-name="ce9">
            <text:p>₹ 1,73,0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2" table:style-name="ce6">
            <text:p>22</text:p>
          </table:table-cell>
          <table:table-cell office:value-type="float" office:value="5" table:formula="of:=MONTH([.I84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02</text:p>
          </table:table-cell>
          <table:table-cell office:value-type="string" table:style-name="ce6">
            <text:p>Thomas Vazque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6" table:style-name="ce6">
            <text:p>46</text:p>
          </table:table-cell>
          <table:table-cell office:value-type="date" office:date-value="2014-07-19T00:00:00" table:style-name="ce7">
            <text:p>19-07-2014</text:p>
          </table:table-cell>
          <table:table-cell office:value-type="currency" office:value="173629" table:style-name="ce9">
            <text:p>₹ 1,73,62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1" table:style-name="ce6">
            <text:p>11</text:p>
          </table:table-cell>
          <table:table-cell office:value-type="float" office:value="7" table:formula="of:=MONTH([.I84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68</text:p>
          </table:table-cell>
          <table:table-cell office:value-type="string" table:style-name="ce6">
            <text:p>Ava Garz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7" table:style-name="ce6">
            <text:p>27</text:p>
          </table:table-cell>
          <table:table-cell office:value-type="date" office:date-value="2018-06-25T00:00:00" table:style-name="ce7">
            <text:p>25-06-2018</text:p>
          </table:table-cell>
          <table:table-cell office:value-type="currency" office:value="174097" table:style-name="ce9">
            <text:p>₹ 1,74,09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7" table:style-name="ce6">
            <text:p>7</text:p>
          </table:table-cell>
          <table:table-cell office:value-type="float" office:value="6" table:formula="of:=MONTH([.I84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07</text:p>
          </table:table-cell>
          <table:table-cell office:value-type="string" table:style-name="ce6">
            <text:p>Skylar Evan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2" table:style-name="ce6">
            <text:p>42</text:p>
          </table:table-cell>
          <table:table-cell office:value-type="date" office:date-value="2009-06-04T00:00:00" table:style-name="ce7">
            <text:p>04-06-2009</text:p>
          </table:table-cell>
          <table:table-cell office:value-type="currency" office:value="174099" table:style-name="ce9">
            <text:p>₹ 1,74,0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6" table:style-name="ce6">
            <text:p>16</text:p>
          </table:table-cell>
          <table:table-cell office:value-type="float" office:value="6" table:formula="of:=MONTH([.I84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37</text:p>
          </table:table-cell>
          <table:table-cell office:value-type="string" table:style-name="ce6">
            <text:p>Andrew Colema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19-05-15T00:00:00" table:style-name="ce7">
            <text:p>15-05-2019</text:p>
          </table:table-cell>
          <table:table-cell office:value-type="currency" office:value="174415" table:style-name="ce9">
            <text:p>₹ 1,74,41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5" table:formula="of:=MONTH([.I84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78</text:p>
          </table:table-cell>
          <table:table-cell office:value-type="string" table:style-name="ce6">
            <text:p>Nicholas Wo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19-11-07T00:00:00" table:style-name="ce7">
            <text:p>07-11-2019</text:p>
          </table:table-cell>
          <table:table-cell office:value-type="currency" office:value="174607" table:style-name="ce9">
            <text:p>₹ 1,74,60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11" table:formula="of:=MONTH([.I84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17</text:p>
          </table:table-cell>
          <table:table-cell office:value-type="string" table:style-name="ce6">
            <text:p>Connor Josep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0" table:style-name="ce6">
            <text:p>50</text:p>
          </table:table-cell>
          <table:table-cell office:value-type="date" office:date-value="1998-07-22T00:00:00" table:style-name="ce7">
            <text:p>22-07-1998</text:p>
          </table:table-cell>
          <table:table-cell office:value-type="currency" office:value="174895" table:style-name="ce9">
            <text:p>₹ 1,74,8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7" table:style-name="ce6">
            <text:p>27</text:p>
          </table:table-cell>
          <table:table-cell office:value-type="float" office:value="7" table:formula="of:=MONTH([.I84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63</text:p>
          </table:table-cell>
          <table:table-cell office:value-type="string" table:style-name="ce6">
            <text:p>Bella Powell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65" table:style-name="ce6">
            <text:p>65</text:p>
          </table:table-cell>
          <table:table-cell office:value-type="date" office:date-value="2002-03-04T00:00:00" table:style-name="ce7">
            <text:p>04-03-2002</text:p>
          </table:table-cell>
          <table:table-cell office:value-type="currency" office:value="175837" table:style-name="ce9">
            <text:p>₹ 1,75,8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3" table:style-name="ce6">
            <text:p>23</text:p>
          </table:table-cell>
          <table:table-cell office:value-type="float" office:value="3" table:formula="of:=MONTH([.I85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28</text:p>
          </table:table-cell>
          <table:table-cell office:value-type="string" table:style-name="ce6">
            <text:p>Everleigh Espinoz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2018-01-22T00:00:00" table:style-name="ce7">
            <text:p>22-01-2018</text:p>
          </table:table-cell>
          <table:table-cell office:value-type="currency" office:value="176294" table:style-name="ce9">
            <text:p>₹ 1,76,2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85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80</text:p>
          </table:table-cell>
          <table:table-cell office:value-type="string" table:style-name="ce6">
            <text:p>Hailey Shi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16-10-24T00:00:00" table:style-name="ce7">
            <text:p>24-10-2016</text:p>
          </table:table-cell>
          <table:table-cell office:value-type="currency" office:value="176324" table:style-name="ce9">
            <text:p>₹ 1,76,32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8" table:style-name="ce6">
            <text:p>8</text:p>
          </table:table-cell>
          <table:table-cell office:value-type="float" office:value="10" table:formula="of:=MONTH([.I85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98</text:p>
          </table:table-cell>
          <table:table-cell office:value-type="string" table:style-name="ce6">
            <text:p>Oliver Y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9-06-10T00:00:00" table:style-name="ce7">
            <text:p>10-06-2019</text:p>
          </table:table-cell>
          <table:table-cell office:value-type="currency" office:value="176710" table:style-name="ce9">
            <text:p>₹ 1,76,7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6" table:style-name="ce6">
            <text:p>6</text:p>
          </table:table-cell>
          <table:table-cell office:value-type="float" office:value="6" table:formula="of:=MONTH([.I85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62</text:p>
          </table:table-cell>
          <table:table-cell office:value-type="string" table:style-name="ce6">
            <text:p>Kinsley Martine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52" table:style-name="ce6">
            <text:p>52</text:p>
          </table:table-cell>
          <table:table-cell office:value-type="date" office:date-value="1993-08-28T00:00:00" table:style-name="ce7">
            <text:p>28-08-1993</text:p>
          </table:table-cell>
          <table:table-cell office:value-type="currency" office:value="177443" table:style-name="ce9">
            <text:p>₹ 1,77,44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32" table:style-name="ce6">
            <text:p>32</text:p>
          </table:table-cell>
          <table:table-cell office:value-type="float" office:value="8" table:formula="of:=MONTH([.I85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07</text:p>
          </table:table-cell>
          <table:table-cell office:value-type="string" table:style-name="ce6">
            <text:p>Jameson Alle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16-11-28T00:00:00" table:style-name="ce7">
            <text:p>28-11-2016</text:p>
          </table:table-cell>
          <table:table-cell office:value-type="currency" office:value="177443" table:style-name="ce9">
            <text:p>₹ 1,77,44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85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71</text:p>
          </table:table-cell>
          <table:table-cell office:value-type="string" table:style-name="ce6">
            <text:p>Hadley Contrera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60" table:style-name="ce6">
            <text:p>60</text:p>
          </table:table-cell>
          <table:table-cell office:value-type="date" office:date-value="2017-01-04T00:00:00" table:style-name="ce7">
            <text:p>04-01-2017</text:p>
          </table:table-cell>
          <table:table-cell office:value-type="currency" office:value="178502" table:style-name="ce9">
            <text:p>₹ 1,78,5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85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39</text:p>
          </table:table-cell>
          <table:table-cell office:value-type="string" table:style-name="ce6">
            <text:p>Rylee Yu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5-09-29T00:00:00" table:style-name="ce7">
            <text:p>29-09-2015</text:p>
          </table:table-cell>
          <table:table-cell office:value-type="currency" office:value="178700" table:style-name="ce9">
            <text:p>₹ 1,78,7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MONTH([.I85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68</text:p>
          </table:table-cell>
          <table:table-cell office:value-type="string" table:style-name="ce6">
            <text:p>Naomi Xi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02-02-17T00:00:00" table:style-name="ce7">
            <text:p>17-02-2002</text:p>
          </table:table-cell>
          <table:table-cell office:value-type="currency" office:value="179494" table:style-name="ce9">
            <text:p>₹ 1,79,49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3" table:style-name="ce6">
            <text:p>23</text:p>
          </table:table-cell>
          <table:table-cell office:value-type="float" office:value="2" table:formula="of:=MONTH([.I85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83</text:p>
          </table:table-cell>
          <table:table-cell office:value-type="string" table:style-name="ce6">
            <text:p>Lincoln Hall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20-07-28T00:00:00" table:style-name="ce7">
            <text:p>28-07-2020</text:p>
          </table:table-cell>
          <table:table-cell office:value-type="currency" office:value="180664" table:style-name="ce9">
            <text:p>₹ 1,80,66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85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70</text:p>
          </table:table-cell>
          <table:table-cell office:value-type="string" table:style-name="ce6">
            <text:p>Vivian Barne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2021-03-28T00:00:00" table:style-name="ce7">
            <text:p>28-03-2021</text:p>
          </table:table-cell>
          <table:table-cell office:value-type="currency" office:value="180687" table:style-name="ce9">
            <text:p>₹ 1,80,68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86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79</text:p>
          </table:table-cell>
          <table:table-cell office:value-type="string" table:style-name="ce6">
            <text:p>Cameron You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3" table:style-name="ce6">
            <text:p>63</text:p>
          </table:table-cell>
          <table:table-cell office:value-type="date" office:date-value="2016-01-18T00:00:00" table:style-name="ce7">
            <text:p>18-01-2016</text:p>
          </table:table-cell>
          <table:table-cell office:value-type="currency" office:value="180994" table:style-name="ce9">
            <text:p>₹ 1,80,9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9" table:style-name="ce6">
            <text:p>9</text:p>
          </table:table-cell>
          <table:table-cell office:value-type="float" office:value="1" table:formula="of:=MONTH([.I86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01</text:p>
          </table:table-cell>
          <table:table-cell office:value-type="string" table:style-name="ce6">
            <text:p>Olivia Harri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63" table:style-name="ce6">
            <text:p>63</text:p>
          </table:table-cell>
          <table:table-cell office:value-type="date" office:date-value="2020-06-14T00:00:00" table:style-name="ce7">
            <text:p>14-06-2020</text:p>
          </table:table-cell>
          <table:table-cell office:value-type="currency" office:value="181216" table:style-name="ce9">
            <text:p>₹ 1,81,21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6" table:formula="of:=MONTH([.I86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54</text:p>
          </table:table-cell>
          <table:table-cell office:value-type="string" table:style-name="ce6">
            <text:p>Joshua Ramirez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07-09-10T00:00:00" table:style-name="ce7">
            <text:p>10-09-2007</text:p>
          </table:table-cell>
          <table:table-cell office:value-type="currency" office:value="181247" table:style-name="ce9">
            <text:p>₹ 1,81,24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8" table:style-name="ce6">
            <text:p>18</text:p>
          </table:table-cell>
          <table:table-cell office:value-type="float" office:value="9" table:formula="of:=MONTH([.I86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49</text:p>
          </table:table-cell>
          <table:table-cell office:value-type="string" table:style-name="ce6">
            <text:p>Adam He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7-08-16T00:00:00" table:style-name="ce7">
            <text:p>16-08-2017</text:p>
          </table:table-cell>
          <table:table-cell office:value-type="currency" office:value="181356" table:style-name="ce9">
            <text:p>₹ 1,81,35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86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27</text:p>
          </table:table-cell>
          <table:table-cell office:value-type="string" table:style-name="ce6">
            <text:p>Emery Acost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13-09-11T00:00:00" table:style-name="ce7">
            <text:p>11-09-2013</text:p>
          </table:table-cell>
          <table:table-cell office:value-type="currency" office:value="181452" table:style-name="ce9">
            <text:p>₹ 1,81,45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9" table:formula="of:=MONTH([.I86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62</text:p>
          </table:table-cell>
          <table:table-cell office:value-type="string" table:style-name="ce6">
            <text:p>Elena Ta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0" table:style-name="ce6">
            <text:p>50</text:p>
          </table:table-cell>
          <table:table-cell office:value-type="date" office:date-value="2008-10-13T00:00:00" table:style-name="ce7">
            <text:p>13-10-2008</text:p>
          </table:table-cell>
          <table:table-cell office:value-type="currency" office:value="181801" table:style-name="ce9">
            <text:p>₹ 1,81,80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6" table:style-name="ce6">
            <text:p>16</text:p>
          </table:table-cell>
          <table:table-cell office:value-type="float" office:value="10" table:formula="of:=MONTH([.I86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56</text:p>
          </table:table-cell>
          <table:table-cell office:value-type="string" table:style-name="ce6">
            <text:p>Grayson Walker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7-02-19T00:00:00" table:style-name="ce7">
            <text:p>19-02-2017</text:p>
          </table:table-cell>
          <table:table-cell office:value-type="currency" office:value="181854" table:style-name="ce9">
            <text:p>₹ 1,81,85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8" table:style-name="ce6">
            <text:p>8</text:p>
          </table:table-cell>
          <table:table-cell office:value-type="float" office:value="2" table:formula="of:=MONTH([.I86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13</text:p>
          </table:table-cell>
          <table:table-cell office:value-type="string" table:style-name="ce6">
            <text:p>Everly La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1998-04-01T00:00:00" table:style-name="ce7">
            <text:p>01-04-1998</text:p>
          </table:table-cell>
          <table:table-cell office:value-type="currency" office:value="182035" table:style-name="ce9">
            <text:p>₹ 1,82,03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7" table:style-name="ce6">
            <text:p>27</text:p>
          </table:table-cell>
          <table:table-cell office:value-type="float" office:value="4" table:formula="of:=MONTH([.I86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35</text:p>
          </table:table-cell>
          <table:table-cell office:value-type="string" table:style-name="ce6">
            <text:p>Cora Ji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3" table:style-name="ce6">
            <text:p>53</text:p>
          </table:table-cell>
          <table:table-cell office:value-type="date" office:date-value="2008-04-30T00:00:00" table:style-name="ce7">
            <text:p>30-04-2008</text:p>
          </table:table-cell>
          <table:table-cell office:value-type="currency" office:value="182202" table:style-name="ce9">
            <text:p>₹ 1,82,20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7" table:style-name="ce6">
            <text:p>17</text:p>
          </table:table-cell>
          <table:table-cell office:value-type="float" office:value="4" table:formula="of:=MONTH([.I86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83</text:p>
          </table:table-cell>
          <table:table-cell office:value-type="string" table:style-name="ce6">
            <text:p>Raelynn Ho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8" table:style-name="ce6">
            <text:p>28</text:p>
          </table:table-cell>
          <table:table-cell office:value-type="date" office:date-value="2019-12-11T00:00:00" table:style-name="ce7">
            <text:p>11-12-2019</text:p>
          </table:table-cell>
          <table:table-cell office:value-type="currency" office:value="182321" table:style-name="ce9">
            <text:p>₹ 1,82,32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87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68</text:p>
          </table:table-cell>
          <table:table-cell office:value-type="string" table:style-name="ce6">
            <text:p>Ian Flore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19-12-10T00:00:00" table:style-name="ce7">
            <text:p>10-12-2019</text:p>
          </table:table-cell>
          <table:table-cell office:value-type="currency" office:value="183113" table:style-name="ce9">
            <text:p>₹ 1,83,11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87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72</text:p>
          </table:table-cell>
          <table:table-cell office:value-type="string" table:style-name="ce6">
            <text:p>Jade Li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12-10-26T00:00:00" table:style-name="ce7">
            <text:p>26-10-2012</text:p>
          </table:table-cell>
          <table:table-cell office:value-type="currency" office:value="183156" table:style-name="ce9">
            <text:p>₹ 1,83,15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10" table:formula="of:=MONTH([.I87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21</text:p>
          </table:table-cell>
          <table:table-cell office:value-type="string" table:style-name="ce6">
            <text:p>Jordan Truo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4-08-28T00:00:00" table:style-name="ce7">
            <text:p>28-08-2014</text:p>
          </table:table-cell>
          <table:table-cell office:value-type="currency" office:value="183161" table:style-name="ce9">
            <text:p>₹ 1,83,1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1" table:style-name="ce6">
            <text:p>11</text:p>
          </table:table-cell>
          <table:table-cell office:value-type="float" office:value="8" table:formula="of:=MONTH([.I87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45</text:p>
          </table:table-cell>
          <table:table-cell office:value-type="string" table:style-name="ce6">
            <text:p>Elias Ahmed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17-08-04T00:00:00" table:style-name="ce7">
            <text:p>04-08-2017</text:p>
          </table:table-cell>
          <table:table-cell office:value-type="currency" office:value="183190" table:style-name="ce9">
            <text:p>₹ 1,83,19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MONTH([.I87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40</text:p>
          </table:table-cell>
          <table:table-cell office:value-type="string" table:style-name="ce6">
            <text:p>Adeline Tha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2007-09-05T00:00:00" table:style-name="ce7">
            <text:p>05-09-2007</text:p>
          </table:table-cell>
          <table:table-cell office:value-type="currency" office:value="183239" table:style-name="ce9">
            <text:p>₹ 1,83,23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9" table:formula="of:=MONTH([.I87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42</text:p>
          </table:table-cell>
          <table:table-cell office:value-type="string" table:style-name="ce6">
            <text:p>Daniel Richardso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8-05-20T00:00:00" table:style-name="ce7">
            <text:p>20-05-2018</text:p>
          </table:table-cell>
          <table:table-cell office:value-type="currency" office:value="184368" table:style-name="ce9">
            <text:p>₹ 1,84,3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5" table:formula="of:=MONTH([.I87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14</text:p>
          </table:table-cell>
          <table:table-cell office:value-type="string" table:style-name="ce6">
            <text:p>Christopher Lim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07-03-13T00:00:00" table:style-name="ce7">
            <text:p>13-03-2007</text:p>
          </table:table-cell>
          <table:table-cell office:value-type="currency" office:value="184648" table:style-name="ce9">
            <text:p>₹ 1,84,64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8" table:style-name="ce6">
            <text:p>18</text:p>
          </table:table-cell>
          <table:table-cell office:value-type="float" office:value="3" table:formula="of:=MONTH([.I87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48</text:p>
          </table:table-cell>
          <table:table-cell office:value-type="string" table:style-name="ce6">
            <text:p>Genesis Zhu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4" table:style-name="ce6">
            <text:p>34</text:p>
          </table:table-cell>
          <table:table-cell office:value-type="date" office:date-value="2020-07-20T00:00:00" table:style-name="ce7">
            <text:p>20-07-2020</text:p>
          </table:table-cell>
          <table:table-cell office:value-type="currency" office:value="184960" table:style-name="ce9">
            <text:p>₹ 1,84,96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87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47</text:p>
          </table:table-cell>
          <table:table-cell office:value-type="string" table:style-name="ce6">
            <text:p>Aiden Gonzale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4" table:style-name="ce6">
            <text:p>44</text:p>
          </table:table-cell>
          <table:table-cell office:value-type="date" office:date-value="2021-03-28T00:00:00" table:style-name="ce7">
            <text:p>28-03-2021</text:p>
          </table:table-cell>
          <table:table-cell office:value-type="currency" office:value="186033" table:style-name="ce9">
            <text:p>₹ 1,86,033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4" table:style-name="ce6">
            <text:p>4</text:p>
          </table:table-cell>
          <table:table-cell office:value-type="float" office:value="3" table:formula="of:=MONTH([.I87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712</text:p>
          </table:table-cell>
          <table:table-cell office:value-type="string" table:style-name="ce6">
            <text:p>James Sing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08-03-12T00:00:00" table:style-name="ce7">
            <text:p>12-03-2008</text:p>
          </table:table-cell>
          <table:table-cell office:value-type="currency" office:value="186138" table:style-name="ce9">
            <text:p>₹ 1,86,13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7" table:style-name="ce6">
            <text:p>17</text:p>
          </table:table-cell>
          <table:table-cell office:value-type="float" office:value="3" table:formula="of:=MONTH([.I88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415</text:p>
          </table:table-cell>
          <table:table-cell office:value-type="string" table:style-name="ce6">
            <text:p>Penelope Fo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04-05-14T00:00:00" table:style-name="ce7">
            <text:p>14-05-2004</text:p>
          </table:table-cell>
          <table:table-cell office:value-type="currency" office:value="186378" table:style-name="ce9">
            <text:p>₹ 1,86,37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1" table:style-name="ce6">
            <text:p>21</text:p>
          </table:table-cell>
          <table:table-cell office:value-type="float" office:value="5" table:formula="of:=MONTH([.I88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16</text:p>
          </table:table-cell>
          <table:table-cell office:value-type="string" table:style-name="ce6">
            <text:p>David Barnes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64" table:style-name="ce6">
            <text:p>64</text:p>
          </table:table-cell>
          <table:table-cell office:value-type="date" office:date-value="2013-11-03T00:00:00" table:style-name="ce7">
            <text:p>03-11-2013</text:p>
          </table:table-cell>
          <table:table-cell office:value-type="currency" office:value="186503" table:style-name="ce9">
            <text:p>₹ 1,86,50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MONTH([.I88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40</text:p>
          </table:table-cell>
          <table:table-cell office:value-type="string" table:style-name="ce6">
            <text:p>Aiden Silv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2" table:style-name="ce6">
            <text:p>42</text:p>
          </table:table-cell>
          <table:table-cell office:value-type="date" office:date-value="2010-11-29T00:00:00" table:style-name="ce7">
            <text:p>29-11-2010</text:p>
          </table:table-cell>
          <table:table-cell office:value-type="currency" office:value="186725" table:style-name="ce9">
            <text:p>₹ 1,86,72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4" table:style-name="ce6">
            <text:p>14</text:p>
          </table:table-cell>
          <table:table-cell office:value-type="float" office:value="11" table:formula="of:=MONTH([.I88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33</text:p>
          </table:table-cell>
          <table:table-cell office:value-type="string" table:style-name="ce6">
            <text:p>Grace Su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4-17T00:00:00" table:style-name="ce7">
            <text:p>17-04-2021</text:p>
          </table:table-cell>
          <table:table-cell office:value-type="currency" office:value="186870" table:style-name="ce9">
            <text:p>₹ 1,86,87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4" table:style-name="ce6">
            <text:p>4</text:p>
          </table:table-cell>
          <table:table-cell office:value-type="float" office:value="4" table:formula="of:=MONTH([.I8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07</text:p>
          </table:table-cell>
          <table:table-cell office:value-type="string" table:style-name="ce6">
            <text:p>Hailey La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2012-07-23T00:00:00" table:style-name="ce7">
            <text:p>23-07-2012</text:p>
          </table:table-cell>
          <table:table-cell office:value-type="currency" office:value="187048" table:style-name="ce9">
            <text:p>₹ 1,87,04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3" table:style-name="ce6">
            <text:p>13</text:p>
          </table:table-cell>
          <table:table-cell office:value-type="float" office:value="7" table:formula="of:=MONTH([.I88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83</text:p>
          </table:table-cell>
          <table:table-cell office:value-type="string" table:style-name="ce6">
            <text:p>Ezekiel Delgad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0" table:style-name="ce6">
            <text:p>40</text:p>
          </table:table-cell>
          <table:table-cell office:value-type="date" office:date-value="2020-02-07T00:00:00" table:style-name="ce7">
            <text:p>07-02-2020</text:p>
          </table:table-cell>
          <table:table-cell office:value-type="currency" office:value="187187" table:style-name="ce9">
            <text:p>₹ 1,87,187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5" table:style-name="ce6">
            <text:p>5</text:p>
          </table:table-cell>
          <table:table-cell office:value-type="float" office:value="2" table:formula="of:=MONTH([.I88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41</text:p>
          </table:table-cell>
          <table:table-cell office:value-type="string" table:style-name="ce6">
            <text:p>Scarlett Hill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18-04-22T00:00:00" table:style-name="ce7">
            <text:p>22-04-2018</text:p>
          </table:table-cell>
          <table:table-cell office:value-type="currency" office:value="187205" table:style-name="ce9">
            <text:p>₹ 1,87,2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4" table:formula="of:=MONTH([.I88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00</text:p>
          </table:table-cell>
          <table:table-cell office:value-type="string" table:style-name="ce6">
            <text:p>Henry Sha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0-06-11T00:00:00" table:style-name="ce7">
            <text:p>11-06-2010</text:p>
          </table:table-cell>
          <table:table-cell office:value-type="currency" office:value="187389" table:style-name="ce9">
            <text:p>₹ 1,87,38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5" table:style-name="ce6">
            <text:p>15</text:p>
          </table:table-cell>
          <table:table-cell office:value-type="float" office:value="6" table:formula="of:=MONTH([.I88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23</text:p>
          </table:table-cell>
          <table:table-cell office:value-type="string" table:style-name="ce6">
            <text:p>Gabriel Joseph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06-10-28T00:00:00" table:style-name="ce7">
            <text:p>28-10-2006</text:p>
          </table:table-cell>
          <table:table-cell office:value-type="currency" office:value="187992" table:style-name="ce9">
            <text:p>₹ 1,87,9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8" table:style-name="ce6">
            <text:p>18</text:p>
          </table:table-cell>
          <table:table-cell office:value-type="float" office:value="10" table:formula="of:=MONTH([.I88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94</text:p>
          </table:table-cell>
          <table:table-cell office:value-type="string" table:style-name="ce6">
            <text:p>Madison Kumar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0-10-17T00:00:00" table:style-name="ce7">
            <text:p>17-10-2010</text:p>
          </table:table-cell>
          <table:table-cell office:value-type="currency" office:value="188727" table:style-name="ce9">
            <text:p>₹ 1,88,72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14" table:style-name="ce6">
            <text:p>14</text:p>
          </table:table-cell>
          <table:table-cell office:value-type="float" office:value="10" table:formula="of:=MONTH([.I89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19</text:p>
          </table:table-cell>
          <table:table-cell office:value-type="string" table:style-name="ce6">
            <text:p>Jack Maldonad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1" table:style-name="ce6">
            <text:p>31</text:p>
          </table:table-cell>
          <table:table-cell office:value-type="date" office:date-value="2020-08-26T00:00:00" table:style-name="ce7">
            <text:p>26-08-2020</text:p>
          </table:table-cell>
          <table:table-cell office:value-type="currency" office:value="189290" table:style-name="ce9">
            <text:p>₹ 1,89,29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5" table:style-name="ce6">
            <text:p>5</text:p>
          </table:table-cell>
          <table:table-cell office:value-type="float" office:value="8" table:formula="of:=MONTH([.I89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25</text:p>
          </table:table-cell>
          <table:table-cell office:value-type="string" table:style-name="ce6">
            <text:p>Lucy Alexander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5" table:style-name="ce6">
            <text:p>45</text:p>
          </table:table-cell>
          <table:table-cell office:value-type="date" office:date-value="2014-10-29T00:00:00" table:style-name="ce7">
            <text:p>29-10-2014</text:p>
          </table:table-cell>
          <table:table-cell office:value-type="currency" office:value="189420" table:style-name="ce9">
            <text:p>₹ 1,89,42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89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78</text:p>
          </table:table-cell>
          <table:table-cell office:value-type="string" table:style-name="ce6">
            <text:p>Nicholas River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07-04-13T00:00:00" table:style-name="ce7">
            <text:p>13-04-2007</text:p>
          </table:table-cell>
          <table:table-cell office:value-type="currency" office:value="189680" table:style-name="ce9">
            <text:p>₹ 1,89,680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18" table:style-name="ce6">
            <text:p>18</text:p>
          </table:table-cell>
          <table:table-cell office:value-type="float" office:value="4" table:formula="of:=MONTH([.I89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16</text:p>
          </table:table-cell>
          <table:table-cell office:value-type="string" table:style-name="ce6">
            <text:p>Everleigh Fernandez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0" table:style-name="ce6">
            <text:p>30</text:p>
          </table:table-cell>
          <table:table-cell office:value-type="date" office:date-value="2016-05-22T00:00:00" table:style-name="ce7">
            <text:p>22-05-2016</text:p>
          </table:table-cell>
          <table:table-cell office:value-type="currency" office:value="189702" table:style-name="ce9">
            <text:p>₹ 1,89,702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9" table:style-name="ce6">
            <text:p>9</text:p>
          </table:table-cell>
          <table:table-cell office:value-type="float" office:value="5" table:formula="of:=MONTH([.I89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87</text:p>
          </table:table-cell>
          <table:table-cell office:value-type="string" table:style-name="ce6">
            <text:p>Miles Meht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1996-05-02T00:00:00" table:style-name="ce7">
            <text:p>02-05-1996</text:p>
          </table:table-cell>
          <table:table-cell office:value-type="currency" office:value="189933" table:style-name="ce9">
            <text:p>₹ 1,89,93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9" table:style-name="ce6">
            <text:p>29</text:p>
          </table:table-cell>
          <table:table-cell office:value-type="float" office:value="5" table:formula="of:=MONTH([.I89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07</text:p>
          </table:table-cell>
          <table:table-cell office:value-type="string" table:style-name="ce6">
            <text:p>Camila Wats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2" table:style-name="ce6">
            <text:p>32</text:p>
          </table:table-cell>
          <table:table-cell office:value-type="date" office:date-value="2018-01-02T00:00:00" table:style-name="ce7">
            <text:p>02-01-2018</text:p>
          </table:table-cell>
          <table:table-cell office:value-type="currency" office:value="190253" table:style-name="ce9">
            <text:p>₹ 1,90,2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89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42</text:p>
          </table:table-cell>
          <table:table-cell office:value-type="string" table:style-name="ce6">
            <text:p>Samantha Barne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9" table:style-name="ce6">
            <text:p>29</text:p>
          </table:table-cell>
          <table:table-cell office:value-type="date" office:date-value="2017-01-05T00:00:00" table:style-name="ce7">
            <text:p>05-01-2017</text:p>
          </table:table-cell>
          <table:table-cell office:value-type="currency" office:value="190401" table:style-name="ce9">
            <text:p>₹ 1,90,40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1" table:formula="of:=MONTH([.I89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10</text:p>
          </table:table-cell>
          <table:table-cell office:value-type="string" table:style-name="ce6">
            <text:p>Jordan Phillip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10-12-12T00:00:00" table:style-name="ce7">
            <text:p>12-12-2010</text:p>
          </table:table-cell>
          <table:table-cell office:value-type="currency" office:value="190512" table:style-name="ce9">
            <text:p>₹ 1,90,51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4" table:style-name="ce6">
            <text:p>14</text:p>
          </table:table-cell>
          <table:table-cell office:value-type="float" office:value="12" table:formula="of:=MONTH([.I89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85</text:p>
          </table:table-cell>
          <table:table-cell office:value-type="string" table:style-name="ce6">
            <text:p>Isla Wo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6" table:style-name="ce6">
            <text:p>56</text:p>
          </table:table-cell>
          <table:table-cell office:value-type="date" office:date-value="2014-03-16T00:00:00" table:style-name="ce7">
            <text:p>16-03-2014</text:p>
          </table:table-cell>
          <table:table-cell office:value-type="currency" office:value="190815" table:style-name="ce9">
            <text:p>₹ 1,90,81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89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37</text:p>
          </table:table-cell>
          <table:table-cell office:value-type="string" table:style-name="ce6">
            <text:p>Samuel So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5-06-29T00:00:00" table:style-name="ce7">
            <text:p>29-06-2015</text:p>
          </table:table-cell>
          <table:table-cell office:value-type="currency" office:value="191026" table:style-name="ce9">
            <text:p>₹ 1,91,02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90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66</text:p>
          </table:table-cell>
          <table:table-cell office:value-type="string" table:style-name="ce6">
            <text:p>Lyla Yo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8" table:style-name="ce6">
            <text:p>38</text:p>
          </table:table-cell>
          <table:table-cell office:value-type="date" office:date-value="2012-12-13T00:00:00" table:style-name="ce7">
            <text:p>13-12-2012</text:p>
          </table:table-cell>
          <table:table-cell office:value-type="currency" office:value="191571" table:style-name="ce9">
            <text:p>₹ 1,91,5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2" table:style-name="ce6">
            <text:p>12</text:p>
          </table:table-cell>
          <table:table-cell office:value-type="float" office:value="12" table:formula="of:=MONTH([.I90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14</text:p>
          </table:table-cell>
          <table:table-cell office:value-type="string" table:style-name="ce6">
            <text:p>Lucas Pha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1999-02-19T00:00:00" table:style-name="ce7">
            <text:p>19-02-1999</text:p>
          </table:table-cell>
          <table:table-cell office:value-type="currency" office:value="191807" table:style-name="ce9">
            <text:p>₹ 1,91,80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6" table:style-name="ce6">
            <text:p>26</text:p>
          </table:table-cell>
          <table:table-cell office:value-type="float" office:value="2" table:formula="of:=MONTH([.I90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86</text:p>
          </table:table-cell>
          <table:table-cell office:value-type="string" table:style-name="ce6">
            <text:p>Mason Ch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9" table:style-name="ce6">
            <text:p>59</text:p>
          </table:table-cell>
          <table:table-cell office:value-type="date" office:date-value="2011-05-18T00:00:00" table:style-name="ce7">
            <text:p>18-05-2011</text:p>
          </table:table-cell>
          <table:table-cell office:value-type="currency" office:value="192213" table:style-name="ce9">
            <text:p>₹ 1,92,21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4" table:style-name="ce6">
            <text:p>14</text:p>
          </table:table-cell>
          <table:table-cell office:value-type="float" office:value="5" table:formula="of:=MONTH([.I90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47</text:p>
          </table:table-cell>
          <table:table-cell office:value-type="string" table:style-name="ce6">
            <text:p>Kinsley Acost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20-07-22T00:00:00" table:style-name="ce7">
            <text:p>22-07-2020</text:p>
          </table:table-cell>
          <table:table-cell office:value-type="currency" office:value="192749" table:style-name="ce9">
            <text:p>₹ 1,92,74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90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81</text:p>
          </table:table-cell>
          <table:table-cell office:value-type="string" table:style-name="ce6">
            <text:p>Athena Vu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07-03-06T00:00:00" table:style-name="ce7">
            <text:p>06-03-2007</text:p>
          </table:table-cell>
          <table:table-cell office:value-type="currency" office:value="193044" table:style-name="ce9">
            <text:p>₹ 1,93,04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8" table:style-name="ce6">
            <text:p>18</text:p>
          </table:table-cell>
          <table:table-cell office:value-type="float" office:value="3" table:formula="of:=MONTH([.I90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54</text:p>
          </table:table-cell>
          <table:table-cell office:value-type="string" table:style-name="ce6">
            <text:p>Austin Brown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07-08-08T00:00:00" table:style-name="ce7">
            <text:p>08-08-2007</text:p>
          </table:table-cell>
          <table:table-cell office:value-type="currency" office:value="194723" table:style-name="ce9">
            <text:p>₹ 1,94,7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8" table:style-name="ce6">
            <text:p>18</text:p>
          </table:table-cell>
          <table:table-cell office:value-type="float" office:value="8" table:formula="of:=MONTH([.I90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68</text:p>
          </table:table-cell>
          <table:table-cell office:value-type="string" table:style-name="ce6">
            <text:p>Everly Colema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15-02-18T00:00:00" table:style-name="ce7">
            <text:p>18-02-2015</text:p>
          </table:table-cell>
          <table:table-cell office:value-type="currency" office:value="194871" table:style-name="ce9">
            <text:p>₹ 1,94,87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2" table:formula="of:=MONTH([.I90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940</text:p>
          </table:table-cell>
          <table:table-cell office:value-type="string" table:style-name="ce6">
            <text:p>Hudson William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36" table:style-name="ce6">
            <text:p>36</text:p>
          </table:table-cell>
          <table:table-cell office:value-type="date" office:date-value="2018-03-19T00:00:00" table:style-name="ce7">
            <text:p>19-03-2018</text:p>
          </table:table-cell>
          <table:table-cell office:value-type="currency" office:value="195200" table:style-name="ce9">
            <text:p>₹ 1,95,20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90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58</text:p>
          </table:table-cell>
          <table:table-cell office:value-type="string" table:style-name="ce6">
            <text:p>John Ch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19-11-03T00:00:00" table:style-name="ce7">
            <text:p>03-11-2019</text:p>
          </table:table-cell>
          <table:table-cell office:value-type="currency" office:value="195385" table:style-name="ce9">
            <text:p>₹ 1,95,38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5" table:style-name="ce6">
            <text:p>5</text:p>
          </table:table-cell>
          <table:table-cell office:value-type="float" office:value="11" table:formula="of:=MONTH([.I90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30</text:p>
          </table:table-cell>
          <table:table-cell office:value-type="string" table:style-name="ce6">
            <text:p>Paisley K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1" table:style-name="ce6">
            <text:p>61</text:p>
          </table:table-cell>
          <table:table-cell office:value-type="date" office:date-value="2017-03-10T00:00:00" table:style-name="ce7">
            <text:p>10-03-2017</text:p>
          </table:table-cell>
          <table:table-cell office:value-type="currency" office:value="196951" table:style-name="ce9">
            <text:p>₹ 1,96,95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8" table:style-name="ce6">
            <text:p>8</text:p>
          </table:table-cell>
          <table:table-cell office:value-type="float" office:value="3" table:formula="of:=MONTH([.I91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06</text:p>
          </table:table-cell>
          <table:table-cell office:value-type="string" table:style-name="ce6">
            <text:p>Jaxson Ma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8" table:style-name="ce6">
            <text:p>48</text:p>
          </table:table-cell>
          <table:table-cell office:value-type="date" office:date-value="2014-03-08T00:00:00" table:style-name="ce7">
            <text:p>08-03-2014</text:p>
          </table:table-cell>
          <table:table-cell office:value-type="currency" office:value="197367" table:style-name="ce9">
            <text:p>₹ 1,97,3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91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03</text:p>
          </table:table-cell>
          <table:table-cell office:value-type="string" table:style-name="ce6">
            <text:p>Nora Park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17-06-28T00:00:00" table:style-name="ce7">
            <text:p>28-06-2017</text:p>
          </table:table-cell>
          <table:table-cell office:value-type="currency" office:value="197649" table:style-name="ce9">
            <text:p>₹ 1,97,64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8" table:style-name="ce6">
            <text:p>8</text:p>
          </table:table-cell>
          <table:table-cell office:value-type="float" office:value="6" table:formula="of:=MONTH([.I91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93</text:p>
          </table:table-cell>
          <table:table-cell office:value-type="string" table:style-name="ce6">
            <text:p>Josephine Acost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0" table:style-name="ce6">
            <text:p>40</text:p>
          </table:table-cell>
          <table:table-cell office:value-type="date" office:date-value="2020-09-20T00:00:00" table:style-name="ce7">
            <text:p>20-09-2020</text:p>
          </table:table-cell>
          <table:table-cell office:value-type="currency" office:value="198176" table:style-name="ce9">
            <text:p>₹ 1,98,17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91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59</text:p>
          </table:table-cell>
          <table:table-cell office:value-type="string" table:style-name="ce6">
            <text:p>Greyson Lam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02-08T00:00:00" table:style-name="ce7">
            <text:p>08-02-2021</text:p>
          </table:table-cell>
          <table:table-cell office:value-type="currency" office:value="198243" table:style-name="ce9">
            <text:p>₹ 1,98,24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9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044</text:p>
          </table:table-cell>
          <table:table-cell office:value-type="string" table:style-name="ce6">
            <text:p>Scarlett Jenkin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3" table:style-name="ce6">
            <text:p>53</text:p>
          </table:table-cell>
          <table:table-cell office:value-type="date" office:date-value="2011-11-09T00:00:00" table:style-name="ce7">
            <text:p>09-11-2011</text:p>
          </table:table-cell>
          <table:table-cell office:value-type="currency" office:value="198473" table:style-name="ce9">
            <text:p>₹ 1,98,47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3" table:style-name="ce6">
            <text:p>13</text:p>
          </table:table-cell>
          <table:table-cell office:value-type="float" office:value="11" table:formula="of:=MONTH([.I91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52</text:p>
          </table:table-cell>
          <table:table-cell office:value-type="string" table:style-name="ce6">
            <text:p>Leilani Thao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8" table:style-name="ce6">
            <text:p>38</text:p>
          </table:table-cell>
          <table:table-cell office:value-type="date" office:date-value="2007-05-30T00:00:00" table:style-name="ce7">
            <text:p>30-05-2007</text:p>
          </table:table-cell>
          <table:table-cell office:value-type="currency" office:value="198562" table:style-name="ce9">
            <text:p>₹ 1,98,56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5" table:formula="of:=MONTH([.I91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16</text:p>
          </table:table-cell>
          <table:table-cell office:value-type="string" table:style-name="ce6">
            <text:p>Leilani Chow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7" table:style-name="ce6">
            <text:p>27</text:p>
          </table:table-cell>
          <table:table-cell office:value-type="date" office:date-value="2021-02-23T00:00:00" table:style-name="ce7">
            <text:p>23-02-2021</text:p>
          </table:table-cell>
          <table:table-cell office:value-type="currency" office:value="199041" table:style-name="ce9">
            <text:p>₹ 1,99,04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4" table:style-name="ce6">
            <text:p>4</text:p>
          </table:table-cell>
          <table:table-cell office:value-type="float" office:value="2" table:formula="of:=MONTH([.I91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90</text:p>
          </table:table-cell>
          <table:table-cell office:value-type="string" table:style-name="ce6">
            <text:p>Ethan Mehta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01-07-20T00:00:00" table:style-name="ce7">
            <text:p>20-07-2001</text:p>
          </table:table-cell>
          <table:table-cell office:value-type="currency" office:value="199176" table:style-name="ce9">
            <text:p>₹ 1,99,17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24" table:style-name="ce6">
            <text:p>24</text:p>
          </table:table-cell>
          <table:table-cell office:value-type="float" office:value="7" table:formula="of:=MONTH([.I91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55</text:p>
          </table:table-cell>
          <table:table-cell office:value-type="string" table:style-name="ce6">
            <text:p>Austin Roja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29" table:style-name="ce6">
            <text:p>29</text:p>
          </table:table-cell>
          <table:table-cell office:value-type="date" office:date-value="2018-12-05T00:00:00" table:style-name="ce7">
            <text:p>05-12-2018</text:p>
          </table:table-cell>
          <table:table-cell office:value-type="currency" office:value="199504" table:style-name="ce9">
            <text:p>₹ 1,99,50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12" table:formula="of:=MONTH([.I91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58</text:p>
          </table:table-cell>
          <table:table-cell office:value-type="string" table:style-name="ce6">
            <text:p>Liam Zh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9" table:style-name="ce6">
            <text:p>29</text:p>
          </table:table-cell>
          <table:table-cell office:value-type="date" office:date-value="2021-09-15T00:00:00" table:style-name="ce7">
            <text:p>15-09-2021</text:p>
          </table:table-cell>
          <table:table-cell office:value-type="currency" office:value="199783" table:style-name="ce9">
            <text:p>₹ 1,99,7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4" table:style-name="ce6">
            <text:p>4</text:p>
          </table:table-cell>
          <table:table-cell office:value-type="float" office:value="9" table:formula="of:=MONTH([.I92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74</text:p>
          </table:table-cell>
          <table:table-cell office:value-type="string" table:style-name="ce6">
            <text:p>John Moore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05-11-08T00:00:00" table:style-name="ce7">
            <text:p>08-11-2005</text:p>
          </table:table-cell>
          <table:table-cell office:value-type="currency" office:value="199808" table:style-name="ce9">
            <text:p>₹ 1,99,80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9" table:style-name="ce6">
            <text:p>19</text:p>
          </table:table-cell>
          <table:table-cell office:value-type="float" office:value="11" table:formula="of:=MONTH([.I92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67</text:p>
          </table:table-cell>
          <table:table-cell office:value-type="string" table:style-name="ce6">
            <text:p>John Dang</text:p>
          </table:table-cell>
          <table:table-cell office:value-type="string" table:style-name="ce6">
            <text:p>Director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8" table:style-name="ce6">
            <text:p>58</text:p>
          </table:table-cell>
          <table:table-cell office:value-type="date" office:date-value="1992-03-19T00:00:00" table:style-name="ce7">
            <text:p>19-03-1992</text:p>
          </table:table-cell>
          <table:table-cell office:value-type="currency" office:value="199848" table:style-name="ce9">
            <text:p>₹ 1,99,84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33" table:style-name="ce6">
            <text:p>33</text:p>
          </table:table-cell>
          <table:table-cell office:value-type="float" office:value="3" table:formula="of:=MONTH([.I92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14</text:p>
          </table:table-cell>
          <table:table-cell office:value-type="string" table:style-name="ce6">
            <text:p>Maria Wils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51" table:style-name="ce6">
            <text:p>51</text:p>
          </table:table-cell>
          <table:table-cell office:value-type="date" office:date-value="1996-06-14T00:00:00" table:style-name="ce7">
            <text:p>14-06-1996</text:p>
          </table:table-cell>
          <table:table-cell office:value-type="currency" office:value="200246" table:style-name="ce9">
            <text:p>₹ 2,00,2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9" table:style-name="ce6">
            <text:p>29</text:p>
          </table:table-cell>
          <table:table-cell office:value-type="float" office:value="6" table:formula="of:=MONTH([.I9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40</text:p>
          </table:table-cell>
          <table:table-cell office:value-type="string" table:style-name="ce6">
            <text:p>Naomi Zha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21-09-22T00:00:00" table:style-name="ce7">
            <text:p>22-09-2021</text:p>
          </table:table-cell>
          <table:table-cell office:value-type="currency" office:value="201396" table:style-name="ce9">
            <text:p>₹ 2,01,39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9" table:formula="of:=MONTH([.I92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83</text:p>
          </table:table-cell>
          <table:table-cell office:value-type="string" table:style-name="ce6">
            <text:p>Brooks Marquez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1" table:style-name="ce6">
            <text:p>61</text:p>
          </table:table-cell>
          <table:table-cell office:value-type="date" office:date-value="2019-09-24T00:00:00" table:style-name="ce7">
            <text:p>24-09-2019</text:p>
          </table:table-cell>
          <table:table-cell office:value-type="currency" office:value="201464" table:style-name="ce9">
            <text:p>₹ 2,01,46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9" table:formula="of:=MONTH([.I92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87</text:p>
          </table:table-cell>
          <table:table-cell office:value-type="string" table:style-name="ce6">
            <text:p>Caroline Nels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14-01-11T00:00:00" table:style-name="ce7">
            <text:p>11-01-2014</text:p>
          </table:table-cell>
          <table:table-cell office:value-type="currency" office:value="202323" table:style-name="ce9">
            <text:p>₹ 2,02,32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1" table:style-name="ce6">
            <text:p>11</text:p>
          </table:table-cell>
          <table:table-cell office:value-type="float" office:value="1" table:formula="of:=MONTH([.I92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79</text:p>
          </table:table-cell>
          <table:table-cell office:value-type="string" table:style-name="ce6">
            <text:p>Robert Zh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5-09-24T00:00:00" table:style-name="ce7">
            <text:p>24-09-2015</text:p>
          </table:table-cell>
          <table:table-cell office:value-type="currency" office:value="202680" table:style-name="ce9">
            <text:p>₹ 2,02,68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MONTH([.I92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47</text:p>
          </table:table-cell>
          <table:table-cell office:value-type="string" table:style-name="ce6">
            <text:p>Hailey Sanchez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2" table:style-name="ce6">
            <text:p>32</text:p>
          </table:table-cell>
          <table:table-cell office:value-type="date" office:date-value="2014-02-05T00:00:00" table:style-name="ce7">
            <text:p>05-02-2014</text:p>
          </table:table-cell>
          <table:table-cell office:value-type="currency" office:value="203445" table:style-name="ce9">
            <text:p>₹ 2,03,445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92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25</text:p>
          </table:table-cell>
          <table:table-cell office:value-type="string" table:style-name="ce6">
            <text:p>Anthony Roger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3" table:style-name="ce6">
            <text:p>33</text:p>
          </table:table-cell>
          <table:table-cell office:value-type="date" office:date-value="2015-06-18T00:00:00" table:style-name="ce7">
            <text:p>18-06-2015</text:p>
          </table:table-cell>
          <table:table-cell office:value-type="currency" office:value="205314" table:style-name="ce9">
            <text:p>₹ 2,05,31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92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91</text:p>
          </table:table-cell>
          <table:table-cell office:value-type="string" table:style-name="ce6">
            <text:p>Thomas Padill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7" table:style-name="ce6">
            <text:p>57</text:p>
          </table:table-cell>
          <table:table-cell office:value-type="date" office:date-value="2003-07-26T00:00:00" table:style-name="ce7">
            <text:p>26-07-2003</text:p>
          </table:table-cell>
          <table:table-cell office:value-type="currency" office:value="206624" table:style-name="ce9">
            <text:p>₹ 2,06,62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22" table:style-name="ce6">
            <text:p>22</text:p>
          </table:table-cell>
          <table:table-cell office:value-type="float" office:value="7" table:formula="of:=MONTH([.I93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071</text:p>
          </table:table-cell>
          <table:table-cell office:value-type="string" table:style-name="ce6">
            <text:p>Mateo Her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4" table:style-name="ce6">
            <text:p>44</text:p>
          </table:table-cell>
          <table:table-cell office:value-type="date" office:date-value="2014-03-02T00:00:00" table:style-name="ce7">
            <text:p>02-03-2014</text:p>
          </table:table-cell>
          <table:table-cell office:value-type="currency" office:value="207172" table:style-name="ce9">
            <text:p>₹ 2,07,17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1" table:style-name="ce6">
            <text:p>11</text:p>
          </table:table-cell>
          <table:table-cell office:value-type="float" office:value="3" table:formula="of:=MONTH([.I93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95</text:p>
          </table:table-cell>
          <table:table-cell office:value-type="string" table:style-name="ce6">
            <text:p>Eloise Alexander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28" table:style-name="ce6">
            <text:p>28</text:p>
          </table:table-cell>
          <table:table-cell office:value-type="date" office:date-value="2018-01-21T00:00:00" table:style-name="ce7">
            <text:p>21-01-2018</text:p>
          </table:table-cell>
          <table:table-cell office:value-type="currency" office:value="208210" table:style-name="ce9">
            <text:p>₹ 2,08,21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1" table:formula="of:=MONTH([.I93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49</text:p>
          </table:table-cell>
          <table:table-cell office:value-type="string" table:style-name="ce6">
            <text:p>Penelope Guerrer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3" table:style-name="ce6">
            <text:p>43</text:p>
          </table:table-cell>
          <table:table-cell office:value-type="date" office:date-value="2009-08-04T00:00:00" table:style-name="ce7">
            <text:p>04-08-2009</text:p>
          </table:table-cell>
          <table:table-cell office:value-type="currency" office:value="208415" table:style-name="ce9">
            <text:p>₹ 2,08,41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6" table:style-name="ce6">
            <text:p>16</text:p>
          </table:table-cell>
          <table:table-cell office:value-type="float" office:value="8" table:formula="of:=MONTH([.I93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06</text:p>
          </table:table-cell>
          <table:table-cell office:value-type="string" table:style-name="ce6">
            <text:p>Autumn Leu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25" table:style-name="ce6">
            <text:p>25</text:p>
          </table:table-cell>
          <table:table-cell office:value-type="date" office:date-value="2021-11-15T00:00:00" table:style-name="ce7">
            <text:p>15-11-2021</text:p>
          </table:table-cell>
          <table:table-cell office:value-type="currency" office:value="210708" table:style-name="ce9">
            <text:p>₹ 2,10,70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3" table:style-name="ce6">
            <text:p>3</text:p>
          </table:table-cell>
          <table:table-cell office:value-type="float" office:value="11" table:formula="of:=MONTH([.I93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37</text:p>
          </table:table-cell>
          <table:table-cell office:value-type="string" table:style-name="ce6">
            <text:p>Kennedy Rahma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9" table:style-name="ce6">
            <text:p>49</text:p>
          </table:table-cell>
          <table:table-cell office:value-type="date" office:date-value="2003-02-28T00:00:00" table:style-name="ce7">
            <text:p>28-02-2003</text:p>
          </table:table-cell>
          <table:table-cell office:value-type="currency" office:value="211291" table:style-name="ce9">
            <text:p>₹ 2,11,29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2" table:style-name="ce6">
            <text:p>22</text:p>
          </table:table-cell>
          <table:table-cell office:value-type="float" office:value="2" table:formula="of:=MONTH([.I93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68</text:p>
          </table:table-cell>
          <table:table-cell office:value-type="string" table:style-name="ce6">
            <text:p>Ella Hu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5" table:style-name="ce6">
            <text:p>45</text:p>
          </table:table-cell>
          <table:table-cell office:value-type="date" office:date-value="2016-02-28T00:00:00" table:style-name="ce7">
            <text:p>28-02-2016</text:p>
          </table:table-cell>
          <table:table-cell office:value-type="currency" office:value="211637" table:style-name="ce9">
            <text:p>₹ 2,11,6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9" table:style-name="ce6">
            <text:p>9</text:p>
          </table:table-cell>
          <table:table-cell office:value-type="float" office:value="2" table:formula="of:=MONTH([.I93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672</text:p>
          </table:table-cell>
          <table:table-cell office:value-type="string" table:style-name="ce6">
            <text:p>Landon Luu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5-07-12T00:00:00" table:style-name="ce7">
            <text:p>12-07-2015</text:p>
          </table:table-cell>
          <table:table-cell office:value-type="currency" office:value="215388" table:style-name="ce9">
            <text:p>₹ 2,15,38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0" table:style-name="ce6">
            <text:p>10</text:p>
          </table:table-cell>
          <table:table-cell office:value-type="float" office:value="7" table:formula="of:=MONTH([.I93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545</text:p>
          </table:table-cell>
          <table:table-cell office:value-type="string" table:style-name="ce6">
            <text:p>Sofia Che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20-07-26T00:00:00" table:style-name="ce7">
            <text:p>26-07-2020</text:p>
          </table:table-cell>
          <table:table-cell office:value-type="currency" office:value="216195" table:style-name="ce9">
            <text:p>₹ 2,16,19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7" table:formula="of:=MONTH([.I93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29</text:p>
          </table:table-cell>
          <table:table-cell office:value-type="string" table:style-name="ce6">
            <text:p>Ezekiel Fo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6" table:style-name="ce6">
            <text:p>56</text:p>
          </table:table-cell>
          <table:table-cell office:value-type="date" office:date-value="2004-02-25T00:00:00" table:style-name="ce7">
            <text:p>25-02-2004</text:p>
          </table:table-cell>
          <table:table-cell office:value-type="currency" office:value="216949" table:style-name="ce9">
            <text:p>₹ 2,16,94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21" table:style-name="ce6">
            <text:p>21</text:p>
          </table:table-cell>
          <table:table-cell office:value-type="float" office:value="2" table:formula="of:=MONTH([.I93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88</text:p>
          </table:table-cell>
          <table:table-cell office:value-type="string" table:style-name="ce6">
            <text:p>Ezra Li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52" table:style-name="ce6">
            <text:p>52</text:p>
          </table:table-cell>
          <table:table-cell office:value-type="date" office:date-value="1997-05-26T00:00:00" table:style-name="ce7">
            <text:p>26-05-1997</text:p>
          </table:table-cell>
          <table:table-cell office:value-type="currency" office:value="216999" table:style-name="ce9">
            <text:p>₹ 2,16,99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8" table:style-name="ce6">
            <text:p>28</text:p>
          </table:table-cell>
          <table:table-cell office:value-type="float" office:value="5" table:formula="of:=MONTH([.I94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80</text:p>
          </table:table-cell>
          <table:table-cell office:value-type="string" table:style-name="ce6">
            <text:p>Alice Thomps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07-04-25T00:00:00" table:style-name="ce7">
            <text:p>25-04-2007</text:p>
          </table:table-cell>
          <table:table-cell office:value-type="currency" office:value="217783" table:style-name="ce9">
            <text:p>₹ 2,17,7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8" table:style-name="ce6">
            <text:p>18</text:p>
          </table:table-cell>
          <table:table-cell office:value-type="float" office:value="4" table:formula="of:=MONTH([.I94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52</text:p>
          </table:table-cell>
          <table:table-cell office:value-type="string" table:style-name="ce6">
            <text:p>Luna Liu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6" table:style-name="ce6">
            <text:p>36</text:p>
          </table:table-cell>
          <table:table-cell office:value-type="date" office:date-value="2014-02-22T00:00:00" table:style-name="ce7">
            <text:p>22-02-2014</text:p>
          </table:table-cell>
          <table:table-cell office:value-type="currency" office:value="218530" table:style-name="ce9">
            <text:p>₹ 2,18,530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1" table:style-name="ce6">
            <text:p>11</text:p>
          </table:table-cell>
          <table:table-cell office:value-type="float" office:value="2" table:formula="of:=MONTH([.I94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59</text:p>
          </table:table-cell>
          <table:table-cell office:value-type="string" table:style-name="ce6">
            <text:p>Claire Romer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7" table:style-name="ce6">
            <text:p>37</text:p>
          </table:table-cell>
          <table:table-cell office:value-type="date" office:date-value="2011-07-21T00:00:00" table:style-name="ce7">
            <text:p>21-07-2011</text:p>
          </table:table-cell>
          <table:table-cell office:value-type="currency" office:value="219474" table:style-name="ce9">
            <text:p>₹ 2,19,47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14" table:style-name="ce6">
            <text:p>14</text:p>
          </table:table-cell>
          <table:table-cell office:value-type="float" office:value="7" table:formula="of:=MONTH([.I94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90</text:p>
          </table:table-cell>
          <table:table-cell office:value-type="string" table:style-name="ce6">
            <text:p>Nevaeh Jone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1" table:style-name="ce6">
            <text:p>31</text:p>
          </table:table-cell>
          <table:table-cell office:value-type="date" office:date-value="2020-08-20T00:00:00" table:style-name="ce7">
            <text:p>20-08-2020</text:p>
          </table:table-cell>
          <table:table-cell office:value-type="currency" office:value="219693" table:style-name="ce9">
            <text:p>₹ 2,19,69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5" table:style-name="ce6">
            <text:p>5</text:p>
          </table:table-cell>
          <table:table-cell office:value-type="float" office:value="8" table:formula="of:=MONTH([.I94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32</text:p>
          </table:table-cell>
          <table:table-cell office:value-type="string" table:style-name="ce6">
            <text:p>Samantha Foster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4" table:style-name="ce6">
            <text:p>34</text:p>
          </table:table-cell>
          <table:table-cell office:value-type="date" office:date-value="2019-07-27T00:00:00" table:style-name="ce7">
            <text:p>27-07-2019</text:p>
          </table:table-cell>
          <table:table-cell office:value-type="currency" office:value="220937" table:style-name="ce9">
            <text:p>₹ 2,20,93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MONTH([.I94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39</text:p>
          </table:table-cell>
          <table:table-cell office:value-type="string" table:style-name="ce6">
            <text:p>Hadley Parker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0" table:style-name="ce6">
            <text:p>30</text:p>
          </table:table-cell>
          <table:table-cell office:value-type="date" office:date-value="2016-09-21T00:00:00" table:style-name="ce7">
            <text:p>21-09-2016</text:p>
          </table:table-cell>
          <table:table-cell office:value-type="currency" office:value="221217" table:style-name="ce9">
            <text:p>₹ 2,21,21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MONTH([.I9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893</text:p>
          </table:table-cell>
          <table:table-cell office:value-type="string" table:style-name="ce6">
            <text:p>Alice Xio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5" table:style-name="ce6">
            <text:p>55</text:p>
          </table:table-cell>
          <table:table-cell office:value-type="date" office:date-value="2018-09-02T00:00:00" table:style-name="ce7">
            <text:p>02-09-2018</text:p>
          </table:table-cell>
          <table:table-cell office:value-type="currency" office:value="221465" table:style-name="ce9">
            <text:p>₹ 2,21,465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7" table:style-name="ce6">
            <text:p>7</text:p>
          </table:table-cell>
          <table:table-cell office:value-type="float" office:value="9" table:formula="of:=MONTH([.I94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995</text:p>
          </table:table-cell>
          <table:table-cell office:value-type="string" table:style-name="ce6">
            <text:p>Jonathan H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1-06-25T00:00:00" table:style-name="ce7">
            <text:p>25-06-2011</text:p>
          </table:table-cell>
          <table:table-cell office:value-type="currency" office:value="221592" table:style-name="ce9">
            <text:p>₹ 2,21,59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4" table:style-name="ce6">
            <text:p>14</text:p>
          </table:table-cell>
          <table:table-cell office:value-type="float" office:value="6" table:formula="of:=MONTH([.I94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633</text:p>
          </table:table-cell>
          <table:table-cell office:value-type="string" table:style-name="ce6">
            <text:p>Allison Robert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54" table:style-name="ce6">
            <text:p>54</text:p>
          </table:table-cell>
          <table:table-cell office:value-type="date" office:date-value="2000-08-19T00:00:00" table:style-name="ce7">
            <text:p>19-08-2000</text:p>
          </table:table-cell>
          <table:table-cell office:value-type="currency" office:value="222224" table:style-name="ce9">
            <text:p>₹ 2,22,22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25" table:style-name="ce6">
            <text:p>25</text:p>
          </table:table-cell>
          <table:table-cell office:value-type="float" office:value="8" table:formula="of:=MONTH([.I94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44</text:p>
          </table:table-cell>
          <table:table-cell office:value-type="string" table:style-name="ce6">
            <text:p>Joshua Fo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12-06-11T00:00:00" table:style-name="ce7">
            <text:p>11-06-2012</text:p>
          </table:table-cell>
          <table:table-cell office:value-type="currency" office:value="222941" table:style-name="ce9">
            <text:p>₹ 2,22,94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3" table:style-name="ce6">
            <text:p>13</text:p>
          </table:table-cell>
          <table:table-cell office:value-type="float" office:value="6" table:formula="of:=MONTH([.I95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607</text:p>
          </table:table-cell>
          <table:table-cell office:value-type="string" table:style-name="ce6">
            <text:p>Landon Brow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6" table:style-name="ce6">
            <text:p>26</text:p>
          </table:table-cell>
          <table:table-cell office:value-type="date" office:date-value="2020-09-27T00:00:00" table:style-name="ce7">
            <text:p>27-09-2020</text:p>
          </table:table-cell>
          <table:table-cell office:value-type="currency" office:value="223055" table:style-name="ce9">
            <text:p>₹ 2,23,05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5" table:style-name="ce6">
            <text:p>5</text:p>
          </table:table-cell>
          <table:table-cell office:value-type="float" office:value="9" table:formula="of:=MONTH([.I95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947</text:p>
          </table:table-cell>
          <table:table-cell office:value-type="string" table:style-name="ce6">
            <text:p>Logan Sot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6" table:style-name="ce6">
            <text:p>36</text:p>
          </table:table-cell>
          <table:table-cell office:value-type="date" office:date-value="2018-08-18T00:00:00" table:style-name="ce7">
            <text:p>18-08-2018</text:p>
          </table:table-cell>
          <table:table-cell office:value-type="currency" office:value="223404" table:style-name="ce9">
            <text:p>₹ 2,23,40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8" table:formula="of:=MONTH([.I95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694</text:p>
          </table:table-cell>
          <table:table-cell office:value-type="string" table:style-name="ce6">
            <text:p>Elena Patters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Black</text:p>
          </table:table-cell>
          <table:table-cell office:value-type="float" office:value="38" table:style-name="ce6">
            <text:p>38</text:p>
          </table:table-cell>
          <table:table-cell office:value-type="date" office:date-value="2018-11-09T00:00:00" table:style-name="ce7">
            <text:p>09-11-2018</text:p>
          </table:table-cell>
          <table:table-cell office:value-type="currency" office:value="223805" table:style-name="ce9">
            <text:p>₹ 2,23,80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6" table:style-name="ce6">
            <text:p>6</text:p>
          </table:table-cell>
          <table:table-cell office:value-type="float" office:value="11" table:formula="of:=MONTH([.I95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95</text:p>
          </table:table-cell>
          <table:table-cell office:value-type="string" table:style-name="ce6">
            <text:p>Isla La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37" table:style-name="ce6">
            <text:p>37</text:p>
          </table:table-cell>
          <table:table-cell office:value-type="date" office:date-value="2011-12-06T00:00:00" table:style-name="ce7">
            <text:p>06-12-2011</text:p>
          </table:table-cell>
          <table:table-cell office:value-type="currency" office:value="225558" table:style-name="ce9">
            <text:p>₹ 2,25,55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3" table:style-name="ce6">
            <text:p>13</text:p>
          </table:table-cell>
          <table:table-cell office:value-type="float" office:value="12" table:formula="of:=MONTH([.I954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71</text:p>
          </table:table-cell>
          <table:table-cell office:value-type="string" table:style-name="ce6">
            <text:p>Jack Alexander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6" table:style-name="ce6">
            <text:p>56</text:p>
          </table:table-cell>
          <table:table-cell office:value-type="date" office:date-value="2006-05-29T00:00:00" table:style-name="ce7">
            <text:p>29-05-2006</text:p>
          </table:table-cell>
          <table:table-cell office:value-type="currency" office:value="228822" table:style-name="ce9">
            <text:p>₹ 2,28,82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9" table:style-name="ce6">
            <text:p>19</text:p>
          </table:table-cell>
          <table:table-cell office:value-type="float" office:value="5" table:formula="of:=MONTH([.I95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446</text:p>
          </table:table-cell>
          <table:table-cell office:value-type="string" table:style-name="ce6">
            <text:p>Isaac Ha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5-01-14T00:00:00" table:style-name="ce7">
            <text:p>14-01-2015</text:p>
          </table:table-cell>
          <table:table-cell office:value-type="currency" office:value="230025" table:style-name="ce9">
            <text:p>₹ 2,30,02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10" table:style-name="ce6">
            <text:p>10</text:p>
          </table:table-cell>
          <table:table-cell office:value-type="float" office:value="1" table:formula="of:=MONTH([.I95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04</text:p>
          </table:table-cell>
          <table:table-cell office:value-type="string" table:style-name="ce6">
            <text:p>Dylan Cho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2-05-11T00:00:00" table:style-name="ce7">
            <text:p>11-05-2012</text:p>
          </table:table-cell>
          <table:table-cell office:value-type="currency" office:value="231141" table:style-name="ce9">
            <text:p>₹ 2,31,14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3" table:style-name="ce6">
            <text:p>13</text:p>
          </table:table-cell>
          <table:table-cell office:value-type="float" office:value="5" table:formula="of:=MONTH([.I95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072</text:p>
          </table:table-cell>
          <table:table-cell office:value-type="string" table:style-name="ce6">
            <text:p>Emery Mitchell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8" table:style-name="ce6">
            <text:p>48</text:p>
          </table:table-cell>
          <table:table-cell office:value-type="date" office:date-value="2018-06-02T00:00:00" table:style-name="ce7">
            <text:p>02-06-2018</text:p>
          </table:table-cell>
          <table:table-cell office:value-type="currency" office:value="231567" table:style-name="ce9">
            <text:p>₹ 2,31,5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7" table:style-name="ce6">
            <text:p>7</text:p>
          </table:table-cell>
          <table:table-cell office:value-type="float" office:value="6" table:formula="of:=MONTH([.I95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920</text:p>
          </table:table-cell>
          <table:table-cell office:value-type="string" table:style-name="ce6">
            <text:p>Willow Wood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21-07-25T00:00:00" table:style-name="ce7">
            <text:p>25-07-2021</text:p>
          </table:table-cell>
          <table:table-cell office:value-type="currency" office:value="231850" table:style-name="ce9">
            <text:p>₹ 2,31,85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4" table:style-name="ce6">
            <text:p>4</text:p>
          </table:table-cell>
          <table:table-cell office:value-type="float" office:value="7" table:formula="of:=MONTH([.I95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61</text:p>
          </table:table-cell>
          <table:table-cell office:value-type="string" table:style-name="ce6">
            <text:p>Ryan H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0" table:style-name="ce6">
            <text:p>60</text:p>
          </table:table-cell>
          <table:table-cell office:value-type="date" office:date-value="2007-01-27T00:00:00" table:style-name="ce7">
            <text:p>27-01-2007</text:p>
          </table:table-cell>
          <table:table-cell office:value-type="currency" office:value="234311" table:style-name="ce9">
            <text:p>₹ 2,34,31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8" table:style-name="ce6">
            <text:p>18</text:p>
          </table:table-cell>
          <table:table-cell office:value-type="float" office:value="1" table:formula="of:=MONTH([.I96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03</text:p>
          </table:table-cell>
          <table:table-cell office:value-type="string" table:style-name="ce6">
            <text:p>Xavier Park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20-11-08T00:00:00" table:style-name="ce7">
            <text:p>08-11-2020</text:p>
          </table:table-cell>
          <table:table-cell office:value-type="currency" office:value="234469" table:style-name="ce9">
            <text:p>₹ 2,34,46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engdu</text:p>
          </table:table-cell>
          <table:table-cell office:value-type="float" office:value="4" table:style-name="ce6">
            <text:p>4</text:p>
          </table:table-cell>
          <table:table-cell office:value-type="float" office:value="11" table:formula="of:=MONTH([.I96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10</text:p>
          </table:table-cell>
          <table:table-cell office:value-type="string" table:style-name="ce6">
            <text:p>Hunter Nunez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62" table:style-name="ce6">
            <text:p>62</text:p>
          </table:table-cell>
          <table:table-cell office:value-type="date" office:date-value="2002-08-16T00:00:00" table:style-name="ce7">
            <text:p>16-08-2002</text:p>
          </table:table-cell>
          <table:table-cell office:value-type="currency" office:value="234594" table:style-name="ce9">
            <text:p>₹ 2,34,5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3" table:style-name="ce6">
            <text:p>23</text:p>
          </table:table-cell>
          <table:table-cell office:value-type="float" office:value="8" table:formula="of:=MONTH([.I96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058</text:p>
          </table:table-cell>
          <table:table-cell office:value-type="string" table:style-name="ce6">
            <text:p>Angel Xio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5-06-11T00:00:00" table:style-name="ce7">
            <text:p>11-06-2015</text:p>
          </table:table-cell>
          <table:table-cell office:value-type="currency" office:value="234723" table:style-name="ce9">
            <text:p>₹ 2,34,723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10" table:style-name="ce6">
            <text:p>10</text:p>
          </table:table-cell>
          <table:table-cell office:value-type="float" office:value="6" table:formula="of:=MONTH([.I96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249</text:p>
          </table:table-cell>
          <table:table-cell office:value-type="string" table:style-name="ce6">
            <text:p>Samuel Bailey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13-08-17T00:00:00" table:style-name="ce7">
            <text:p>17-08-2013</text:p>
          </table:table-cell>
          <table:table-cell office:value-type="currency" office:value="235619" table:style-name="ce9">
            <text:p>₹ 2,35,61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8" table:formula="of:=MONTH([.I96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899</text:p>
          </table:table-cell>
          <table:table-cell office:value-type="string" table:style-name="ce6">
            <text:p>Xavier Jackso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52" table:style-name="ce6">
            <text:p>52</text:p>
          </table:table-cell>
          <table:table-cell office:value-type="date" office:date-value="2002-06-11T00:00:00" table:style-name="ce7">
            <text:p>11-06-2002</text:p>
          </table:table-cell>
          <table:table-cell office:value-type="currency" office:value="236314" table:style-name="ce9">
            <text:p>₹ 2,36,31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23" table:style-name="ce6">
            <text:p>23</text:p>
          </table:table-cell>
          <table:table-cell office:value-type="float" office:value="6" table:formula="of:=MONTH([.I96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112</text:p>
          </table:table-cell>
          <table:table-cell office:value-type="string" table:style-name="ce6">
            <text:p>Christian Sander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45" table:style-name="ce6">
            <text:p>45</text:p>
          </table:table-cell>
          <table:table-cell office:value-type="date" office:date-value="2013-08-07T00:00:00" table:style-name="ce7">
            <text:p>07-08-2013</text:p>
          </table:table-cell>
          <table:table-cell office:value-type="currency" office:value="236946" table:style-name="ce9">
            <text:p>₹ 2,36,94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8" table:formula="of:=MONTH([.I96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106</text:p>
          </table:table-cell>
          <table:table-cell office:value-type="string" table:style-name="ce6">
            <text:p>Xavier Davi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09-01-17T00:00:00" table:style-name="ce7">
            <text:p>17-01-2009</text:p>
          </table:table-cell>
          <table:table-cell office:value-type="currency" office:value="238236" table:style-name="ce9">
            <text:p>₹ 2,38,236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6" table:style-name="ce6">
            <text:p>16</text:p>
          </table:table-cell>
          <table:table-cell office:value-type="float" office:value="1" table:formula="of:=MONTH([.I96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774</text:p>
          </table:table-cell>
          <table:table-cell office:value-type="string" table:style-name="ce6">
            <text:p>Hannah Meji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7" table:style-name="ce6">
            <text:p>47</text:p>
          </table:table-cell>
          <table:table-cell office:value-type="date" office:date-value="1999-03-13T00:00:00" table:style-name="ce7">
            <text:p>13-03-1999</text:p>
          </table:table-cell>
          <table:table-cell office:value-type="currency" office:value="239394" table:style-name="ce9">
            <text:p>₹ 2,39,3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26" table:style-name="ce6">
            <text:p>26</text:p>
          </table:table-cell>
          <table:table-cell office:value-type="float" office:value="3" table:formula="of:=MONTH([.I96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464</text:p>
          </table:table-cell>
          <table:table-cell office:value-type="string" table:style-name="ce6">
            <text:p>Sophie Silv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8" table:style-name="ce6">
            <text:p>28</text:p>
          </table:table-cell>
          <table:table-cell office:value-type="date" office:date-value="2017-07-06T00:00:00" table:style-name="ce7">
            <text:p>06-07-2017</text:p>
          </table:table-cell>
          <table:table-cell office:value-type="currency" office:value="240488" table:style-name="ce9">
            <text:p>₹ 2,40,488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8" table:style-name="ce6">
            <text:p>8</text:p>
          </table:table-cell>
          <table:table-cell office:value-type="float" office:value="7" table:formula="of:=MONTH([.I96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19</text:p>
          </table:table-cell>
          <table:table-cell office:value-type="string" table:style-name="ce6">
            <text:p>Anthony Marquez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4" table:style-name="ce6">
            <text:p>54</text:p>
          </table:table-cell>
          <table:table-cell office:value-type="date" office:date-value="2009-08-15T00:00:00" table:style-name="ce7">
            <text:p>15-08-2009</text:p>
          </table:table-cell>
          <table:table-cell office:value-type="currency" office:value="241083" table:style-name="ce9">
            <text:p>₹ 2,41,08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6" table:style-name="ce6">
            <text:p>16</text:p>
          </table:table-cell>
          <table:table-cell office:value-type="float" office:value="8" table:formula="of:=MONTH([.I97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394</text:p>
          </table:table-cell>
          <table:table-cell office:value-type="string" table:style-name="ce6">
            <text:p>Joseph Ly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0" table:style-name="ce6">
            <text:p>40</text:p>
          </table:table-cell>
          <table:table-cell office:value-type="date" office:date-value="2009-02-28T00:00:00" table:style-name="ce7">
            <text:p>28-02-2009</text:p>
          </table:table-cell>
          <table:table-cell office:value-type="currency" office:value="242919" table:style-name="ce9">
            <text:p>₹ 2,42,919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6" table:style-name="ce6">
            <text:p>16</text:p>
          </table:table-cell>
          <table:table-cell office:value-type="float" office:value="2" table:formula="of:=MONTH([.I97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249</text:p>
          </table:table-cell>
          <table:table-cell office:value-type="string" table:style-name="ce6">
            <text:p>Hadley D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21-12-26T00:00:00" table:style-name="ce7">
            <text:p>26-12-2021</text:p>
          </table:table-cell>
          <table:table-cell office:value-type="currency" office:value="243568" table:style-name="ce9">
            <text:p>₹ 2,43,56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97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202</text:p>
          </table:table-cell>
          <table:table-cell office:value-type="string" table:style-name="ce6">
            <text:p>Emilia Bailey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41" table:style-name="ce6">
            <text:p>41</text:p>
          </table:table-cell>
          <table:table-cell office:value-type="date" office:date-value="2012-08-09T00:00:00" table:style-name="ce7">
            <text:p>09-08-2012</text:p>
          </table:table-cell>
          <table:table-cell office:value-type="currency" office:value="245360" table:style-name="ce9">
            <text:p>₹ 2,45,36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13" table:style-name="ce6">
            <text:p>13</text:p>
          </table:table-cell>
          <table:table-cell office:value-type="float" office:value="8" table:formula="of:=MONTH([.I97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715</text:p>
          </table:table-cell>
          <table:table-cell office:value-type="string" table:style-name="ce6">
            <text:p>Elijah K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5" table:style-name="ce6">
            <text:p>35</text:p>
          </table:table-cell>
          <table:table-cell office:value-type="date" office:date-value="2011-10-10T00:00:00" table:style-name="ce7">
            <text:p>10-10-2011</text:p>
          </table:table-cell>
          <table:table-cell office:value-type="currency" office:value="245482" table:style-name="ce9">
            <text:p>₹ 2,45,482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3" table:style-name="ce6">
            <text:p>13</text:p>
          </table:table-cell>
          <table:table-cell office:value-type="float" office:value="10" table:formula="of:=MONTH([.I97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154</text:p>
          </table:table-cell>
          <table:table-cell office:value-type="string" table:style-name="ce6">
            <text:p>Wyatt Chi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04-06-07T00:00:00" table:style-name="ce7">
            <text:p>07-06-2004</text:p>
          </table:table-cell>
          <table:table-cell office:value-type="currency" office:value="246231" table:style-name="ce9">
            <text:p>₹ 2,46,2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21" table:style-name="ce6">
            <text:p>21</text:p>
          </table:table-cell>
          <table:table-cell office:value-type="float" office:value="6" table:formula="of:=MONTH([.I97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47</text:p>
          </table:table-cell>
          <table:table-cell office:value-type="string" table:style-name="ce6">
            <text:p>Aaliyah Ma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7" table:style-name="ce6">
            <text:p>57</text:p>
          </table:table-cell>
          <table:table-cell office:value-type="date" office:date-value="2016-11-11T00:00:00" table:style-name="ce7">
            <text:p>11-11-2016</text:p>
          </table:table-cell>
          <table:table-cell office:value-type="currency" office:value="246589" table:style-name="ce9">
            <text:p>₹ 2,46,58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97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23</text:p>
          </table:table-cell>
          <table:table-cell office:value-type="string" table:style-name="ce6">
            <text:p>Andrew Holme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Black</text:p>
          </table:table-cell>
          <table:table-cell office:value-type="float" office:value="59" table:style-name="ce6">
            <text:p>59</text:p>
          </table:table-cell>
          <table:table-cell office:value-type="date" office:date-value="2010-12-30T00:00:00" table:style-name="ce7">
            <text:p>30-12-2010</text:p>
          </table:table-cell>
          <table:table-cell office:value-type="currency" office:value="246619" table:style-name="ce9">
            <text:p>₹ 2,46,61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14" table:style-name="ce6">
            <text:p>14</text:p>
          </table:table-cell>
          <table:table-cell office:value-type="float" office:value="12" table:formula="of:=MONTH([.I97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568</text:p>
          </table:table-cell>
          <table:table-cell office:value-type="string" table:style-name="ce6">
            <text:p>Rylee Yu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54" table:style-name="ce6">
            <text:p>54</text:p>
          </table:table-cell>
          <table:table-cell office:value-type="date" office:date-value="2011-07-10T00:00:00" table:style-name="ce7">
            <text:p>10-07-2011</text:p>
          </table:table-cell>
          <table:table-cell office:value-type="currency" office:value="247022" table:style-name="ce9">
            <text:p>₹ 2,47,022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Beijing</text:p>
          </table:table-cell>
          <table:table-cell office:value-type="float" office:value="14" table:style-name="ce6">
            <text:p>14</text:p>
          </table:table-cell>
          <table:table-cell office:value-type="float" office:value="7" table:formula="of:=MONTH([.I97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423</text:p>
          </table:table-cell>
          <table:table-cell office:value-type="string" table:style-name="ce6">
            <text:p>James Castill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1" table:style-name="ce6">
            <text:p>51</text:p>
          </table:table-cell>
          <table:table-cell office:value-type="date" office:date-value="2001-07-19T00:00:00" table:style-name="ce7">
            <text:p>19-07-2001</text:p>
          </table:table-cell>
          <table:table-cell office:value-type="currency" office:value="247874" table:style-name="ce9">
            <text:p>₹ 2,47,874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Manaus</text:p>
          </table:table-cell>
          <table:table-cell office:value-type="float" office:value="24" table:style-name="ce6">
            <text:p>24</text:p>
          </table:table-cell>
          <table:table-cell office:value-type="float" office:value="7" table:formula="of:=MONTH([.I97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842</text:p>
          </table:table-cell>
          <table:table-cell office:value-type="string" table:style-name="ce6">
            <text:p>John Veg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50" table:style-name="ce6">
            <text:p>50</text:p>
          </table:table-cell>
          <table:table-cell office:value-type="date" office:date-value="2004-01-18T00:00:00" table:style-name="ce7">
            <text:p>18-01-2004</text:p>
          </table:table-cell>
          <table:table-cell office:value-type="currency" office:value="247939" table:style-name="ce9">
            <text:p>₹ 2,47,93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MONTH([.I98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549</text:p>
          </table:table-cell>
          <table:table-cell office:value-type="string" table:style-name="ce6">
            <text:p>Isabella X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13-03-13T00:00:00" table:style-name="ce7">
            <text:p>13-03-2013</text:p>
          </table:table-cell>
          <table:table-cell office:value-type="currency" office:value="249270" table:style-name="ce9">
            <text:p>₹ 2,49,2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12" table:style-name="ce6">
            <text:p>12</text:p>
          </table:table-cell>
          <table:table-cell office:value-type="float" office:value="3" table:formula="of:=MONTH([.I98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783</text:p>
          </table:table-cell>
          <table:table-cell office:value-type="string" table:style-name="ce6">
            <text:p>Levi Mendez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39" table:style-name="ce6">
            <text:p>39</text:p>
          </table:table-cell>
          <table:table-cell office:value-type="date" office:date-value="2011-08-23T00:00:00" table:style-name="ce7">
            <text:p>23-08-2011</text:p>
          </table:table-cell>
          <table:table-cell office:value-type="currency" office:value="249506" table:style-name="ce9">
            <text:p>₹ 2,49,50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14" table:style-name="ce6">
            <text:p>14</text:p>
          </table:table-cell>
          <table:table-cell office:value-type="float" office:value="8" table:formula="of:=MONTH([.I98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46</text:p>
          </table:table-cell>
          <table:table-cell office:value-type="string" table:style-name="ce6">
            <text:p>Maria Ho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Asian</text:p>
          </table:table-cell>
          <table:table-cell office:value-type="float" office:value="43" table:style-name="ce6">
            <text:p>43</text:p>
          </table:table-cell>
          <table:table-cell office:value-type="date" office:date-value="2005-07-31T00:00:00" table:style-name="ce7">
            <text:p>31-07-2005</text:p>
          </table:table-cell>
          <table:table-cell office:value-type="currency" office:value="249686" table:style-name="ce9">
            <text:p>₹ 2,49,68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20" table:style-name="ce6">
            <text:p>20</text:p>
          </table:table-cell>
          <table:table-cell office:value-type="float" office:value="7" table:formula="of:=MONTH([.I98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391</text:p>
          </table:table-cell>
          <table:table-cell office:value-type="string" table:style-name="ce6">
            <text:p>Natalia Santo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5" table:style-name="ce6">
            <text:p>45</text:p>
          </table:table-cell>
          <table:table-cell office:value-type="date" office:date-value="2019-02-25T00:00:00" table:style-name="ce7">
            <text:p>25-02-2019</text:p>
          </table:table-cell>
          <table:table-cell office:value-type="currency" office:value="249801" table:style-name="ce9">
            <text:p>₹ 2,49,801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6" table:style-name="ce6">
            <text:p>6</text:p>
          </table:table-cell>
          <table:table-cell office:value-type="float" office:value="2" table:formula="of:=MONTH([.I98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070</text:p>
          </table:table-cell>
          <table:table-cell office:value-type="string" table:style-name="ce6">
            <text:p>Grayson Brow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38" table:style-name="ce6">
            <text:p>38</text:p>
          </table:table-cell>
          <table:table-cell office:value-type="date" office:date-value="2016-06-22T00:00:00" table:style-name="ce7">
            <text:p>22-06-2016</text:p>
          </table:table-cell>
          <table:table-cell office:value-type="currency" office:value="249870" table:style-name="ce9">
            <text:p>₹ 2,49,87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9" table:style-name="ce6">
            <text:p>9</text:p>
          </table:table-cell>
          <table:table-cell office:value-type="float" office:value="6" table:formula="of:=MONTH([.I98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26</text:p>
          </table:table-cell>
          <table:table-cell office:value-type="string" table:style-name="ce6">
            <text:p>Angel Stewart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8" table:style-name="ce6">
            <text:p>28</text:p>
          </table:table-cell>
          <table:table-cell office:value-type="date" office:date-value="2019-06-22T00:00:00" table:style-name="ce7">
            <text:p>22-06-2019</text:p>
          </table:table-cell>
          <table:table-cell office:value-type="currency" office:value="250767" table:style-name="ce9">
            <text:p>₹ 2,50,767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Seattle</text:p>
          </table:table-cell>
          <table:table-cell office:value-type="float" office:value="6" table:style-name="ce6">
            <text:p>6</text:p>
          </table:table-cell>
          <table:table-cell office:value-type="float" office:value="6" table:formula="of:=MONTH([.I98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99</text:p>
          </table:table-cell>
          <table:table-cell office:value-type="string" table:style-name="ce6">
            <text:p>Daniel Huang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Human Resourc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1" table:style-name="ce6">
            <text:p>31</text:p>
          </table:table-cell>
          <table:table-cell office:value-type="date" office:date-value="2015-09-03T00:00:00" table:style-name="ce7">
            <text:p>03-09-2015</text:p>
          </table:table-cell>
          <table:table-cell office:value-type="currency" office:value="250953" table:style-name="ce9">
            <text:p>₹ 2,50,953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MONTH([.I98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3289</text:p>
          </table:table-cell>
          <table:table-cell office:value-type="string" table:style-name="ce6">
            <text:p>Christopher Lam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4" table:style-name="ce6">
            <text:p>64</text:p>
          </table:table-cell>
          <table:table-cell office:value-type="date" office:date-value="2013-03-29T00:00:00" table:style-name="ce7">
            <text:p>29-03-2013</text:p>
          </table:table-cell>
          <table:table-cell office:value-type="currency" office:value="252325" table:style-name="ce9">
            <text:p>₹ 2,52,325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12" table:style-name="ce6">
            <text:p>12</text:p>
          </table:table-cell>
          <table:table-cell office:value-type="float" office:value="3" table:formula="of:=MONTH([.I98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218</text:p>
          </table:table-cell>
          <table:table-cell office:value-type="string" table:style-name="ce6">
            <text:p>David Desa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7" table:style-name="ce6">
            <text:p>47</text:p>
          </table:table-cell>
          <table:table-cell office:value-type="date" office:date-value="2016-11-22T00:00:00" table:style-name="ce7">
            <text:p>22-11-2016</text:p>
          </table:table-cell>
          <table:table-cell office:value-type="currency" office:value="253249" table:style-name="ce9">
            <text:p>₹ 2,53,24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8" table:style-name="ce6">
            <text:p>8</text:p>
          </table:table-cell>
          <table:table-cell office:value-type="float" office:value="11" table:formula="of:=MONTH([.I98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63</text:p>
          </table:table-cell>
          <table:table-cell office:value-type="string" table:style-name="ce6">
            <text:p>Emily Clark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6" table:style-name="ce6">
            <text:p>36</text:p>
          </table:table-cell>
          <table:table-cell office:value-type="date" office:date-value="2020-01-13T00:00:00" table:style-name="ce7">
            <text:p>13-01-2020</text:p>
          </table:table-cell>
          <table:table-cell office:value-type="currency" office:value="253294" table:style-name="ce9">
            <text:p>₹ 2,53,294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Miami</text:p>
          </table:table-cell>
          <table:table-cell office:value-type="float" office:value="5" table:style-name="ce6">
            <text:p>5</text:p>
          </table:table-cell>
          <table:table-cell office:value-type="float" office:value="1" table:formula="of:=MONTH([.I99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325</text:p>
          </table:table-cell>
          <table:table-cell office:value-type="string" table:style-name="ce6">
            <text:p>Jameson Che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9" table:style-name="ce6">
            <text:p>39</text:p>
          </table:table-cell>
          <table:table-cell office:value-type="date" office:date-value="2019-12-05T00:00:00" table:style-name="ce7">
            <text:p>05-12-2019</text:p>
          </table:table-cell>
          <table:table-cell office:value-type="currency" office:value="254057" table:style-name="ce9">
            <text:p>₹ 2,54,05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Shanghai</text:p>
          </table:table-cell>
          <table:table-cell office:value-type="float" office:value="5" table:style-name="ce6">
            <text:p>5</text:p>
          </table:table-cell>
          <table:table-cell office:value-type="float" office:value="12" table:formula="of:=MONTH([.I99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825</text:p>
          </table:table-cell>
          <table:table-cell office:value-type="string" table:style-name="ce6">
            <text:p>Wyatt Li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63" table:style-name="ce6">
            <text:p>63</text:p>
          </table:table-cell>
          <table:table-cell office:value-type="date" office:date-value="2013-06-03T00:00:00" table:style-name="ce7">
            <text:p>03-06-2013</text:p>
          </table:table-cell>
          <table:table-cell office:value-type="currency" office:value="254289" table:style-name="ce9">
            <text:p>₹ 2,54,289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12" table:style-name="ce6">
            <text:p>12</text:p>
          </table:table-cell>
          <table:table-cell office:value-type="float" office:value="6" table:formula="of:=MONTH([.I99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584</text:p>
          </table:table-cell>
          <table:table-cell office:value-type="string" table:style-name="ce6">
            <text:p>Henry Zhu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Speciality Products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38" table:style-name="ce6">
            <text:p>38</text:p>
          </table:table-cell>
          <table:table-cell office:value-type="date" office:date-value="2021-08-25T00:00:00" table:style-name="ce7">
            <text:p>25-08-2021</text:p>
          </table:table-cell>
          <table:table-cell office:value-type="currency" office:value="255230" table:style-name="ce9">
            <text:p>₹ 2,55,23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4" table:style-name="ce6">
            <text:p>4</text:p>
          </table:table-cell>
          <table:table-cell office:value-type="float" office:value="8" table:formula="of:=MONTH([.I9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03</text:p>
          </table:table-cell>
          <table:table-cell office:value-type="string" table:style-name="ce6">
            <text:p>Isabella Soto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Finance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27" table:style-name="ce6">
            <text:p>27</text:p>
          </table:table-cell>
          <table:table-cell office:value-type="date" office:date-value="2021-12-15T00:00:00" table:style-name="ce7">
            <text:p>15-12-2021</text:p>
          </table:table-cell>
          <table:table-cell office:value-type="currency" office:value="255369" table:style-name="ce9">
            <text:p>₹ 2,55,369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Sao Paulo</text:p>
          </table:table-cell>
          <table:table-cell office:value-type="float" office:value="3" table:style-name="ce6">
            <text:p>3</text:p>
          </table:table-cell>
          <table:table-cell office:value-type="float" office:value="12" table:formula="of:=MONTH([.I994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0917</text:p>
          </table:table-cell>
          <table:table-cell office:value-type="string" table:style-name="ce6">
            <text:p>Skylar Bell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Engineering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Caucasian</text:p>
          </table:table-cell>
          <table:table-cell office:value-type="float" office:value="30" table:style-name="ce6">
            <text:p>30</text:p>
          </table:table-cell>
          <table:table-cell office:value-type="date" office:date-value="2018-03-06T00:00:00" table:style-name="ce7">
            <text:p>06-03-2018</text:p>
          </table:table-cell>
          <table:table-cell office:value-type="currency" office:value="255431" table:style-name="ce9">
            <text:p>₹ 2,55,43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7" table:style-name="ce6">
            <text:p>7</text:p>
          </table:table-cell>
          <table:table-cell office:value-type="float" office:value="3" table:formula="of:=MONTH([.I99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628</text:p>
          </table:table-cell>
          <table:table-cell office:value-type="string" table:style-name="ce6">
            <text:p>Jackson Perry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Caucasian</text:p>
          </table:table-cell>
          <table:table-cell office:value-type="float" office:value="27" table:style-name="ce6">
            <text:p>27</text:p>
          </table:table-cell>
          <table:table-cell office:value-type="date" office:date-value="2019-10-20T00:00:00" table:style-name="ce7">
            <text:p>20-10-2019</text:p>
          </table:table-cell>
          <table:table-cell office:value-type="currency" office:value="256420" table:style-name="ce9">
            <text:p>₹ 2,56,420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Phoenix</text:p>
          </table:table-cell>
          <table:table-cell office:value-type="float" office:value="5" table:style-name="ce6">
            <text:p>5</text:p>
          </table:table-cell>
          <table:table-cell office:value-type="float" office:value="10" table:formula="of:=MONTH([.I99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170</text:p>
          </table:table-cell>
          <table:table-cell office:value-type="string" table:style-name="ce6">
            <text:p>Grayson Chin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IT</text:p>
          </table:table-cell>
          <table:table-cell office:value-type="string" table:style-name="ce6">
            <text:p>Research &amp; Development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26" table:style-name="ce6">
            <text:p>26</text:p>
          </table:table-cell>
          <table:table-cell office:value-type="date" office:date-value="2020-05-09T00:00:00" table:style-name="ce7">
            <text:p>09-05-2020</text:p>
          </table:table-cell>
          <table:table-cell office:value-type="currency" office:value="256561" table:style-name="ce9">
            <text:p>₹ 2,56,56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Austin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MONTH([.I99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1371</text:p>
          </table:table-cell>
          <table:table-cell office:value-type="string" table:style-name="ce6">
            <text:p>Dominic Le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Marke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Asian</text:p>
          </table:table-cell>
          <table:table-cell office:value-type="float" office:value="41" table:style-name="ce6">
            <text:p>41</text:p>
          </table:table-cell>
          <table:table-cell office:value-type="date" office:date-value="2014-10-04T00:00:00" table:style-name="ce7">
            <text:p>04-10-2014</text:p>
          </table:table-cell>
          <table:table-cell office:value-type="currency" office:value="257194" table:style-name="ce9">
            <text:p>₹ 2,57,194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Chongqing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MONTH([.I99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2522</text:p>
          </table:table-cell>
          <table:table-cell office:value-type="string" table:style-name="ce6">
            <text:p>Silas River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Latino</text:p>
          </table:table-cell>
          <table:table-cell office:value-type="float" office:value="48" table:style-name="ce6">
            <text:p>48</text:p>
          </table:table-cell>
          <table:table-cell office:value-type="date" office:date-value="2000-02-28T00:00:00" table:style-name="ce7">
            <text:p>28-02-2000</text:p>
          </table:table-cell>
          <table:table-cell office:value-type="currency" office:value="258081" table:style-name="ce9">
            <text:p>₹ 2,58,081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hicago</text:p>
          </table:table-cell>
          <table:table-cell office:value-type="float" office:value="25" table:style-name="ce6">
            <text:p>25</text:p>
          </table:table-cell>
          <table:table-cell office:value-type="float" office:value="2" table:formula="of:=MONTH([.I99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742</text:p>
          </table:table-cell>
          <table:table-cell office:value-type="string" table:style-name="ce6">
            <text:p>Kinsley Vega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Accounting</text:p>
          </table:table-cell>
          <table:table-cell office:value-type="string" table:style-name="ce6">
            <text:p>Corporat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33" table:style-name="ce6">
            <text:p>33</text:p>
          </table:table-cell>
          <table:table-cell office:value-type="date" office:date-value="2020-12-16T00:00:00" table:style-name="ce7">
            <text:p>16-12-2020</text:p>
          </table:table-cell>
          <table:table-cell office:value-type="currency" office:value="258426" table:style-name="ce9">
            <text:p>₹ 2,58,426</text:p>
          </table:table-cell>
          <table:table-cell office:value-type="string" table:style-name="ce6">
            <text:p>Brazil</text:p>
          </table:table-cell>
          <table:table-cell office:value-type="string" table:style-name="ce6">
            <text:p>Rio de Janerio</text:p>
          </table:table-cell>
          <table:table-cell office:value-type="float" office:value="4" table:style-name="ce6">
            <text:p>4</text:p>
          </table:table-cell>
          <table:table-cell office:value-type="float" office:value="12" table:formula="of:=MONTH([.I100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E04354</text:p>
          </table:table-cell>
          <table:table-cell office:value-type="string" table:style-name="ce6">
            <text:p>Raelynn Rios</text:p>
          </table:table-cell>
          <table:table-cell office:value-type="string" table:style-name="ce6">
            <text:p>Vice President</text:p>
          </table:table-cell>
          <table:table-cell office:value-type="string" table:style-name="ce6">
            <text:p>Sales</text:p>
          </table:table-cell>
          <table:table-cell office:value-type="string" table:style-name="ce6">
            <text:p>Manufacturing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Latino</text:p>
          </table:table-cell>
          <table:table-cell office:value-type="float" office:value="43" table:style-name="ce6">
            <text:p>43</text:p>
          </table:table-cell>
          <table:table-cell office:value-type="date" office:date-value="2016-08-21T00:00:00" table:style-name="ce7">
            <text:p>21-08-2016</text:p>
          </table:table-cell>
          <table:table-cell office:value-type="currency" office:value="258498" table:style-name="ce9">
            <text:p>₹ 2,58,498</text:p>
          </table:table-cell>
          <table:table-cell office:value-type="string" table:style-name="ce6">
            <text:p>United States</text:p>
          </table:table-cell>
          <table:table-cell office:value-type="string" table:style-name="ce6">
            <text:p>Columbus</text:p>
          </table:table-cell>
          <table:table-cell office:value-type="float" office:value="9" table:style-name="ce6">
            <text:p>9</text:p>
          </table:table-cell>
          <table:table-cell office:value-type="float" office:value="8" table:formula="of:=MONTH([.I1001])" table:style-name="ce1">
            <text:p>8</text:p>
          </table:table-cell>
          <table:table-cell table:number-columns-repeated="16370"/>
        </table:table-row>
        <table:table-row table:number-rows-repeated="1047575" table:style-name="ro1">
          <table:table-cell table:number-columns-repeated="16384"/>
        </table:table-row>
      </table:table>
      <table:database-ranges>
        <table:database-range table:target-range-address="Sheet3.G1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currency-style style:name="N40">
      <number:currency-symbol>₹</number:currency-symbol>
      <number:text> </number:text>
      <number:number number: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6T03:08:45Z</meta:creation-date>
    <dc:date>2025-10-06T04:54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utlet</text:p>
        </chart:title>
        <chart:plot-area chart:style-name="Plt0">
          <chart:axis chart:dimension="x" chart:name="primary-x" chart:style-name="Axs0">
            <chart:categories table:cell-range-address="Sheet1.$B$3:.$B$8"/>
          </chart:axis>
          <chart:axis chart:dimension="y" chart:name="primary-y" chart:style-name="Axs1">
            <chart:grid chart:class="major" chart:style-name="GMa1"/>
          </chart:axis>
          <chart:series chart:label-cell-address="Sheet1.$E$2" chart:values-cell-range-address="Sheet1.$E$3:.$E$8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ales</text:p>
        </chart:title>
        <chart:plot-area chart:style-name="Plt0">
          <chart:axis chart:dimension="x" chart:name="primary-x" chart:style-name="Axs0">
            <chart:categories table:cell-range-address="Sheet2.$K$3:.$K$4"/>
          </chart:axis>
          <chart:axis chart:dimension="y" chart:name="primary-y" chart:style-name="Axs1">
            <chart:grid chart:class="major" chart:style-name="GMa1"/>
          </chart:axis>
          <chart:series chart:label-cell-address="Sheet2.$L$2" chart:values-cell-range-address="Sheet2.$L$3:.$L$4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utlet</text:p>
        </chart:title>
        <chart:plot-area chart:style-name="Plt0">
          <chart:axis chart:dimension="x" chart:name="primary-x" chart:style-name="Axs0">
            <chart:categories table:cell-range-address="Sheet5.$D$8:.$D$13"/>
          </chart:axis>
          <chart:axis chart:dimension="y" chart:name="primary-y" chart:style-name="Axs1">
            <chart:grid chart:class="major" chart:style-name="GMa1"/>
          </chart:axis>
          <chart:series chart:label-cell-address="Sheet5.$G$7" chart:values-cell-range-address="Sheet5.$G$8:.$G$1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